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4.7528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Mã QHNS</text:p>
          </table:table-cell>
          <table:table-cell table:style-name="ce1" office:value-type="string" calcext:value-type="string">
            <text:p>Tên đơn vị</text:p>
          </table:table-cell>
          <table:table-cell table:style-name="ce1" office:value-type="string" calcext:value-type="string">
            <text:p>Sử dụng trong ngày</text:p>
          </table:table-cell>
          <table:table-cell table:style-name="ce1" office:value-type="string" calcext:value-type="string">
            <text:p>Sử dụng (Tất cả)</text:p>
          </table:table-cell>
          <table:table-cell table:style-name="ce1" office:value-type="string" calcext:value-type="string">
            <text:p>Tạo trong ngày</text:p>
          </table:table-cell>
          <table:table-cell table:style-name="ce1" office:value-type="string" calcext:value-type="string">
            <text:p>Tạo (Tất cả)</text:p>
          </table:table-cell>
          <table:table-cell table:style-name="ce1" office:value-type="string" calcext:value-type="string">
            <text:p>Tạo trong năm</text:p>
          </table:table-cell>
          <table:table-cell table:style-name="ce1" office:value-type="string" calcext:value-type="string">
            <text:p>Số lượng dl desktop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BND Xã MISA Thí Điểm</text:p>
          </table:table-cell>
          <table:table-cell office:value-type="float" office:value="10954" calcext:value-type="float">
            <text:p>10954</text:p>
          </table:table-cell>
          <table:table-cell office:value-type="float" office:value="28965" calcext:value-type="float">
            <text:p>28965</text:p>
          </table:table-cell>
          <table:table-cell office:value-type="float" office:value="0" calcext:value-type="float">
            <text:p>0</text:p>
          </table:table-cell>
          <table:table-cell office:value-type="float" office:value="13151" calcext:value-type="float">
            <text:p>13151</text:p>
          </table:table-cell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BND Xã MISA HCM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UBND Xã MISA DNG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BND Xã MISA BM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Xã Đào Viên</text:p>
          </table:table-cell>
          <table:table-cell office:value-type="float" office:value="16949" calcext:value-type="float">
            <text:p>16949</text:p>
          </table:table-cell>
          <table:table-cell office:value-type="float" office:value="98572" calcext:value-type="float">
            <text:p>98572</text:p>
          </table:table-cell>
          <table:table-cell office:value-type="float" office:value="3" calcext:value-type="float">
            <text:p>3</text:p>
          </table:table-cell>
          <table:table-cell office:value-type="float" office:value="468314" calcext:value-type="float">
            <text:p>468314</text:p>
          </table:table-cell>
          <table:table-cell office:value-type="float" office:value="29459" calcext:value-type="float">
            <text:p>29459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BND Xã MISA CTH</text:p>
          </table:table-cell>
          <table:table-cell office:value-type="float" office:value="169" calcext:value-type="float">
            <text:p>169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UBND Xã MISA TV Ngoài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21" calcext:value-type="float">
            <text:p>1001921</text:p>
          </table:table-cell>
          <table:table-cell office:value-type="string" calcext:value-type="string">
            <text:p>UBND xã Hư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22" calcext:value-type="float">
            <text:p>1001922</text:p>
          </table:table-cell>
          <table:table-cell office:value-type="string" calcext:value-type="string">
            <text:p>UBND Thị trấn Yên Mỹ</text:p>
          </table:table-cell>
          <table:table-cell office:value-type="float" office:value="32" calcext:value-type="float">
            <text:p>32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1923" calcext:value-type="float">
            <text:p>1001923</text:p>
          </table:table-cell>
          <table:table-cell office:value-type="string" calcext:value-type="string">
            <text:p>UBND Xã Liêu Xá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622" calcext:value-type="float">
            <text:p>16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1924" calcext:value-type="float">
            <text:p>1001924</text:p>
          </table:table-cell>
          <table:table-cell office:value-type="string" calcext:value-type="string">
            <text:p>UBND Xã Hoàn Lo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96" calcext:value-type="float">
            <text:p>1001996</text:p>
          </table:table-cell>
          <table:table-cell office:value-type="string" calcext:value-type="string">
            <text:p>UBND Xã Giai Phạ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97" calcext:value-type="float">
            <text:p>1001997</text:p>
          </table:table-cell>
          <table:table-cell office:value-type="string" calcext:value-type="string">
            <text:p>UBND Xã Nghĩa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98" calcext:value-type="float">
            <text:p>1001998</text:p>
          </table:table-cell>
          <table:table-cell office:value-type="string" calcext:value-type="string">
            <text:p>Ubnd Xã Đồng Than</text:p>
          </table:table-cell>
          <table:table-cell office:value-type="float" office:value="22" calcext:value-type="float">
            <text:p>22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2333" calcext:value-type="float">
            <text:p>233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1999" calcext:value-type="float">
            <text:p>1001999</text:p>
          </table:table-cell>
          <table:table-cell office:value-type="string" calcext:value-type="string">
            <text:p>UBND Xã Ngọc Long</text:p>
          </table:table-cell>
          <table:table-cell office:value-type="float" office:value="74" calcext:value-type="float">
            <text:p>74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173" calcext:value-type="float">
            <text:p>1002173</text:p>
          </table:table-cell>
          <table:table-cell office:value-type="string" calcext:value-type="string">
            <text:p>Ủy Ban Nhân Dân Xã Tân Thạnh</text:p>
          </table:table-cell>
          <table:table-cell office:value-type="float" office:value="82" calcext:value-type="float">
            <text:p>8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39" calcext:value-type="float">
            <text:p>1002239</text:p>
          </table:table-cell>
          <table:table-cell office:value-type="string" calcext:value-type="string">
            <text:p>UBND Xã Tam Hòa</text:p>
          </table:table-cell>
          <table:table-cell office:value-type="float" office:value="3090" calcext:value-type="float">
            <text:p>3090</text:p>
          </table:table-cell>
          <table:table-cell office:value-type="float" office:value="19375" calcext:value-type="float">
            <text:p>19375</text:p>
          </table:table-cell>
          <table:table-cell office:value-type="float" office:value="0" calcext:value-type="float">
            <text:p>0</text:p>
          </table:table-cell>
          <table:table-cell office:value-type="float" office:value="2614" calcext:value-type="float">
            <text:p>2614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4" calcext:value-type="float">
            <text:p>1002284</text:p>
          </table:table-cell>
          <table:table-cell office:value-type="string" calcext:value-type="string">
            <text:p>UBND Xã Tam Hiệp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5" calcext:value-type="float">
            <text:p>1002285</text:p>
          </table:table-cell>
          <table:table-cell office:value-type="string" calcext:value-type="string">
            <text:p>UBND Xã Tiên Thọ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8" calcext:value-type="float">
            <text:p>1002288</text:p>
          </table:table-cell>
          <table:table-cell office:value-type="string" calcext:value-type="string">
            <text:p>UBND Xã Tam Xuân II</text:p>
          </table:table-cell>
          <table:table-cell office:value-type="float" office:value="1463" calcext:value-type="float">
            <text:p>1463</text:p>
          </table:table-cell>
          <table:table-cell office:value-type="float" office:value="11166" calcext:value-type="float">
            <text:p>11166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9" calcext:value-type="float">
            <text:p>1002289</text:p>
          </table:table-cell>
          <table:table-cell office:value-type="string" calcext:value-type="string">
            <text:p>UBND Xã Tam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290" calcext:value-type="float">
            <text:p>1002290</text:p>
          </table:table-cell>
          <table:table-cell office:value-type="string" calcext:value-type="string">
            <text:p>UBND Xã Tam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1" calcext:value-type="float">
            <text:p>1002291</text:p>
          </table:table-cell>
          <table:table-cell office:value-type="string" calcext:value-type="string">
            <text:p>UBND Xã Tam Thạnh</text:p>
          </table:table-cell>
          <table:table-cell office:value-type="float" office:value="17" calcext:value-type="float">
            <text:p>1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3" calcext:value-type="float">
            <text:p>1002293</text:p>
          </table:table-cell>
          <table:table-cell office:value-type="string" calcext:value-type="string">
            <text:p>UBND Xã Bình Phú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295" calcext:value-type="float">
            <text:p>1002295</text:p>
          </table:table-cell>
          <table:table-cell office:value-type="string" calcext:value-type="string">
            <text:p>UBND XÃ BÌNH T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7" calcext:value-type="float">
            <text:p>1002297</text:p>
          </table:table-cell>
          <table:table-cell office:value-type="string" calcext:value-type="string">
            <text:p>UBND Xã Bình Minh</text:p>
          </table:table-cell>
          <table:table-cell office:value-type="float" office:value="3293" calcext:value-type="float">
            <text:p>3293</text:p>
          </table:table-cell>
          <table:table-cell office:value-type="float" office:value="10687" calcext:value-type="float">
            <text:p>10687</text:p>
          </table:table-cell>
          <table:table-cell office:value-type="float" office:value="3" calcext:value-type="float">
            <text:p>3</text:p>
          </table:table-cell>
          <table:table-cell office:value-type="float" office:value="5719" calcext:value-type="float">
            <text:p>5719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2298" calcext:value-type="float">
            <text:p>1002298</text:p>
          </table:table-cell>
          <table:table-cell office:value-type="string" calcext:value-type="string">
            <text:p>UBND Xã Bình Lãnh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299" calcext:value-type="float">
            <text:p>1002299</text:p>
          </table:table-cell>
          <table:table-cell office:value-type="string" calcext:value-type="string">
            <text:p>UBND Xã Bình Tr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00" calcext:value-type="float">
            <text:p>1002300</text:p>
          </table:table-cell>
          <table:table-cell office:value-type="string" calcext:value-type="string">
            <text:p>UBND Xã Bình Định Bắ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15" calcext:value-type="float">
            <text:p>1002315</text:p>
          </table:table-cell>
          <table:table-cell office:value-type="string" calcext:value-type="string">
            <text:p>Ủy ban nhân dân xã Cam An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18" calcext:value-type="float">
            <text:p>1002318</text:p>
          </table:table-cell>
          <table:table-cell office:value-type="string" calcext:value-type="string">
            <text:p>Ủy ban nhân dân Thị trấn Cam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19" calcext:value-type="float">
            <text:p>1002319</text:p>
          </table:table-cell>
          <table:table-cell office:value-type="string" calcext:value-type="string">
            <text:p>Ủy ban nhân dân xã Cam Hiệp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0" calcext:value-type="float">
            <text:p>1002320</text:p>
          </table:table-cell>
          <table:table-cell office:value-type="string" calcext:value-type="string">
            <text:p>Ủy ban nhân dân xã Cam Thành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1" calcext:value-type="float">
            <text:p>1002321</text:p>
          </table:table-cell>
          <table:table-cell office:value-type="string" calcext:value-type="string">
            <text:p>Ủy ban nhân dân xã Cam Phước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2" calcext:value-type="float">
            <text:p>1002322</text:p>
          </table:table-cell>
          <table:table-cell office:value-type="string" calcext:value-type="string">
            <text:p>Ủy ban nhân dân xã Cam An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4" calcext:value-type="float">
            <text:p>1002324</text:p>
          </table:table-cell>
          <table:table-cell office:value-type="string" calcext:value-type="string">
            <text:p>Ủy ban nhân dân xã Cam Hiệp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5" calcext:value-type="float">
            <text:p>1002325</text:p>
          </table:table-cell>
          <table:table-cell office:value-type="string" calcext:value-type="string">
            <text:p>Ủy ban nhân dân xã Cam Hải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43" calcext:value-type="float">
            <text:p>1002343</text:p>
          </table:table-cell>
          <table:table-cell office:value-type="string" calcext:value-type="string">
            <text:p>UBND Xã Bình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47" calcext:value-type="float">
            <text:p>1002347</text:p>
          </table:table-cell>
          <table:table-cell office:value-type="string" calcext:value-type="string">
            <text:p>UBND Xã Tiên An</text:p>
          </table:table-cell>
          <table:table-cell office:value-type="float" office:value="438" calcext:value-type="float">
            <text:p>438</text:p>
          </table:table-cell>
          <table:table-cell office:value-type="float" office:value="3532" calcext:value-type="float">
            <text:p>3532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72" calcext:value-type="float">
            <text:p>1002372</text:p>
          </table:table-cell>
          <table:table-cell office:value-type="string" calcext:value-type="string">
            <text:p>Ủy Ban Nhân Dân Xã Cam Thành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73" calcext:value-type="float">
            <text:p>1002373</text:p>
          </table:table-cell>
          <table:table-cell office:value-type="string" calcext:value-type="string">
            <text:p>Ủy Ban Nhân Dân Xã Cam Phướ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437" calcext:value-type="float">
            <text:p>1002437</text:p>
          </table:table-cell>
          <table:table-cell office:value-type="string" calcext:value-type="string">
            <text:p>UBND Xã Đông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438" calcext:value-type="float">
            <text:p>1002438</text:p>
          </table:table-cell>
          <table:table-cell office:value-type="string" calcext:value-type="string">
            <text:p>UBND Xã Đông 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686" calcext:value-type="float">
            <text:p>1002686</text:p>
          </table:table-cell>
          <table:table-cell office:value-type="string" calcext:value-type="string">
            <text:p>UBND xã Ya Tă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857" calcext:value-type="float">
            <text:p>1002857</text:p>
          </table:table-cell>
          <table:table-cell office:value-type="string" calcext:value-type="string">
            <text:p>UBND phường Kỳ Bá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2858" calcext:value-type="float">
            <text:p>100285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859" calcext:value-type="float">
            <text:p>1002859</text:p>
          </table:table-cell>
          <table:table-cell office:value-type="string" calcext:value-type="string">
            <text:p>UBND PHƯỜNG PHÚ KHÁN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2869" calcext:value-type="float">
            <text:p>1002869</text:p>
          </table:table-cell>
          <table:table-cell office:value-type="string" calcext:value-type="string">
            <text:p>UBND Xã Đào Hữu C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871" calcext:value-type="float">
            <text:p>1002871</text:p>
          </table:table-cell>
          <table:table-cell office:value-type="string" calcext:value-type="string">
            <text:p>UBND Xã Bình Chánh</text:p>
          </table:table-cell>
          <table:table-cell office:value-type="float" office:value="190" calcext:value-type="float">
            <text:p>19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5419" calcext:value-type="float">
            <text:p>5419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935" calcext:value-type="float">
            <text:p>1002935</text:p>
          </table:table-cell>
          <table:table-cell office:value-type="string" calcext:value-type="string">
            <text:p>Ủy Ban Nhân Dân Xã Hướng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936" calcext:value-type="float">
            <text:p>1002936</text:p>
          </table:table-cell>
          <table:table-cell office:value-type="string" calcext:value-type="string">
            <text:p>Ủy Ban Nhân Dân Xã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10" calcext:value-type="float">
            <text:p>1003010</text:p>
          </table:table-cell>
          <table:table-cell office:value-type="string" calcext:value-type="string">
            <text:p>UBND phường Bồ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11" calcext:value-type="float">
            <text:p>1003011</text:p>
          </table:table-cell>
          <table:table-cell office:value-type="string" calcext:value-type="string">
            <text:p>UBND phường Đề Thám</text:p>
          </table:table-cell>
          <table:table-cell office:value-type="float" office:value="60" calcext:value-type="float">
            <text:p>6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4671" calcext:value-type="float">
            <text:p>467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3089" calcext:value-type="float">
            <text:p>1003089</text:p>
          </table:table-cell>
          <table:table-cell office:value-type="string" calcext:value-type="string">
            <text:p>UBND xã Trấ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98" calcext:value-type="float">
            <text:p>1003098</text:p>
          </table:table-cell>
          <table:table-cell office:value-type="string" calcext:value-type="string">
            <text:p>Ủy ban nhân dân xã Nghĩa Lộ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099" calcext:value-type="float">
            <text:p>1003099</text:p>
          </table:table-cell>
          <table:table-cell office:value-type="string" calcext:value-type="string">
            <text:p>Ủy ban nhân dân xã Đồng Bài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186" calcext:value-type="float">
            <text:p>1003186</text:p>
          </table:table-cell>
          <table:table-cell office:value-type="string" calcext:value-type="string">
            <text:p>Ủy Ban Nhân Dân Thị Trấn Hưng Lợi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352" calcext:value-type="float">
            <text:p>1003352</text:p>
          </table:table-cell>
          <table:table-cell office:value-type="string" calcext:value-type="string">
            <text:p>Ủy ban nhân dân thị trấn Cát Bà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353" calcext:value-type="float">
            <text:p>1003353</text:p>
          </table:table-cell>
          <table:table-cell office:value-type="string" calcext:value-type="string">
            <text:p>Ủy ban nhân dân thị trấn Cát Hải</text:p>
          </table:table-cell>
          <table:table-cell office:value-type="float" office:value="69" calcext:value-type="float">
            <text:p>69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432" calcext:value-type="float">
            <text:p>1003432</text:p>
          </table:table-cell>
          <table:table-cell office:value-type="string" calcext:value-type="string">
            <text:p>UBND Xã H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529" calcext:value-type="float">
            <text:p>1003529</text:p>
          </table:table-cell>
          <table:table-cell office:value-type="string" calcext:value-type="string">
            <text:p>UBND xã Quỳnh Hoàng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533" calcext:value-type="float">
            <text:p>1003533</text:p>
          </table:table-cell>
          <table:table-cell office:value-type="string" calcext:value-type="string">
            <text:p>UBND xã Quỳnh Hộ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534" calcext:value-type="float">
            <text:p>1003534</text:p>
          </table:table-cell>
          <table:table-cell office:value-type="string" calcext:value-type="string">
            <text:p>UBND xã Quỳnh Hải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3666" calcext:value-type="float">
            <text:p>1003666</text:p>
          </table:table-cell>
          <table:table-cell office:value-type="string" calcext:value-type="string">
            <text:p>UBND Xã Quế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668" calcext:value-type="float">
            <text:p>1003668</text:p>
          </table:table-cell>
          <table:table-cell office:value-type="string" calcext:value-type="string">
            <text:p>UBND Xã Bình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669" calcext:value-type="float">
            <text:p>1003669</text:p>
          </table:table-cell>
          <table:table-cell office:value-type="string" calcext:value-type="string">
            <text:p>UBND Thị trấn Đô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689" calcext:value-type="float">
            <text:p>1003689</text:p>
          </table:table-cell>
          <table:table-cell office:value-type="string" calcext:value-type="string">
            <text:p>UBND Xã Thiện K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740" calcext:value-type="float">
            <text:p>1003740</text:p>
          </table:table-cell>
          <table:table-cell office:value-type="string" calcext:value-type="string">
            <text:p>Ủy Ban Nhân Dân Phường Cam Phúc Bắc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137" calcext:value-type="float">
            <text:p>1004137</text:p>
          </table:table-cell>
          <table:table-cell office:value-type="string" calcext:value-type="string">
            <text:p>UBND xã Bản Q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38" calcext:value-type="float">
            <text:p>1004138</text:p>
          </table:table-cell>
          <table:table-cell office:value-type="string" calcext:value-type="string">
            <text:p>UBND xã Mường H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39" calcext:value-type="float">
            <text:p>1004139</text:p>
          </table:table-cell>
          <table:table-cell office:value-type="string" calcext:value-type="string">
            <text:p>UBND xã Trung Lèng Hồ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40" calcext:value-type="float">
            <text:p>1004140</text:p>
          </table:table-cell>
          <table:table-cell office:value-type="string" calcext:value-type="string">
            <text:p>UBND xã Trịnh Tườ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89" calcext:value-type="float">
            <text:p>1004189</text:p>
          </table:table-cell>
          <table:table-cell office:value-type="string" calcext:value-type="string">
            <text:p>UBND xã Quang K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0" calcext:value-type="float">
            <text:p>1004190</text:p>
          </table:table-cell>
          <table:table-cell office:value-type="string" calcext:value-type="string">
            <text:p>UBND xã Phìn Ng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2" calcext:value-type="float">
            <text:p>1004192</text:p>
          </table:table-cell>
          <table:table-cell office:value-type="string" calcext:value-type="string">
            <text:p>UBND xã Toòng S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4" calcext:value-type="float">
            <text:p>1004194</text:p>
          </table:table-cell>
          <table:table-cell office:value-type="string" calcext:value-type="string">
            <text:p>UBND XÃ MƯỜNG V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5" calcext:value-type="float">
            <text:p>1004195</text:p>
          </table:table-cell>
          <table:table-cell office:value-type="string" calcext:value-type="string">
            <text:p>UBND xã Bản Xè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6" calcext:value-type="float">
            <text:p>1004196</text:p>
          </table:table-cell>
          <table:table-cell office:value-type="string" calcext:value-type="string">
            <text:p>UBND xã <text:s/>Pa Che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7" calcext:value-type="float">
            <text:p>1004197</text:p>
          </table:table-cell>
          <table:table-cell office:value-type="string" calcext:value-type="string">
            <text:p>UBND xã Nậm P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00" calcext:value-type="float">
            <text:p>1004200</text:p>
          </table:table-cell>
          <table:table-cell office:value-type="string" calcext:value-type="string">
            <text:p>UBND xã Dền Sá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01" calcext:value-type="float">
            <text:p>1004201</text:p>
          </table:table-cell>
          <table:table-cell office:value-type="string" calcext:value-type="string">
            <text:p>UBND xã Dền Thà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02" calcext:value-type="float">
            <text:p>1004202</text:p>
          </table:table-cell>
          <table:table-cell office:value-type="string" calcext:value-type="string">
            <text:p>UBND xã Sàng Ma Sá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03" calcext:value-type="float">
            <text:p>1004203</text:p>
          </table:table-cell>
          <table:table-cell office:value-type="string" calcext:value-type="string">
            <text:p>UBND xã Bản Vượ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53" calcext:value-type="float">
            <text:p>1004253</text:p>
          </table:table-cell>
          <table:table-cell office:value-type="string" calcext:value-type="string">
            <text:p>UBND Xã Y T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54" calcext:value-type="float">
            <text:p>1004254</text:p>
          </table:table-cell>
          <table:table-cell office:value-type="string" calcext:value-type="string">
            <text:p>UBND xã Cốc Mỳ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71" calcext:value-type="float">
            <text:p>1004471</text:p>
          </table:table-cell>
          <table:table-cell office:value-type="string" calcext:value-type="string">
            <text:p>UBND xã An Khê</text:p>
          </table:table-cell>
          <table:table-cell office:value-type="float" office:value="2" calcext:value-type="float">
            <text:p>2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2" calcext:value-type="float">
            <text:p>1004472</text:p>
          </table:table-cell>
          <table:table-cell office:value-type="string" calcext:value-type="string">
            <text:p>UBND xã An Thái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451" calcext:value-type="float">
            <text:p>14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3" calcext:value-type="float">
            <text:p>1004473</text:p>
          </table:table-cell>
          <table:table-cell office:value-type="string" calcext:value-type="string">
            <text:p>UBND xã An Cầu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4" calcext:value-type="float">
            <text:p>1004474</text:p>
          </table:table-cell>
          <table:table-cell office:value-type="string" calcext:value-type="string">
            <text:p>UBND xã Quỳnh Minh</text:p>
          </table:table-cell>
          <table:table-cell office:value-type="float" office:value="312" calcext:value-type="float">
            <text:p>312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75" calcext:value-type="float">
            <text:p>1004475</text:p>
          </table:table-cell>
          <table:table-cell office:value-type="string" calcext:value-type="string">
            <text:p>UBND xã An Ấp</text:p>
          </table:table-cell>
          <table:table-cell office:value-type="float" office:value="149" calcext:value-type="float">
            <text:p>149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4873" calcext:value-type="float">
            <text:p>487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4476" calcext:value-type="float">
            <text:p>1004476</text:p>
          </table:table-cell>
          <table:table-cell office:value-type="string" calcext:value-type="string">
            <text:p>UBND xã Quỳnh Khê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7" calcext:value-type="float">
            <text:p>1004477</text:p>
          </table:table-cell>
          <table:table-cell office:value-type="string" calcext:value-type="string">
            <text:p>UBND xã Quỳnh Ngọc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0" calcext:value-type="float">
            <text:p>1004480</text:p>
          </table:table-cell>
          <table:table-cell office:value-type="string" calcext:value-type="string">
            <text:p>UBND xã An Đồng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1" calcext:value-type="float">
            <text:p>1004481</text:p>
          </table:table-cell>
          <table:table-cell office:value-type="string" calcext:value-type="string">
            <text:p>UBND xã Vũ Chính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82" calcext:value-type="float">
            <text:p>1004482</text:p>
          </table:table-cell>
          <table:table-cell office:value-type="string" calcext:value-type="string">
            <text:p>UBND xã Vũ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83" calcext:value-type="float">
            <text:p>1004483</text:p>
          </table:table-cell>
          <table:table-cell office:value-type="string" calcext:value-type="string">
            <text:p>UBND Thị trấn Quỳnh Côi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4" calcext:value-type="float">
            <text:p>1004484</text:p>
          </table:table-cell>
          <table:table-cell office:value-type="string" calcext:value-type="string">
            <text:p>UBND xã Quỳnh Lâm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875" calcext:value-type="float">
            <text:p>1004875</text:p>
          </table:table-cell>
          <table:table-cell office:value-type="string" calcext:value-type="string">
            <text:p>UBND xã Thị H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876" calcext:value-type="float">
            <text:p>1004876</text:p>
          </table:table-cell>
          <table:table-cell office:value-type="string" calcext:value-type="string">
            <text:p>UBND xã Lê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500" calcext:value-type="float">
            <text:p>1005500</text:p>
          </table:table-cell>
          <table:table-cell office:value-type="string" calcext:value-type="string">
            <text:p>Ủy Ban Nhân Dân Phường Cam Phúc Nam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501" calcext:value-type="float">
            <text:p>1005501</text:p>
          </table:table-cell>
          <table:table-cell office:value-type="string" calcext:value-type="string">
            <text:p>Ủy Ban Nhân Dân Phường Cam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502" calcext:value-type="float">
            <text:p>1005502</text:p>
          </table:table-cell>
          <table:table-cell office:value-type="string" calcext:value-type="string">
            <text:p>Ủy Ban Nhân Dân Phường Cam Lộc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645" calcext:value-type="float">
            <text:p>1005645</text:p>
          </table:table-cell>
          <table:table-cell office:value-type="string" calcext:value-type="string">
            <text:p>Ủy Ban Nhân Dân Phường Cam Nghĩa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4" calcext:value-type="float">
            <text:p>1005744</text:p>
          </table:table-cell>
          <table:table-cell office:value-type="string" calcext:value-type="string">
            <text:p>UBND Xã Thạch Xá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5" calcext:value-type="float">
            <text:p>1005745</text:p>
          </table:table-cell>
          <table:table-cell office:value-type="string" calcext:value-type="string">
            <text:p>UBND xã Thạch Hòa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7" calcext:value-type="float">
            <text:p>1005747</text:p>
          </table:table-cell>
          <table:table-cell office:value-type="string" calcext:value-type="string">
            <text:p>UBND Xã Đại Đồ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8" calcext:value-type="float">
            <text:p>1005748</text:p>
          </table:table-cell>
          <table:table-cell office:value-type="string" calcext:value-type="string">
            <text:p>UBND Xã Cẩm Yên</text:p>
          </table:table-cell>
          <table:table-cell office:value-type="float" office:value="130" calcext:value-type="float">
            <text:p>130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9" calcext:value-type="float">
            <text:p>1005749</text:p>
          </table:table-cell>
          <table:table-cell office:value-type="string" calcext:value-type="string">
            <text:p>UBND Xã Lại Thượng</text:p>
          </table:table-cell>
          <table:table-cell office:value-type="float" office:value="257" calcext:value-type="float">
            <text:p>257</text:p>
          </table:table-cell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  <table:table-cell office:value-type="float" office:value="2091" calcext:value-type="float">
            <text:p>2091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52" calcext:value-type="float">
            <text:p>1005752</text:p>
          </table:table-cell>
          <table:table-cell office:value-type="string" calcext:value-type="string">
            <text:p>UBND Xã Bình Phú</text:p>
          </table:table-cell>
          <table:table-cell office:value-type="float" office:value="48" calcext:value-type="float">
            <text:p>48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4645" calcext:value-type="float">
            <text:p>464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5753" calcext:value-type="float">
            <text:p>1005753</text:p>
          </table:table-cell>
          <table:table-cell office:value-type="string" calcext:value-type="string">
            <text:p>UBND Xã Hạ B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54" calcext:value-type="float">
            <text:p>1005754</text:p>
          </table:table-cell>
          <table:table-cell office:value-type="string" calcext:value-type="string">
            <text:p>UBND Xã Đồng Trúc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07" calcext:value-type="float">
            <text:p>1005807</text:p>
          </table:table-cell>
          <table:table-cell office:value-type="string" calcext:value-type="string">
            <text:p>UBND Xã Thanh Bì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08" calcext:value-type="float">
            <text:p>1005808</text:p>
          </table:table-cell>
          <table:table-cell office:value-type="string" calcext:value-type="string">
            <text:p>UBND xã Trung Hoà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42" calcext:value-type="float">
            <text:p>1005842</text:p>
          </table:table-cell>
          <table:table-cell office:value-type="string" calcext:value-type="string">
            <text:p>Ủy Ban Nhân Dân Xã Tây Yên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899" calcext:value-type="float">
            <text:p>1005899</text:p>
          </table:table-cell>
          <table:table-cell office:value-type="string" calcext:value-type="string">
            <text:p>UBND xã Dị N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900" calcext:value-type="float">
            <text:p>1005900</text:p>
          </table:table-cell>
          <table:table-cell office:value-type="string" calcext:value-type="string">
            <text:p>UBND Xã Bình Yên</text:p>
          </table:table-cell>
          <table:table-cell office:value-type="float" office:value="107" calcext:value-type="float">
            <text:p>107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01" calcext:value-type="float">
            <text:p>1005901</text:p>
          </table:table-cell>
          <table:table-cell office:value-type="string" calcext:value-type="string">
            <text:p>UBND Xã Kim Quan</text:p>
          </table:table-cell>
          <table:table-cell office:value-type="float" office:value="93" calcext:value-type="float">
            <text:p>93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1889" calcext:value-type="float">
            <text:p>188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02" calcext:value-type="float">
            <text:p>1005902</text:p>
          </table:table-cell>
          <table:table-cell office:value-type="string" calcext:value-type="string">
            <text:p>UBND Xã Chàng Sơn</text:p>
          </table:table-cell>
          <table:table-cell office:value-type="float" office:value="64" calcext:value-type="float">
            <text:p>64</text:p>
          </table:table-cell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04" calcext:value-type="float">
            <text:p>1005904</text:p>
          </table:table-cell>
          <table:table-cell office:value-type="string" calcext:value-type="string">
            <text:p>UBND thị trấn Liên Quan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1" calcext:value-type="float">
            <text:p>1005951</text:p>
          </table:table-cell>
          <table:table-cell office:value-type="string" calcext:value-type="string">
            <text:p>UBND Xã Thượng Vự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2" calcext:value-type="float">
            <text:p>1005952</text:p>
          </table:table-cell>
          <table:table-cell office:value-type="string" calcext:value-type="string">
            <text:p>UBND Xã Trần Phú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3" calcext:value-type="float">
            <text:p>1005953</text:p>
          </table:table-cell>
          <table:table-cell office:value-type="string" calcext:value-type="string">
            <text:p>UBND Xã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54" calcext:value-type="float">
            <text:p>1005954</text:p>
          </table:table-cell>
          <table:table-cell office:value-type="string" calcext:value-type="string">
            <text:p>UBND Xã Đồng Phú</text:p>
          </table:table-cell>
          <table:table-cell office:value-type="float" office:value="143" calcext:value-type="float">
            <text:p>143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5" calcext:value-type="float">
            <text:p>1005955</text:p>
          </table:table-cell>
          <table:table-cell office:value-type="string" calcext:value-type="string">
            <text:p>UBND Xã Văn Võ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6" calcext:value-type="float">
            <text:p>1005956</text:p>
          </table:table-cell>
          <table:table-cell office:value-type="string" calcext:value-type="string">
            <text:p>UBND Xã Tốt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957" calcext:value-type="float">
            <text:p>1005957</text:p>
          </table:table-cell>
          <table:table-cell office:value-type="string" calcext:value-type="string">
            <text:p>UBND Xã Hợp Đồng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8" calcext:value-type="float">
            <text:p>1005958</text:p>
          </table:table-cell>
          <table:table-cell office:value-type="string" calcext:value-type="string">
            <text:p>UBND Thị trấn Chúc Sơ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9" calcext:value-type="float">
            <text:p>1005959</text:p>
          </table:table-cell>
          <table:table-cell office:value-type="string" calcext:value-type="string">
            <text:p>UBND Thị trấn Xuân M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0" calcext:value-type="float">
            <text:p>1005960</text:p>
          </table:table-cell>
          <table:table-cell office:value-type="string" calcext:value-type="string">
            <text:p>UBND Xã Mỹ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1" calcext:value-type="float">
            <text:p>1005961</text:p>
          </table:table-cell>
          <table:table-cell office:value-type="string" calcext:value-type="string">
            <text:p>UBND Xã Thụy 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2" calcext:value-type="float">
            <text:p>1005962</text:p>
          </table:table-cell>
          <table:table-cell office:value-type="string" calcext:value-type="string">
            <text:p>UBND Xã Đại Yên</text:p>
          </table:table-cell>
          <table:table-cell office:value-type="float" office:value="443" calcext:value-type="float">
            <text:p>443</text:p>
          </table:table-cell>
          <table:table-cell office:value-type="float" office:value="881" calcext:value-type="float">
            <text:p>881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63" calcext:value-type="float">
            <text:p>1005963</text:p>
          </table:table-cell>
          <table:table-cell office:value-type="string" calcext:value-type="string">
            <text:p>UBND Xã Tân Tiến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4" calcext:value-type="float">
            <text:p>1005964</text:p>
          </table:table-cell>
          <table:table-cell office:value-type="string" calcext:value-type="string">
            <text:p>UBND Xã Nam Phương Tiến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5" calcext:value-type="float">
            <text:p>1005965</text:p>
          </table:table-cell>
          <table:table-cell office:value-type="string" calcext:value-type="string">
            <text:p>UBND Xã Lam Điề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66" calcext:value-type="float">
            <text:p>1005966</text:p>
          </table:table-cell>
          <table:table-cell office:value-type="string" calcext:value-type="string">
            <text:p>UBND Xã Tiên P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0" calcext:value-type="float">
            <text:p>1006010</text:p>
          </table:table-cell>
          <table:table-cell office:value-type="string" calcext:value-type="string">
            <text:p>UBND Xã Ngọc Hò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1" calcext:value-type="float">
            <text:p>1006011</text:p>
          </table:table-cell>
          <table:table-cell office:value-type="string" calcext:value-type="string">
            <text:p>UBND Xã Trường Yê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4" calcext:value-type="float">
            <text:p>1006014</text:p>
          </table:table-cell>
          <table:table-cell office:value-type="string" calcext:value-type="string">
            <text:p>UBND Xã Phụng Châ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5" calcext:value-type="float">
            <text:p>1006015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16" calcext:value-type="float">
            <text:p>1006016</text:p>
          </table:table-cell>
          <table:table-cell office:value-type="string" calcext:value-type="string">
            <text:p>UBND Xã Đông Phương Yên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7" calcext:value-type="float">
            <text:p>1006017</text:p>
          </table:table-cell>
          <table:table-cell office:value-type="string" calcext:value-type="string">
            <text:p>UBND Xã Phú Nghĩ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57" calcext:value-type="float">
            <text:p>1006057</text:p>
          </table:table-cell>
          <table:table-cell office:value-type="string" calcext:value-type="string">
            <text:p>UBND Xã Hữu Bằng</text:p>
          </table:table-cell>
          <table:table-cell office:value-type="float" office:value="266" calcext:value-type="float">
            <text:p>266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58" calcext:value-type="float">
            <text:p>1006058</text:p>
          </table:table-cell>
          <table:table-cell office:value-type="string" calcext:value-type="string">
            <text:p>UBND Xã Phùng Xá</text:p>
          </table:table-cell>
          <table:table-cell office:value-type="float" office:value="17" calcext:value-type="float">
            <text:p>1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059" calcext:value-type="float">
            <text:p>1006059</text:p>
          </table:table-cell>
          <table:table-cell office:value-type="string" calcext:value-type="string">
            <text:p>UBND Xã Tân Xã</text:p>
          </table:table-cell>
          <table:table-cell office:value-type="float" office:value="3" calcext:value-type="float">
            <text:p>3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2611" calcext:value-type="float">
            <text:p>261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121" calcext:value-type="float">
            <text:p>1006121</text:p>
          </table:table-cell>
          <table:table-cell office:value-type="string" calcext:value-type="string">
            <text:p>UBND Phường Cẩm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24" calcext:value-type="float">
            <text:p>1006124</text:p>
          </table:table-cell>
          <table:table-cell office:value-type="string" calcext:value-type="string">
            <text:p>UBND XÃ CẨM THANH</text:p>
          </table:table-cell>
          <table:table-cell office:value-type="float" office:value="1150" calcext:value-type="float">
            <text:p>1150</text:p>
          </table:table-cell>
          <table:table-cell office:value-type="float" office:value="7349" calcext:value-type="float">
            <text:p>7349</text:p>
          </table:table-cell>
          <table:table-cell office:value-type="float" office:value="0" calcext:value-type="float">
            <text:p>0</text:p>
          </table:table-cell>
          <table:table-cell office:value-type="float" office:value="4847" calcext:value-type="float">
            <text:p>4847</text:p>
          </table:table-cell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125" calcext:value-type="float">
            <text:p>1006125</text:p>
          </table:table-cell>
          <table:table-cell office:value-type="string" calcext:value-type="string">
            <text:p>UBND Phường Phước Hòa</text:p>
          </table:table-cell>
          <table:table-cell office:value-type="float" office:value="273" calcext:value-type="float">
            <text:p>273</text:p>
          </table:table-cell>
          <table:table-cell office:value-type="float" office:value="3173" calcext:value-type="float">
            <text:p>3173</text:p>
          </table:table-cell>
          <table:table-cell office:value-type="float" office:value="1" calcext:value-type="float">
            <text:p>1</text:p>
          </table:table-cell>
          <table:table-cell office:value-type="float" office:value="2028" calcext:value-type="float">
            <text:p>2028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26" calcext:value-type="float">
            <text:p>1006126</text:p>
          </table:table-cell>
          <table:table-cell office:value-type="string" calcext:value-type="string">
            <text:p>UBND Phường 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27" calcext:value-type="float">
            <text:p>1006127</text:p>
          </table:table-cell>
          <table:table-cell office:value-type="string" calcext:value-type="string">
            <text:p>UBND Phường Hòa Hương</text:p>
          </table:table-cell>
          <table:table-cell office:value-type="float" office:value="8" calcext:value-type="float">
            <text:p>8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153" calcext:value-type="float">
            <text:p>1006153</text:p>
          </table:table-cell>
          <table:table-cell office:value-type="string" calcext:value-type="string">
            <text:p>UBND Xã Tam Th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54" calcext:value-type="float">
            <text:p>1006154</text:p>
          </table:table-cell>
          <table:table-cell office:value-type="string" calcext:value-type="string">
            <text:p>UBND Xã Tam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58" calcext:value-type="float">
            <text:p>1006158</text:p>
          </table:table-cell>
          <table:table-cell office:value-type="string" calcext:value-type="string">
            <text:p>UBND Phường Cẩm Phô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60" calcext:value-type="float">
            <text:p>1006160</text:p>
          </table:table-cell>
          <table:table-cell office:value-type="string" calcext:value-type="string">
            <text:p>UBND Xã Cẩm Hà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64" calcext:value-type="float">
            <text:p>1006164</text:p>
          </table:table-cell>
          <table:table-cell office:value-type="string" calcext:value-type="string">
            <text:p>UBND Xã Tam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65" calcext:value-type="float">
            <text:p>1006165</text:p>
          </table:table-cell>
          <table:table-cell office:value-type="string" calcext:value-type="string">
            <text:p>UBND Xã Tam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224" calcext:value-type="float">
            <text:p>1006224</text:p>
          </table:table-cell>
          <table:table-cell office:value-type="string" calcext:value-type="string">
            <text:p>UBND Phường Trường Xuân</text:p>
          </table:table-cell>
          <table:table-cell office:value-type="float" office:value="1848" calcext:value-type="float">
            <text:p>1848</text:p>
          </table:table-cell>
          <table:table-cell office:value-type="float" office:value="9633" calcext:value-type="float">
            <text:p>9633</text:p>
          </table:table-cell>
          <table:table-cell office:value-type="float" office:value="0" calcext:value-type="float">
            <text:p>0</text:p>
          </table:table-cell>
          <table:table-cell office:value-type="float" office:value="8033" calcext:value-type="float">
            <text:p>8033</text:p>
          </table:table-cell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6226" calcext:value-type="float">
            <text:p>1006226</text:p>
          </table:table-cell>
          <table:table-cell office:value-type="string" calcext:value-type="string">
            <text:p>UBND Phường An Xuân</text:p>
          </table:table-cell>
          <table:table-cell office:value-type="float" office:value="1012" calcext:value-type="float">
            <text:p>1012</text:p>
          </table:table-cell>
          <table:table-cell office:value-type="float" office:value="8550" calcext:value-type="float">
            <text:p>8550</text:p>
          </table:table-cell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277" calcext:value-type="float">
            <text:p>1006277</text:p>
          </table:table-cell>
          <table:table-cell office:value-type="string" calcext:value-type="string">
            <text:p>UBND thị trấn Vĩnh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284" calcext:value-type="float">
            <text:p>1006284</text:p>
          </table:table-cell>
          <table:table-cell office:value-type="string" calcext:value-type="string">
            <text:p>UBND xã Dũ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285" calcext:value-type="float">
            <text:p>1006285</text:p>
          </table:table-cell>
          <table:table-cell office:value-type="string" calcext:value-type="string">
            <text:p>UBND xã Giang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73" calcext:value-type="float">
            <text:p>1006473</text:p>
          </table:table-cell>
          <table:table-cell office:value-type="string" calcext:value-type="string">
            <text:p>Ủy Ban Nhân Dân Thị Trấn Thứ B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74" calcext:value-type="float">
            <text:p>1006474</text:p>
          </table:table-cell>
          <table:table-cell office:value-type="string" calcext:value-type="string">
            <text:p>Ủy Ban Nhân Dân Xã Tây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76" calcext:value-type="float">
            <text:p>1006476</text:p>
          </table:table-cell>
          <table:table-cell office:value-type="string" calcext:value-type="string">
            <text:p>Ủy Ban Nhân Dân Xã Thới Quản</text:p>
          </table:table-cell>
          <table:table-cell office:value-type="float" office:value="12" calcext:value-type="float">
            <text:p>1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83" calcext:value-type="float">
            <text:p>1006483</text:p>
          </table:table-cell>
          <table:table-cell office:value-type="string" calcext:value-type="string">
            <text:p>Ủy Ban Nhân Dân Xã Vĩnh Hòa Hưng Bắc</text:p>
          </table:table-cell>
          <table:table-cell office:value-type="float" office:value="290" calcext:value-type="float">
            <text:p>29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85" calcext:value-type="float">
            <text:p>1006485</text:p>
          </table:table-cell>
          <table:table-cell office:value-type="string" calcext:value-type="string">
            <text:p>UBND Xã Hương Ng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86" calcext:value-type="float">
            <text:p>1006486</text:p>
          </table:table-cell>
          <table:table-cell office:value-type="string" calcext:value-type="string">
            <text:p>UBND Xã Canh Nậu</text:p>
          </table:table-cell>
          <table:table-cell office:value-type="float" office:value="90" calcext:value-type="float">
            <text:p>9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579" calcext:value-type="float">
            <text:p>1006579</text:p>
          </table:table-cell>
          <table:table-cell office:value-type="string" calcext:value-type="string">
            <text:p>Ủy Ban Nhân Dân Xã Mi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626" calcext:value-type="float">
            <text:p>1006626</text:p>
          </table:table-cell>
          <table:table-cell office:value-type="string" calcext:value-type="string">
            <text:p>UBND Xã Thượng Mỗ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18" calcext:value-type="float">
            <text:p>1006718</text:p>
          </table:table-cell>
          <table:table-cell office:value-type="string" calcext:value-type="string">
            <text:p>Ủy Ban Nhân Dân Thị trấn Minh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19" calcext:value-type="float">
            <text:p>1006719</text:p>
          </table:table-cell>
          <table:table-cell office:value-type="string" calcext:value-type="string">
            <text:p>Ủy Ban Nhân Dân Xã Mong Thọ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0" calcext:value-type="float">
            <text:p>1006720</text:p>
          </table:table-cell>
          <table:table-cell office:value-type="string" calcext:value-type="string">
            <text:p>Ủy Ban Nhân Dân Xã Mong Thọ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1" calcext:value-type="float">
            <text:p>1006721</text:p>
          </table:table-cell>
          <table:table-cell office:value-type="string" calcext:value-type="string">
            <text:p>Ủy Ban Nhân Dân Xã Giục T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2" calcext:value-type="float">
            <text:p>1006722</text:p>
          </table:table-cell>
          <table:table-cell office:value-type="string" calcext:value-type="string">
            <text:p>Ủy Ban Nhân Dân Xã Vĩnh Hòa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5" calcext:value-type="float">
            <text:p>1006725</text:p>
          </table:table-cell>
          <table:table-cell office:value-type="string" calcext:value-type="string">
            <text:p>Ủy Ban Nhân Dân Xã Hòa An</text:p>
          </table:table-cell>
          <table:table-cell office:value-type="float" office:value="112" calcext:value-type="float">
            <text:p>112</text:p>
          </table:table-cell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</text:p>
          </table:table-cell>
          <table:table-cell office:value-type="float" office:value="3698" calcext:value-type="float">
            <text:p>369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729" calcext:value-type="float">
            <text:p>1006729</text:p>
          </table:table-cell>
          <table:table-cell office:value-type="string" calcext:value-type="string">
            <text:p>UBND xã Ba Vì 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730" calcext:value-type="float">
            <text:p>1006730</text:p>
          </table:table-cell>
          <table:table-cell office:value-type="string" calcext:value-type="string">
            <text:p>UBND xã Khánh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75" calcext:value-type="float">
            <text:p>1006775</text:p>
          </table:table-cell>
          <table:table-cell office:value-type="string" calcext:value-type="string">
            <text:p>Ủy Ban Nhân Dân Xã Vĩ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76" calcext:value-type="float">
            <text:p>1006776</text:p>
          </table:table-cell>
          <table:table-cell office:value-type="string" calcext:value-type="string">
            <text:p>Ủy Ban Nhân Dân Xã Phong Thạnh Tây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27" calcext:value-type="float">
            <text:p>1006827</text:p>
          </table:table-cell>
          <table:table-cell office:value-type="string" calcext:value-type="string">
            <text:p>UBND Xã Ea W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28" calcext:value-type="float">
            <text:p>1006828</text:p>
          </table:table-cell>
          <table:table-cell office:value-type="string" calcext:value-type="string">
            <text:p>UBND Xã Cuôr Knia</text:p>
          </table:table-cell>
          <table:table-cell office:value-type="float" office:value="128" calcext:value-type="float">
            <text:p>128</text:p>
          </table:table-cell>
          <table:table-cell office:value-type="float" office:value="2379" calcext:value-type="float">
            <text:p>2379</text:p>
          </table:table-cell>
          <table:table-cell office:value-type="float" office:value="1" calcext:value-type="float">
            <text:p>1</text:p>
          </table:table-cell>
          <table:table-cell office:value-type="float" office:value="2856" calcext:value-type="float">
            <text:p>285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830" calcext:value-type="float">
            <text:p>1006830</text:p>
          </table:table-cell>
          <table:table-cell office:value-type="string" calcext:value-type="string">
            <text:p>UBND Xã Ea Nuô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32" calcext:value-type="float">
            <text:p>1006832</text:p>
          </table:table-cell>
          <table:table-cell office:value-type="string" calcext:value-type="string">
            <text:p>UBND thị trấn Ea Súp</text:p>
          </table:table-cell>
          <table:table-cell office:value-type="float" office:value="686" calcext:value-type="float">
            <text:p>686</text:p>
          </table:table-cell>
          <table:table-cell office:value-type="float" office:value="4221" calcext:value-type="float">
            <text:p>422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39" calcext:value-type="float">
            <text:p>1006839</text:p>
          </table:table-cell>
          <table:table-cell office:value-type="string" calcext:value-type="string">
            <text:p>UBND Xã Cư N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40" calcext:value-type="float">
            <text:p>1006840</text:p>
          </table:table-cell>
          <table:table-cell office:value-type="string" calcext:value-type="string">
            <text:p>UBND Xã Cư P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41" calcext:value-type="float">
            <text:p>1006841</text:p>
          </table:table-cell>
          <table:table-cell office:value-type="string" calcext:value-type="string">
            <text:p>UBND Xã Ea Siê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79" calcext:value-type="float">
            <text:p>1006879</text:p>
          </table:table-cell>
          <table:table-cell office:value-type="string" calcext:value-type="string">
            <text:p>UBND xã Vật Lại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0" calcext:value-type="float">
            <text:p>1006880</text:p>
          </table:table-cell>
          <table:table-cell office:value-type="string" calcext:value-type="string">
            <text:p>UBND xã Cẩm Lĩ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1" calcext:value-type="float">
            <text:p>1006881</text:p>
          </table:table-cell>
          <table:table-cell office:value-type="string" calcext:value-type="string">
            <text:p>UBND xã Thụy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2" calcext:value-type="float">
            <text:p>1006882</text:p>
          </table:table-cell>
          <table:table-cell office:value-type="string" calcext:value-type="string">
            <text:p>UBND xã Tiên Pho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83" calcext:value-type="float">
            <text:p>1006883</text:p>
          </table:table-cell>
          <table:table-cell office:value-type="string" calcext:value-type="string">
            <text:p>UBND Xã Cam Thượ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84" calcext:value-type="float">
            <text:p>1006884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5" calcext:value-type="float">
            <text:p>1006885</text:p>
          </table:table-cell>
          <table:table-cell office:value-type="string" calcext:value-type="string">
            <text:p>UBND xã Phú Phương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6" calcext:value-type="float">
            <text:p>1006886</text:p>
          </table:table-cell>
          <table:table-cell office:value-type="string" calcext:value-type="string">
            <text:p>UBND Xã Phú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7" calcext:value-type="float">
            <text:p>1006887</text:p>
          </table:table-cell>
          <table:table-cell office:value-type="string" calcext:value-type="string">
            <text:p>UBND xã Minh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88" calcext:value-type="float">
            <text:p>1006888</text:p>
          </table:table-cell>
          <table:table-cell office:value-type="string" calcext:value-type="string">
            <text:p>UBND xã Chu Min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91" calcext:value-type="float">
            <text:p>1006891</text:p>
          </table:table-cell>
          <table:table-cell office:value-type="string" calcext:value-type="string">
            <text:p>UBND Thị trấn Tây Đ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21" calcext:value-type="float">
            <text:p>1006921</text:p>
          </table:table-cell>
          <table:table-cell office:value-type="string" calcext:value-type="string">
            <text:p>UBND Thị trấn Vân Đ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29" calcext:value-type="float">
            <text:p>1006929</text:p>
          </table:table-cell>
          <table:table-cell office:value-type="string" calcext:value-type="string">
            <text:p>Ủy ban nhân dân phường Thốt Nốt</text:p>
          </table:table-cell>
          <table:table-cell office:value-type="float" office:value="16" calcext:value-type="float">
            <text:p>16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34" calcext:value-type="float">
            <text:p>1006934</text:p>
          </table:table-cell>
          <table:table-cell office:value-type="string" calcext:value-type="string">
            <text:p>Văn Phòng HĐND và UBND huyện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73" calcext:value-type="float">
            <text:p>1006973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74" calcext:value-type="float">
            <text:p>1006974</text:p>
          </table:table-cell>
          <table:table-cell office:value-type="string" calcext:value-type="string">
            <text:p>Ủy Ban Nhân Dân Xã Thạ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83" calcext:value-type="float">
            <text:p>1006983</text:p>
          </table:table-cell>
          <table:table-cell office:value-type="string" calcext:value-type="string">
            <text:p>UBND xã Ba Trại </text:p>
          </table:table-cell>
          <table:table-cell office:value-type="float" office:value="65" calcext:value-type="float">
            <text:p>65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984" calcext:value-type="float">
            <text:p>1006984</text:p>
          </table:table-cell>
          <table:table-cell office:value-type="string" calcext:value-type="string">
            <text:p>UBND xã Tản Lĩ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5" calcext:value-type="float">
            <text:p>28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985" calcext:value-type="float">
            <text:p>1006985</text:p>
          </table:table-cell>
          <table:table-cell office:value-type="string" calcext:value-type="string">
            <text:p>UBND xã V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86" calcext:value-type="float">
            <text:p>1006986</text:p>
          </table:table-cell>
          <table:table-cell office:value-type="string" calcext:value-type="string">
            <text:p>UBND xã Thái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014" calcext:value-type="float">
            <text:p>1007014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19" calcext:value-type="float">
            <text:p>1007019</text:p>
          </table:table-cell>
          <table:table-cell office:value-type="string" calcext:value-type="string">
            <text:p>UBND xã Nghiêm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20" calcext:value-type="float">
            <text:p>1007020</text:p>
          </table:table-cell>
          <table:table-cell office:value-type="string" calcext:value-type="string">
            <text:p>UBND xã Tô Hiệ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22" calcext:value-type="float">
            <text:p>1007022</text:p>
          </table:table-cell>
          <table:table-cell office:value-type="string" calcext:value-type="string">
            <text:p>UBND xã Thư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75" calcext:value-type="float">
            <text:p>1007075</text:p>
          </table:table-cell>
          <table:table-cell office:value-type="string" calcext:value-type="string">
            <text:p>Ủy ban nhân dân phường Thới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76" calcext:value-type="float">
            <text:p>1007076</text:p>
          </table:table-cell>
          <table:table-cell office:value-type="string" calcext:value-type="string">
            <text:p>Ủy ban nhân dân phường Tân Lộc</text:p>
          </table:table-cell>
          <table:table-cell office:value-type="float" office:value="38" calcext:value-type="float">
            <text:p>38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77" calcext:value-type="float">
            <text:p>1007077</text:p>
          </table:table-cell>
          <table:table-cell office:value-type="string" calcext:value-type="string">
            <text:p>Ủy ban nhân dân phường Trung Nhứt</text:p>
          </table:table-cell>
          <table:table-cell office:value-type="float" office:value="373" calcext:value-type="float">
            <text:p>373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87" calcext:value-type="float">
            <text:p>1007087</text:p>
          </table:table-cell>
          <table:table-cell office:value-type="string" calcext:value-type="string">
            <text:p>UBND Thị trấn Krông Năng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88" calcext:value-type="float">
            <text:p>1007088</text:p>
          </table:table-cell>
          <table:table-cell office:value-type="string" calcext:value-type="string">
            <text:p>UBND Xã Ea Tóh</text:p>
          </table:table-cell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91" calcext:value-type="float">
            <text:p>1007091</text:p>
          </table:table-cell>
          <table:table-cell office:value-type="string" calcext:value-type="string">
            <text:p>UBND xã Hòa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94" calcext:value-type="float">
            <text:p>1007094</text:p>
          </table:table-cell>
          <table:table-cell office:value-type="string" calcext:value-type="string">
            <text:p>UBND Xã Hòa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33" calcext:value-type="float">
            <text:p>1007133</text:p>
          </table:table-cell>
          <table:table-cell office:value-type="string" calcext:value-type="string">
            <text:p>UBND xã Phú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134" calcext:value-type="float">
            <text:p>1007134</text:p>
          </table:table-cell>
          <table:table-cell office:value-type="string" calcext:value-type="string">
            <text:p>UBND xã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35" calcext:value-type="float">
            <text:p>1007135</text:p>
          </table:table-cell>
          <table:table-cell office:value-type="string" calcext:value-type="string">
            <text:p>UBND xã Vạ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36" calcext:value-type="float">
            <text:p>1007136</text:p>
          </table:table-cell>
          <table:table-cell office:value-type="string" calcext:value-type="string">
            <text:p>UBND xã Đ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38" calcext:value-type="float">
            <text:p>1007138</text:p>
          </table:table-cell>
          <table:table-cell office:value-type="string" calcext:value-type="string">
            <text:p>UBND xã Cổ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0" calcext:value-type="float">
            <text:p>1007140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41" calcext:value-type="float">
            <text:p>1007141</text:p>
          </table:table-cell>
          <table:table-cell office:value-type="string" calcext:value-type="string">
            <text:p>UBND xã Tản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43" calcext:value-type="float">
            <text:p>1007143</text:p>
          </table:table-cell>
          <table:table-cell office:value-type="string" calcext:value-type="string">
            <text:p>UBND xã Đông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6" calcext:value-type="float">
            <text:p>1007146</text:p>
          </table:table-cell>
          <table:table-cell office:value-type="string" calcext:value-type="string">
            <text:p>UBND xã Thuần Mỹ 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7" calcext:value-type="float">
            <text:p>1007147</text:p>
          </table:table-cell>
          <table:table-cell office:value-type="string" calcext:value-type="string">
            <text:p>UBND xã Sơn Đà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8" calcext:value-type="float">
            <text:p>1007148</text:p>
          </table:table-cell>
          <table:table-cell office:value-type="string" calcext:value-type="string">
            <text:p>UBND xã Tòng Bạ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9" calcext:value-type="float">
            <text:p>1007149</text:p>
          </table:table-cell>
          <table:table-cell office:value-type="string" calcext:value-type="string">
            <text:p>UBND xã Phong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72" calcext:value-type="float">
            <text:p>1007172</text:p>
          </table:table-cell>
          <table:table-cell office:value-type="string" calcext:value-type="string">
            <text:p>UBND Xã Đông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4" calcext:value-type="float">
            <text:p>1007174</text:p>
          </table:table-cell>
          <table:table-cell office:value-type="string" calcext:value-type="string">
            <text:p>UBND xã Vạn Điểm</text:p>
          </table:table-cell>
          <table:table-cell office:value-type="float" office:value="47" calcext:value-type="float">
            <text:p>47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5" calcext:value-type="float">
            <text:p>1007175</text:p>
          </table:table-cell>
          <table:table-cell office:value-type="string" calcext:value-type="string">
            <text:p>UBND xã Minh Cườ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9" calcext:value-type="float">
            <text:p>1007179</text:p>
          </table:table-cell>
          <table:table-cell office:value-type="string" calcext:value-type="string">
            <text:p>UBND xã Thắng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0" calcext:value-type="float">
            <text:p>1007180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1" calcext:value-type="float">
            <text:p>1007181</text:p>
          </table:table-cell>
          <table:table-cell office:value-type="string" calcext:value-type="string">
            <text:p>UBND xã Dũng Tiế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2" calcext:value-type="float">
            <text:p>1007182</text:p>
          </table:table-cell>
          <table:table-cell office:value-type="string" calcext:value-type="string">
            <text:p>UBND xã Thống Nhấ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5" calcext:value-type="float">
            <text:p>1007185</text:p>
          </table:table-cell>
          <table:table-cell office:value-type="string" calcext:value-type="string">
            <text:p>Ủy Ban Nhân Dân Thị Trấn Thạ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6" calcext:value-type="float">
            <text:p>1007186</text:p>
          </table:table-cell>
          <table:table-cell office:value-type="string" calcext:value-type="string">
            <text:p>Ủy Ban Nhân Dân Xã Thạnh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7" calcext:value-type="float">
            <text:p>1007187</text:p>
          </table:table-cell>
          <table:table-cell office:value-type="string" calcext:value-type="string">
            <text:p>Ủy Ban Nhân Dân Xã Thạ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8" calcext:value-type="float">
            <text:p>1007188</text:p>
          </table:table-cell>
          <table:table-cell office:value-type="string" calcext:value-type="string">
            <text:p>Ủy Ban Nhân Dân Xã Thạnh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9" calcext:value-type="float">
            <text:p>1007189</text:p>
          </table:table-cell>
          <table:table-cell office:value-type="string" calcext:value-type="string">
            <text:p>Ủy Ban Nhân Dân Xã Vĩnh Tr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3" calcext:value-type="float">
            <text:p>1007273</text:p>
          </table:table-cell>
          <table:table-cell office:value-type="string" calcext:value-type="string">
            <text:p>UBND xã Văn Tự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4" calcext:value-type="float">
            <text:p>1007274</text:p>
          </table:table-cell>
          <table:table-cell office:value-type="string" calcext:value-type="string">
            <text:p>UBND xã Hà Hồ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5" calcext:value-type="float">
            <text:p>1007275</text:p>
          </table:table-cell>
          <table:table-cell office:value-type="string" calcext:value-type="string">
            <text:p>UBND xã Nguyễn Trã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6" calcext:value-type="float">
            <text:p>1007276</text:p>
          </table:table-cell>
          <table:table-cell office:value-type="string" calcext:value-type="string">
            <text:p>UBND Xã Chương Dươ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7" calcext:value-type="float">
            <text:p>1007277</text:p>
          </table:table-cell>
          <table:table-cell office:value-type="string" calcext:value-type="string">
            <text:p>UBND xã Tân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8" calcext:value-type="float">
            <text:p>1007278</text:p>
          </table:table-cell>
          <table:table-cell office:value-type="string" calcext:value-type="string">
            <text:p>UBND xã Quất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9" calcext:value-type="float">
            <text:p>1007279</text:p>
          </table:table-cell>
          <table:table-cell office:value-type="string" calcext:value-type="string">
            <text:p>UBND Xã Cao Dương</text:p>
          </table:table-cell>
          <table:table-cell office:value-type="float" office:value="247" calcext:value-type="float">
            <text:p>247</text:p>
          </table:table-cell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280" calcext:value-type="float">
            <text:p>1007280</text:p>
          </table:table-cell>
          <table:table-cell office:value-type="string" calcext:value-type="string">
            <text:p>UBND Xã Xuâ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81" calcext:value-type="float">
            <text:p>1007281</text:p>
          </table:table-cell>
          <table:table-cell office:value-type="string" calcext:value-type="string">
            <text:p>UBND Xã Hồng Dươ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422" calcext:value-type="float">
            <text:p>1007422</text:p>
          </table:table-cell>
          <table:table-cell office:value-type="string" calcext:value-type="string">
            <text:p>UBND Thị trấn Thường T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3" calcext:value-type="float">
            <text:p>1007423</text:p>
          </table:table-cell>
          <table:table-cell office:value-type="string" calcext:value-type="string">
            <text:p>UBND xã Tiề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4" calcext:value-type="float">
            <text:p>1007424</text:p>
          </table:table-cell>
          <table:table-cell office:value-type="string" calcext:value-type="string">
            <text:p>UBND xã Tự Nhiê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5" calcext:value-type="float">
            <text:p>1007425</text:p>
          </table:table-cell>
          <table:table-cell office:value-type="string" calcext:value-type="string">
            <text:p>UBND Xã Tân 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6" calcext:value-type="float">
            <text:p>1007426</text:p>
          </table:table-cell>
          <table:table-cell office:value-type="string" calcext:value-type="string">
            <text:p>UBND Xã Phương Trung</text:p>
          </table:table-cell>
          <table:table-cell office:value-type="float" office:value="91" calcext:value-type="float">
            <text:p>91</text:p>
          </table:table-cell>
          <table:table-cell office:value-type="float" office:value="2861" calcext:value-type="float">
            <text:p>2861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7" calcext:value-type="float">
            <text:p>1007427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8" calcext:value-type="float">
            <text:p>1007428</text:p>
          </table:table-cell>
          <table:table-cell office:value-type="string" calcext:value-type="string">
            <text:p>UBND xã Dân Hòa</text:p>
          </table:table-cell>
          <table:table-cell office:value-type="float" office:value="920" calcext:value-type="float">
            <text:p>920</text:p>
          </table:table-cell>
          <table:table-cell office:value-type="float" office:value="3883" calcext:value-type="float">
            <text:p>3883</text:p>
          </table:table-cell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9" calcext:value-type="float">
            <text:p>1007429</text:p>
          </table:table-cell>
          <table:table-cell office:value-type="string" calcext:value-type="string">
            <text:p>UBND Xã Bình Minh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430" calcext:value-type="float">
            <text:p>1007430</text:p>
          </table:table-cell>
          <table:table-cell office:value-type="string" calcext:value-type="string">
            <text:p>UBND xã Tam Hư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1" calcext:value-type="float">
            <text:p>1007431</text:p>
          </table:table-cell>
          <table:table-cell office:value-type="string" calcext:value-type="string">
            <text:p>UBND Xã Thanh C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32" calcext:value-type="float">
            <text:p>1007432</text:p>
          </table:table-cell>
          <table:table-cell office:value-type="string" calcext:value-type="string">
            <text:p>UBND Xã Thanh Thù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3" calcext:value-type="float">
            <text:p>1007433</text:p>
          </table:table-cell>
          <table:table-cell office:value-type="string" calcext:value-type="string">
            <text:p>UBND Xã Thanh Mai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5" calcext:value-type="float">
            <text:p>1007525</text:p>
          </table:table-cell>
          <table:table-cell office:value-type="string" calcext:value-type="string">
            <text:p>UBND xã Khánh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6" calcext:value-type="float">
            <text:p>1007526</text:p>
          </table:table-cell>
          <table:table-cell office:value-type="string" calcext:value-type="string">
            <text:p>UBND xã Ninh Sở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7" calcext:value-type="float">
            <text:p>1007527</text:p>
          </table:table-cell>
          <table:table-cell office:value-type="string" calcext:value-type="string">
            <text:p>UBND Xã Ca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528" calcext:value-type="float">
            <text:p>1007528</text:p>
          </table:table-cell>
          <table:table-cell office:value-type="string" calcext:value-type="string">
            <text:p>UBND Xã Mỹ Hưn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529" calcext:value-type="float">
            <text:p>1007529</text:p>
          </table:table-cell>
          <table:table-cell office:value-type="string" calcext:value-type="string">
            <text:p>UBND Xã Đỗ Động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15" calcext:value-type="float">
            <text:p>1007615</text:p>
          </table:table-cell>
          <table:table-cell office:value-type="string" calcext:value-type="string">
            <text:p>UBND Xã Cần Kiệ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17" calcext:value-type="float">
            <text:p>1007617</text:p>
          </table:table-cell>
          <table:table-cell office:value-type="string" calcext:value-type="string">
            <text:p>UBND Xã Phú Ki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2" calcext:value-type="float">
            <text:p>3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671" calcext:value-type="float">
            <text:p>1007671</text:p>
          </table:table-cell>
          <table:table-cell office:value-type="string" calcext:value-type="string">
            <text:p>UBND Xã Đồ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672" calcext:value-type="float">
            <text:p>1007672</text:p>
          </table:table-cell>
          <table:table-cell office:value-type="string" calcext:value-type="string">
            <text:p>UBND xã Hoà Chính</text:p>
          </table:table-cell>
          <table:table-cell office:value-type="float" office:value="56" calcext:value-type="float">
            <text:p>56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3" calcext:value-type="float">
            <text:p>1007673</text:p>
          </table:table-cell>
          <table:table-cell office:value-type="string" calcext:value-type="string">
            <text:p>UBND Xã Phú Nam An</text:p>
          </table:table-cell>
          <table:table-cell office:value-type="float" office:value="192" calcext:value-type="float">
            <text:p>192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4" calcext:value-type="float">
            <text:p>1007674</text:p>
          </table:table-cell>
          <table:table-cell office:value-type="string" calcext:value-type="string">
            <text:p>UBND Thị Trấn Kim Bài</text:p>
          </table:table-cell>
          <table:table-cell office:value-type="float" office:value="92" calcext:value-type="float">
            <text:p>92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5" calcext:value-type="float">
            <text:p>1007675</text:p>
          </table:table-cell>
          <table:table-cell office:value-type="string" calcext:value-type="string">
            <text:p>UBND xã Hữu Vă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6" calcext:value-type="float">
            <text:p>1007676</text:p>
          </table:table-cell>
          <table:table-cell office:value-type="string" calcext:value-type="string">
            <text:p>UBND Xã Quảng Bị</text:p>
          </table:table-cell>
          <table:table-cell office:value-type="float" office:value="241" calcext:value-type="float">
            <text:p>241</text:p>
          </table:table-cell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7" calcext:value-type="float">
            <text:p>1007677</text:p>
          </table:table-cell>
          <table:table-cell office:value-type="string" calcext:value-type="string">
            <text:p>UBND xã Kim A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07678" calcext:value-type="float">
            <text:p>1007678</text:p>
          </table:table-cell>
          <table:table-cell office:value-type="string" calcext:value-type="string">
            <text:p>UBND Xã Kim Thư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9" calcext:value-type="float">
            <text:p>1007679</text:p>
          </table:table-cell>
          <table:table-cell office:value-type="string" calcext:value-type="string">
            <text:p>UBND Xã Thanh Vă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681" calcext:value-type="float">
            <text:p>1007681</text:p>
          </table:table-cell>
          <table:table-cell office:value-type="string" calcext:value-type="string">
            <text:p>UBND Xã Cự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682" calcext:value-type="float">
            <text:p>1007682</text:p>
          </table:table-cell>
          <table:table-cell office:value-type="string" calcext:value-type="string">
            <text:p>UBND Xã Bích Hò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683" calcext:value-type="float">
            <text:p>1007683</text:p>
          </table:table-cell>
          <table:table-cell office:value-type="string" calcext:value-type="string">
            <text:p>UBND Xã Hoàng Văn Th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84" calcext:value-type="float">
            <text:p>1007684</text:p>
          </table:table-cell>
          <table:table-cell office:value-type="string" calcext:value-type="string">
            <text:p>UBND xã Hoàng Diệu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85" calcext:value-type="float">
            <text:p>1007685</text:p>
          </table:table-cell>
          <table:table-cell office:value-type="string" calcext:value-type="string">
            <text:p>UBND Xã Thủy Xuân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782" calcext:value-type="float">
            <text:p>1007782</text:p>
          </table:table-cell>
          <table:table-cell office:value-type="string" calcext:value-type="string">
            <text:p>UBND Xã Phú Thuậ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4" calcext:value-type="float">
            <text:p>1007784</text:p>
          </table:table-cell>
          <table:table-cell office:value-type="string" calcext:value-type="string">
            <text:p>UBND Xã Vĩnh C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6" calcext:value-type="float">
            <text:p>1007786</text:p>
          </table:table-cell>
          <table:table-cell office:value-type="string" calcext:value-type="string">
            <text:p>UBND Xã Định Mỹ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9" calcext:value-type="float">
            <text:p>1007789</text:p>
          </table:table-cell>
          <table:table-cell office:value-type="string" calcext:value-type="string">
            <text:p>UBND Xã Vĩnh Trạch</text:p>
          </table:table-cell>
          <table:table-cell office:value-type="float" office:value="1239" calcext:value-type="float">
            <text:p>1239</text:p>
          </table:table-cell>
          <table:table-cell office:value-type="float" office:value="7089" calcext:value-type="float">
            <text:p>7089</text:p>
          </table:table-cell>
          <table:table-cell office:value-type="float" office:value="0" calcext:value-type="float">
            <text:p>0</text:p>
          </table:table-cell>
          <table:table-cell office:value-type="float" office:value="8922" calcext:value-type="float">
            <text:p>8922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805" calcext:value-type="float">
            <text:p>1007805</text:p>
          </table:table-cell>
          <table:table-cell office:value-type="string" calcext:value-type="string">
            <text:p>Ủy Ban Nhân Dân Xã Thớ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806" calcext:value-type="float">
            <text:p>100780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5" calcext:value-type="float">
            <text:p>1007955</text:p>
          </table:table-cell>
          <table:table-cell office:value-type="string" calcext:value-type="string">
            <text:p>UBND Xã Bình Thành</text:p>
          </table:table-cell>
          <table:table-cell office:value-type="float" office:value="126" calcext:value-type="float">
            <text:p>12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6" calcext:value-type="float">
            <text:p>1007956</text:p>
          </table:table-cell>
          <table:table-cell office:value-type="string" calcext:value-type="string">
            <text:p>UBND Xã Mỹ Thạnh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7" calcext:value-type="float">
            <text:p>1007957</text:p>
          </table:table-cell>
          <table:table-cell office:value-type="string" calcext:value-type="string">
            <text:p>UBND Xã Bình Hòa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8" calcext:value-type="float">
            <text:p>1007958</text:p>
          </table:table-cell>
          <table:table-cell office:value-type="string" calcext:value-type="string">
            <text:p>UBND Xã Bình Hòa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9" calcext:value-type="float">
            <text:p>1007959</text:p>
          </table:table-cell>
          <table:table-cell office:value-type="string" calcext:value-type="string">
            <text:p>UBND Xã Bình Hòa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147" calcext:value-type="float">
            <text:p>1008147</text:p>
          </table:table-cell>
          <table:table-cell office:value-type="string" calcext:value-type="string">
            <text:p>UBND xã Lãng Cô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148" calcext:value-type="float">
            <text:p>1008148</text:p>
          </table:table-cell>
          <table:table-cell office:value-type="string" calcext:value-type="string">
            <text:p>UBND xã Quang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186" calcext:value-type="float">
            <text:p>1008186</text:p>
          </table:table-cell>
          <table:table-cell office:value-type="string" calcext:value-type="string">
            <text:p>UBND Xã Hành D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209" calcext:value-type="float">
            <text:p>1008209</text:p>
          </table:table-cell>
          <table:table-cell office:value-type="string" calcext:value-type="string">
            <text:p>UBND Xã Phú Hưng</text:p>
          </table:table-cell>
          <table:table-cell office:value-type="float" office:value="351" calcext:value-type="float">
            <text:p>351</text:p>
          </table:table-cell>
          <table:table-cell office:value-type="float" office:value="3652" calcext:value-type="float">
            <text:p>3652</text:p>
          </table:table-cell>
          <table:table-cell office:value-type="float" office:value="0" calcext:value-type="float">
            <text:p>0</text:p>
          </table:table-cell>
          <table:table-cell office:value-type="float" office:value="5129" calcext:value-type="float">
            <text:p>5129</text:p>
          </table:table-cell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259" calcext:value-type="float">
            <text:p>1008259</text:p>
          </table:table-cell>
          <table:table-cell office:value-type="string" calcext:value-type="string">
            <text:p>UBND Xã Lương Thế Trân</text:p>
          </table:table-cell>
          <table:table-cell office:value-type="float" office:value="68" calcext:value-type="float">
            <text:p>68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office:value-type="float" office:value="2081" calcext:value-type="float">
            <text:p>2081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260" calcext:value-type="float">
            <text:p>1008260</text:p>
          </table:table-cell>
          <table:table-cell office:value-type="string" calcext:value-type="string">
            <text:p>UBND XÃ HƯNG MỸ</text:p>
          </table:table-cell>
          <table:table-cell office:value-type="float" office:value="297" calcext:value-type="float">
            <text:p>297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267" calcext:value-type="float">
            <text:p>1008267</text:p>
          </table:table-cell>
          <table:table-cell office:value-type="string" calcext:value-type="string">
            <text:p>UBND Xã Đông Thới</text:p>
          </table:table-cell>
          <table:table-cell office:value-type="float" office:value="137" calcext:value-type="float">
            <text:p>137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314" calcext:value-type="float">
            <text:p>1008314</text:p>
          </table:table-cell>
          <table:table-cell office:value-type="string" calcext:value-type="string">
            <text:p>Ủy Ban Nhân Dân Xã Phú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15" calcext:value-type="float">
            <text:p>1008315</text:p>
          </table:table-cell>
          <table:table-cell office:value-type="string" calcext:value-type="string">
            <text:p>Ủy Ban Nhân Dân Xã Long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1" calcext:value-type="float">
            <text:p>1008321</text:p>
          </table:table-cell>
          <table:table-cell office:value-type="string" calcext:value-type="string">
            <text:p>Ủy Ban Nhân Dân Phường Nhị Mỹ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5009" calcext:value-type="float">
            <text:p>500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8322" calcext:value-type="float">
            <text:p>1008322</text:p>
          </table:table-cell>
          <table:table-cell office:value-type="string" calcext:value-type="string">
            <text:p>Ủy Ban Nhân Dân Xã Nhị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5" calcext:value-type="float">
            <text:p>1008325</text:p>
          </table:table-cell>
          <table:table-cell office:value-type="string" calcext:value-type="string">
            <text:p>Ủy Ban Nhân Dân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6" calcext:value-type="float">
            <text:p>1008326</text:p>
          </table:table-cell>
          <table:table-cell office:value-type="string" calcext:value-type="string">
            <text:p>Ủy Ban Nhân Dân Phường 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64" calcext:value-type="float">
            <text:p>1008364</text:p>
          </table:table-cell>
          <table:table-cell office:value-type="string" calcext:value-type="string">
            <text:p>Ủy Ban Nhân Dân Xã Thanh Hòa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303" calcext:value-type="float">
            <text:p>63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8473" calcext:value-type="float">
            <text:p>1008473</text:p>
          </table:table-cell>
          <table:table-cell office:value-type="string" calcext:value-type="string">
            <text:p>Ủy ban Nhân dân xã Châu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4" calcext:value-type="float">
            <text:p>1008474</text:p>
          </table:table-cell>
          <table:table-cell office:value-type="string" calcext:value-type="string">
            <text:p>Ủy Ban Nhân Dân xã Hòa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5" calcext:value-type="float">
            <text:p>1008475</text:p>
          </table:table-cell>
          <table:table-cell office:value-type="string" calcext:value-type="string">
            <text:p>Ủy ban Nhân dân xã Thạ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7" calcext:value-type="float">
            <text:p>1008477</text:p>
          </table:table-cell>
          <table:table-cell office:value-type="string" calcext:value-type="string">
            <text:p>Ủy ban Nhân dân Thị trấn Cầu Kè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8" calcext:value-type="float">
            <text:p>1008478</text:p>
          </table:table-cell>
          <table:table-cell office:value-type="string" calcext:value-type="string">
            <text:p>Ủy ban Nhân dân xã Hòa 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9" calcext:value-type="float">
            <text:p>1008479</text:p>
          </table:table-cell>
          <table:table-cell office:value-type="string" calcext:value-type="string">
            <text:p>UBND xã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80" calcext:value-type="float">
            <text:p>1008480</text:p>
          </table:table-cell>
          <table:table-cell office:value-type="string" calcext:value-type="string">
            <text:p>UBND xã An Quý</text:p>
          </table:table-cell>
          <table:table-cell office:value-type="float" office:value="160" calcext:value-type="float">
            <text:p>16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481" calcext:value-type="float">
            <text:p>1008481</text:p>
          </table:table-cell>
          <table:table-cell office:value-type="string" calcext:value-type="string">
            <text:p>UBND xã An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49" calcext:value-type="float">
            <text:p>1008549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73" calcext:value-type="float">
            <text:p>1008573</text:p>
          </table:table-cell>
          <table:table-cell office:value-type="string" calcext:value-type="string">
            <text:p>UBND xã Quỳnh Bảo</text:p>
          </table:table-cell>
          <table:table-cell office:value-type="float" office:value="72" calcext:value-type="float">
            <text:p>72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1335" calcext:value-type="float">
            <text:p>133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4" calcext:value-type="float">
            <text:p>1008574</text:p>
          </table:table-cell>
          <table:table-cell office:value-type="string" calcext:value-type="string">
            <text:p>UBND xã Quỳnh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6" calcext:value-type="float">
            <text:p>1008576</text:p>
          </table:table-cell>
          <table:table-cell office:value-type="string" calcext:value-type="string">
            <text:p>UBND xã An Ninh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8" calcext:value-type="float">
            <text:p>1008578</text:p>
          </table:table-cell>
          <table:table-cell office:value-type="string" calcext:value-type="string">
            <text:p>UBND xã Quỳnh Hồ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579" calcext:value-type="float">
            <text:p>1008579</text:p>
          </table:table-cell>
          <table:table-cell office:value-type="string" calcext:value-type="string">
            <text:p>UBND xã Quỳnh Mỹ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580" calcext:value-type="float">
            <text:p>1008580</text:p>
          </table:table-cell>
          <table:table-cell office:value-type="string" calcext:value-type="string">
            <text:p>UBND xã Châu Sơ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581" calcext:value-type="float">
            <text:p>1008581</text:p>
          </table:table-cell>
          <table:table-cell office:value-type="string" calcext:value-type="string">
            <text:p>UBND xã Quỳnh Nguyên</text:p>
          </table:table-cell>
          <table:table-cell office:value-type="float" office:value="21" calcext:value-type="float">
            <text:p>2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44" calcext:value-type="float">
            <text:p>1008644</text:p>
          </table:table-cell>
          <table:table-cell office:value-type="string" calcext:value-type="string">
            <text:p>UBND Xã Quảng Ngãi</text:p>
          </table:table-cell>
          <table:table-cell office:value-type="float" office:value="29" calcext:value-type="float">
            <text:p>29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3293" calcext:value-type="float">
            <text:p>329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649" calcext:value-type="float">
            <text:p>1008649</text:p>
          </table:table-cell>
          <table:table-cell office:value-type="string" calcext:value-type="string">
            <text:p>UBND Xã Nam Ninh</text:p>
          </table:table-cell>
          <table:table-cell office:value-type="float" office:value="50" calcext:value-type="float">
            <text:p>5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951" calcext:value-type="float">
            <text:p>395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50" calcext:value-type="float">
            <text:p>1008650</text:p>
          </table:table-cell>
          <table:table-cell office:value-type="string" calcext:value-type="string">
            <text:p>UBND Xã Mỹ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651" calcext:value-type="float">
            <text:p>1008651</text:p>
          </table:table-cell>
          <table:table-cell office:value-type="string" calcext:value-type="string">
            <text:p>UBND Xã Đức Phổ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62" calcext:value-type="float">
            <text:p>32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52" calcext:value-type="float">
            <text:p>1008652</text:p>
          </table:table-cell>
          <table:table-cell office:value-type="string" calcext:value-type="string">
            <text:p>UBND Xã Tư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656" calcext:value-type="float">
            <text:p>1008656</text:p>
          </table:table-cell>
          <table:table-cell office:value-type="string" calcext:value-type="string">
            <text:p>UBND Xã Tiên Hoàng</text:p>
          </table:table-cell>
          <table:table-cell office:value-type="float" office:value="226" calcext:value-type="float">
            <text:p>226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716" calcext:value-type="float">
            <text:p>1008716</text:p>
          </table:table-cell>
          <table:table-cell office:value-type="string" calcext:value-type="string">
            <text:p>Ủy ban Nhân dân xã Thô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735" calcext:value-type="float">
            <text:p>1008735</text:p>
          </table:table-cell>
          <table:table-cell office:value-type="string" calcext:value-type="string">
            <text:p>UBND xã An Tha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29" calcext:value-type="float">
            <text:p>1008829</text:p>
          </table:table-cell>
          <table:table-cell office:value-type="string" calcext:value-type="string">
            <text:p>UBND xã Quỳnh Trang</text:p>
          </table:table-cell>
          <table:table-cell office:value-type="float" office:value="73" calcext:value-type="float">
            <text:p>7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259" calcext:value-type="float">
            <text:p>225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830" calcext:value-type="float">
            <text:p>1008830</text:p>
          </table:table-cell>
          <table:table-cell office:value-type="string" calcext:value-type="string">
            <text:p>UBND xã Quỳnh Xá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733" calcext:value-type="float">
            <text:p>37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876" calcext:value-type="float">
            <text:p>1008876</text:p>
          </table:table-cell>
          <table:table-cell office:value-type="string" calcext:value-type="string">
            <text:p>UBND xã Đắk Sôr</text:p>
          </table:table-cell>
          <table:table-cell office:value-type="float" office:value="12" calcext:value-type="float">
            <text:p>12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96" calcext:value-type="float">
            <text:p>1008896</text:p>
          </table:table-cell>
          <table:table-cell office:value-type="string" calcext:value-type="string">
            <text:p>UBND Xã Phước Cát 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897" calcext:value-type="float">
            <text:p>1008897</text:p>
          </table:table-cell>
          <table:table-cell office:value-type="string" calcext:value-type="string">
            <text:p>UBND Xã Gia Viễn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898" calcext:value-type="float">
            <text:p>1008898</text:p>
          </table:table-cell>
          <table:table-cell office:value-type="string" calcext:value-type="string">
            <text:p>Ủy Ban Nhân Dân Xã Trường Long Hò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99" calcext:value-type="float">
            <text:p>1008899</text:p>
          </table:table-cell>
          <table:table-cell office:value-type="string" calcext:value-type="string">
            <text:p>Ủy Ban Nhân Dân Xã Ngũ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0" calcext:value-type="float">
            <text:p>1008900</text:p>
          </table:table-cell>
          <table:table-cell office:value-type="string" calcext:value-type="string">
            <text:p>Ủy ban nhân dân xã Long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1" calcext:value-type="float">
            <text:p>1008901</text:p>
          </table:table-cell>
          <table:table-cell office:value-type="string" calcext:value-type="string">
            <text:p>Ủy ban nhân dân xã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2" calcext:value-type="float">
            <text:p>1008902</text:p>
          </table:table-cell>
          <table:table-cell office:value-type="string" calcext:value-type="string">
            <text:p>Ủy Ban Nhân Dân Xã Hiệp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3" calcext:value-type="float">
            <text:p>1008903</text:p>
          </table:table-cell>
          <table:table-cell office:value-type="string" calcext:value-type="string">
            <text:p>Ủy Ban Nhân Dân Xã Đị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4" calcext:value-type="float">
            <text:p>1008904</text:p>
          </table:table-cell>
          <table:table-cell office:value-type="string" calcext:value-type="string">
            <text:p>Ủy ban nhân dân xã Long Toà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905" calcext:value-type="float">
            <text:p>1008905</text:p>
          </table:table-cell>
          <table:table-cell office:value-type="string" calcext:value-type="string">
            <text:p>Ủy Ban Nhân Dân Xã Long Hữ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07" calcext:value-type="float">
            <text:p>1008907</text:p>
          </table:table-cell>
          <table:table-cell office:value-type="string" calcext:value-type="string">
            <text:p>Ủy Ban Nhân Dân Xã D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08" calcext:value-type="float">
            <text:p>1008908</text:p>
          </table:table-cell>
          <table:table-cell office:value-type="string" calcext:value-type="string">
            <text:p>Ủy ban nhân dân xã Đại An</text:p>
          </table:table-cell>
          <table:table-cell office:value-type="float" office:value="261" calcext:value-type="float">
            <text:p>261</text:p>
          </table:table-cell>
          <table:table-cell office:value-type="float" office:value="1069" calcext:value-type="float">
            <text:p>1069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09" calcext:value-type="float">
            <text:p>1008909</text:p>
          </table:table-cell>
          <table:table-cell office:value-type="string" calcext:value-type="string">
            <text:p>Ủy Ban Nhân Dân Xã Đô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0" calcext:value-type="float">
            <text:p>1008910</text:p>
          </table:table-cell>
          <table:table-cell office:value-type="string" calcext:value-type="string">
            <text:p>Ủy Ban Nhân Dân Xã Đô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1" calcext:value-type="float">
            <text:p>1008911</text:p>
          </table:table-cell>
          <table:table-cell office:value-type="string" calcext:value-type="string">
            <text:p>Ủy Ban Nhân Dân Xã Ngọc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2" calcext:value-type="float">
            <text:p>1008912</text:p>
          </table:table-cell>
          <table:table-cell office:value-type="string" calcext:value-type="string">
            <text:p>Ủy Ban Nhân Dân Xã Long Hiệp</text:p>
          </table:table-cell>
          <table:table-cell office:value-type="float" office:value="209" calcext:value-type="float">
            <text:p>209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034" calcext:value-type="float">
            <text:p>603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8913" calcext:value-type="float">
            <text:p>1008913</text:p>
          </table:table-cell>
          <table:table-cell office:value-type="string" calcext:value-type="string">
            <text:p>Ủy Ban Nhân Dân Xã Tâ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4" calcext:value-type="float">
            <text:p>1008914</text:p>
          </table:table-cell>
          <table:table-cell office:value-type="string" calcext:value-type="string">
            <text:p>Ủy Ban Nhân Dân Xã Phước Hưng</text:p>
          </table:table-cell>
          <table:table-cell office:value-type="float" office:value="244" calcext:value-type="float">
            <text:p>244</text:p>
          </table:table-cell>
          <table:table-cell office:value-type="float" office:value="727" calcext:value-type="float">
            <text:p>727</text:p>
          </table:table-cell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40" calcext:value-type="float">
            <text:p>1008940</text:p>
          </table:table-cell>
          <table:table-cell office:value-type="string" calcext:value-type="string">
            <text:p>Ủy ban nhân dân phường Tân Hư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943" calcext:value-type="float">
            <text:p>1008943</text:p>
          </table:table-cell>
          <table:table-cell office:value-type="string" calcext:value-type="string">
            <text:p>Ủy Ban Nhân Dân Thị Trấn Vĩ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77" calcext:value-type="float">
            <text:p>1008977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78" calcext:value-type="float">
            <text:p>1008978</text:p>
          </table:table-cell>
          <table:table-cell office:value-type="string" calcext:value-type="string">
            <text:p>Ủy Ban Nhân Dân Xã Long Đứ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91" calcext:value-type="float">
            <text:p>1008991</text:p>
          </table:table-cell>
          <table:table-cell office:value-type="string" calcext:value-type="string">
            <text:p>UBND phường Lê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026" calcext:value-type="float">
            <text:p>1009026</text:p>
          </table:table-cell>
          <table:table-cell office:value-type="string" calcext:value-type="string">
            <text:p>UBND xã Đăk R'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064" calcext:value-type="float">
            <text:p>1009064</text:p>
          </table:table-cell>
          <table:table-cell office:value-type="string" calcext:value-type="string">
            <text:p>Ủy Ban Nhân Dân Xã Tập Sơn</text:p>
          </table:table-cell>
          <table:table-cell office:value-type="float" office:value="150" calcext:value-type="float">
            <text:p>150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065" calcext:value-type="float">
            <text:p>1009065</text:p>
          </table:table-cell>
          <table:table-cell office:value-type="string" calcext:value-type="string">
            <text:p>Ủy Ban Nhân Dân Xã An Quảng Hữu</text:p>
          </table:table-cell>
          <table:table-cell office:value-type="float" office:value="48" calcext:value-type="float">
            <text:p>4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09155" calcext:value-type="float">
            <text:p>1009155</text:p>
          </table:table-cell>
          <table:table-cell office:value-type="string" calcext:value-type="string">
            <text:p>Ủy Ban Nhân Dân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56" calcext:value-type="float">
            <text:p>1009156</text:p>
          </table:table-cell>
          <table:table-cell office:value-type="string" calcext:value-type="string">
            <text:p>Ủy Ban Nhân Dân Xã Hàm Gi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161" calcext:value-type="float">
            <text:p>1009161</text:p>
          </table:table-cell>
          <table:table-cell office:value-type="string" calcext:value-type="string">
            <text:p>Ủy Ban Nhân Dân Thị Trấn Trà Cú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164" calcext:value-type="float">
            <text:p>1009164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5" calcext:value-type="float">
            <text:p>1009165</text:p>
          </table:table-cell>
          <table:table-cell office:value-type="string" calcext:value-type="string">
            <text:p>Ủy Ban Nhân Dân Xã Lưu Nghiệp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6" calcext:value-type="float">
            <text:p>1009166</text:p>
          </table:table-cell>
          <table:table-cell office:value-type="string" calcext:value-type="string">
            <text:p>Ủy Ban Nhân Dân Xã Ngãi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418" calcext:value-type="float">
            <text:p>1009418</text:p>
          </table:table-cell>
          <table:table-cell office:value-type="string" calcext:value-type="string">
            <text:p>UBND Thị trấn An Bài</text:p>
          </table:table-cell>
          <table:table-cell office:value-type="float" office:value="350" calcext:value-type="float">
            <text:p>350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3512" calcext:value-type="float">
            <text:p>35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434" calcext:value-type="float">
            <text:p>1009434</text:p>
          </table:table-cell>
          <table:table-cell office:value-type="string" calcext:value-type="string">
            <text:p>UBND Xã Phước Hậu</text:p>
          </table:table-cell>
          <table:table-cell office:value-type="float" office:value="152" calcext:value-type="float">
            <text:p>152</text:p>
          </table:table-cell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532" calcext:value-type="float">
            <text:p>1009532</text:p>
          </table:table-cell>
          <table:table-cell office:value-type="string" calcext:value-type="string">
            <text:p>Ủy ban nhân dân xã Tân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559" calcext:value-type="float">
            <text:p>1009559</text:p>
          </table:table-cell>
          <table:table-cell office:value-type="string" calcext:value-type="string">
            <text:p>Ủy ban nhân dân Xã Mỹ Quý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560" calcext:value-type="float">
            <text:p>1009560</text:p>
          </table:table-cell>
          <table:table-cell office:value-type="string" calcext:value-type="string">
            <text:p>UBND Xã Mỹ Thạnh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648" calcext:value-type="float">
            <text:p>1009648</text:p>
          </table:table-cell>
          <table:table-cell office:value-type="string" calcext:value-type="string">
            <text:p>UBND Xã Đị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649" calcext:value-type="float">
            <text:p>1009649</text:p>
          </table:table-cell>
          <table:table-cell office:value-type="string" calcext:value-type="string">
            <text:p>UBND Xã Mỹ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28" calcext:value-type="float">
            <text:p>1009728</text:p>
          </table:table-cell>
          <table:table-cell office:value-type="string" calcext:value-type="string">
            <text:p>UBND xã Trà Sơn</text:p>
          </table:table-cell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30" calcext:value-type="float">
            <text:p>1009730</text:p>
          </table:table-cell>
          <table:table-cell office:value-type="string" calcext:value-type="string">
            <text:p>UBND Xã Bình Phục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731" calcext:value-type="float">
            <text:p>1009731</text:p>
          </table:table-cell>
          <table:table-cell office:value-type="string" calcext:value-type="string">
            <text:p>UBND Xã Bình Triề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732" calcext:value-type="float">
            <text:p>1009732</text:p>
          </table:table-cell>
          <table:table-cell office:value-type="string" calcext:value-type="string">
            <text:p>UBND Xã Bình 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733" calcext:value-type="float">
            <text:p>1009733</text:p>
          </table:table-cell>
          <table:table-cell office:value-type="string" calcext:value-type="string">
            <text:p>UBND Xã Bì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34" calcext:value-type="float">
            <text:p>1009734</text:p>
          </table:table-cell>
          <table:table-cell office:value-type="string" calcext:value-type="string">
            <text:p>UBND Xã Bình Quế</text:p>
          </table:table-cell>
          <table:table-cell office:value-type="float" office:value="165" calcext:value-type="float">
            <text:p>165</text:p>
          </table:table-cell>
          <table:table-cell office:value-type="float" office:value="1380" calcext:value-type="float">
            <text:p>1380</text:p>
          </table:table-cell>
          <table:table-cell office:value-type="float" office:value="3" calcext:value-type="float">
            <text:p>3</text:p>
          </table:table-cell>
          <table:table-cell office:value-type="float" office:value="2504" calcext:value-type="float">
            <text:p>2504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35" calcext:value-type="float">
            <text:p>1009735</text:p>
          </table:table-cell>
          <table:table-cell office:value-type="string" calcext:value-type="string">
            <text:p>UBND Xã Trà Gi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0" calcext:value-type="float">
            <text:p>1009740</text:p>
          </table:table-cell>
          <table:table-cell office:value-type="string" calcext:value-type="string">
            <text:p>UBND Xã Tam Hải</text:p>
          </table:table-cell>
          <table:table-cell office:value-type="float" office:value="145" calcext:value-type="float">
            <text:p>145</text:p>
          </table:table-cell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741" calcext:value-type="float">
            <text:p>1009741</text:p>
          </table:table-cell>
          <table:table-cell office:value-type="string" calcext:value-type="string">
            <text:p>UBND Xã Trà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2" calcext:value-type="float">
            <text:p>1009742</text:p>
          </table:table-cell>
          <table:table-cell office:value-type="string" calcext:value-type="string">
            <text:p>UBND Xã Trà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3" calcext:value-type="float">
            <text:p>1009743</text:p>
          </table:table-cell>
          <table:table-cell office:value-type="string" calcext:value-type="string">
            <text:p>UBND Xã Trà Tân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49" calcext:value-type="float">
            <text:p>1009749</text:p>
          </table:table-cell>
          <table:table-cell office:value-type="string" calcext:value-type="string">
            <text:p>UBND Xã Phong An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56" calcext:value-type="float">
            <text:p>1009756</text:p>
          </table:table-cell>
          <table:table-cell office:value-type="string" calcext:value-type="string">
            <text:p>UBND Xã Phong Mỹ</text:p>
          </table:table-cell>
          <table:table-cell office:value-type="float" office:value="72" calcext:value-type="float">
            <text:p>72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58" calcext:value-type="float">
            <text:p>1009758</text:p>
          </table:table-cell>
          <table:table-cell office:value-type="string" calcext:value-type="string">
            <text:p>UBND Xã Phong T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59" calcext:value-type="float">
            <text:p>1009759</text:p>
          </table:table-cell>
          <table:table-cell office:value-type="string" calcext:value-type="string">
            <text:p>UBND Xã Phong Hiề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825" calcext:value-type="float">
            <text:p>1009825</text:p>
          </table:table-cell>
          <table:table-cell office:value-type="string" calcext:value-type="string">
            <text:p>UBND xã Trà C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26" calcext:value-type="float">
            <text:p>1009826</text:p>
          </table:table-cell>
          <table:table-cell office:value-type="string" calcext:value-type="string">
            <text:p>UBND Xã Trà Li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9833" calcext:value-type="float">
            <text:p>1009833</text:p>
          </table:table-cell>
          <table:table-cell office:value-type="string" calcext:value-type="string">
            <text:p>UBND Xã Trà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53" calcext:value-type="float">
            <text:p>1009853</text:p>
          </table:table-cell>
          <table:table-cell office:value-type="string" calcext:value-type="string">
            <text:p>UBND Xã C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57" calcext:value-type="float">
            <text:p>1009857</text:p>
          </table:table-cell>
          <table:table-cell office:value-type="string" calcext:value-type="string">
            <text:p>UBND xã Cô Ng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906" calcext:value-type="float">
            <text:p>1009906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912" calcext:value-type="float">
            <text:p>1009912</text:p>
          </table:table-cell>
          <table:table-cell office:value-type="string" calcext:value-type="string">
            <text:p>UBND Phường Vĩnh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132" calcext:value-type="float">
            <text:p>1010132</text:p>
          </table:table-cell>
          <table:table-cell office:value-type="string" calcext:value-type="string">
            <text:p>UBND Xã Nhơn Ái</text:p>
          </table:table-cell>
          <table:table-cell office:value-type="float" office:value="28" calcext:value-type="float">
            <text:p>28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278" calcext:value-type="float">
            <text:p>1010278</text:p>
          </table:table-cell>
          <table:table-cell office:value-type="string" calcext:value-type="string">
            <text:p>Ủy Ban Nhân Dân Xã Mỹ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338" calcext:value-type="float">
            <text:p>1010338</text:p>
          </table:table-cell>
          <table:table-cell office:value-type="string" calcext:value-type="string">
            <text:p>UBND Xã Trường Long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339" calcext:value-type="float">
            <text:p>1010339</text:p>
          </table:table-cell>
          <table:table-cell office:value-type="string" calcext:value-type="string">
            <text:p>UBND Xã Nhơn Nghĩa</text:p>
          </table:table-cell>
          <table:table-cell office:value-type="float" office:value="98" calcext:value-type="float">
            <text:p>98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4840" calcext:value-type="float">
            <text:p>484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423" calcext:value-type="float">
            <text:p>1010423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0" calcext:value-type="float">
            <text:p>1010430</text:p>
          </table:table-cell>
          <table:table-cell office:value-type="string" calcext:value-type="string">
            <text:p>UBND Xã Thanh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2" calcext:value-type="float">
            <text:p>1010432</text:p>
          </table:table-cell>
          <table:table-cell office:value-type="string" calcext:value-type="string">
            <text:p>UBND Xã Hoàng Đ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3" calcext:value-type="float">
            <text:p>1010433</text:p>
          </table:table-cell>
          <table:table-cell office:value-type="string" calcext:value-type="string">
            <text:p>UBND xã Vĩnh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45" calcext:value-type="float">
            <text:p>1010445</text:p>
          </table:table-cell>
          <table:table-cell office:value-type="string" calcext:value-type="string">
            <text:p>UBND Thị Trấn Phú Hò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555" calcext:value-type="float">
            <text:p>1010555</text:p>
          </table:table-cell>
          <table:table-cell office:value-type="string" calcext:value-type="string">
            <text:p>Ủy Ban Nhân Dân Xã Long Hưng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0602" calcext:value-type="float">
            <text:p>1010602</text:p>
          </table:table-cell>
          <table:table-cell office:value-type="string" calcext:value-type="string">
            <text:p>UBND xã Trà K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4" calcext:value-type="float">
            <text:p>1010604</text:p>
          </table:table-cell>
          <table:table-cell office:value-type="string" calcext:value-type="string">
            <text:p>UBND xã Trà Giác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7873" calcext:value-type="float">
            <text:p>787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10606" calcext:value-type="float">
            <text:p>1010606</text:p>
          </table:table-cell>
          <table:table-cell office:value-type="string" calcext:value-type="string">
            <text:p>UBND Xã Tam Trà</text:p>
          </table:table-cell>
          <table:table-cell office:value-type="float" office:value="233" calcext:value-type="float">
            <text:p>233</text:p>
          </table:table-cell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  <table:table-cell office:value-type="float" office:value="8047" calcext:value-type="float">
            <text:p>804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608" calcext:value-type="float">
            <text:p>1010608</text:p>
          </table:table-cell>
          <table:table-cell office:value-type="string" calcext:value-type="string">
            <text:p>UBND xã Trà Kó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9" calcext:value-type="float">
            <text:p>1010609</text:p>
          </table:table-cell>
          <table:table-cell office:value-type="string" calcext:value-type="string">
            <text:p>UBND Xã Trà N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0" calcext:value-type="float">
            <text:p>1010610</text:p>
          </table:table-cell>
          <table:table-cell office:value-type="string" calcext:value-type="string">
            <text:p>UBND Xã Phước Đức</text:p>
          </table:table-cell>
          <table:table-cell office:value-type="float" office:value="1011" calcext:value-type="float">
            <text:p>1011</text:p>
          </table:table-cell>
          <table:table-cell office:value-type="float" office:value="6948" calcext:value-type="float">
            <text:p>6948</text:p>
          </table:table-cell>
          <table:table-cell office:value-type="float" office:value="0" calcext:value-type="float">
            <text:p>0</text:p>
          </table:table-cell>
          <table:table-cell office:value-type="float" office:value="5017" calcext:value-type="float">
            <text:p>5017</text:p>
          </table:table-cell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0611" calcext:value-type="float">
            <text:p>1010611</text:p>
          </table:table-cell>
          <table:table-cell office:value-type="string" calcext:value-type="string">
            <text:p>UBND Xã Phước Năng</text:p>
          </table:table-cell>
          <table:table-cell office:value-type="float" office:value="39" calcext:value-type="float">
            <text:p>39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2" calcext:value-type="float">
            <text:p>1010612</text:p>
          </table:table-cell>
          <table:table-cell office:value-type="string" calcext:value-type="string">
            <text:p>UBND Xã Tam Giang</text:p>
          </table:table-cell>
          <table:table-cell office:value-type="float" office:value="103" calcext:value-type="float">
            <text:p>103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3" calcext:value-type="float">
            <text:p>1010613</text:p>
          </table:table-cell>
          <table:table-cell office:value-type="string" calcext:value-type="string">
            <text:p>UBND Xã Tam Quang</text:p>
          </table:table-cell>
          <table:table-cell office:value-type="float" office:value="84" calcext:value-type="float">
            <text:p>84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4" calcext:value-type="float">
            <text:p>1010614</text:p>
          </table:table-cell>
          <table:table-cell office:value-type="string" calcext:value-type="string">
            <text:p>UBND Xã Tam Nghĩa</text:p>
          </table:table-cell>
          <table:table-cell office:value-type="float" office:value="37" calcext:value-type="float">
            <text:p>37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2433" calcext:value-type="float">
            <text:p>2433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5" calcext:value-type="float">
            <text:p>1010615</text:p>
          </table:table-cell>
          <table:table-cell office:value-type="string" calcext:value-type="string">
            <text:p>UBND Xã Tam Xuân 1</text:p>
          </table:table-cell>
          <table:table-cell office:value-type="float" office:value="192" calcext:value-type="float">
            <text:p>192</text:p>
          </table:table-cell>
          <table:table-cell office:value-type="float" office:value="2096" calcext:value-type="float">
            <text:p>2096</text:p>
          </table:table-cell>
          <table:table-cell office:value-type="float" office:value="4" calcext:value-type="float">
            <text:p>4</text:p>
          </table:table-cell>
          <table:table-cell office:value-type="float" office:value="578" calcext:value-type="float">
            <text:p>578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6" calcext:value-type="float">
            <text:p>1010616</text:p>
          </table:table-cell>
          <table:table-cell office:value-type="string" calcext:value-type="string">
            <text:p>UBND Xã Tiê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7" calcext:value-type="float">
            <text:p>1010617</text:p>
          </table:table-cell>
          <table:table-cell office:value-type="string" calcext:value-type="string">
            <text:p>UBND Xã Tiên Lập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8" calcext:value-type="float">
            <text:p>1010618</text:p>
          </table:table-cell>
          <table:table-cell office:value-type="string" calcext:value-type="string">
            <text:p>UBND Thị Trấn Khâm Đức</text:p>
          </table:table-cell>
          <table:table-cell office:value-type="float" office:value="476" calcext:value-type="float">
            <text:p>476</text:p>
          </table:table-cell>
          <table:table-cell office:value-type="float" office:value="3599" calcext:value-type="float">
            <text:p>3599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9" calcext:value-type="float">
            <text:p>1010619</text:p>
          </table:table-cell>
          <table:table-cell office:value-type="string" calcext:value-type="string">
            <text:p>UBND Xã Phước Hiệ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73" calcext:value-type="float">
            <text:p>1010673</text:p>
          </table:table-cell>
          <table:table-cell office:value-type="string" calcext:value-type="string">
            <text:p>UBND xã Tha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75" calcext:value-type="float">
            <text:p>1010675</text:p>
          </table:table-cell>
          <table:table-cell office:value-type="string" calcext:value-type="string">
            <text:p>UBND Xã Duy Ph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45" calcext:value-type="float">
            <text:p>1010845</text:p>
          </table:table-cell>
          <table:table-cell office:value-type="string" calcext:value-type="string">
            <text:p>UBND Xã Phước Kim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46" calcext:value-type="float">
            <text:p>1010846</text:p>
          </table:table-cell>
          <table:table-cell office:value-type="string" calcext:value-type="string">
            <text:p>UBND Xã Phước Thành</text:p>
          </table:table-cell>
          <table:table-cell office:value-type="float" office:value="1992" calcext:value-type="float">
            <text:p>1992</text:p>
          </table:table-cell>
          <table:table-cell office:value-type="float" office:value="6777" calcext:value-type="float">
            <text:p>6777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0847" calcext:value-type="float">
            <text:p>1010847</text:p>
          </table:table-cell>
          <table:table-cell office:value-type="string" calcext:value-type="string">
            <text:p>UBND Thị Trấn Núi Thành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48" calcext:value-type="float">
            <text:p>1010848</text:p>
          </table:table-cell>
          <table:table-cell office:value-type="string" calcext:value-type="string">
            <text:p>UBND Xã Phước Chánh</text:p>
          </table:table-cell>
          <table:table-cell office:value-type="float" office:value="2386" calcext:value-type="float">
            <text:p>2386</text:p>
          </table:table-cell>
          <table:table-cell office:value-type="float" office:value="10163" calcext:value-type="float">
            <text:p>10163</text:p>
          </table:table-cell>
          <table:table-cell office:value-type="float" office:value="0" calcext:value-type="float">
            <text:p>0</text:p>
          </table:table-cell>
          <table:table-cell office:value-type="float" office:value="2945" calcext:value-type="float">
            <text:p>2945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0849" calcext:value-type="float">
            <text:p>1010849</text:p>
          </table:table-cell>
          <table:table-cell office:value-type="string" calcext:value-type="string">
            <text:p>UBND Xã Phước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2" calcext:value-type="float">
            <text:p>1010852</text:p>
          </table:table-cell>
          <table:table-cell office:value-type="string" calcext:value-type="string">
            <text:p>UBND Xã Tiên Ngọc</text:p>
          </table:table-cell>
          <table:table-cell office:value-type="float" office:value="125" calcext:value-type="float">
            <text:p>125</text:p>
          </table:table-cell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53" calcext:value-type="float">
            <text:p>1010853</text:p>
          </table:table-cell>
          <table:table-cell office:value-type="string" calcext:value-type="string">
            <text:p>UBND Xã Tiê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4" calcext:value-type="float">
            <text:p>1010854</text:p>
          </table:table-cell>
          <table:table-cell office:value-type="string" calcext:value-type="string">
            <text:p>UBND Xã Tiên Cảnh</text:p>
          </table:table-cell>
          <table:table-cell office:value-type="float" office:value="266" calcext:value-type="float">
            <text:p>266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55" calcext:value-type="float">
            <text:p>1010855</text:p>
          </table:table-cell>
          <table:table-cell office:value-type="string" calcext:value-type="string">
            <text:p>UBND Xã Tiê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6" calcext:value-type="float">
            <text:p>1010856</text:p>
          </table:table-cell>
          <table:table-cell office:value-type="string" calcext:value-type="string">
            <text:p>UBND Xã Phước Mỹ</text:p>
          </table:table-cell>
          <table:table-cell office:value-type="float" office:value="294" calcext:value-type="float">
            <text:p>294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9097" calcext:value-type="float">
            <text:p>909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857" calcext:value-type="float">
            <text:p>1010857</text:p>
          </table:table-cell>
          <table:table-cell office:value-type="string" calcext:value-type="string">
            <text:p>UBND Xã T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8" calcext:value-type="float">
            <text:p>1010858</text:p>
          </table:table-cell>
          <table:table-cell office:value-type="string" calcext:value-type="string">
            <text:p>UBND Xã Tiê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9" calcext:value-type="float">
            <text:p>1010859</text:p>
          </table:table-cell>
          <table:table-cell office:value-type="string" calcext:value-type="string">
            <text:p>UBND Xã Tiên Cẩm</text:p>
          </table:table-cell>
          <table:table-cell office:value-type="float" office:value="2" calcext:value-type="float">
            <text:p>2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99" calcext:value-type="float">
            <text:p>1010899</text:p>
          </table:table-cell>
          <table:table-cell office:value-type="string" calcext:value-type="string">
            <text:p>Ủy Ban Nhân Dân Xã Hòa T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02" calcext:value-type="float">
            <text:p>1011102</text:p>
          </table:table-cell>
          <table:table-cell office:value-type="string" calcext:value-type="string">
            <text:p>UBND Xã Tiên Châu</text:p>
          </table:table-cell>
          <table:table-cell office:value-type="float" office:value="20" calcext:value-type="float">
            <text:p>20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3" calcext:value-type="float">
            <text:p>1011103</text:p>
          </table:table-cell>
          <table:table-cell office:value-type="string" calcext:value-type="string">
            <text:p>UBND Xã Tiên Lãnh</text:p>
          </table:table-cell>
          <table:table-cell office:value-type="float" office:value="1144" calcext:value-type="float">
            <text:p>1144</text:p>
          </table:table-cell>
          <table:table-cell office:value-type="float" office:value="3543" calcext:value-type="float">
            <text:p>3543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5" calcext:value-type="float">
            <text:p>1011105</text:p>
          </table:table-cell>
          <table:table-cell office:value-type="string" calcext:value-type="string">
            <text:p>UBND Xã Phước G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7" calcext:value-type="float">
            <text:p>1011107</text:p>
          </table:table-cell>
          <table:table-cell office:value-type="string" calcext:value-type="string">
            <text:p>UBND Xã Quế Lư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1108" calcext:value-type="float">
            <text:p>1011108</text:p>
          </table:table-cell>
          <table:table-cell office:value-type="string" calcext:value-type="string">
            <text:p>UBND Thị Trấn Tiên Kỳ</text:p>
          </table:table-cell>
          <table:table-cell office:value-type="float" office:value="75" calcext:value-type="float">
            <text:p>75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9" calcext:value-type="float">
            <text:p>1011109</text:p>
          </table:table-cell>
          <table:table-cell office:value-type="string" calcext:value-type="string">
            <text:p>UBND Xã Tiê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0" calcext:value-type="float">
            <text:p>1011110</text:p>
          </table:table-cell>
          <table:table-cell office:value-type="string" calcext:value-type="string">
            <text:p>UBND Xã Hiệp Thuậ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11" calcext:value-type="float">
            <text:p>1011111</text:p>
          </table:table-cell>
          <table:table-cell office:value-type="string" calcext:value-type="string">
            <text:p>UBND Xã Quế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2" calcext:value-type="float">
            <text:p>1011112</text:p>
          </table:table-cell>
          <table:table-cell office:value-type="string" calcext:value-type="string">
            <text:p>UBND Xã Bình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3" calcext:value-type="float">
            <text:p>1011113</text:p>
          </table:table-cell>
          <table:table-cell office:value-type="string" calcext:value-type="string">
            <text:p>UBND Xã Phước Tr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4" calcext:value-type="float">
            <text:p>1011114</text:p>
          </table:table-cell>
          <table:table-cell office:value-type="string" calcext:value-type="string">
            <text:p>UBND Xã Quế An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11287" calcext:value-type="float">
            <text:p>1128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115" calcext:value-type="float">
            <text:p>1011115</text:p>
          </table:table-cell>
          <table:table-cell office:value-type="string" calcext:value-type="string">
            <text:p>UBND Xã Quế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9" calcext:value-type="float">
            <text:p>1011119</text:p>
          </table:table-cell>
          <table:table-cell office:value-type="string" calcext:value-type="string">
            <text:p>UBND xã Thăng Phướ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31" calcext:value-type="float">
            <text:p>1011131</text:p>
          </table:table-cell>
          <table:table-cell office:value-type="string" calcext:value-type="string">
            <text:p>UBND Thị Trấn Cái Nước</text:p>
          </table:table-cell>
          <table:table-cell office:value-type="float" office:value="116" calcext:value-type="float">
            <text:p>116</text:p>
          </table:table-cell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149" calcext:value-type="float">
            <text:p>1011149</text:p>
          </table:table-cell>
          <table:table-cell office:value-type="string" calcext:value-type="string">
            <text:p>Ủy Ban Nhân Dân Xã Long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57" calcext:value-type="float">
            <text:p>1011357</text:p>
          </table:table-cell>
          <table:table-cell office:value-type="string" calcext:value-type="string">
            <text:p>UBND xã Bình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358" calcext:value-type="float">
            <text:p>1011358</text:p>
          </table:table-cell>
          <table:table-cell office:value-type="string" calcext:value-type="string">
            <text:p>UBND Xã Quế Hiệp</text:p>
          </table:table-cell>
          <table:table-cell office:value-type="float" office:value="2832" calcext:value-type="float">
            <text:p>2832</text:p>
          </table:table-cell>
          <table:table-cell office:value-type="float" office:value="9514" calcext:value-type="float">
            <text:p>9514</text:p>
          </table:table-cell>
          <table:table-cell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359" calcext:value-type="float">
            <text:p>1011359</text:p>
          </table:table-cell>
          <table:table-cell office:value-type="string" calcext:value-type="string">
            <text:p>UBND Xã Quế Xuân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60" calcext:value-type="float">
            <text:p>1011360</text:p>
          </table:table-cell>
          <table:table-cell office:value-type="string" calcext:value-type="string">
            <text:p>UBND Xã Quế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68" calcext:value-type="float">
            <text:p>1011368</text:p>
          </table:table-cell>
          <table:table-cell office:value-type="string" calcext:value-type="string">
            <text:p>UBND xã Hiệp Hòa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369" calcext:value-type="float">
            <text:p>1011369</text:p>
          </table:table-cell>
          <table:table-cell office:value-type="string" calcext:value-type="string">
            <text:p>UBND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89" calcext:value-type="float">
            <text:p>1011389</text:p>
          </table:table-cell>
          <table:table-cell office:value-type="string" calcext:value-type="string">
            <text:p>UBND Thị trấn Bá H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1" calcext:value-type="float">
            <text:p>1011471</text:p>
          </table:table-cell>
          <table:table-cell office:value-type="string" calcext:value-type="string">
            <text:p>UBND Thị Trấn Hà La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472" calcext:value-type="float">
            <text:p>1011472</text:p>
          </table:table-cell>
          <table:table-cell office:value-type="string" calcext:value-type="string">
            <text:p>UBND Xã Bình Dươ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3" calcext:value-type="float">
            <text:p>1011473</text:p>
          </table:table-cell>
          <table:table-cell office:value-type="string" calcext:value-type="string">
            <text:p>UBND XÃ BÌNH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4" calcext:value-type="float">
            <text:p>1011474</text:p>
          </table:table-cell>
          <table:table-cell office:value-type="string" calcext:value-type="string">
            <text:p>UBND Xã Bình Nguyê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7" calcext:value-type="float">
            <text:p>1011477</text:p>
          </table:table-cell>
          <table:table-cell office:value-type="string" calcext:value-type="string">
            <text:p>UBND Xã Tà Bh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8" calcext:value-type="float">
            <text:p>1011478</text:p>
          </table:table-cell>
          <table:table-cell office:value-type="string" calcext:value-type="string">
            <text:p>UBND Xã Cà 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9" calcext:value-type="float">
            <text:p>1011479</text:p>
          </table:table-cell>
          <table:table-cell office:value-type="string" calcext:value-type="string">
            <text:p>UBND Xã Đắc P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80" calcext:value-type="float">
            <text:p>1011480</text:p>
          </table:table-cell>
          <table:table-cell office:value-type="string" calcext:value-type="string">
            <text:p>UBND Xã Đắc Pr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53" calcext:value-type="float">
            <text:p>1011553</text:p>
          </table:table-cell>
          <table:table-cell office:value-type="string" calcext:value-type="string">
            <text:p>UBND Xã Trà Nam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58" calcext:value-type="float">
            <text:p>1011558</text:p>
          </table:table-cell>
          <table:table-cell office:value-type="string" calcext:value-type="string">
            <text:p>UBND Xã Trà Don</text:p>
          </table:table-cell>
          <table:table-cell office:value-type="float" office:value="2" calcext:value-type="float">
            <text:p>2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59" calcext:value-type="float">
            <text:p>1011559</text:p>
          </table:table-cell>
          <table:table-cell office:value-type="string" calcext:value-type="string">
            <text:p>UBND Xã Trà Vân</text:p>
          </table:table-cell>
          <table:table-cell office:value-type="float" office:value="84" calcext:value-type="float">
            <text:p>84</text:p>
          </table:table-cell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office:value-type="float" office:value="3563" calcext:value-type="float">
            <text:p>3563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1560" calcext:value-type="float">
            <text:p>1011560</text:p>
          </table:table-cell>
          <table:table-cell office:value-type="string" calcext:value-type="string">
            <text:p>UBND Xã Trà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65" calcext:value-type="float">
            <text:p>1011565</text:p>
          </table:table-cell>
          <table:table-cell office:value-type="string" calcext:value-type="string">
            <text:p>UBND Xã Trà Le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66" calcext:value-type="float">
            <text:p>1011566</text:p>
          </table:table-cell>
          <table:table-cell office:value-type="string" calcext:value-type="string">
            <text:p>UBND Xã Trà Dơn</text:p>
          </table:table-cell>
          <table:table-cell office:value-type="float" office:value="48" calcext:value-type="float">
            <text:p>48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67" calcext:value-type="float">
            <text:p>1011567</text:p>
          </table:table-cell>
          <table:table-cell office:value-type="string" calcext:value-type="string">
            <text:p>UBND Xã Trà T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727" calcext:value-type="float">
            <text:p>1011727</text:p>
          </table:table-cell>
          <table:table-cell office:value-type="string" calcext:value-type="string">
            <text:p>UBND Xã Tân Lậ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759" calcext:value-type="float">
            <text:p>1011759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85" calcext:value-type="float">
            <text:p>1011985</text:p>
          </table:table-cell>
          <table:table-cell office:value-type="string" calcext:value-type="string">
            <text:p>UBND xã Hồng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86" calcext:value-type="float">
            <text:p>1011986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87" calcext:value-type="float">
            <text:p>1011987</text:p>
          </table:table-cell>
          <table:table-cell office:value-type="string" calcext:value-type="string">
            <text:p>UBND xã An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1" calcext:value-type="float">
            <text:p>1011991</text:p>
          </table:table-cell>
          <table:table-cell office:value-type="string" calcext:value-type="string">
            <text:p>UBND Thị trấn A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2" calcext:value-type="float">
            <text:p>1011992</text:p>
          </table:table-cell>
          <table:table-cell office:value-type="string" calcext:value-type="string">
            <text:p>UBND xã Lê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3" calcext:value-type="float">
            <text:p>1011993</text:p>
          </table:table-cell>
          <table:table-cell office:value-type="string" calcext:value-type="string">
            <text:p>UBND xã Đại B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4" calcext:value-type="float">
            <text:p>1011994</text:p>
          </table:table-cell>
          <table:table-cell office:value-type="string" calcext:value-type="string">
            <text:p>UBND xã Đặng C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5" calcext:value-type="float">
            <text:p>1011995</text:p>
          </table:table-cell>
          <table:table-cell office:value-type="string" calcext:value-type="string">
            <text:p>UBND xã Đ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6" calcext:value-type="float">
            <text:p>1011996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7" calcext:value-type="float">
            <text:p>1011997</text:p>
          </table:table-cell>
          <table:table-cell office:value-type="string" calcext:value-type="string">
            <text:p>UBND xã An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8" calcext:value-type="float">
            <text:p>1011998</text:p>
          </table:table-cell>
          <table:table-cell office:value-type="string" calcext:value-type="string">
            <text:p>UBND xã H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9" calcext:value-type="float">
            <text:p>1011999</text:p>
          </table:table-cell>
          <table:table-cell office:value-type="string" calcext:value-type="string">
            <text:p>UBND xã Lý H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01" calcext:value-type="float">
            <text:p>1012001</text:p>
          </table:table-cell>
          <table:table-cell office:value-type="string" calcext:value-type="string">
            <text:p>UBND xã Bắ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02" calcext:value-type="float">
            <text:p>1012002</text:p>
          </table:table-cell>
          <table:table-cell office:value-type="string" calcext:value-type="string">
            <text:p>UBND xã N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19" calcext:value-type="float">
            <text:p>1012019</text:p>
          </table:table-cell>
          <table:table-cell office:value-type="string" calcext:value-type="string">
            <text:p>UBND Xã Thụy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0" calcext:value-type="float">
            <text:p>1012020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1" calcext:value-type="float">
            <text:p>1012021</text:p>
          </table:table-cell>
          <table:table-cell office:value-type="string" calcext:value-type="string">
            <text:p>UBND Xã Minh Tâ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4" calcext:value-type="float">
            <text:p>1012024</text:p>
          </table:table-cell>
          <table:table-cell office:value-type="string" calcext:value-type="string">
            <text:p>UBND phường Hòa Nghĩ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5" calcext:value-type="float">
            <text:p>1012025</text:p>
          </table:table-cell>
          <table:table-cell office:value-type="string" calcext:value-type="string">
            <text:p>UBND Xã Ngũ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6" calcext:value-type="float">
            <text:p>1012026</text:p>
          </table:table-cell>
          <table:table-cell office:value-type="string" calcext:value-type="string">
            <text:p>UBND Xã Kiến Quốc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7" calcext:value-type="float">
            <text:p>1012027</text:p>
          </table:table-cell>
          <table:table-cell office:value-type="string" calcext:value-type="string">
            <text:p>UBND Thị trấn Núi Đố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8" calcext:value-type="float">
            <text:p>1012028</text:p>
          </table:table-cell>
          <table:table-cell office:value-type="string" calcext:value-type="string">
            <text:p>UBND Phường Đa Phúc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9" calcext:value-type="float">
            <text:p>1012029</text:p>
          </table:table-cell>
          <table:table-cell office:value-type="string" calcext:value-type="string">
            <text:p>UBND Phường Hưng Đạo</text:p>
          </table:table-cell>
          <table:table-cell office:value-type="float" office:value="24" calcext:value-type="float">
            <text:p>24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0" calcext:value-type="float">
            <text:p>1012030</text:p>
          </table:table-cell>
          <table:table-cell office:value-type="string" calcext:value-type="string">
            <text:p>UBND Phường Anh Dũ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32" calcext:value-type="float">
            <text:p>1012032</text:p>
          </table:table-cell>
          <table:table-cell office:value-type="string" calcext:value-type="string">
            <text:p>UBND Xã Đạ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3" calcext:value-type="float">
            <text:p>1012033</text:p>
          </table:table-cell>
          <table:table-cell office:value-type="string" calcext:value-type="string">
            <text:p>UBND Xã Ngũ Đo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34" calcext:value-type="float">
            <text:p>1012034</text:p>
          </table:table-cell>
          <table:table-cell office:value-type="string" calcext:value-type="string">
            <text:p>UBND Xã Tân Phong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50" calcext:value-type="float">
            <text:p>1012050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55" calcext:value-type="float">
            <text:p>1012055</text:p>
          </table:table-cell>
          <table:table-cell office:value-type="string" calcext:value-type="string">
            <text:p>UBND xã Liên 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61" calcext:value-type="float">
            <text:p>1012061</text:p>
          </table:table-cell>
          <table:table-cell office:value-type="string" calcext:value-type="string">
            <text:p>UBND xã Hoà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65" calcext:value-type="float">
            <text:p>1012065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79" calcext:value-type="float">
            <text:p>1012079</text:p>
          </table:table-cell>
          <table:table-cell office:value-type="string" calcext:value-type="string">
            <text:p>UBND xã Đức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2" calcext:value-type="float">
            <text:p>1012082</text:p>
          </table:table-cell>
          <table:table-cell office:value-type="string" calcext:value-type="string">
            <text:p>UBND Phường Hợp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3" calcext:value-type="float">
            <text:p>1012083</text:p>
          </table:table-cell>
          <table:table-cell office:value-type="string" calcext:value-type="string">
            <text:p>UBND Xã A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4" calcext:value-type="float">
            <text:p>1012084</text:p>
          </table:table-cell>
          <table:table-cell office:value-type="string" calcext:value-type="string">
            <text:p>UBND Xã Thuận Thi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85" calcext:value-type="float">
            <text:p>1012085</text:p>
          </table:table-cell>
          <table:table-cell office:value-type="string" calcext:value-type="string">
            <text:p>UBND Xã Hữu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6" calcext:value-type="float">
            <text:p>1012086</text:p>
          </table:table-cell>
          <table:table-cell office:value-type="string" calcext:value-type="string">
            <text:p>UBND xã Đại Đồn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91" calcext:value-type="float">
            <text:p>1012091</text:p>
          </table:table-cell>
          <table:table-cell office:value-type="string" calcext:value-type="string">
            <text:p>UBND phường Hải Thành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92" calcext:value-type="float">
            <text:p>1012092</text:p>
          </table:table-cell>
          <table:table-cell office:value-type="string" calcext:value-type="string">
            <text:p>UBND Xã Đông Phương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2105" calcext:value-type="float">
            <text:p>1012105</text:p>
          </table:table-cell>
          <table:table-cell office:value-type="string" calcext:value-type="string">
            <text:p>UBND TT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6" calcext:value-type="float">
            <text:p>1012106</text:p>
          </table:table-cell>
          <table:table-cell office:value-type="string" calcext:value-type="string">
            <text:p>UBND xã Đak L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7" calcext:value-type="float">
            <text:p>1012107</text:p>
          </table:table-cell>
          <table:table-cell office:value-type="string" calcext:value-type="string">
            <text:p>UBND xã Nam Cát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2" calcext:value-type="float">
            <text:p>1012432</text:p>
          </table:table-cell>
          <table:table-cell office:value-type="string" calcext:value-type="string">
            <text:p>Ủy Ban Nhân Dân Xã Khá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3" calcext:value-type="float">
            <text:p>1012433</text:p>
          </table:table-cell>
          <table:table-cell office:value-type="string" calcext:value-type="string">
            <text:p>Ủy Ban Nhân Dân Xã Khá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4" calcext:value-type="float">
            <text:p>1012434</text:p>
          </table:table-cell>
          <table:table-cell office:value-type="string" calcext:value-type="string">
            <text:p>Uỷ ban nhân dân xã Sơ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5" calcext:value-type="float">
            <text:p>1012435</text:p>
          </table:table-cell>
          <table:table-cell office:value-type="string" calcext:value-type="string">
            <text:p>Ủy ban nhân dân xã Liên S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9" calcext:value-type="float">
            <text:p>1012439</text:p>
          </table:table-cell>
          <table:table-cell office:value-type="string" calcext:value-type="string">
            <text:p>Ủy Ban Nhân Dân Xã Khá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0" calcext:value-type="float">
            <text:p>1012440</text:p>
          </table:table-cell>
          <table:table-cell office:value-type="string" calcext:value-type="string">
            <text:p>Ủy Ban Nhân Dân Xã Giang L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1" calcext:value-type="float">
            <text:p>1012441</text:p>
          </table:table-cell>
          <table:table-cell office:value-type="string" calcext:value-type="string">
            <text:p>Ủy Ban Nhân Dân Xã Cầu B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9" calcext:value-type="float">
            <text:p>1012449</text:p>
          </table:table-cell>
          <table:table-cell office:value-type="string" calcext:value-type="string">
            <text:p>Ubnd Xã Tân Việ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3" calcext:value-type="float">
            <text:p>1012453</text:p>
          </table:table-cell>
          <table:table-cell office:value-type="string" calcext:value-type="string">
            <text:p>UBND xã Tru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4" calcext:value-type="float">
            <text:p>1012454</text:p>
          </table:table-cell>
          <table:table-cell office:value-type="string" calcext:value-type="string">
            <text:p>UBND xã Yên Hòa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2455" calcext:value-type="float">
            <text:p>1012455</text:p>
          </table:table-cell>
          <table:table-cell office:value-type="string" calcext:value-type="string">
            <text:p>UBND Xã Minh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6" calcext:value-type="float">
            <text:p>1012456</text:p>
          </table:table-cell>
          <table:table-cell office:value-type="string" calcext:value-type="string">
            <text:p>UBND Xã Trung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7" calcext:value-type="float">
            <text:p>1012457</text:p>
          </table:table-cell>
          <table:table-cell office:value-type="string" calcext:value-type="string">
            <text:p>Ubnd Xã Lý Thường Kiệ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93" calcext:value-type="float">
            <text:p>1012493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94" calcext:value-type="float">
            <text:p>1012494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95" calcext:value-type="float">
            <text:p>1012495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96" calcext:value-type="float">
            <text:p>1012496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576" calcext:value-type="float">
            <text:p>1012576</text:p>
          </table:table-cell>
          <table:table-cell office:value-type="string" calcext:value-type="string">
            <text:p>Ủy Ban Nhân Dân Phường Ninh Hiệp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581" calcext:value-type="float">
            <text:p>1012581</text:p>
          </table:table-cell>
          <table:table-cell office:value-type="string" calcext:value-type="string">
            <text:p>UBND Xã Mỹ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694" calcext:value-type="float">
            <text:p>1012694</text:p>
          </table:table-cell>
          <table:table-cell office:value-type="string" calcext:value-type="string">
            <text:p>UBND Xã Thanh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695" calcext:value-type="float">
            <text:p>1012695</text:p>
          </table:table-cell>
          <table:table-cell office:value-type="string" calcext:value-type="string">
            <text:p>UBND Xã Yê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696" calcext:value-type="float">
            <text:p>1012696</text:p>
          </table:table-cell>
          <table:table-cell office:value-type="string" calcext:value-type="string">
            <text:p>UBND xã Việt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743" calcext:value-type="float">
            <text:p>1012743</text:p>
          </table:table-cell>
          <table:table-cell office:value-type="string" calcext:value-type="string">
            <text:p>Ủy Ban Nhân Dân Xã Triệu Thành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750" calcext:value-type="float">
            <text:p>1012750</text:p>
          </table:table-cell>
          <table:table-cell office:value-type="string" calcext:value-type="string">
            <text:p>Ủy Ban Nhân Dân Xã Tân Dân</text:p>
          </table:table-cell>
          <table:table-cell office:value-type="float" office:value="378" calcext:value-type="float">
            <text:p>378</text:p>
          </table:table-cell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2824" calcext:value-type="float">
            <text:p>1012824</text:p>
          </table:table-cell>
          <table:table-cell office:value-type="string" calcext:value-type="string">
            <text:p>Ủy Ban Nhân Dân Xã Xuân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5" calcext:value-type="float">
            <text:p>1012825</text:p>
          </table:table-cell>
          <table:table-cell office:value-type="string" calcext:value-type="string">
            <text:p>Ủy Ban Nhân Dân Xã Vạn Hưng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6" calcext:value-type="float">
            <text:p>1012826</text:p>
          </table:table-cell>
          <table:table-cell office:value-type="string" calcext:value-type="string">
            <text:p>Ủy Ban Nhân Dân Xã Ninh Tr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0" calcext:value-type="float">
            <text:p>1012830</text:p>
          </table:table-cell>
          <table:table-cell office:value-type="string" calcext:value-type="string">
            <text:p>Ủy Ban Nhân Dân Xã Ninh Thượ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1" calcext:value-type="float">
            <text:p>1012831</text:p>
          </table:table-cell>
          <table:table-cell office:value-type="string" calcext:value-type="string">
            <text:p>Ủy Ban Nhân Dân Xã Ninh Thọ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2" calcext:value-type="float">
            <text:p>1012832</text:p>
          </table:table-cell>
          <table:table-cell office:value-type="string" calcext:value-type="string">
            <text:p>Ủy Ban Nhân Dân Phường Ninh Hải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3" calcext:value-type="float">
            <text:p>1012833</text:p>
          </table:table-cell>
          <table:table-cell office:value-type="string" calcext:value-type="string">
            <text:p>Ủy Ban Nhân Dân Xã Ninh S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4" calcext:value-type="float">
            <text:p>1012834</text:p>
          </table:table-cell>
          <table:table-cell office:value-type="string" calcext:value-type="string">
            <text:p>Ủy Ban Nhân Dân Xã Ninh Xuâ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8" calcext:value-type="float">
            <text:p>1012838</text:p>
          </table:table-cell>
          <table:table-cell office:value-type="string" calcext:value-type="string">
            <text:p>Ủy Ban Nhân Dân Xã Ninh An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9" calcext:value-type="float">
            <text:p>1012839</text:p>
          </table:table-cell>
          <table:table-cell office:value-type="string" calcext:value-type="string">
            <text:p>Ủy Ban Nhân Dân Xã Ninh Tâ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40" calcext:value-type="float">
            <text:p>1012840</text:p>
          </table:table-cell>
          <table:table-cell office:value-type="string" calcext:value-type="string">
            <text:p>Ủy ban nhân dân xã Vĩnh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63" calcext:value-type="float">
            <text:p>1012863</text:p>
          </table:table-cell>
          <table:table-cell office:value-type="string" calcext:value-type="string">
            <text:p>UBND Xã Dương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64" calcext:value-type="float">
            <text:p>1012864</text:p>
          </table:table-cell>
          <table:table-cell office:value-type="string" calcext:value-type="string">
            <text:p>UBND Xã Hòa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72" calcext:value-type="float">
            <text:p>1012872</text:p>
          </table:table-cell>
          <table:table-cell office:value-type="string" calcext:value-type="string">
            <text:p>UBND Xã Cẩ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77" calcext:value-type="float">
            <text:p>1012877</text:p>
          </table:table-cell>
          <table:table-cell office:value-type="string" calcext:value-type="string">
            <text:p>UBND Xã L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94" calcext:value-type="float">
            <text:p>1012894</text:p>
          </table:table-cell>
          <table:table-cell office:value-type="string" calcext:value-type="string">
            <text:p>Ủy Ban Nhân Dân Xã Ngọc Chánh</text:p>
          </table:table-cell>
          <table:table-cell office:value-type="float" office:value="247" calcext:value-type="float">
            <text:p>247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2896" calcext:value-type="float">
            <text:p>1012896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108" calcext:value-type="float">
            <text:p>108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079" calcext:value-type="float">
            <text:p>1013079</text:p>
          </table:table-cell>
          <table:table-cell office:value-type="string" calcext:value-type="string">
            <text:p>Ủy ban nhân dân xã Vĩnh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0" calcext:value-type="float">
            <text:p>1013080</text:p>
          </table:table-cell>
          <table:table-cell office:value-type="string" calcext:value-type="string">
            <text:p>Ủy ban nhân dân phường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4" calcext:value-type="float">
            <text:p>1013084</text:p>
          </table:table-cell>
          <table:table-cell office:value-type="string" calcext:value-type="string">
            <text:p>Ủy ban nhân dân xã Vĩ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5" calcext:value-type="float">
            <text:p>1013085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6" calcext:value-type="float">
            <text:p>1013086</text:p>
          </table:table-cell>
          <table:table-cell office:value-type="string" calcext:value-type="string">
            <text:p>Ủy ban nhân dân xã Vĩ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7" calcext:value-type="float">
            <text:p>1013087</text:p>
          </table:table-cell>
          <table:table-cell office:value-type="string" calcext:value-type="string">
            <text:p>Ủy Ban Nhân Dân Xã Vĩnh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8" calcext:value-type="float">
            <text:p>1013088</text:p>
          </table:table-cell>
          <table:table-cell office:value-type="string" calcext:value-type="string">
            <text:p>Ủy ban nhân dân xã Phước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107" calcext:value-type="float">
            <text:p>1013107</text:p>
          </table:table-cell>
          <table:table-cell office:value-type="string" calcext:value-type="string">
            <text:p>UBND phường Bần Yên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114" calcext:value-type="float">
            <text:p>1013114</text:p>
          </table:table-cell>
          <table:table-cell office:value-type="string" calcext:value-type="string">
            <text:p>UBND Xã Minh Hải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15" calcext:value-type="float">
            <text:p>1013115</text:p>
          </table:table-cell>
          <table:table-cell office:value-type="string" calcext:value-type="string">
            <text:p>UBND Xã Lương Tà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71" calcext:value-type="float">
            <text:p>45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3116" calcext:value-type="float">
            <text:p>1013116</text:p>
          </table:table-cell>
          <table:table-cell office:value-type="string" calcext:value-type="string">
            <text:p>UBND Xã Trưng Trắc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17" calcext:value-type="float">
            <text:p>1013117</text:p>
          </table:table-cell>
          <table:table-cell office:value-type="string" calcext:value-type="string">
            <text:p>UBND Xã Lạc Hồng</text:p>
          </table:table-cell>
          <table:table-cell office:value-type="float" office:value="83" calcext:value-type="float">
            <text:p>83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119" calcext:value-type="float">
            <text:p>1013119</text:p>
          </table:table-cell>
          <table:table-cell office:value-type="string" calcext:value-type="string">
            <text:p>UBND phường Phan Đình Phùng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224" calcext:value-type="float">
            <text:p>1013224</text:p>
          </table:table-cell>
          <table:table-cell office:value-type="string" calcext:value-type="string">
            <text:p>UBND xã Sơn V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338" calcext:value-type="float">
            <text:p>1013338</text:p>
          </table:table-cell>
          <table:table-cell office:value-type="string" calcext:value-type="string">
            <text:p>UBND xã Cách Linh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340" calcext:value-type="float">
            <text:p>1013340</text:p>
          </table:table-cell>
          <table:table-cell office:value-type="string" calcext:value-type="string">
            <text:p>UBND xã Đại Sơ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341" calcext:value-type="float">
            <text:p>1013341</text:p>
          </table:table-cell>
          <table:table-cell office:value-type="string" calcext:value-type="string">
            <text:p>UBND xã Tiên Thành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479" calcext:value-type="float">
            <text:p>1013479</text:p>
          </table:table-cell>
          <table:table-cell office:value-type="string" calcext:value-type="string">
            <text:p>UBND Xã Đông Cử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480" calcext:value-type="float">
            <text:p>1013480</text:p>
          </table:table-cell>
          <table:table-cell office:value-type="string" calcext:value-type="string">
            <text:p>UBND Xã Thượng Cửu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495" calcext:value-type="float">
            <text:p>1013495</text:p>
          </table:table-cell>
          <table:table-cell office:value-type="string" calcext:value-type="string">
            <text:p>UBND xã Tân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496" calcext:value-type="float">
            <text:p>1013496</text:p>
          </table:table-cell>
          <table:table-cell office:value-type="string" calcext:value-type="string">
            <text:p>UBND xã Tân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500" calcext:value-type="float">
            <text:p>1013500</text:p>
          </table:table-cell>
          <table:table-cell office:value-type="string" calcext:value-type="string">
            <text:p>UBND Xã Đại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1" calcext:value-type="float">
            <text:p>1013501</text:p>
          </table:table-cell>
          <table:table-cell office:value-type="string" calcext:value-type="string">
            <text:p>UBND Xã Việt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502" calcext:value-type="float">
            <text:p>1013502</text:p>
          </table:table-cell>
          <table:table-cell office:value-type="string" calcext:value-type="string">
            <text:p>UBND Xã Tân Qua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3" calcext:value-type="float">
            <text:p>1013503</text:p>
          </table:table-cell>
          <table:table-cell office:value-type="string" calcext:value-type="string">
            <text:p>UBND xã Hù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507" calcext:value-type="float">
            <text:p>1013507</text:p>
          </table:table-cell>
          <table:table-cell office:value-type="string" calcext:value-type="string">
            <text:p>UBND Thị trấn Như Quỳn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8" calcext:value-type="float">
            <text:p>1013508</text:p>
          </table:table-cell>
          <table:table-cell office:value-type="string" calcext:value-type="string">
            <text:p>UBND Xã Lạc Đạ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9" calcext:value-type="float">
            <text:p>1013509</text:p>
          </table:table-cell>
          <table:table-cell office:value-type="string" calcext:value-type="string">
            <text:p>UBND Xã Chỉ Đạ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60" calcext:value-type="float">
            <text:p>1013560</text:p>
          </table:table-cell>
          <table:table-cell office:value-type="string" calcext:value-type="string">
            <text:p>UBND Xã Giáp Lai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62" calcext:value-type="float">
            <text:p>1013562</text:p>
          </table:table-cell>
          <table:table-cell office:value-type="string" calcext:value-type="string">
            <text:p>UBND Xã Yên Sơn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620" calcext:value-type="float">
            <text:p>1013620</text:p>
          </table:table-cell>
          <table:table-cell office:value-type="string" calcext:value-type="string">
            <text:p>UBND Xã Đông Thuận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795" calcext:value-type="float">
            <text:p>479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3706" calcext:value-type="float">
            <text:p>1013706</text:p>
          </table:table-cell>
          <table:table-cell office:value-type="string" calcext:value-type="string">
            <text:p>UBND Xã Tư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11" calcext:value-type="float">
            <text:p>1013711</text:p>
          </table:table-cell>
          <table:table-cell office:value-type="string" calcext:value-type="string">
            <text:p>Ubnd Xã Mà Coo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12" calcext:value-type="float">
            <text:p>1013712</text:p>
          </table:table-cell>
          <table:table-cell office:value-type="string" calcext:value-type="string">
            <text:p>UBND Xã Kà D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15" calcext:value-type="float">
            <text:p>1013815</text:p>
          </table:table-cell>
          <table:table-cell office:value-type="string" calcext:value-type="string">
            <text:p>UBND Xã Aroo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7" calcext:value-type="float">
            <text:p>32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816" calcext:value-type="float">
            <text:p>1013816</text:p>
          </table:table-cell>
          <table:table-cell office:value-type="string" calcext:value-type="string">
            <text:p>UBND Xã Za 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45" calcext:value-type="float">
            <text:p>1013845</text:p>
          </table:table-cell>
          <table:table-cell office:value-type="string" calcext:value-type="string">
            <text:p>UBND Xã La ÊÊ</text:p>
          </table:table-cell>
          <table:table-cell office:value-type="float" office:value="960" calcext:value-type="float">
            <text:p>960</text:p>
          </table:table-cell>
          <table:table-cell office:value-type="float" office:value="8147" calcext:value-type="float">
            <text:p>8147</text:p>
          </table:table-cell>
          <table:table-cell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846" calcext:value-type="float">
            <text:p>1013846</text:p>
          </table:table-cell>
          <table:table-cell office:value-type="string" calcext:value-type="string">
            <text:p>UBND Xã Zuô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47" calcext:value-type="float">
            <text:p>1013847</text:p>
          </table:table-cell>
          <table:table-cell office:value-type="string" calcext:value-type="string">
            <text:p>UBND Xã La Dêê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848" calcext:value-type="float">
            <text:p>1013848</text:p>
          </table:table-cell>
          <table:table-cell office:value-type="string" calcext:value-type="string">
            <text:p>UBND Xã Chà Và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0" calcext:value-type="float">
            <text:p>1013920</text:p>
          </table:table-cell>
          <table:table-cell office:value-type="string" calcext:value-type="string">
            <text:p>UBND Phường Vĩnh Đ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1" calcext:value-type="float">
            <text:p>1013921</text:p>
          </table:table-cell>
          <table:table-cell office:value-type="string" calcext:value-type="string">
            <text:p>UBND Xã Điệ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3" calcext:value-type="float">
            <text:p>1013923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6" calcext:value-type="float">
            <text:p>1013926</text:p>
          </table:table-cell>
          <table:table-cell office:value-type="string" calcext:value-type="string">
            <text:p>UBND Xã Đại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8" calcext:value-type="float">
            <text:p>1013928</text:p>
          </table:table-cell>
          <table:table-cell office:value-type="string" calcext:value-type="string">
            <text:p>UBND Xã Điệ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9" calcext:value-type="float">
            <text:p>1013929</text:p>
          </table:table-cell>
          <table:table-cell office:value-type="string" calcext:value-type="string">
            <text:p>UBND Xã Đ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30" calcext:value-type="float">
            <text:p>1013930</text:p>
          </table:table-cell>
          <table:table-cell office:value-type="string" calcext:value-type="string">
            <text:p>UBND Xã Đại L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31" calcext:value-type="float">
            <text:p>1013931</text:p>
          </table:table-cell>
          <table:table-cell office:value-type="string" calcext:value-type="string">
            <text:p>UBND Xã Điện Hòa</text:p>
          </table:table-cell>
          <table:table-cell office:value-type="float" office:value="168" calcext:value-type="float">
            <text:p>168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3823" calcext:value-type="float">
            <text:p>3823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3962" calcext:value-type="float">
            <text:p>1013962</text:p>
          </table:table-cell>
          <table:table-cell office:value-type="string" calcext:value-type="string">
            <text:p>UBND Xã Duy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65" calcext:value-type="float">
            <text:p>1013965</text:p>
          </table:table-cell>
          <table:table-cell office:value-type="string" calcext:value-type="string">
            <text:p>UBND Xã Duy Hả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990" calcext:value-type="float">
            <text:p>1013990</text:p>
          </table:table-cell>
          <table:table-cell office:value-type="string" calcext:value-type="string">
            <text:p>UBND Thị trấn Thạ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01" calcext:value-type="float">
            <text:p>1014001</text:p>
          </table:table-cell>
          <table:table-cell office:value-type="string" calcext:value-type="string">
            <text:p>UBND xã Đạ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26" calcext:value-type="float">
            <text:p>1014026</text:p>
          </table:table-cell>
          <table:table-cell office:value-type="string" calcext:value-type="string">
            <text:p>UBND Thị trấn Nam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28" calcext:value-type="float">
            <text:p>1014028</text:p>
          </table:table-cell>
          <table:table-cell office:value-type="string" calcext:value-type="string">
            <text:p>UBND Phường Điện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99" calcext:value-type="float">
            <text:p>1014099</text:p>
          </table:table-cell>
          <table:table-cell office:value-type="string" calcext:value-type="string">
            <text:p>UBND Xã Điện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0" calcext:value-type="float">
            <text:p>1014100</text:p>
          </table:table-cell>
          <table:table-cell office:value-type="string" calcext:value-type="string">
            <text:p>UBND Xã Đạ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2" calcext:value-type="float">
            <text:p>1014102</text:p>
          </table:table-cell>
          <table:table-cell office:value-type="string" calcext:value-type="string">
            <text:p>UBND Xã Điệ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7" calcext:value-type="float">
            <text:p>1014107</text:p>
          </table:table-cell>
          <table:table-cell office:value-type="string" calcext:value-type="string">
            <text:p>UBND Xã Đại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9" calcext:value-type="float">
            <text:p>1014109</text:p>
          </table:table-cell>
          <table:table-cell office:value-type="string" calcext:value-type="string">
            <text:p>UBND Xã Đại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15" calcext:value-type="float">
            <text:p>1014115</text:p>
          </table:table-cell>
          <table:table-cell office:value-type="string" calcext:value-type="string">
            <text:p>UBND Phường Điệ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16" calcext:value-type="float">
            <text:p>1014116</text:p>
          </table:table-cell>
          <table:table-cell office:value-type="string" calcext:value-type="string">
            <text:p>UBND Xã Điện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58" calcext:value-type="float">
            <text:p>1014158</text:p>
          </table:table-cell>
          <table:table-cell office:value-type="string" calcext:value-type="string">
            <text:p>UBND Xã Điện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63" calcext:value-type="float">
            <text:p>1014163</text:p>
          </table:table-cell>
          <table:table-cell office:value-type="string" calcext:value-type="string">
            <text:p>UBND Xã Điện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64" calcext:value-type="float">
            <text:p>1014164</text:p>
          </table:table-cell>
          <table:table-cell office:value-type="string" calcext:value-type="string">
            <text:p>UBND Phường Điệ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01" calcext:value-type="float">
            <text:p>1014201</text:p>
          </table:table-cell>
          <table:table-cell office:value-type="string" calcext:value-type="string">
            <text:p>Ủy Ban Nhân Dân Xã Phong Thạnh A</text:p>
          </table:table-cell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4236" calcext:value-type="float">
            <text:p>1014236</text:p>
          </table:table-cell>
          <table:table-cell office:value-type="string" calcext:value-type="string">
            <text:p>UBND Xã Tâ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7" calcext:value-type="float">
            <text:p>1014237</text:p>
          </table:table-cell>
          <table:table-cell office:value-type="string" calcext:value-type="string">
            <text:p>UBND Xã Mỹ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8" calcext:value-type="float">
            <text:p>1014238</text:p>
          </table:table-cell>
          <table:table-cell office:value-type="string" calcext:value-type="string">
            <text:p>UBND Xã Trườ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9" calcext:value-type="float">
            <text:p>1014239</text:p>
          </table:table-cell>
          <table:table-cell office:value-type="string" calcext:value-type="string">
            <text:p>UBND Xã A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42" calcext:value-type="float">
            <text:p>1014242</text:p>
          </table:table-cell>
          <table:table-cell office:value-type="string" calcext:value-type="string">
            <text:p>UBND Xã A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00" calcext:value-type="float">
            <text:p>1014300</text:p>
          </table:table-cell>
          <table:table-cell office:value-type="string" calcext:value-type="string">
            <text:p>UBND Xã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01" calcext:value-type="float">
            <text:p>1014301</text:p>
          </table:table-cell>
          <table:table-cell office:value-type="string" calcext:value-type="string">
            <text:p>UBND Xã Th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15" calcext:value-type="float">
            <text:p>1014315</text:p>
          </table:table-cell>
          <table:table-cell office:value-type="string" calcext:value-type="string">
            <text:p>Ủy Ban Nhân Dân Xã Pha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653" calcext:value-type="float">
            <text:p>1014653</text:p>
          </table:table-cell>
          <table:table-cell office:value-type="string" calcext:value-type="string">
            <text:p>UBND Phường Nghĩa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899" calcext:value-type="float">
            <text:p>1014899</text:p>
          </table:table-cell>
          <table:table-cell office:value-type="string" calcext:value-type="string">
            <text:p>Ủy Ban Nhân Dân Phường 3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01" calcext:value-type="float">
            <text:p>1014901</text:p>
          </table:table-cell>
          <table:table-cell office:value-type="string" calcext:value-type="string">
            <text:p>Ủy Ban Nhân Dân Phường 4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12" calcext:value-type="float">
            <text:p>1014912</text:p>
          </table:table-cell>
          <table:table-cell office:value-type="string" calcext:value-type="string">
            <text:p>UBND Xã Du Lễ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4946" calcext:value-type="float">
            <text:p>1014946</text:p>
          </table:table-cell>
          <table:table-cell office:value-type="string" calcext:value-type="string">
            <text:p>UBND Xã Đồng Phú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14947" calcext:value-type="float">
            <text:p>1014947</text:p>
          </table:table-cell>
          <table:table-cell office:value-type="string" calcext:value-type="string">
            <text:p>UBND Xã Hòa Ninh</text:p>
          </table:table-cell>
          <table:table-cell office:value-type="float" office:value="68" calcext:value-type="float">
            <text:p>68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4952" calcext:value-type="float">
            <text:p>1014952</text:p>
          </table:table-cell>
          <table:table-cell office:value-type="string" calcext:value-type="string">
            <text:p>UBND Thị trấn Long Hồ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5592" calcext:value-type="float">
            <text:p>1015592</text:p>
          </table:table-cell>
          <table:table-cell office:value-type="string" calcext:value-type="string">
            <text:p>UBND Xã Tà L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5593" calcext:value-type="float">
            <text:p>1015593</text:p>
          </table:table-cell>
          <table:table-cell office:value-type="string" calcext:value-type="string">
            <text:p>UBND Xã Sông Kô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5594" calcext:value-type="float">
            <text:p>1015594</text:p>
          </table:table-cell>
          <table:table-cell office:value-type="string" calcext:value-type="string">
            <text:p>UBND Xã AT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08" calcext:value-type="float">
            <text:p>1015608</text:p>
          </table:table-cell>
          <table:table-cell office:value-type="string" calcext:value-type="string">
            <text:p>UBND xã Bình Đ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09" calcext:value-type="float">
            <text:p>1015609</text:p>
          </table:table-cell>
          <table:table-cell office:value-type="string" calcext:value-type="string">
            <text:p>UBND Xã Trung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88" calcext:value-type="float">
            <text:p>1015688</text:p>
          </table:table-cell>
          <table:table-cell office:value-type="string" calcext:value-type="string">
            <text:p>UBND Thị trấn Thới L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5689" calcext:value-type="float">
            <text:p>1015689</text:p>
          </table:table-cell>
          <table:table-cell office:value-type="string" calcext:value-type="string">
            <text:p>UBND Xã Thới Thạnh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5740" calcext:value-type="float">
            <text:p>1015740</text:p>
          </table:table-cell>
          <table:table-cell office:value-type="string" calcext:value-type="string">
            <text:p>Ủy Ban Nhân Dân Xã Thạnh Thớ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864" calcext:value-type="float">
            <text:p>1015864</text:p>
          </table:table-cell>
          <table:table-cell office:value-type="string" calcext:value-type="string">
            <text:p>UBND xã Đạo Tr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289" calcext:value-type="float">
            <text:p>1016289</text:p>
          </table:table-cell>
          <table:table-cell office:value-type="string" calcext:value-type="string">
            <text:p>UBND Xã Lộc Hòa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2234" calcext:value-type="float">
            <text:p>22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6291" calcext:value-type="float">
            <text:p>1016291</text:p>
          </table:table-cell>
          <table:table-cell office:value-type="string" calcext:value-type="string">
            <text:p>UBND Xã Phú Đức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6292" calcext:value-type="float">
            <text:p>1016292</text:p>
          </table:table-cell>
          <table:table-cell office:value-type="string" calcext:value-type="string">
            <text:p>UBND Xã Thạnh Quới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6435" calcext:value-type="float">
            <text:p>1016435</text:p>
          </table:table-cell>
          <table:table-cell office:value-type="string" calcext:value-type="string">
            <text:p>UBND Thị trấn An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6" calcext:value-type="float">
            <text:p>1016436</text:p>
          </table:table-cell>
          <table:table-cell office:value-type="string" calcext:value-type="string">
            <text:p>UBND Xã Bát T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7" calcext:value-type="float">
            <text:p>1016437</text:p>
          </table:table-cell>
          <table:table-cell office:value-type="string" calcext:value-type="string">
            <text:p>UBND Xã Trường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2" calcext:value-type="float">
            <text:p>1016442</text:p>
          </table:table-cell>
          <table:table-cell office:value-type="string" calcext:value-type="string">
            <text:p>UBND Xã Ch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3" calcext:value-type="float">
            <text:p>1016443</text:p>
          </table:table-cell>
          <table:table-cell office:value-type="string" calcext:value-type="string">
            <text:p>UBND Xã A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5" calcext:value-type="float">
            <text:p>1016445</text:p>
          </table:table-cell>
          <table:table-cell office:value-type="string" calcext:value-type="string">
            <text:p>UBND Xã Qua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6" calcext:value-type="float">
            <text:p>1016446</text:p>
          </table:table-cell>
          <table:table-cell office:value-type="string" calcext:value-type="string">
            <text:p>UBND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86" calcext:value-type="float">
            <text:p>1016486</text:p>
          </table:table-cell>
          <table:table-cell office:value-type="string" calcext:value-type="string">
            <text:p>Ủy Ban Nhân Dân Xã Tuân Tức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6545" calcext:value-type="float">
            <text:p>1016545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18" calcext:value-type="float">
            <text:p>1016618</text:p>
          </table:table-cell>
          <table:table-cell office:value-type="string" calcext:value-type="string">
            <text:p>Ủy Ban Nhân Dân Xã Ph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36" calcext:value-type="float">
            <text:p>1016636</text:p>
          </table:table-cell>
          <table:table-cell office:value-type="string" calcext:value-type="string">
            <text:p>Ủy Ban Nhân Dân Xã An Thạ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38" calcext:value-type="float">
            <text:p>1016638</text:p>
          </table:table-cell>
          <table:table-cell office:value-type="string" calcext:value-type="string">
            <text:p>Ủy Ban Nhân Dân Xã Đại Ân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086" calcext:value-type="float">
            <text:p>1017086</text:p>
          </table:table-cell>
          <table:table-cell office:value-type="string" calcext:value-type="string">
            <text:p>UBND Xã Văn Khê</text:p>
          </table:table-cell>
          <table:table-cell office:value-type="float" office:value="30" calcext:value-type="float">
            <text:p>30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257" calcext:value-type="float">
            <text:p>1017257</text:p>
          </table:table-cell>
          <table:table-cell office:value-type="string" calcext:value-type="string">
            <text:p>Ủy Ban Nhân Dân Xã Chá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258" calcext:value-type="float">
            <text:p>1017258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263" calcext:value-type="float">
            <text:p>1017263</text:p>
          </table:table-cell>
          <table:table-cell office:value-type="string" calcext:value-type="string">
            <text:p>Ủy Ban Nhân Dân Xã An Phướ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340" calcext:value-type="float">
            <text:p>1017340</text:p>
          </table:table-cell>
          <table:table-cell office:value-type="string" calcext:value-type="string">
            <text:p>UBND Xã Tráng Việt</text:p>
          </table:table-cell>
          <table:table-cell office:value-type="float" office:value="18" calcext:value-type="float">
            <text:p>18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342" calcext:value-type="float">
            <text:p>1017342</text:p>
          </table:table-cell>
          <table:table-cell office:value-type="string" calcext:value-type="string">
            <text:p>UBND Phường Hội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556" calcext:value-type="float">
            <text:p>1017556</text:p>
          </table:table-cell>
          <table:table-cell office:value-type="string" calcext:value-type="string">
            <text:p>UBND Thị trấn Ch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50" calcext:value-type="float">
            <text:p>1017650</text:p>
          </table:table-cell>
          <table:table-cell office:value-type="string" calcext:value-type="string">
            <text:p>UBND Thị Trấn Ho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76" calcext:value-type="float">
            <text:p>1017676</text:p>
          </table:table-cell>
          <table:table-cell office:value-type="string" calcext:value-type="string">
            <text:p>UBND phường Đồ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80" calcext:value-type="float">
            <text:p>1017680</text:p>
          </table:table-cell>
          <table:table-cell office:value-type="string" calcext:value-type="string">
            <text:p>UBND xã Thụy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85" calcext:value-type="float">
            <text:p>1017685</text:p>
          </table:table-cell>
          <table:table-cell office:value-type="string" calcext:value-type="string">
            <text:p>UBND XÃ AN TÂN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86" calcext:value-type="float">
            <text:p>1017686</text:p>
          </table:table-cell>
          <table:table-cell office:value-type="string" calcext:value-type="string">
            <text:p>UBND xã Thụy Hả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87" calcext:value-type="float">
            <text:p>1017687</text:p>
          </table:table-cell>
          <table:table-cell office:value-type="string" calcext:value-type="string">
            <text:p>UBND xã Thụy Liên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0" calcext:value-type="float">
            <text:p>1017690</text:p>
          </table:table-cell>
          <table:table-cell office:value-type="string" calcext:value-type="string">
            <text:p>UBND xã Thụy Quỳn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1" calcext:value-type="float">
            <text:p>1017691</text:p>
          </table:table-cell>
          <table:table-cell office:value-type="string" calcext:value-type="string">
            <text:p>UBND xã Thụy Trình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2" calcext:value-type="float">
            <text:p>1017692</text:p>
          </table:table-cell>
          <table:table-cell office:value-type="string" calcext:value-type="string">
            <text:p>UBND xã Thụy Tha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3" calcext:value-type="float">
            <text:p>1017693</text:p>
          </table:table-cell>
          <table:table-cell office:value-type="string" calcext:value-type="string">
            <text:p>UBND xã Thụy Việ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5" calcext:value-type="float">
            <text:p>1017695</text:p>
          </table:table-cell>
          <table:table-cell office:value-type="string" calcext:value-type="string">
            <text:p>UBND xã Thụy Vă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6" calcext:value-type="float">
            <text:p>1017696</text:p>
          </table:table-cell>
          <table:table-cell office:value-type="string" calcext:value-type="string">
            <text:p>UBND xã Thụy Bìn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12" calcext:value-type="float">
            <text:p>1017712</text:p>
          </table:table-cell>
          <table:table-cell office:value-type="string" calcext:value-type="string">
            <text:p>UBND xã Bình Thanh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48" calcext:value-type="float">
            <text:p>1017748</text:p>
          </table:table-cell>
          <table:table-cell office:value-type="string" calcext:value-type="string">
            <text:p>Ủy Ban Nhân Dân Xã Mỹ Hạnh Trung</text:p>
          </table:table-cell>
          <table:table-cell office:value-type="float" office:value="225" calcext:value-type="float">
            <text:p>225</text:p>
          </table:table-cell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  <table:table-cell office:value-type="float" office:value="2719" calcext:value-type="float">
            <text:p>271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7750" calcext:value-type="float">
            <text:p>1017750</text:p>
          </table:table-cell>
          <table:table-cell office:value-type="string" calcext:value-type="string">
            <text:p>Uỷ Ban Nhân Dân xã Tân Phú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52" calcext:value-type="float">
            <text:p>1017752</text:p>
          </table:table-cell>
          <table:table-cell office:value-type="string" calcext:value-type="string">
            <text:p>Ủy Ban Nhân Dân Xã Tân Bình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54" calcext:value-type="float">
            <text:p>1017754</text:p>
          </table:table-cell>
          <table:table-cell office:value-type="string" calcext:value-type="string">
            <text:p>Ủy Ban Nhân Dân Xã Mỹ Phước Tâ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7755" calcext:value-type="float">
            <text:p>1017755</text:p>
          </table:table-cell>
          <table:table-cell office:value-type="string" calcext:value-type="string">
            <text:p>Ủy Ban Nhân Dân Xã Mỹ 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56" calcext:value-type="float">
            <text:p>1017756</text:p>
          </table:table-cell>
          <table:table-cell office:value-type="string" calcext:value-type="string">
            <text:p>Ủy Ban Nhân Dân Xã Tân Hội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762" calcext:value-type="float">
            <text:p>1017762</text:p>
          </table:table-cell>
          <table:table-cell office:value-type="string" calcext:value-type="string">
            <text:p>UBND XÃ BÌ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63" calcext:value-type="float">
            <text:p>1017763</text:p>
          </table:table-cell>
          <table:table-cell office:value-type="string" calcext:value-type="string">
            <text:p>UBND Xã Bình K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002" calcext:value-type="float">
            <text:p>1018002</text:p>
          </table:table-cell>
          <table:table-cell office:value-type="string" calcext:value-type="string">
            <text:p>Ủy Ban Nhân Dân Xã Vĩnh Hòa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148" calcext:value-type="float">
            <text:p>1018148</text:p>
          </table:table-cell>
          <table:table-cell office:value-type="string" calcext:value-type="string">
            <text:p>Ủy Ban Nhân Dân Xã Mong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240" calcext:value-type="float">
            <text:p>1018240</text:p>
          </table:table-cell>
          <table:table-cell office:value-type="string" calcext:value-type="string">
            <text:p>Ủy Ban Nhân Dân Xã Vĩnh Thàn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324" calcext:value-type="float">
            <text:p>1018324</text:p>
          </table:table-cell>
          <table:table-cell office:value-type="string" calcext:value-type="string">
            <text:p>UBND Thị trấn Yên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06" calcext:value-type="float">
            <text:p>1018406</text:p>
          </table:table-cell>
          <table:table-cell office:value-type="string" calcext:value-type="string">
            <text:p>UBND Thị trấn Diêm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07" calcext:value-type="float">
            <text:p>1018407</text:p>
          </table:table-cell>
          <table:table-cell office:value-type="string" calcext:value-type="string">
            <text:p>UBND xã Thụy Ninh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408" calcext:value-type="float">
            <text:p>1018408</text:p>
          </table:table-cell>
          <table:table-cell office:value-type="string" calcext:value-type="string">
            <text:p>UBND xã Thụy Chính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09" calcext:value-type="float">
            <text:p>1018409</text:p>
          </table:table-cell>
          <table:table-cell office:value-type="string" calcext:value-type="string">
            <text:p>UBND xã Thụy Dân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10" calcext:value-type="float">
            <text:p>1018410</text:p>
          </table:table-cell>
          <table:table-cell office:value-type="string" calcext:value-type="string">
            <text:p>UBND xã Thụy Duyên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23" calcext:value-type="float">
            <text:p>1018423</text:p>
          </table:table-cell>
          <table:table-cell office:value-type="string" calcext:value-type="string">
            <text:p>UBND xã Thụy Pho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67" calcext:value-type="float">
            <text:p>1018467</text:p>
          </table:table-cell>
          <table:table-cell office:value-type="string" calcext:value-type="string">
            <text:p>UBND xã Bình Định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8468" calcext:value-type="float">
            <text:p>1018468</text:p>
          </table:table-cell>
          <table:table-cell office:value-type="string" calcext:value-type="string">
            <text:p>UBND xã H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472" calcext:value-type="float">
            <text:p>1018472</text:p>
          </table:table-cell>
          <table:table-cell office:value-type="string" calcext:value-type="string">
            <text:p>UBND xã Hòa Bình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532" calcext:value-type="float">
            <text:p>1018532</text:p>
          </table:table-cell>
          <table:table-cell office:value-type="string" calcext:value-type="string">
            <text:p>UBND Xã Hồng Gi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533" calcext:value-type="float">
            <text:p>1018533</text:p>
          </table:table-cell>
          <table:table-cell office:value-type="string" calcext:value-type="string">
            <text:p>UBND Xã Đông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3" calcext:value-type="float">
            <text:p>1018563</text:p>
          </table:table-cell>
          <table:table-cell office:value-type="string" calcext:value-type="string">
            <text:p>UBND xã Thụ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6" calcext:value-type="float">
            <text:p>1018566</text:p>
          </table:table-cell>
          <table:table-cell office:value-type="string" calcext:value-type="string">
            <text:p>UBND xã Quang Minh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567" calcext:value-type="float">
            <text:p>1018567</text:p>
          </table:table-cell>
          <table:table-cell office:value-type="string" calcext:value-type="string">
            <text:p>UBND xã Nam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8" calcext:value-type="float">
            <text:p>1018568</text:p>
          </table:table-cell>
          <table:table-cell office:value-type="string" calcext:value-type="string">
            <text:p>UBND xã Minh Tân</text:p>
          </table:table-cell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569" calcext:value-type="float">
            <text:p>1018569</text:p>
          </table:table-cell>
          <table:table-cell office:value-type="string" calcext:value-type="string">
            <text:p>UBND xã Quang Bình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01" calcext:value-type="float">
            <text:p>1018701</text:p>
          </table:table-cell>
          <table:table-cell office:value-type="string" calcext:value-type="string">
            <text:p>UBND xã Quang Lịch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02" calcext:value-type="float">
            <text:p>1018702</text:p>
          </table:table-cell>
          <table:table-cell office:value-type="string" calcext:value-type="string">
            <text:p>UBND xã Bình Minh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703" calcext:value-type="float">
            <text:p>1018703</text:p>
          </table:table-cell>
          <table:table-cell office:value-type="string" calcext:value-type="string">
            <text:p>UBND xã Thượng Hiền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705" calcext:value-type="float">
            <text:p>1018705</text:p>
          </table:table-cell>
          <table:table-cell office:value-type="string" calcext:value-type="string">
            <text:p>UBND xã Thanh Tân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06" calcext:value-type="float">
            <text:p>1018706</text:p>
          </table:table-cell>
          <table:table-cell office:value-type="string" calcext:value-type="string">
            <text:p>UBND xã Đình Phù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8707" calcext:value-type="float">
            <text:p>1018707</text:p>
          </table:table-cell>
          <table:table-cell office:value-type="string" calcext:value-type="string">
            <text:p>UBND xã Vũ Ninh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08" calcext:value-type="float">
            <text:p>1018708</text:p>
          </table:table-cell>
          <table:table-cell office:value-type="string" calcext:value-type="string">
            <text:p>UBND xã Vũ Quý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709" calcext:value-type="float">
            <text:p>1018709</text:p>
          </table:table-cell>
          <table:table-cell office:value-type="string" calcext:value-type="string">
            <text:p>UBND xã Vũ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710" calcext:value-type="float">
            <text:p>1018710</text:p>
          </table:table-cell>
          <table:table-cell office:value-type="string" calcext:value-type="string">
            <text:p>UBND xã Quang Tr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11" calcext:value-type="float">
            <text:p>1018711</text:p>
          </table:table-cell>
          <table:table-cell office:value-type="string" calcext:value-type="string">
            <text:p>UBND xã Minh Quang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713" calcext:value-type="float">
            <text:p>1018713</text:p>
          </table:table-cell>
          <table:table-cell office:value-type="string" calcext:value-type="string">
            <text:p>UBND xã Lê Lợi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14" calcext:value-type="float">
            <text:p>1018714</text:p>
          </table:table-cell>
          <table:table-cell office:value-type="string" calcext:value-type="string">
            <text:p>UBND xã Nam Cao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8715" calcext:value-type="float">
            <text:p>1018715</text:p>
          </table:table-cell>
          <table:table-cell office:value-type="string" calcext:value-type="string">
            <text:p>UBND xã Tây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16" calcext:value-type="float">
            <text:p>1018716</text:p>
          </table:table-cell>
          <table:table-cell office:value-type="string" calcext:value-type="string">
            <text:p>UBND xã An Bình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67" calcext:value-type="float">
            <text:p>1018767</text:p>
          </table:table-cell>
          <table:table-cell office:value-type="string" calcext:value-type="string">
            <text:p>UBND Xã Hồng B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68" calcext:value-type="float">
            <text:p>1018768</text:p>
          </table:table-cell>
          <table:table-cell office:value-type="string" calcext:value-type="string">
            <text:p>UBND Xã Liên Ho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46" calcext:value-type="float">
            <text:p>1018946</text:p>
          </table:table-cell>
          <table:table-cell office:value-type="string" calcext:value-type="string">
            <text:p>UBND xã Vũ Lễ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858" calcext:value-type="float">
            <text:p>8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947" calcext:value-type="float">
            <text:p>1018947</text:p>
          </table:table-cell>
          <table:table-cell office:value-type="string" calcext:value-type="string">
            <text:p>UBND xã Vũ Tr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48" calcext:value-type="float">
            <text:p>1018948</text:p>
          </table:table-cell>
          <table:table-cell office:value-type="string" calcext:value-type="string">
            <text:p>UBND xã Vũ Thắn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49" calcext:value-type="float">
            <text:p>1018949</text:p>
          </table:table-cell>
          <table:table-cell office:value-type="string" calcext:value-type="string">
            <text:p>UBND xã Vũ Hò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950" calcext:value-type="float">
            <text:p>1018950</text:p>
          </table:table-cell>
          <table:table-cell office:value-type="string" calcext:value-type="string">
            <text:p>UBND xã Vũ Cô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957" calcext:value-type="float">
            <text:p>1018957</text:p>
          </table:table-cell>
          <table:table-cell office:value-type="string" calcext:value-type="string">
            <text:p>UBND xã Vũ 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58" calcext:value-type="float">
            <text:p>1018958</text:p>
          </table:table-cell>
          <table:table-cell office:value-type="string" calcext:value-type="string">
            <text:p>UBND xã Trà Giang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959" calcext:value-type="float">
            <text:p>1018959</text:p>
          </table:table-cell>
          <table:table-cell office:value-type="string" calcext:value-type="string">
            <text:p>UBND xã Hồng Thái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60" calcext:value-type="float">
            <text:p>1018960</text:p>
          </table:table-cell>
          <table:table-cell office:value-type="string" calcext:value-type="string">
            <text:p>UBND xã Quốc Tuấn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61" calcext:value-type="float">
            <text:p>1018961</text:p>
          </table:table-cell>
          <table:table-cell office:value-type="string" calcext:value-type="string">
            <text:p>UBND xã Bình Ng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62" calcext:value-type="float">
            <text:p>1018962</text:p>
          </table:table-cell>
          <table:table-cell office:value-type="string" calcext:value-type="string">
            <text:p>UBND Thị trấn Kiến Xương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04" calcext:value-type="float">
            <text:p>1019004</text:p>
          </table:table-cell>
          <table:table-cell office:value-type="string" calcext:value-type="string">
            <text:p>UBND Xã Đông C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07" calcext:value-type="float">
            <text:p>1019007</text:p>
          </table:table-cell>
          <table:table-cell office:value-type="string" calcext:value-type="string">
            <text:p>UBND Xã Minh Phú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09" calcext:value-type="float">
            <text:p>1019009</text:p>
          </table:table-cell>
          <table:table-cell office:value-type="string" calcext:value-type="string">
            <text:p>UBND Xã Hà Giang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0" calcext:value-type="float">
            <text:p>1019010</text:p>
          </table:table-cell>
          <table:table-cell office:value-type="string" calcext:value-type="string">
            <text:p>UBND Xã Đông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11" calcext:value-type="float">
            <text:p>1019011</text:p>
          </table:table-cell>
          <table:table-cell office:value-type="string" calcext:value-type="string">
            <text:p>UBND xã An Châ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3" calcext:value-type="float">
            <text:p>1019013</text:p>
          </table:table-cell>
          <table:table-cell office:value-type="string" calcext:value-type="string">
            <text:p>UBND Xã Phú Châu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014" calcext:value-type="float">
            <text:p>1019014</text:p>
          </table:table-cell>
          <table:table-cell office:value-type="string" calcext:value-type="string">
            <text:p>UBND Xã Hồng Việ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5" calcext:value-type="float">
            <text:p>1019015</text:p>
          </table:table-cell>
          <table:table-cell office:value-type="string" calcext:value-type="string">
            <text:p>UBND Xã Thă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16" calcext:value-type="float">
            <text:p>1019016</text:p>
          </table:table-cell>
          <table:table-cell office:value-type="string" calcext:value-type="string">
            <text:p>UBND xã Chương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7" calcext:value-type="float">
            <text:p>1019017</text:p>
          </table:table-cell>
          <table:table-cell office:value-type="string" calcext:value-type="string">
            <text:p>UBND Xã Đông Hợ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9" calcext:value-type="float">
            <text:p>1019019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20" calcext:value-type="float">
            <text:p>1019020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21" calcext:value-type="float">
            <text:p>1019021</text:p>
          </table:table-cell>
          <table:table-cell office:value-type="string" calcext:value-type="string">
            <text:p>UBND Xã Phú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49" calcext:value-type="float">
            <text:p>1019049</text:p>
          </table:table-cell>
          <table:table-cell office:value-type="string" calcext:value-type="string">
            <text:p>Ủy ban nhân dân xã Tam Giang Đông</text:p>
          </table:table-cell>
          <table:table-cell office:value-type="float" office:value="143" calcext:value-type="float">
            <text:p>143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2849" calcext:value-type="float">
            <text:p>2849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51" calcext:value-type="float">
            <text:p>1019051</text:p>
          </table:table-cell>
          <table:table-cell office:value-type="string" calcext:value-type="string">
            <text:p>Ủy ban nhân dân xã Hàng Vịnh</text:p>
          </table:table-cell>
          <table:table-cell office:value-type="float" office:value="296" calcext:value-type="float">
            <text:p>296</text:p>
          </table:table-cell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  <table:table-cell office:value-type="float" office:value="3688" calcext:value-type="float">
            <text:p>3688</text:p>
          </table:table-cell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9052" calcext:value-type="float">
            <text:p>1019052</text:p>
          </table:table-cell>
          <table:table-cell office:value-type="string" calcext:value-type="string">
            <text:p>Ủy ban nhân dân xã Đất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1" calcext:value-type="float">
            <text:p>1019221</text:p>
          </table:table-cell>
          <table:table-cell office:value-type="string" calcext:value-type="string">
            <text:p>Ubnd Xã Đức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2" calcext:value-type="float">
            <text:p>1019222</text:p>
          </table:table-cell>
          <table:table-cell office:value-type="string" calcext:value-type="string">
            <text:p>Ủy ban nhân dân Xã Đa K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5" calcext:value-type="float">
            <text:p>1019225</text:p>
          </table:table-cell>
          <table:table-cell office:value-type="string" calcext:value-type="string">
            <text:p>Ủy Ban Nhân Dân Xã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8" calcext:value-type="float">
            <text:p>1019228</text:p>
          </table:table-cell>
          <table:table-cell office:value-type="string" calcext:value-type="string">
            <text:p>Ủy ban nhân dân Xã Na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31" calcext:value-type="float">
            <text:p>1019231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32" calcext:value-type="float">
            <text:p>1019232</text:p>
          </table:table-cell>
          <table:table-cell office:value-type="string" calcext:value-type="string">
            <text:p>Ủy Ban Nhân Dân Xã H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45" calcext:value-type="float">
            <text:p>1019245</text:p>
          </table:table-cell>
          <table:table-cell office:value-type="string" calcext:value-type="string">
            <text:p>UBND xã Đông 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6" calcext:value-type="float">
            <text:p>1019246</text:p>
          </table:table-cell>
          <table:table-cell office:value-type="string" calcext:value-type="string">
            <text:p>UBND Xã Nguyên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7" calcext:value-type="float">
            <text:p>1019247</text:p>
          </table:table-cell>
          <table:table-cell office:value-type="string" calcext:value-type="string">
            <text:p>UBND Xã Đô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8" calcext:value-type="float">
            <text:p>1019248</text:p>
          </table:table-cell>
          <table:table-cell office:value-type="string" calcext:value-type="string">
            <text:p>UBND Xã Liên Gia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9" calcext:value-type="float">
            <text:p>1019249</text:p>
          </table:table-cell>
          <table:table-cell office:value-type="string" calcext:value-type="string">
            <text:p>UBND Xã Đông P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0" calcext:value-type="float">
            <text:p>1019250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1" calcext:value-type="float">
            <text:p>1019251</text:p>
          </table:table-cell>
          <table:table-cell office:value-type="string" calcext:value-type="string">
            <text:p>UBND Xã Lô Gia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2" calcext:value-type="float">
            <text:p>1019252</text:p>
          </table:table-cell>
          <table:table-cell office:value-type="string" calcext:value-type="string">
            <text:p>UBND xã Thái Hưng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4" calcext:value-type="float">
            <text:p>1019254</text:p>
          </table:table-cell>
          <table:table-cell office:value-type="string" calcext:value-type="string">
            <text:p>UBND xã Thái Nguyê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6" calcext:value-type="float">
            <text:p>1019256</text:p>
          </table:table-cell>
          <table:table-cell office:value-type="string" calcext:value-type="string">
            <text:p>UBND xã Thái X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8" calcext:value-type="float">
            <text:p>1019258</text:p>
          </table:table-cell>
          <table:table-cell office:value-type="string" calcext:value-type="string">
            <text:p>UBND Xã Đông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61" calcext:value-type="float">
            <text:p>1019261</text:p>
          </table:table-cell>
          <table:table-cell office:value-type="string" calcext:value-type="string">
            <text:p>UBND xã Thái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262" calcext:value-type="float">
            <text:p>1019262</text:p>
          </table:table-cell>
          <table:table-cell office:value-type="string" calcext:value-type="string">
            <text:p>UBND xã Thái Giang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326" calcext:value-type="float">
            <text:p>1019326</text:p>
          </table:table-cell>
          <table:table-cell office:value-type="string" calcext:value-type="string">
            <text:p>Ủy Ban Nhân Dân Xã Nam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328" calcext:value-type="float">
            <text:p>1019328</text:p>
          </table:table-cell>
          <table:table-cell office:value-type="string" calcext:value-type="string">
            <text:p>Ủy Ban Nhân Dân Xã Nam Thái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329" calcext:value-type="float">
            <text:p>1019329</text:p>
          </table:table-cell>
          <table:table-cell office:value-type="string" calcext:value-type="string">
            <text:p>Ủy Ban Nhân Dân Xã Đông Thái</text:p>
          </table:table-cell>
          <table:table-cell office:value-type="float" office:value="12" calcext:value-type="float">
            <text:p>12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350" calcext:value-type="float">
            <text:p>1019350</text:p>
          </table:table-cell>
          <table:table-cell office:value-type="string" calcext:value-type="string">
            <text:p>UBND Xã Hồ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16" calcext:value-type="float">
            <text:p>1019416</text:p>
          </table:table-cell>
          <table:table-cell office:value-type="string" calcext:value-type="string">
            <text:p>Ủy Ban Nhân Dân Xã Hưng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21" calcext:value-type="float">
            <text:p>1019421</text:p>
          </table:table-cell>
          <table:table-cell office:value-type="string" calcext:value-type="string">
            <text:p>Ủy Ban Nhân Dân Xã Đông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57" calcext:value-type="float">
            <text:p>1019457</text:p>
          </table:table-cell>
          <table:table-cell office:value-type="string" calcext:value-type="string">
            <text:p>Ủy Ban Nhân Dân Xã Phan Rí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79" calcext:value-type="float">
            <text:p>1019479</text:p>
          </table:table-cell>
          <table:table-cell office:value-type="string" calcext:value-type="string">
            <text:p>UBND XÃ SƠN HÀ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481" calcext:value-type="float">
            <text:p>1019481</text:p>
          </table:table-cell>
          <table:table-cell office:value-type="string" calcext:value-type="string">
            <text:p>UBND xã Thái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82" calcext:value-type="float">
            <text:p>1019482</text:p>
          </table:table-cell>
          <table:table-cell office:value-type="string" calcext:value-type="string">
            <text:p>UBND xã Dương Hồng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84" calcext:value-type="float">
            <text:p>1019484</text:p>
          </table:table-cell>
          <table:table-cell office:value-type="string" calcext:value-type="string">
            <text:p>UBND XÃ HỒNG DŨNG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85" calcext:value-type="float">
            <text:p>1019485</text:p>
          </table:table-cell>
          <table:table-cell office:value-type="string" calcext:value-type="string">
            <text:p>UBND xã Thái Thượ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86" calcext:value-type="float">
            <text:p>1019486</text:p>
          </table:table-cell>
          <table:table-cell office:value-type="string" calcext:value-type="string">
            <text:p>UBND xã Hoà 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487" calcext:value-type="float">
            <text:p>1019487</text:p>
          </table:table-cell>
          <table:table-cell office:value-type="string" calcext:value-type="string">
            <text:p>UBND Thị trấn Đông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88" calcext:value-type="float">
            <text:p>1019488</text:p>
          </table:table-cell>
          <table:table-cell office:value-type="string" calcext:value-type="string">
            <text:p>UBND xã Thuầ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89" calcext:value-type="float">
            <text:p>1019489</text:p>
          </table:table-cell>
          <table:table-cell office:value-type="string" calcext:value-type="string">
            <text:p>UBND xã Thái Thịnh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90" calcext:value-type="float">
            <text:p>1019490</text:p>
          </table:table-cell>
          <table:table-cell office:value-type="string" calcext:value-type="string">
            <text:p>UBND xã Thái Thọ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91" calcext:value-type="float">
            <text:p>1019491</text:p>
          </table:table-cell>
          <table:table-cell office:value-type="string" calcext:value-type="string">
            <text:p>UBND xã Tân Học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93" calcext:value-type="float">
            <text:p>1019493</text:p>
          </table:table-cell>
          <table:table-cell office:value-type="string" calcext:value-type="string">
            <text:p>UBND xã Thụy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94" calcext:value-type="float">
            <text:p>1019494</text:p>
          </table:table-cell>
          <table:table-cell office:value-type="string" calcext:value-type="string">
            <text:p>UBND xã Thụy Trườ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539" calcext:value-type="float">
            <text:p>1019539</text:p>
          </table:table-cell>
          <table:table-cell office:value-type="string" calcext:value-type="string">
            <text:p>UBND Thị Trấn Châu Ổ</text:p>
          </table:table-cell>
          <table:table-cell office:value-type="float" office:value="124" calcext:value-type="float">
            <text:p>124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685" calcext:value-type="float">
            <text:p>1019685</text:p>
          </table:table-cell>
          <table:table-cell office:value-type="string" calcext:value-type="string">
            <text:p>Ủy Ban Nhân Dân Xã Xuân Hòa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008" calcext:value-type="float">
            <text:p>1020008</text:p>
          </table:table-cell>
          <table:table-cell office:value-type="string" calcext:value-type="string">
            <text:p>Ủy Ban Nhân Dân Xã Mỹ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416" calcext:value-type="float">
            <text:p>1020416</text:p>
          </table:table-cell>
          <table:table-cell office:value-type="string" calcext:value-type="string">
            <text:p>Ủy Ban Nhân Dân Phường 7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454" calcext:value-type="float">
            <text:p>1020454</text:p>
          </table:table-cell>
          <table:table-cell office:value-type="string" calcext:value-type="string">
            <text:p>UBND xã Đức Xuyên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162" calcext:value-type="float">
            <text:p>31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5" calcext:value-type="float">
            <text:p>1020455</text:p>
          </table:table-cell>
          <table:table-cell office:value-type="string" calcext:value-type="string">
            <text:p>UBND xã Đăk Liêng</text:p>
          </table:table-cell>
          <table:table-cell office:value-type="float" office:value="40" calcext:value-type="float">
            <text:p>40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office:value-type="float" office:value="9510" calcext:value-type="float">
            <text:p>95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0456" calcext:value-type="float">
            <text:p>1020456</text:p>
          </table:table-cell>
          <table:table-cell office:value-type="string" calcext:value-type="string">
            <text:p>UBND xã Buôn Triết</text:p>
          </table:table-cell>
          <table:table-cell office:value-type="float" office:value="71" calcext:value-type="float">
            <text:p>71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457" calcext:value-type="float">
            <text:p>1020457</text:p>
          </table:table-cell>
          <table:table-cell office:value-type="string" calcext:value-type="string">
            <text:p>UBND xã Buôn Tría</text:p>
          </table:table-cell>
          <table:table-cell office:value-type="float" office:value="100" calcext:value-type="float">
            <text:p>100</text:p>
          </table:table-cell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  <table:table-cell office:value-type="float" office:value="3849" calcext:value-type="float">
            <text:p>384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8" calcext:value-type="float">
            <text:p>1020458</text:p>
          </table:table-cell>
          <table:table-cell office:value-type="string" calcext:value-type="string">
            <text:p>UBND xã Đăk Phơi</text:p>
          </table:table-cell>
          <table:table-cell office:value-type="float" office:value="42" calcext:value-type="float">
            <text:p>42</text:p>
          </table:table-cell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9" calcext:value-type="float">
            <text:p>1020459</text:p>
          </table:table-cell>
          <table:table-cell office:value-type="string" calcext:value-type="string">
            <text:p>UBND xã Đắk Nuê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60" calcext:value-type="float">
            <text:p>1020460</text:p>
          </table:table-cell>
          <table:table-cell office:value-type="string" calcext:value-type="string">
            <text:p>UBND xã Krông Nô</text:p>
          </table:table-cell>
          <table:table-cell office:value-type="float" office:value="58" calcext:value-type="float">
            <text:p>58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1" calcext:value-type="float">
            <text:p>1020591</text:p>
          </table:table-cell>
          <table:table-cell office:value-type="string" calcext:value-type="string">
            <text:p>UBND xã Đức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4" calcext:value-type="float">
            <text:p>1020594</text:p>
          </table:table-cell>
          <table:table-cell office:value-type="string" calcext:value-type="string">
            <text:p>UBND xã Nam Đà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5" calcext:value-type="float">
            <text:p>1020595</text:p>
          </table:table-cell>
          <table:table-cell office:value-type="string" calcext:value-type="string">
            <text:p>UBND xã Ea RB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6" calcext:value-type="float">
            <text:p>1020596</text:p>
          </table:table-cell>
          <table:table-cell office:value-type="string" calcext:value-type="string">
            <text:p>UBND xã Đắk N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8" calcext:value-type="float">
            <text:p>1020598</text:p>
          </table:table-cell>
          <table:table-cell office:value-type="string" calcext:value-type="string">
            <text:p>UBND xã Nam K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9" calcext:value-type="float">
            <text:p>1020599</text:p>
          </table:table-cell>
          <table:table-cell office:value-type="string" calcext:value-type="string">
            <text:p>UBND Thị trấn Liên Sơn</text:p>
          </table:table-cell>
          <table:table-cell office:value-type="float" office:value="72" calcext:value-type="float">
            <text:p>72</text:p>
          </table:table-cell>
          <table:table-cell office:value-type="float" office:value="1514" calcext:value-type="float">
            <text:p>1514</text:p>
          </table:table-cell>
          <table:table-cell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00" calcext:value-type="float">
            <text:p>1020600</text:p>
          </table:table-cell>
          <table:table-cell office:value-type="string" calcext:value-type="string">
            <text:p>UBND xã Yang Tao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164" calcext:value-type="float">
            <text:p>81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020601" calcext:value-type="float">
            <text:p>1020601</text:p>
          </table:table-cell>
          <table:table-cell office:value-type="string" calcext:value-type="string">
            <text:p>UBND xã Bông Kra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04" calcext:value-type="float">
            <text:p>1020604</text:p>
          </table:table-cell>
          <table:table-cell office:value-type="string" calcext:value-type="string">
            <text:p>UBND Thị Trấn Kiến Đức</text:p>
          </table:table-cell>
          <table:table-cell office:value-type="float" office:value="45" calcext:value-type="float">
            <text:p>45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08" calcext:value-type="float">
            <text:p>1020608</text:p>
          </table:table-cell>
          <table:table-cell office:value-type="string" calcext:value-type="string">
            <text:p>UBND thị trấn Đắk Mi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631" calcext:value-type="float">
            <text:p>1020631</text:p>
          </table:table-cell>
          <table:table-cell office:value-type="string" calcext:value-type="string">
            <text:p>UBND phường Tân Hòa</text:p>
          </table:table-cell>
          <table:table-cell office:value-type="float" office:value="296" calcext:value-type="float">
            <text:p>296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32" calcext:value-type="float">
            <text:p>1020632</text:p>
          </table:table-cell>
          <table:table-cell office:value-type="string" calcext:value-type="string">
            <text:p>UBND phường T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633" calcext:value-type="float">
            <text:p>1020633</text:p>
          </table:table-cell>
          <table:table-cell office:value-type="string" calcext:value-type="string">
            <text:p>UBND Phường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634" calcext:value-type="float">
            <text:p>1020634</text:p>
          </table:table-cell>
          <table:table-cell office:value-type="string" calcext:value-type="string">
            <text:p>UBND phường Thành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638" calcext:value-type="float">
            <text:p>1020638</text:p>
          </table:table-cell>
          <table:table-cell office:value-type="string" calcext:value-type="string">
            <text:p>UBND phường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699" calcext:value-type="float">
            <text:p>1020699</text:p>
          </table:table-cell>
          <table:table-cell office:value-type="string" calcext:value-type="string">
            <text:p>UBND xã Đăk Gằ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700" calcext:value-type="float">
            <text:p>1020700</text:p>
          </table:table-cell>
          <table:table-cell office:value-type="string" calcext:value-type="string">
            <text:p>UBND xã Đức Mạnh</text:p>
          </table:table-cell>
          <table:table-cell office:value-type="float" office:value="9" calcext:value-type="float">
            <text:p>9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703" calcext:value-type="float">
            <text:p>1020703</text:p>
          </table:table-cell>
          <table:table-cell office:value-type="string" calcext:value-type="string">
            <text:p>UBND xã Đắk Dr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704" calcext:value-type="float">
            <text:p>1020704</text:p>
          </table:table-cell>
          <table:table-cell office:value-type="string" calcext:value-type="string">
            <text:p>UBND xã Nâm Nung</text:p>
          </table:table-cell>
          <table:table-cell office:value-type="float" office:value="142" calcext:value-type="float">
            <text:p>142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44" calcext:value-type="float">
            <text:p>1020844</text:p>
          </table:table-cell>
          <table:table-cell office:value-type="string" calcext:value-type="string">
            <text:p>UBND xã Bình Hòa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45" calcext:value-type="float">
            <text:p>1020845</text:p>
          </table:table-cell>
          <table:table-cell office:value-type="string" calcext:value-type="string">
            <text:p>UBND xã Quảng Điền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088" calcext:value-type="float">
            <text:p>10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50" calcext:value-type="float">
            <text:p>1020850</text:p>
          </table:table-cell>
          <table:table-cell office:value-type="string" calcext:value-type="string">
            <text:p>Ủy Ban Nhân Dân Xã Hướng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2" calcext:value-type="float">
            <text:p>1020852</text:p>
          </table:table-cell>
          <table:table-cell office:value-type="string" calcext:value-type="string">
            <text:p>Ủy Ban Nhân Dân Xã Tân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3" calcext:value-type="float">
            <text:p>1020853</text:p>
          </table:table-cell>
          <table:table-cell office:value-type="string" calcext:value-type="string">
            <text:p>UBND xã Buôn Choah</text:p>
          </table:table-cell>
          <table:table-cell office:value-type="float" office:value="176" calcext:value-type="float">
            <text:p>176</text:p>
          </table:table-cell>
          <table:table-cell office:value-type="float" office:value="953" calcext:value-type="float">
            <text:p>953</text:p>
          </table:table-cell>
          <table:table-cell office:value-type="float" office:value="3" calcext:value-type="float">
            <text:p>3</text:p>
          </table:table-cell>
          <table:table-cell office:value-type="float" office:value="3228" calcext:value-type="float">
            <text:p>3228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20878" calcext:value-type="float">
            <text:p>1020878</text:p>
          </table:table-cell>
          <table:table-cell office:value-type="string" calcext:value-type="string">
            <text:p>UBND phường Tân Lập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902" calcext:value-type="float">
            <text:p>1020902</text:p>
          </table:table-cell>
          <table:table-cell office:value-type="string" calcext:value-type="string">
            <text:p>UBND Xã Ông Đ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907" calcext:value-type="float">
            <text:p>1020907</text:p>
          </table:table-cell>
          <table:table-cell office:value-type="string" calcext:value-type="string">
            <text:p>UBND xã Đông Tảo</text:p>
          </table:table-cell>
          <table:table-cell office:value-type="float" office:value="114" calcext:value-type="float">
            <text:p>114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908" calcext:value-type="float">
            <text:p>1020908</text:p>
          </table:table-cell>
          <table:table-cell office:value-type="string" calcext:value-type="string">
            <text:p>UBND Xã Bình Minh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909" calcext:value-type="float">
            <text:p>1020909</text:p>
          </table:table-cell>
          <table:table-cell office:value-type="string" calcext:value-type="string">
            <text:p>UBND xã Dạ Tr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910" calcext:value-type="float">
            <text:p>1020910</text:p>
          </table:table-cell>
          <table:table-cell office:value-type="string" calcext:value-type="string">
            <text:p>UBND xã Hàm Tử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1044" calcext:value-type="float">
            <text:p>1021044</text:p>
          </table:table-cell>
          <table:table-cell office:value-type="string" calcext:value-type="string">
            <text:p>Ủy Ban Nhân Dân Xã Hướ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1135" calcext:value-type="float">
            <text:p>1021135</text:p>
          </table:table-cell>
          <table:table-cell office:value-type="string" calcext:value-type="string">
            <text:p>UBND Xã Tân D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1136" calcext:value-type="float">
            <text:p>1021136</text:p>
          </table:table-cell>
          <table:table-cell office:value-type="string" calcext:value-type="string">
            <text:p>UBND Xã Tứ D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1137" calcext:value-type="float">
            <text:p>1021137</text:p>
          </table:table-cell>
          <table:table-cell office:value-type="string" calcext:value-type="string">
            <text:p>UBND xã An Vĩ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1336" calcext:value-type="float">
            <text:p>1021336</text:p>
          </table:table-cell>
          <table:table-cell office:value-type="string" calcext:value-type="string">
            <text:p>UBND Xã Nam Mẫu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1347" calcext:value-type="float">
            <text:p>1021347</text:p>
          </table:table-cell>
          <table:table-cell office:value-type="string" calcext:value-type="string">
            <text:p>UBND Xã Khang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2551" calcext:value-type="float">
            <text:p>1022551</text:p>
          </table:table-cell>
          <table:table-cell office:value-type="string" calcext:value-type="string">
            <text:p>UBND xã Ngọc Côn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2667" calcext:value-type="float">
            <text:p>1022667</text:p>
          </table:table-cell>
          <table:table-cell office:value-type="string" calcext:value-type="string">
            <text:p>Ủy ban nhân dân xã Cần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234" calcext:value-type="float">
            <text:p>1023234</text:p>
          </table:table-cell>
          <table:table-cell office:value-type="string" calcext:value-type="string">
            <text:p>UBND Thị trấn Hươ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500" calcext:value-type="float">
            <text:p>1023500</text:p>
          </table:table-cell>
          <table:table-cell office:value-type="string" calcext:value-type="string">
            <text:p>UBND phường Trần Hư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593" calcext:value-type="float">
            <text:p>1023593</text:p>
          </table:table-cell>
          <table:table-cell office:value-type="string" calcext:value-type="string">
            <text:p>UBND phường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797" calcext:value-type="float">
            <text:p>1023797</text:p>
          </table:table-cell>
          <table:table-cell office:value-type="string" calcext:value-type="string">
            <text:p>Ủy Ban Nhân Dân Xã Vĩnh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937" calcext:value-type="float">
            <text:p>1023937</text:p>
          </table:table-cell>
          <table:table-cell office:value-type="string" calcext:value-type="string">
            <text:p>Ủy Ban Nhân Dân Xã Phước Thạnh</text:p>
          </table:table-cell>
          <table:table-cell office:value-type="float" office:value="70" calcext:value-type="float">
            <text:p>70</text:p>
          </table:table-cell>
          <table:table-cell office:value-type="float" office:value="5304" calcext:value-type="float">
            <text:p>5304</text:p>
          </table:table-cell>
          <table:table-cell office:value-type="float" office:value="0" calcext:value-type="float">
            <text:p>0</text:p>
          </table:table-cell>
          <table:table-cell office:value-type="float" office:value="2265" calcext:value-type="float">
            <text:p>2265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4895" calcext:value-type="float">
            <text:p>1024895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899" calcext:value-type="float">
            <text:p>1024899</text:p>
          </table:table-cell>
          <table:table-cell office:value-type="string" calcext:value-type="string">
            <text:p>Ủy Ban Nhân Dân Xã Tân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01" calcext:value-type="float">
            <text:p>1024901</text:p>
          </table:table-cell>
          <table:table-cell office:value-type="string" calcext:value-type="string">
            <text:p>Ủy Ban Nhân Dân Xã 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4" calcext:value-type="float">
            <text:p>1024984</text:p>
          </table:table-cell>
          <table:table-cell office:value-type="string" calcext:value-type="string">
            <text:p>UBND Xã Vĩ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5" calcext:value-type="float">
            <text:p>1024985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6" calcext:value-type="float">
            <text:p>1024986</text:p>
          </table:table-cell>
          <table:table-cell office:value-type="string" calcext:value-type="string">
            <text:p>UBND xã Ninh Kh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7" calcext:value-type="float">
            <text:p>1024987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8" calcext:value-type="float">
            <text:p>1024988</text:p>
          </table:table-cell>
          <table:table-cell office:value-type="string" calcext:value-type="string">
            <text:p>UBND Xã Vĩnh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90" calcext:value-type="float">
            <text:p>1024990</text:p>
          </table:table-cell>
          <table:table-cell office:value-type="string" calcext:value-type="string">
            <text:p>UBND Xã Vĩnh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3" calcext:value-type="float">
            <text:p>1025133</text:p>
          </table:table-cell>
          <table:table-cell office:value-type="string" calcext:value-type="string">
            <text:p>UBND xã Vĩ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4" calcext:value-type="float">
            <text:p>1025134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5" calcext:value-type="float">
            <text:p>1025135</text:p>
          </table:table-cell>
          <table:table-cell office:value-type="string" calcext:value-type="string">
            <text:p>UBND Xã Vĩnh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40" calcext:value-type="float">
            <text:p>1025140</text:p>
          </table:table-cell>
          <table:table-cell office:value-type="string" calcext:value-type="string">
            <text:p>Ủy Ban Nhân Dân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263" calcext:value-type="float">
            <text:p>1025263</text:p>
          </table:table-cell>
          <table:table-cell office:value-type="string" calcext:value-type="string">
            <text:p>UBND Phường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19" calcext:value-type="float">
            <text:p>1025819</text:p>
          </table:table-cell>
          <table:table-cell office:value-type="string" calcext:value-type="string">
            <text:p>UBND Xã Tam Mỹ Tây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20" calcext:value-type="float">
            <text:p>1025820</text:p>
          </table:table-cell>
          <table:table-cell office:value-type="string" calcext:value-type="string">
            <text:p>UBND Xã Tam Anh Nam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417" calcext:value-type="float">
            <text:p>5417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25821" calcext:value-type="float">
            <text:p>1025821</text:p>
          </table:table-cell>
          <table:table-cell office:value-type="string" calcext:value-type="string">
            <text:p>UBND Xã Tam Anh Bắc</text:p>
          </table:table-cell>
          <table:table-cell office:value-type="float" office:value="2700" calcext:value-type="float">
            <text:p>2700</text:p>
          </table:table-cell>
          <table:table-cell office:value-type="float" office:value="10175" calcext:value-type="float">
            <text:p>10175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24" calcext:value-type="float">
            <text:p>1025824</text:p>
          </table:table-cell>
          <table:table-cell office:value-type="string" calcext:value-type="string">
            <text:p>UBND Xã Tam Mỹ Đô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249" calcext:value-type="float">
            <text:p>1026249</text:p>
          </table:table-cell>
          <table:table-cell office:value-type="string" calcext:value-type="string">
            <text:p>UBND Xã Nghĩa Bì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6250" calcext:value-type="float">
            <text:p>1026250</text:p>
          </table:table-cell>
          <table:table-cell office:value-type="string" calcext:value-type="string">
            <text:p>UBND PHƯỜNG TÂN THIỆ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731" calcext:value-type="float">
            <text:p>1026731</text:p>
          </table:table-cell>
          <table:table-cell office:value-type="string" calcext:value-type="string">
            <text:p>UBND Xã Phước Lộc</text:p>
          </table:table-cell>
          <table:table-cell office:value-type="float" office:value="1049" calcext:value-type="float">
            <text:p>1049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802" calcext:value-type="float">
            <text:p>1026802</text:p>
          </table:table-cell>
          <table:table-cell office:value-type="string" calcext:value-type="string">
            <text:p>UBND Xã Bình Đị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6860" calcext:value-type="float">
            <text:p>1026860</text:p>
          </table:table-cell>
          <table:table-cell office:value-type="string" calcext:value-type="string">
            <text:p>UBND xã Phước Xuân</text:p>
          </table:table-cell>
          <table:table-cell office:value-type="float" office:value="95" calcext:value-type="float">
            <text:p>95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032" calcext:value-type="float">
            <text:p>1027032</text:p>
          </table:table-cell>
          <table:table-cell office:value-type="string" calcext:value-type="string">
            <text:p>UBND xã Đông Mỹ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2962" calcext:value-type="float">
            <text:p>296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27178" calcext:value-type="float">
            <text:p>1027178</text:p>
          </table:table-cell>
          <table:table-cell office:value-type="string" calcext:value-type="string">
            <text:p>UBND xã Vũ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179" calcext:value-type="float">
            <text:p>1027179</text:p>
          </table:table-cell>
          <table:table-cell office:value-type="string" calcext:value-type="string">
            <text:p>UBND xã Vũ Lạc</text:p>
          </table:table-cell>
          <table:table-cell office:value-type="float" office:value="138" calcext:value-type="float">
            <text:p>138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123" calcext:value-type="float">
            <text:p>412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7180" calcext:value-type="float">
            <text:p>1027180</text:p>
          </table:table-cell>
          <table:table-cell office:value-type="string" calcext:value-type="string">
            <text:p>UBND xã Tâ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55" calcext:value-type="float">
            <text:p>1027455</text:p>
          </table:table-cell>
          <table:table-cell office:value-type="string" calcext:value-type="string">
            <text:p>UBND Phường Điện Nam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4" calcext:value-type="float">
            <text:p>1027464</text:p>
          </table:table-cell>
          <table:table-cell office:value-type="string" calcext:value-type="string">
            <text:p>UBND Phường Điện Thắng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6" calcext:value-type="float">
            <text:p>1027466</text:p>
          </table:table-cell>
          <table:table-cell office:value-type="string" calcext:value-type="string">
            <text:p>UBND Phường Điện Thắ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8" calcext:value-type="float">
            <text:p>1027468</text:p>
          </table:table-cell>
          <table:table-cell office:value-type="string" calcext:value-type="string">
            <text:p>UBND Phường Điện Nam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655" calcext:value-type="float">
            <text:p>1027655</text:p>
          </table:table-cell>
          <table:table-cell office:value-type="string" calcext:value-type="string">
            <text:p>Ủy Ban Nhân Dân Xã Thạ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9553" calcext:value-type="float">
            <text:p>1029553</text:p>
          </table:table-cell>
          <table:table-cell office:value-type="string" calcext:value-type="string">
            <text:p>Ủy ban nhân dân Xã Tân Sơn</text:p>
          </table:table-cell>
          <table:table-cell office:value-type="float" office:value="115" calcext:value-type="float">
            <text:p>115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5492" calcext:value-type="float">
            <text:p>549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29554" calcext:value-type="float">
            <text:p>1029554</text:p>
          </table:table-cell>
          <table:table-cell office:value-type="string" calcext:value-type="string">
            <text:p>Ủy ban nhân dân Xã Kim Sơ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02" calcext:value-type="float">
            <text:p>9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9847" calcext:value-type="float">
            <text:p>1029847</text:p>
          </table:table-cell>
          <table:table-cell office:value-type="string" calcext:value-type="string">
            <text:p>UBND phường Thắ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9848" calcext:value-type="float">
            <text:p>1029848</text:p>
          </table:table-cell>
          <table:table-cell office:value-type="string" calcext:value-type="string">
            <text:p>UBND xã Chrôh Pơn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9903" calcext:value-type="float">
            <text:p>1029903</text:p>
          </table:table-cell>
          <table:table-cell office:value-type="string" calcext:value-type="string">
            <text:p>UBND xã Đak SM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9910" calcext:value-type="float">
            <text:p>1029910</text:p>
          </table:table-cell>
          <table:table-cell office:value-type="string" calcext:value-type="string">
            <text:p>UBND xã Đăk Pơ Pho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374" calcext:value-type="float">
            <text:p>1030374</text:p>
          </table:table-cell>
          <table:table-cell office:value-type="string" calcext:value-type="string">
            <text:p>Ủy ban nhân dân phường 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375" calcext:value-type="float">
            <text:p>1030375</text:p>
          </table:table-cell>
          <table:table-cell office:value-type="string" calcext:value-type="string">
            <text:p>Ủy Ban Nhân Dân Xã Phước Chỉ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382" calcext:value-type="float">
            <text:p>1030382</text:p>
          </table:table-cell>
          <table:table-cell office:value-type="string" calcext:value-type="string">
            <text:p>Ủy ban nhân dân phường Gi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385" calcext:value-type="float">
            <text:p>1030385</text:p>
          </table:table-cell>
          <table:table-cell office:value-type="string" calcext:value-type="string">
            <text:p>Ủy ban nhân dân phường An T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863" calcext:value-type="float">
            <text:p>1030863</text:p>
          </table:table-cell>
          <table:table-cell office:value-type="string" calcext:value-type="string">
            <text:p>Ủy ban nhân dân phường Lộc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864" calcext:value-type="float">
            <text:p>1030864</text:p>
          </table:table-cell>
          <table:table-cell office:value-type="string" calcext:value-type="string">
            <text:p>Ủy ban nhân dân phường Gia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872" calcext:value-type="float">
            <text:p>1030872</text:p>
          </table:table-cell>
          <table:table-cell office:value-type="string" calcext:value-type="string">
            <text:p>Ủy ban nhân dân phường Trảng Bà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0873" calcext:value-type="float">
            <text:p>1030873</text:p>
          </table:table-cell>
          <table:table-cell office:value-type="string" calcext:value-type="string">
            <text:p>Ủy ban nhân dân xã Đôn Thuận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181" calcext:value-type="float">
            <text:p>1031181</text:p>
          </table:table-cell>
          <table:table-cell office:value-type="string" calcext:value-type="string">
            <text:p>Ủy ban nhân dân xã Hưng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252" calcext:value-type="float">
            <text:p>1031252</text:p>
          </table:table-cell>
          <table:table-cell office:value-type="string" calcext:value-type="string">
            <text:p>Ủy Ban Nhân dân Phường 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390" calcext:value-type="float">
            <text:p>1031390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3" calcext:value-type="float">
            <text:p>1031683</text:p>
          </table:table-cell>
          <table:table-cell office:value-type="string" calcext:value-type="string">
            <text:p>UBND xã Noong Hẹ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4" calcext:value-type="float">
            <text:p>1031684</text:p>
          </table:table-cell>
          <table:table-cell office:value-type="string" calcext:value-type="string">
            <text:p>UBND xã Sam Mứ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5" calcext:value-type="float">
            <text:p>1031685</text:p>
          </table:table-cell>
          <table:table-cell office:value-type="string" calcext:value-type="string">
            <text:p>UBND xã Núa Nga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86" calcext:value-type="float">
            <text:p>1031686</text:p>
          </table:table-cell>
          <table:table-cell office:value-type="string" calcext:value-type="string">
            <text:p>UBND xã Na Ư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7" calcext:value-type="float">
            <text:p>1031687</text:p>
          </table:table-cell>
          <table:table-cell office:value-type="string" calcext:value-type="string">
            <text:p>UBND xã Mường Nhà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1688" calcext:value-type="float">
            <text:p>1031688</text:p>
          </table:table-cell>
          <table:table-cell office:value-type="string" calcext:value-type="string">
            <text:p>UBND xã Noong Luống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689" calcext:value-type="float">
            <text:p>1031689</text:p>
          </table:table-cell>
          <table:table-cell office:value-type="string" calcext:value-type="string">
            <text:p>UBND xã Mường Lói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1690" calcext:value-type="float">
            <text:p>1031690</text:p>
          </table:table-cell>
          <table:table-cell office:value-type="string" calcext:value-type="string">
            <text:p>UBND xã Thanh Xương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1" calcext:value-type="float">
            <text:p>1031691</text:p>
          </table:table-cell>
          <table:table-cell office:value-type="string" calcext:value-type="string">
            <text:p>UBND xã Thanh Chăn</text:p>
          </table:table-cell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2" calcext:value-type="float">
            <text:p>1031692</text:p>
          </table:table-cell>
          <table:table-cell office:value-type="string" calcext:value-type="string">
            <text:p>UBND xã Pa Thơ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3" calcext:value-type="float">
            <text:p>1031693</text:p>
          </table:table-cell>
          <table:table-cell office:value-type="string" calcext:value-type="string">
            <text:p>UBND xã Thanh 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4" calcext:value-type="float">
            <text:p>1031694</text:p>
          </table:table-cell>
          <table:table-cell office:value-type="string" calcext:value-type="string">
            <text:p>UBND xã Thanh 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5" calcext:value-type="float">
            <text:p>1031695</text:p>
          </table:table-cell>
          <table:table-cell office:value-type="string" calcext:value-type="string">
            <text:p>UBND xã Thanh Hưng</text:p>
          </table:table-cell>
          <table:table-cell office:value-type="float" office:value="22" calcext:value-type="float">
            <text:p>22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1696" calcext:value-type="float">
            <text:p>1031696</text:p>
          </table:table-cell>
          <table:table-cell office:value-type="string" calcext:value-type="string">
            <text:p>UBND xã Nà Tấ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7" calcext:value-type="float">
            <text:p>1031697</text:p>
          </table:table-cell>
          <table:table-cell office:value-type="string" calcext:value-type="string">
            <text:p>UBND xã Mường Pồ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8" calcext:value-type="float">
            <text:p>1031698</text:p>
          </table:table-cell>
          <table:table-cell office:value-type="string" calcext:value-type="string">
            <text:p>UBND xã Thanh Nư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1785" calcext:value-type="float">
            <text:p>1031785</text:p>
          </table:table-cell>
          <table:table-cell office:value-type="string" calcext:value-type="string">
            <text:p>UBND xã Yên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4" calcext:value-type="float">
            <text:p>1031804</text:p>
          </table:table-cell>
          <table:table-cell office:value-type="string" calcext:value-type="string">
            <text:p>UBND Xã Yên Đ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5" calcext:value-type="float">
            <text:p>1031805</text:p>
          </table:table-cell>
          <table:table-cell office:value-type="string" calcext:value-type="string">
            <text:p>UBND Thị trấn Đ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6" calcext:value-type="float">
            <text:p>1031806</text:p>
          </table:table-cell>
          <table:table-cell office:value-type="string" calcext:value-type="string">
            <text:p>UBND Thị trấn Giang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7" calcext:value-type="float">
            <text:p>1031807</text:p>
          </table:table-cell>
          <table:table-cell office:value-type="string" calcext:value-type="string">
            <text:p>UBND Xã Yê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8" calcext:value-type="float">
            <text:p>1031808</text:p>
          </table:table-cell>
          <table:table-cell office:value-type="string" calcext:value-type="string">
            <text:p>UBND xã Yên Tr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39" calcext:value-type="float">
            <text:p>1031839</text:p>
          </table:table-cell>
          <table:table-cell office:value-type="string" calcext:value-type="string">
            <text:p>UBND xã Mường Phă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840" calcext:value-type="float">
            <text:p>1031840</text:p>
          </table:table-cell>
          <table:table-cell office:value-type="string" calcext:value-type="string">
            <text:p>UBND xã Thanh Luô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30" calcext:value-type="float">
            <text:p>1031930</text:p>
          </table:table-cell>
          <table:table-cell office:value-type="string" calcext:value-type="string">
            <text:p>UBND phường Lương Sơn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40" calcext:value-type="float">
            <text:p>1031940</text:p>
          </table:table-cell>
          <table:table-cell office:value-type="string" calcext:value-type="string">
            <text:p>Ubnd Phường Cải Đ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943" calcext:value-type="float">
            <text:p>1031943</text:p>
          </table:table-cell>
          <table:table-cell office:value-type="string" calcext:value-type="string">
            <text:p>UBND xã Bá Xuyê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46" calcext:value-type="float">
            <text:p>1031946</text:p>
          </table:table-cell>
          <table:table-cell office:value-type="string" calcext:value-type="string">
            <text:p>UBND phường Mỏ Chè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47" calcext:value-type="float">
            <text:p>1031947</text:p>
          </table:table-cell>
          <table:table-cell office:value-type="string" calcext:value-type="string">
            <text:p>UBND xã Tân Quang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48" calcext:value-type="float">
            <text:p>1031948</text:p>
          </table:table-cell>
          <table:table-cell office:value-type="string" calcext:value-type="string">
            <text:p>UBND phường Thắng Lợi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2" calcext:value-type="float">
            <text:p>1031972</text:p>
          </table:table-cell>
          <table:table-cell office:value-type="string" calcext:value-type="string">
            <text:p>UBND phường Mường Than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3" calcext:value-type="float">
            <text:p>1031973</text:p>
          </table:table-cell>
          <table:table-cell office:value-type="string" calcext:value-type="string">
            <text:p>UBND Phường Nam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4" calcext:value-type="float">
            <text:p>1031974</text:p>
          </table:table-cell>
          <table:table-cell office:value-type="string" calcext:value-type="string">
            <text:p>UBND Phường Thanh Trườ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976" calcext:value-type="float">
            <text:p>1031976</text:p>
          </table:table-cell>
          <table:table-cell office:value-type="string" calcext:value-type="string">
            <text:p>UBND phường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979" calcext:value-type="float">
            <text:p>1031979</text:p>
          </table:table-cell>
          <table:table-cell office:value-type="string" calcext:value-type="string">
            <text:p>UBND xã Thanh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80" calcext:value-type="float">
            <text:p>1031980</text:p>
          </table:table-cell>
          <table:table-cell office:value-type="string" calcext:value-type="string">
            <text:p>UBND Phường Noong B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2021" calcext:value-type="float">
            <text:p>1032021</text:p>
          </table:table-cell>
          <table:table-cell office:value-type="string" calcext:value-type="string">
            <text:p>UBND Phường Him L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2022" calcext:value-type="float">
            <text:p>1032022</text:p>
          </table:table-cell>
          <table:table-cell office:value-type="string" calcext:value-type="string">
            <text:p>UBND Phường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3648" calcext:value-type="float">
            <text:p>1033648</text:p>
          </table:table-cell>
          <table:table-cell office:value-type="string" calcext:value-type="string">
            <text:p>Hội Nông Dân Huyện Tho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3742" calcext:value-type="float">
            <text:p>1033742</text:p>
          </table:table-cell>
          <table:table-cell office:value-type="string" calcext:value-type="string">
            <text:p>Ban Quản lý Bến xe khách Bằng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4388" calcext:value-type="float">
            <text:p>1034388</text:p>
          </table:table-cell>
          <table:table-cell office:value-type="string" calcext:value-type="string">
            <text:p>Ủy Ban Nhân Dân Xã Tâ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4389" calcext:value-type="float">
            <text:p>1034389</text:p>
          </table:table-cell>
          <table:table-cell office:value-type="string" calcext:value-type="string">
            <text:p>UBND Xã A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4676" calcext:value-type="float">
            <text:p>1034676</text:p>
          </table:table-cell>
          <table:table-cell office:value-type="string" calcext:value-type="string">
            <text:p>UBND phường Phố Cò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059" calcext:value-type="float">
            <text:p>1035059</text:p>
          </table:table-cell>
          <table:table-cell office:value-type="string" calcext:value-type="string">
            <text:p>UBND xã Nà Nh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616" calcext:value-type="float">
            <text:p>1035616</text:p>
          </table:table-cell>
          <table:table-cell office:value-type="string" calcext:value-type="string">
            <text:p>UBND Xã Bình C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688" calcext:value-type="float">
            <text:p>1035688</text:p>
          </table:table-cell>
          <table:table-cell office:value-type="string" calcext:value-type="string">
            <text:p>UBND Xã Bình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973" calcext:value-type="float">
            <text:p>1035973</text:p>
          </table:table-cell>
          <table:table-cell office:value-type="string" calcext:value-type="string">
            <text:p>UBND Xã Hiề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5" calcext:value-type="float">
            <text:p>1035975</text:p>
          </table:table-cell>
          <table:table-cell office:value-type="string" calcext:value-type="string">
            <text:p>UBND Xã Vĩnh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6" calcext:value-type="float">
            <text:p>1035976</text:p>
          </table:table-cell>
          <table:table-cell office:value-type="string" calcext:value-type="string">
            <text:p>UBND Xã Vĩnh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8" calcext:value-type="float">
            <text:p>1035978</text:p>
          </table:table-cell>
          <table:table-cell office:value-type="string" calcext:value-type="string">
            <text:p>UBND Xã Kim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0" calcext:value-type="float">
            <text:p>1035980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1" calcext:value-type="float">
            <text:p>1035981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6" calcext:value-type="float">
            <text:p>1035986</text:p>
          </table:table-cell>
          <table:table-cell office:value-type="string" calcext:value-type="string">
            <text:p>UBND Xã Tru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7" calcext:value-type="float">
            <text:p>1035987</text:p>
          </table:table-cell>
          <table:table-cell office:value-type="string" calcext:value-type="string">
            <text:p>UBND Xã Vĩnh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115" calcext:value-type="float">
            <text:p>1036115</text:p>
          </table:table-cell>
          <table:table-cell office:value-type="string" calcext:value-type="string">
            <text:p>UBND Xã Vĩnh Chấ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2" calcext:value-type="float">
            <text:p>1036212</text:p>
          </table:table-cell>
          <table:table-cell office:value-type="string" calcext:value-type="string">
            <text:p>UBND Xã Vĩnh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4" calcext:value-type="float">
            <text:p>1036214</text:p>
          </table:table-cell>
          <table:table-cell office:value-type="string" calcext:value-type="string">
            <text:p>UBND Xã Vĩnh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7" calcext:value-type="float">
            <text:p>1036217</text:p>
          </table:table-cell>
          <table:table-cell office:value-type="string" calcext:value-type="string">
            <text:p>UBND Thị trấn Hồ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8" calcext:value-type="float">
            <text:p>1036218</text:p>
          </table:table-cell>
          <table:table-cell office:value-type="string" calcext:value-type="string">
            <text:p>UBND Thị trấn Bến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46" calcext:value-type="float">
            <text:p>1036246</text:p>
          </table:table-cell>
          <table:table-cell office:value-type="string" calcext:value-type="string">
            <text:p>Ủy Ban Nhân Dân Xã Phú Hưn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49" calcext:value-type="float">
            <text:p>1036249</text:p>
          </table:table-cell>
          <table:table-cell office:value-type="string" calcext:value-type="string">
            <text:p>Ủy Ban Nhân Dân Xã Phú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0" calcext:value-type="float">
            <text:p>1036250</text:p>
          </table:table-cell>
          <table:table-cell office:value-type="string" calcext:value-type="string">
            <text:p>Ủy Ban Nhân Dân Xã Phú An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51" calcext:value-type="float">
            <text:p>1036251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2" calcext:value-type="float">
            <text:p>1036252</text:p>
          </table:table-cell>
          <table:table-cell office:value-type="string" calcext:value-type="string">
            <text:p>Ủy Ban Nhân Dân Xã Hiệp Xương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53" calcext:value-type="float">
            <text:p>1036253</text:p>
          </table:table-cell>
          <table:table-cell office:value-type="string" calcext:value-type="string">
            <text:p>Ủy Ban Nhân Dân Xã Phú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4" calcext:value-type="float">
            <text:p>1036254</text:p>
          </table:table-cell>
          <table:table-cell office:value-type="string" calcext:value-type="string">
            <text:p>Ủy Ban Nhân Dân Xã Phú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5" calcext:value-type="float">
            <text:p>1036255</text:p>
          </table:table-cell>
          <table:table-cell office:value-type="string" calcext:value-type="string">
            <text:p>Ủy Ban Nhân Dân Xã Phú Long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307" calcext:value-type="float">
            <text:p>1036307</text:p>
          </table:table-cell>
          <table:table-cell office:value-type="string" calcext:value-type="string">
            <text:p>Ủy Ban Nhân Dân Xã Cam T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315" calcext:value-type="float">
            <text:p>1036315</text:p>
          </table:table-cell>
          <table:table-cell office:value-type="string" calcext:value-type="string">
            <text:p>Ủy Ban Nhân Dân Xã Cam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338" calcext:value-type="float">
            <text:p>1036338</text:p>
          </table:table-cell>
          <table:table-cell office:value-type="string" calcext:value-type="string">
            <text:p>Đảng uỷ khối các cơ quan tỉnh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5" calcext:value-type="float">
            <text:p>1036475</text:p>
          </table:table-cell>
          <table:table-cell office:value-type="string" calcext:value-type="string">
            <text:p>Ủy Ban Nhân Dân Xã Phú Lâm</text:p>
          </table:table-cell>
          <table:table-cell office:value-type="float" office:value="85" calcext:value-type="float">
            <text:p>85</text:p>
          </table:table-cell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  <table:table-cell office:value-type="float" office:value="7509" calcext:value-type="float">
            <text:p>750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476" calcext:value-type="float">
            <text:p>1036476</text:p>
          </table:table-cell>
          <table:table-cell office:value-type="string" calcext:value-type="string">
            <text:p>Ủy Ban Nhân Dân Xã Phú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8" calcext:value-type="float">
            <text:p>1036478</text:p>
          </table:table-cell>
          <table:table-cell office:value-type="string" calcext:value-type="string">
            <text:p>Ủy Ban Nhân Dân Xã Phú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9" calcext:value-type="float">
            <text:p>1036479</text:p>
          </table:table-cell>
          <table:table-cell office:value-type="string" calcext:value-type="string">
            <text:p>Ủy Ban Nhân Dân Xã Hòa Lạ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729" calcext:value-type="float">
            <text:p>2372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6480" calcext:value-type="float">
            <text:p>1036480</text:p>
          </table:table-cell>
          <table:table-cell office:value-type="string" calcext:value-type="string">
            <text:p>Ủy Ban Nhân Dân Xã Phú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1" calcext:value-type="float">
            <text:p>1036481</text:p>
          </table:table-cell>
          <table:table-cell office:value-type="string" calcext:value-type="string">
            <text:p>Ủy Ban Nhân Dân Xã Lê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2" calcext:value-type="float">
            <text:p>1036482</text:p>
          </table:table-cell>
          <table:table-cell office:value-type="string" calcext:value-type="string">
            <text:p>Ủy Ban Nhân Dân Xã Châu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3" calcext:value-type="float">
            <text:p>1036483</text:p>
          </table:table-cell>
          <table:table-cell office:value-type="string" calcext:value-type="string">
            <text:p>Ủy Ban Nhân Dân Thị Trấn Phú Mỹ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6484" calcext:value-type="float">
            <text:p>1036484</text:p>
          </table:table-cell>
          <table:table-cell office:value-type="string" calcext:value-type="string">
            <text:p>Ủy Ban Nhân Dân Thị Trấn Chợ Vàm</text:p>
          </table:table-cell>
          <table:table-cell office:value-type="float" office:value="21" calcext:value-type="float">
            <text:p>21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2488" calcext:value-type="float">
            <text:p>248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6485" calcext:value-type="float">
            <text:p>1036485</text:p>
          </table:table-cell>
          <table:table-cell office:value-type="string" calcext:value-type="string">
            <text:p>Ủy Ban Nhân Dân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7" calcext:value-type="float">
            <text:p>1036487</text:p>
          </table:table-cell>
          <table:table-cell office:value-type="string" calcext:value-type="string">
            <text:p>Ủy Ban Nhân Dân Xã Lo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9" calcext:value-type="float">
            <text:p>1036489</text:p>
          </table:table-cell>
          <table:table-cell office:value-type="string" calcext:value-type="string">
            <text:p>Uỷ Ban Nhân Dân xã Vĩnh X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2" calcext:value-type="float">
            <text:p>1036542</text:p>
          </table:table-cell>
          <table:table-cell office:value-type="string" calcext:value-type="string">
            <text:p>Ủy Ban Nhân Dân Xã Gio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4" calcext:value-type="float">
            <text:p>1036544</text:p>
          </table:table-cell>
          <table:table-cell office:value-type="string" calcext:value-type="string">
            <text:p>Ủy Ban Nhân Dân Xã Gio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5" calcext:value-type="float">
            <text:p>1036545</text:p>
          </table:table-cell>
          <table:table-cell office:value-type="string" calcext:value-type="string">
            <text:p>Ủy Ban Nhân Dân Xã Hải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9" calcext:value-type="float">
            <text:p>1036549</text:p>
          </table:table-cell>
          <table:table-cell office:value-type="string" calcext:value-type="string">
            <text:p>Uỷ Ban Nhân Dân Xã Gio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51" calcext:value-type="float">
            <text:p>1036551</text:p>
          </table:table-cell>
          <table:table-cell office:value-type="string" calcext:value-type="string">
            <text:p>Ủy Ban Nhân Dân Xã Li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55" calcext:value-type="float">
            <text:p>1036555</text:p>
          </table:table-cell>
          <table:table-cell office:value-type="string" calcext:value-type="string">
            <text:p>Ủy Ban Nhân Dân Xã Gio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622" calcext:value-type="float">
            <text:p>1036622</text:p>
          </table:table-cell>
          <table:table-cell office:value-type="string" calcext:value-type="string">
            <text:p>Ủy Ban Nhân Dân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24" calcext:value-type="float">
            <text:p>1036724</text:p>
          </table:table-cell>
          <table:table-cell office:value-type="string" calcext:value-type="string">
            <text:p>UBND xã Khánh An</text:p>
          </table:table-cell>
          <table:table-cell office:value-type="float" office:value="1146" calcext:value-type="float">
            <text:p>1146</text:p>
          </table:table-cell>
          <table:table-cell office:value-type="float" office:value="6025" calcext:value-type="float">
            <text:p>6025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32" calcext:value-type="float">
            <text:p>1036732</text:p>
          </table:table-cell>
          <table:table-cell office:value-type="string" calcext:value-type="string">
            <text:p>UBND Xã Vĩnh Tế</text:p>
          </table:table-cell>
          <table:table-cell office:value-type="float" office:value="1625" calcext:value-type="float">
            <text:p>1625</text:p>
          </table:table-cell>
          <table:table-cell office:value-type="float" office:value="17726" calcext:value-type="float">
            <text:p>17726</text:p>
          </table:table-cell>
          <table:table-cell office:value-type="float" office:value="0" calcext:value-type="float">
            <text:p>0</text:p>
          </table:table-cell>
          <table:table-cell office:value-type="float" office:value="1942" calcext:value-type="float">
            <text:p>1942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744" calcext:value-type="float">
            <text:p>1036744</text:p>
          </table:table-cell>
          <table:table-cell office:value-type="string" calcext:value-type="string">
            <text:p>UBND Xã Trường Xuân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3" calcext:value-type="float">
            <text:p>354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36746" calcext:value-type="float">
            <text:p>1036746</text:p>
          </table:table-cell>
          <table:table-cell office:value-type="string" calcext:value-type="string">
            <text:p>Ủy Ban Nhân Dân Xã Thạ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48" calcext:value-type="float">
            <text:p>1036748</text:p>
          </table:table-cell>
          <table:table-cell office:value-type="string" calcext:value-type="string">
            <text:p>UBND Xã Xuâ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84" calcext:value-type="float">
            <text:p>1036784</text:p>
          </table:table-cell>
          <table:table-cell office:value-type="string" calcext:value-type="string">
            <text:p>Ủy Ban Nhân Dân Xã Gio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0" calcext:value-type="float">
            <text:p>1036790</text:p>
          </table:table-cell>
          <table:table-cell office:value-type="string" calcext:value-type="string">
            <text:p>Ủy Ban Nhân Dân Xã Gio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3" calcext:value-type="float">
            <text:p>1036793</text:p>
          </table:table-cell>
          <table:table-cell office:value-type="string" calcext:value-type="string">
            <text:p>Ủy Ban Nhân Dân Xã Trung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4" calcext:value-type="float">
            <text:p>1036794</text:p>
          </table:table-cell>
          <table:table-cell office:value-type="string" calcext:value-type="string">
            <text:p>Ủy Ban Nhân Dân Xã Tru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6" calcext:value-type="float">
            <text:p>1036796</text:p>
          </table:table-cell>
          <table:table-cell office:value-type="string" calcext:value-type="string">
            <text:p>Ủy Ban Nhân Dân Xã Gio Mỹ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6797" calcext:value-type="float">
            <text:p>1036797</text:p>
          </table:table-cell>
          <table:table-cell office:value-type="string" calcext:value-type="string">
            <text:p>Ủy Ban Nhân Dân Xã Tru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8" calcext:value-type="float">
            <text:p>1036798</text:p>
          </table:table-cell>
          <table:table-cell office:value-type="string" calcext:value-type="string">
            <text:p>Ủy Ban Nhân Dân Thị Trấn Gio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846" calcext:value-type="float">
            <text:p>1036846</text:p>
          </table:table-cell>
          <table:table-cell office:value-type="string" calcext:value-type="string">
            <text:p>Ủy Ban Nhân Dân Thị Trấn Cửa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866" calcext:value-type="float">
            <text:p>1036866</text:p>
          </table:table-cell>
          <table:table-cell office:value-type="string" calcext:value-type="string">
            <text:p>UBND PHƯỜNG MỸ HOÀ</text:p>
          </table:table-cell>
          <table:table-cell office:value-type="float" office:value="1081" calcext:value-type="float">
            <text:p>1081</text:p>
          </table:table-cell>
          <table:table-cell office:value-type="float" office:value="6900" calcext:value-type="float">
            <text:p>6900</text:p>
          </table:table-cell>
          <table:table-cell office:value-type="float" office:value="1" calcext:value-type="float">
            <text:p>1</text:p>
          </table:table-cell>
          <table:table-cell office:value-type="float" office:value="10843" calcext:value-type="float">
            <text:p>10843</text:p>
          </table:table-cell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36868" calcext:value-type="float">
            <text:p>1036868</text:p>
          </table:table-cell>
          <table:table-cell office:value-type="string" calcext:value-type="string">
            <text:p>UBND phường Mỹ Thới</text:p>
          </table:table-cell>
          <table:table-cell office:value-type="float" office:value="746" calcext:value-type="float">
            <text:p>746</text:p>
          </table:table-cell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  <table:table-cell office:value-type="float" office:value="4115" calcext:value-type="float">
            <text:p>4115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967" calcext:value-type="float">
            <text:p>1036967</text:p>
          </table:table-cell>
          <table:table-cell office:value-type="string" calcext:value-type="string">
            <text:p>Ubnd Phường Mỹ Bì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2" calcext:value-type="float">
            <text:p>1037022</text:p>
          </table:table-cell>
          <table:table-cell office:value-type="string" calcext:value-type="string">
            <text:p>Ủy Ban Nhân Dân Xã Gio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4" calcext:value-type="float">
            <text:p>1037024</text:p>
          </table:table-cell>
          <table:table-cell office:value-type="string" calcext:value-type="string">
            <text:p>UBND Xã Vĩnh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7" calcext:value-type="float">
            <text:p>1037027</text:p>
          </table:table-cell>
          <table:table-cell office:value-type="string" calcext:value-type="string">
            <text:p>UBND Xã Vĩnh 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0" calcext:value-type="float">
            <text:p>1037030</text:p>
          </table:table-cell>
          <table:table-cell office:value-type="string" calcext:value-type="string">
            <text:p>UBND Thị trấn Cửa T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1" calcext:value-type="float">
            <text:p>1037031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3" calcext:value-type="float">
            <text:p>1037033</text:p>
          </table:table-cell>
          <table:table-cell office:value-type="string" calcext:value-type="string">
            <text:p>UBND Xã Vĩnh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139" calcext:value-type="float">
            <text:p>1037139</text:p>
          </table:table-cell>
          <table:table-cell office:value-type="string" calcext:value-type="string">
            <text:p>UBND xã Đàm Thuỷ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215" calcext:value-type="float">
            <text:p>1037215</text:p>
          </table:table-cell>
          <table:table-cell office:value-type="string" calcext:value-type="string">
            <text:p>UBND Xã Mai Lo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51" calcext:value-type="float">
            <text:p>1037251</text:p>
          </table:table-cell>
          <table:table-cell office:value-type="string" calcext:value-type="string">
            <text:p>UBND Xã Phong C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252" calcext:value-type="float">
            <text:p>1037252</text:p>
          </table:table-cell>
          <table:table-cell office:value-type="string" calcext:value-type="string">
            <text:p>UBND Xã Điề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54" calcext:value-type="float">
            <text:p>1037254</text:p>
          </table:table-cell>
          <table:table-cell office:value-type="string" calcext:value-type="string">
            <text:p>UBND Xã Điền Ho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255" calcext:value-type="float">
            <text:p>1037255</text:p>
          </table:table-cell>
          <table:table-cell office:value-type="string" calcext:value-type="string">
            <text:p>UBND xã Pho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02" calcext:value-type="float">
            <text:p>1037302</text:p>
          </table:table-cell>
          <table:table-cell office:value-type="string" calcext:value-type="string">
            <text:p>Ủy ban nhân dân Phường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3" calcext:value-type="float">
            <text:p>1037323</text:p>
          </table:table-cell>
          <table:table-cell office:value-type="string" calcext:value-type="string">
            <text:p>UBND xã Tân C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5" calcext:value-type="float">
            <text:p>1037325</text:p>
          </table:table-cell>
          <table:table-cell office:value-type="string" calcext:value-type="string">
            <text:p>UBND xã Văn Le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6" calcext:value-type="float">
            <text:p>1037326</text:p>
          </table:table-cell>
          <table:table-cell office:value-type="string" calcext:value-type="string">
            <text:p>UBND xã Diên Bình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33" calcext:value-type="float">
            <text:p>1037333</text:p>
          </table:table-cell>
          <table:table-cell office:value-type="string" calcext:value-type="string">
            <text:p>UBND thị trấn Đăk Tô</text:p>
          </table:table-cell>
          <table:table-cell office:value-type="float" office:value="126" calcext:value-type="float">
            <text:p>126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35" calcext:value-type="float">
            <text:p>1037335</text:p>
          </table:table-cell>
          <table:table-cell office:value-type="string" calcext:value-type="string">
            <text:p>UBND xã Bờ 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38" calcext:value-type="float">
            <text:p>1037338</text:p>
          </table:table-cell>
          <table:table-cell office:value-type="string" calcext:value-type="string">
            <text:p>UBND xã Đăk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53" calcext:value-type="float">
            <text:p>1037353</text:p>
          </table:table-cell>
          <table:table-cell office:value-type="string" calcext:value-type="string">
            <text:p>UBND Xã Phấn M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56" calcext:value-type="float">
            <text:p>1037356</text:p>
          </table:table-cell>
          <table:table-cell office:value-type="string" calcext:value-type="string">
            <text:p>UBND xã Hợp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88" calcext:value-type="float">
            <text:p>1037388</text:p>
          </table:table-cell>
          <table:table-cell office:value-type="string" calcext:value-type="string">
            <text:p>UBND xã Đăk Rơ W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90" calcext:value-type="float">
            <text:p>1037390</text:p>
          </table:table-cell>
          <table:table-cell office:value-type="string" calcext:value-type="string">
            <text:p>UBND phường Lê Lợi</text:p>
          </table:table-cell>
          <table:table-cell office:value-type="float" office:value="9" calcext:value-type="float">
            <text:p>9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91" calcext:value-type="float">
            <text:p>1037391</text:p>
          </table:table-cell>
          <table:table-cell office:value-type="string" calcext:value-type="string">
            <text:p>UBND phường Duy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92" calcext:value-type="float">
            <text:p>1037392</text:p>
          </table:table-cell>
          <table:table-cell office:value-type="string" calcext:value-type="string">
            <text:p>UBND Xã Chư Hreng</text:p>
          </table:table-cell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7393" calcext:value-type="float">
            <text:p>1037393</text:p>
          </table:table-cell>
          <table:table-cell office:value-type="string" calcext:value-type="string">
            <text:p>UBND Xã V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94" calcext:value-type="float">
            <text:p>1037394</text:p>
          </table:table-cell>
          <table:table-cell office:value-type="string" calcext:value-type="string">
            <text:p>UBND xã Đắk Blà</text:p>
          </table:table-cell>
          <table:table-cell office:value-type="float" office:value="228" calcext:value-type="float">
            <text:p>228</text:p>
          </table:table-cell>
          <table:table-cell office:value-type="float" office:value="3545" calcext:value-type="float">
            <text:p>3545</text:p>
          </table:table-cell>
          <table:table-cell office:value-type="float" office:value="0" calcext:value-type="float">
            <text:p>0</text:p>
          </table:table-cell>
          <table:table-cell office:value-type="float" office:value="2566" calcext:value-type="float">
            <text:p>256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95" calcext:value-type="float">
            <text:p>1037395</text:p>
          </table:table-cell>
          <table:table-cell office:value-type="string" calcext:value-type="string">
            <text:p>UBND xã Ia Chi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7397" calcext:value-type="float">
            <text:p>1037397</text:p>
          </table:table-cell>
          <table:table-cell office:value-type="string" calcext:value-type="string">
            <text:p>UBND xã Ngok B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428" calcext:value-type="float">
            <text:p>1037428</text:p>
          </table:table-cell>
          <table:table-cell office:value-type="string" calcext:value-type="string">
            <text:p>UBND phường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29" calcext:value-type="float">
            <text:p>1037429</text:p>
          </table:table-cell>
          <table:table-cell office:value-type="string" calcext:value-type="string">
            <text:p>UBND xã Đăk Cấ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0" calcext:value-type="float">
            <text:p>1037430</text:p>
          </table:table-cell>
          <table:table-cell office:value-type="string" calcext:value-type="string">
            <text:p>UBND xã Kr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1" calcext:value-type="float">
            <text:p>1037431</text:p>
          </table:table-cell>
          <table:table-cell office:value-type="string" calcext:value-type="string">
            <text:p>UBND phường Quyết Thắng </text:p>
          </table:table-cell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7435" calcext:value-type="float">
            <text:p>1037435</text:p>
          </table:table-cell>
          <table:table-cell office:value-type="string" calcext:value-type="string">
            <text:p>UBND Xã Tức Tr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6" calcext:value-type="float">
            <text:p>1037436</text:p>
          </table:table-cell>
          <table:table-cell office:value-type="string" calcext:value-type="string">
            <text:p>UBND xã Ôn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8" calcext:value-type="float">
            <text:p>1037438</text:p>
          </table:table-cell>
          <table:table-cell office:value-type="string" calcext:value-type="string">
            <text:p>UBND XÃ ĐỘNG Đ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40" calcext:value-type="float">
            <text:p>1037440</text:p>
          </table:table-cell>
          <table:table-cell office:value-type="string" calcext:value-type="string">
            <text:p>UBND Xã Phủ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78" calcext:value-type="float">
            <text:p>103747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537" calcext:value-type="float">
            <text:p>1037537</text:p>
          </table:table-cell>
          <table:table-cell office:value-type="string" calcext:value-type="string">
            <text:p>Ủy Ban Nhân Dân Xã Ninh Sơ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571" calcext:value-type="float">
            <text:p>1037571</text:p>
          </table:table-cell>
          <table:table-cell office:value-type="string" calcext:value-type="string">
            <text:p>Ủy ban nhân dân thị trấn Phước 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572" calcext:value-type="float">
            <text:p>1037572</text:p>
          </table:table-cell>
          <table:table-cell office:value-type="string" calcext:value-type="string">
            <text:p>Ủy ban nhân dân xã Krông Bu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598" calcext:value-type="float">
            <text:p>1037598</text:p>
          </table:table-cell>
          <table:table-cell office:value-type="string" calcext:value-type="string">
            <text:p>Ủy ban nhân dân xã V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54" calcext:value-type="float">
            <text:p>1037654</text:p>
          </table:table-cell>
          <table:table-cell office:value-type="string" calcext:value-type="string">
            <text:p>Ủy ban nhân dân xã Vĩ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61" calcext:value-type="float">
            <text:p>1037661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83" calcext:value-type="float">
            <text:p>1037683</text:p>
          </table:table-cell>
          <table:table-cell office:value-type="string" calcext:value-type="string">
            <text:p>Ủy ban nhân dân xã La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28" calcext:value-type="float">
            <text:p>1037728</text:p>
          </table:table-cell>
          <table:table-cell office:value-type="string" calcext:value-type="string">
            <text:p>UBND xã Đăk M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29" calcext:value-type="float">
            <text:p>1037729</text:p>
          </table:table-cell>
          <table:table-cell office:value-type="string" calcext:value-type="string">
            <text:p>UBND xã Mường H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0" calcext:value-type="float">
            <text:p>1037730</text:p>
          </table:table-cell>
          <table:table-cell office:value-type="string" calcext:value-type="string">
            <text:p>UBND xã Ngọc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731" calcext:value-type="float">
            <text:p>1037731</text:p>
          </table:table-cell>
          <table:table-cell office:value-type="string" calcext:value-type="string">
            <text:p>UBND xã Đăk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2" calcext:value-type="float">
            <text:p>1037732</text:p>
          </table:table-cell>
          <table:table-cell office:value-type="string" calcext:value-type="string">
            <text:p>UBND xã Đắk Kr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3" calcext:value-type="float">
            <text:p>1037733</text:p>
          </table:table-cell>
          <table:table-cell office:value-type="string" calcext:value-type="string">
            <text:p>UBND xã Đắk Ch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4" calcext:value-type="float">
            <text:p>1037734</text:p>
          </table:table-cell>
          <table:table-cell office:value-type="string" calcext:value-type="string">
            <text:p>UBND xã Đắk Pl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5" calcext:value-type="float">
            <text:p>1037735</text:p>
          </table:table-cell>
          <table:table-cell office:value-type="string" calcext:value-type="string">
            <text:p>UBND xã Đắk M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8" calcext:value-type="float">
            <text:p>1037738</text:p>
          </table:table-cell>
          <table:table-cell office:value-type="string" calcext:value-type="string">
            <text:p>UBND thị trấn Đắk Gle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893" calcext:value-type="float">
            <text:p>1037893</text:p>
          </table:table-cell>
          <table:table-cell office:value-type="string" calcext:value-type="string">
            <text:p>UBND xã Chí Viễn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894" calcext:value-type="float">
            <text:p>1037894</text:p>
          </table:table-cell>
          <table:table-cell office:value-type="string" calcext:value-type="string">
            <text:p>UBND xã Ngọc Khê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897" calcext:value-type="float">
            <text:p>1037897</text:p>
          </table:table-cell>
          <table:table-cell office:value-type="string" calcext:value-type="string">
            <text:p>UBND xã Đình Phong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959" calcext:value-type="float">
            <text:p>1037959</text:p>
          </table:table-cell>
          <table:table-cell office:value-type="string" calcext:value-type="string">
            <text:p>UBND xã S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961" calcext:value-type="float">
            <text:p>1037961</text:p>
          </table:table-cell>
          <table:table-cell office:value-type="string" calcext:value-type="string">
            <text:p>UBND xã Ya L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966" calcext:value-type="float">
            <text:p>1037966</text:p>
          </table:table-cell>
          <table:table-cell office:value-type="string" calcext:value-type="string">
            <text:p>UBND Xã Vũ Mi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968" calcext:value-type="float">
            <text:p>1037968</text:p>
          </table:table-cell>
          <table:table-cell office:value-type="string" calcext:value-type="string">
            <text:p>UBND xã Minh Tâ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00" calcext:value-type="float">
            <text:p>1038000</text:p>
          </table:table-cell>
          <table:table-cell office:value-type="string" calcext:value-type="string">
            <text:p>UBND Xã Điền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59" calcext:value-type="float">
            <text:p>1038059</text:p>
          </table:table-cell>
          <table:table-cell office:value-type="string" calcext:value-type="string">
            <text:p>UBND xã Mô R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61" calcext:value-type="float">
            <text:p>1038061</text:p>
          </table:table-cell>
          <table:table-cell office:value-type="string" calcext:value-type="string">
            <text:p>UBND thị trấn Sa Th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62" calcext:value-type="float">
            <text:p>1038062</text:p>
          </table:table-cell>
          <table:table-cell office:value-type="string" calcext:value-type="string">
            <text:p>UBND xã Sa Sơn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063" calcext:value-type="float">
            <text:p>1038063</text:p>
          </table:table-cell>
          <table:table-cell office:value-type="string" calcext:value-type="string">
            <text:p>UBND xã Ngọc Wa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064" calcext:value-type="float">
            <text:p>1038064</text:p>
          </table:table-cell>
          <table:table-cell office:value-type="string" calcext:value-type="string">
            <text:p>UBND xã Hà Mò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65" calcext:value-type="float">
            <text:p>1038065</text:p>
          </table:table-cell>
          <table:table-cell office:value-type="string" calcext:value-type="string">
            <text:p>UBND xã Ngọk Réo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066" calcext:value-type="float">
            <text:p>1038066</text:p>
          </table:table-cell>
          <table:table-cell office:value-type="string" calcext:value-type="string">
            <text:p>UBND xã Đăk 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084" calcext:value-type="float">
            <text:p>1038084</text:p>
          </table:table-cell>
          <table:table-cell office:value-type="string" calcext:value-type="string">
            <text:p>Ủy ban nhân dân Xã Mê P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86" calcext:value-type="float">
            <text:p>1038086</text:p>
          </table:table-cell>
          <table:table-cell office:value-type="string" calcext:value-type="string">
            <text:p>Ủy ban nhân dân Xã Vũ Hoà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121" calcext:value-type="float">
            <text:p>1038121</text:p>
          </table:table-cell>
          <table:table-cell office:value-type="string" calcext:value-type="string">
            <text:p>Ủy Ban Nhân Dân Xã Lộc Tiế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185" calcext:value-type="float">
            <text:p>1038185</text:p>
          </table:table-cell>
          <table:table-cell office:value-type="string" calcext:value-type="string">
            <text:p>Ủy ban nhân dân Thị Trấn Đức Tà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07" calcext:value-type="float">
            <text:p>1038207</text:p>
          </table:table-cell>
          <table:table-cell office:value-type="string" calcext:value-type="string">
            <text:p>UBND xã Đăk 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208" calcext:value-type="float">
            <text:p>1038208</text:p>
          </table:table-cell>
          <table:table-cell office:value-type="string" calcext:value-type="string">
            <text:p>UBND xã Đăk M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10" calcext:value-type="float">
            <text:p>1038210</text:p>
          </table:table-cell>
          <table:table-cell office:value-type="string" calcext:value-type="string">
            <text:p>UBND thị trấn Đăk Hà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619" calcext:value-type="float">
            <text:p>16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211" calcext:value-type="float">
            <text:p>1038211</text:p>
          </table:table-cell>
          <table:table-cell office:value-type="string" calcext:value-type="string">
            <text:p>UBND Xã Đăk Pxi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213" calcext:value-type="float">
            <text:p>1038213</text:p>
          </table:table-cell>
          <table:table-cell office:value-type="string" calcext:value-type="string">
            <text:p>UBND xã Đăk Hring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15" calcext:value-type="float">
            <text:p>1038215</text:p>
          </table:table-cell>
          <table:table-cell office:value-type="string" calcext:value-type="string">
            <text:p>UBND xã Pờ 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84" calcext:value-type="float">
            <text:p>1038284</text:p>
          </table:table-cell>
          <table:table-cell office:value-type="string" calcext:value-type="string">
            <text:p>UBND xã Quang Há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85" calcext:value-type="float">
            <text:p>1038285</text:p>
          </table:table-cell>
          <table:table-cell office:value-type="string" calcext:value-type="string">
            <text:p>UBND xã Quang Vinh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88" calcext:value-type="float">
            <text:p>1038288</text:p>
          </table:table-cell>
          <table:table-cell office:value-type="string" calcext:value-type="string">
            <text:p>UBND xã Tri Phươ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89" calcext:value-type="float">
            <text:p>1038289</text:p>
          </table:table-cell>
          <table:table-cell office:value-type="string" calcext:value-type="string">
            <text:p>Ủy ban nhân dân xã Thanh Long,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1" calcext:value-type="float">
            <text:p>1038291</text:p>
          </table:table-cell>
          <table:table-cell office:value-type="string" calcext:value-type="string">
            <text:p>UBND Thị trấn Trà Lĩ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93" calcext:value-type="float">
            <text:p>1038293</text:p>
          </table:table-cell>
          <table:table-cell office:value-type="string" calcext:value-type="string">
            <text:p>Ủy ban nhân dân xã Lương C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5" calcext:value-type="float">
            <text:p>1038295</text:p>
          </table:table-cell>
          <table:table-cell office:value-type="string" calcext:value-type="string">
            <text:p>Ủy ban nhân dân xã Lương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6" calcext:value-type="float">
            <text:p>1038296</text:p>
          </table:table-cell>
          <table:table-cell office:value-type="string" calcext:value-type="string">
            <text:p>Ủy ban nhân dân xã Cần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7" calcext:value-type="float">
            <text:p>1038297</text:p>
          </table:table-cell>
          <table:table-cell office:value-type="string" calcext:value-type="string">
            <text:p>Ủy ban nhân dân xã Ngọc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8" calcext:value-type="float">
            <text:p>1038298</text:p>
          </table:table-cell>
          <table:table-cell office:value-type="string" calcext:value-type="string">
            <text:p>Ủy ban nhân dân xã Y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9" calcext:value-type="float">
            <text:p>1038299</text:p>
          </table:table-cell>
          <table:table-cell office:value-type="string" calcext:value-type="string">
            <text:p>Ủy ban nhân dân Thị trấn Thông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00" calcext:value-type="float">
            <text:p>1038300</text:p>
          </table:table-cell>
          <table:table-cell office:value-type="string" calcext:value-type="string">
            <text:p>Ủy ban nhân dân xã Đa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15" calcext:value-type="float">
            <text:p>1038315</text:p>
          </table:table-cell>
          <table:table-cell office:value-type="string" calcext:value-type="string">
            <text:p>UBND xã Kon Đ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68" calcext:value-type="float">
            <text:p>1038368</text:p>
          </table:table-cell>
          <table:table-cell office:value-type="string" calcext:value-type="string">
            <text:p>Ủy Ban Nhân Dân Xã Bì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69" calcext:value-type="float">
            <text:p>1038369</text:p>
          </table:table-cell>
          <table:table-cell office:value-type="string" calcext:value-type="string">
            <text:p>Ủy Ban Nhân Dân Xã Nhơ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89" calcext:value-type="float">
            <text:p>1038389</text:p>
          </table:table-cell>
          <table:table-cell office:value-type="string" calcext:value-type="string">
            <text:p>UBND Thị Trấn Trùng Khá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394" calcext:value-type="float">
            <text:p>1038394</text:p>
          </table:table-cell>
          <table:table-cell office:value-type="string" calcext:value-type="string">
            <text:p>UBND xã Quốc Toả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97" calcext:value-type="float">
            <text:p>1038397</text:p>
          </table:table-cell>
          <table:table-cell office:value-type="string" calcext:value-type="string">
            <text:p>UBND xã Cao C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451" calcext:value-type="float">
            <text:p>1038451</text:p>
          </table:table-cell>
          <table:table-cell office:value-type="string" calcext:value-type="string">
            <text:p>Ủy Ban Nhân Dân Thị trấn Nước H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466" calcext:value-type="float">
            <text:p>1038466</text:p>
          </table:table-cell>
          <table:table-cell office:value-type="string" calcext:value-type="string">
            <text:p>UBND xã Thể Dụ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27" calcext:value-type="float">
            <text:p>1038527</text:p>
          </table:table-cell>
          <table:table-cell office:value-type="string" calcext:value-type="string">
            <text:p>Ủy Ban nhân dân xã Mã Ba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1" calcext:value-type="float">
            <text:p>1038531</text:p>
          </table:table-cell>
          <table:table-cell office:value-type="string" calcext:value-type="string">
            <text:p>Ủy Ban nhân dân xã Hồng Sỹ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3" calcext:value-type="float">
            <text:p>1038533</text:p>
          </table:table-cell>
          <table:table-cell office:value-type="string" calcext:value-type="string">
            <text:p>Ủy ban nhân dân xã Ngọc Đ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4" calcext:value-type="float">
            <text:p>1038534</text:p>
          </table:table-cell>
          <table:table-cell office:value-type="string" calcext:value-type="string">
            <text:p>Ủy Ban nhân dân xã Quý Quân, Hà Quảng 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6" calcext:value-type="float">
            <text:p>1038536</text:p>
          </table:table-cell>
          <table:table-cell office:value-type="string" calcext:value-type="string">
            <text:p>Ủy ban nhân dân xã Nội Th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7" calcext:value-type="float">
            <text:p>1038537</text:p>
          </table:table-cell>
          <table:table-cell office:value-type="string" calcext:value-type="string">
            <text:p>Ủy Ban nhân dân xã Sóc Hà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8" calcext:value-type="float">
            <text:p>1038538</text:p>
          </table:table-cell>
          <table:table-cell office:value-type="string" calcext:value-type="string">
            <text:p>Ủy Ban nhân dân xã Thượng Thôn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9" calcext:value-type="float">
            <text:p>1038539</text:p>
          </table:table-cell>
          <table:table-cell office:value-type="string" calcext:value-type="string">
            <text:p>Ủy Ban nhân dân xã Tổng Cọt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12" calcext:value-type="float">
            <text:p>1038612</text:p>
          </table:table-cell>
          <table:table-cell office:value-type="string" calcext:value-type="string">
            <text:p>UBND Xã Yên Lạ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13" calcext:value-type="float">
            <text:p>1038613</text:p>
          </table:table-cell>
          <table:table-cell office:value-type="string" calcext:value-type="string">
            <text:p>UBND Thị trấn Tĩnh Tú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79" calcext:value-type="float">
            <text:p>1038679</text:p>
          </table:table-cell>
          <table:table-cell office:value-type="string" calcext:value-type="string">
            <text:p>UBND Xã Thịnh Vượ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3" calcext:value-type="float">
            <text:p>1038683</text:p>
          </table:table-cell>
          <table:table-cell office:value-type="string" calcext:value-type="string">
            <text:p>UBND xã Hưng Đạo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6" calcext:value-type="float">
            <text:p>1038686</text:p>
          </table:table-cell>
          <table:table-cell office:value-type="string" calcext:value-type="string">
            <text:p>UBND Xã Thành Cô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7" calcext:value-type="float">
            <text:p>1038687</text:p>
          </table:table-cell>
          <table:table-cell office:value-type="string" calcext:value-type="string">
            <text:p>UBND Xã Hoa Thá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91" calcext:value-type="float">
            <text:p>1038691</text:p>
          </table:table-cell>
          <table:table-cell office:value-type="string" calcext:value-type="string">
            <text:p>UBND xã Tam Ki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03" calcext:value-type="float">
            <text:p>1038703</text:p>
          </table:table-cell>
          <table:table-cell office:value-type="string" calcext:value-type="string">
            <text:p>UBND Thị trấn Nguyên Bì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28" calcext:value-type="float">
            <text:p>1038728</text:p>
          </table:table-cell>
          <table:table-cell office:value-type="string" calcext:value-type="string">
            <text:p>UBND Xã Dương Hòa</text:p>
          </table:table-cell>
          <table:table-cell office:value-type="float" office:value="211" calcext:value-type="float">
            <text:p>211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765" calcext:value-type="float">
            <text:p>1038765</text:p>
          </table:table-cell>
          <table:table-cell office:value-type="string" calcext:value-type="string">
            <text:p>Ủy Ban nhân dân xã Cải Viên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69" calcext:value-type="float">
            <text:p>1038769</text:p>
          </table:table-cell>
          <table:table-cell office:value-type="string" calcext:value-type="string">
            <text:p>Ủy ban nhân dân xã Trườ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71" calcext:value-type="float">
            <text:p>1038771</text:p>
          </table:table-cell>
          <table:table-cell office:value-type="string" calcext:value-type="string">
            <text:p>Ủy Ban nhân dân xã Lũng Nặm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72" calcext:value-type="float">
            <text:p>1038772</text:p>
          </table:table-cell>
          <table:table-cell office:value-type="string" calcext:value-type="string">
            <text:p>Ủy Ban nhân dân Thị trấn Xuân Hòa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812" calcext:value-type="float">
            <text:p>1038812</text:p>
          </table:table-cell>
          <table:table-cell office:value-type="string" calcext:value-type="string">
            <text:p>Ủy ban nhân dân xã Phú Tân</text:p>
          </table:table-cell>
          <table:table-cell office:value-type="float" office:value="104" calcext:value-type="float">
            <text:p>104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851" calcext:value-type="float">
            <text:p>1038851</text:p>
          </table:table-cell>
          <table:table-cell office:value-type="string" calcext:value-type="string">
            <text:p>UBND Xã Bình Hòa Phướ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855" calcext:value-type="float">
            <text:p>1038855</text:p>
          </table:table-cell>
          <table:table-cell office:value-type="string" calcext:value-type="string">
            <text:p>UBND xã Trung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39" calcext:value-type="float">
            <text:p>1038939</text:p>
          </table:table-cell>
          <table:table-cell office:value-type="string" calcext:value-type="string">
            <text:p>UBND Xã Quang Thà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43" calcext:value-type="float">
            <text:p>1038943</text:p>
          </table:table-cell>
          <table:table-cell office:value-type="string" calcext:value-type="string">
            <text:p>UBND Xã Phan Tha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57" calcext:value-type="float">
            <text:p>1038957</text:p>
          </table:table-cell>
          <table:table-cell office:value-type="string" calcext:value-type="string">
            <text:p>UBND xã Pho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2" calcext:value-type="float">
            <text:p>1038962</text:p>
          </table:table-cell>
          <table:table-cell office:value-type="string" calcext:value-type="string">
            <text:p>UBND Phường Thủy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3" calcext:value-type="float">
            <text:p>1038963</text:p>
          </table:table-cell>
          <table:table-cell office:value-type="string" calcext:value-type="string">
            <text:p>UBND Xã Thủy Tâ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64" calcext:value-type="float">
            <text:p>1038964</text:p>
          </table:table-cell>
          <table:table-cell office:value-type="string" calcext:value-type="string">
            <text:p>UBND Xã Thủy Ph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6" calcext:value-type="float">
            <text:p>1038966</text:p>
          </table:table-cell>
          <table:table-cell office:value-type="string" calcext:value-type="string">
            <text:p>Ủy ban Nhân dân xã Phú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7" calcext:value-type="float">
            <text:p>1038967</text:p>
          </table:table-cell>
          <table:table-cell office:value-type="string" calcext:value-type="string">
            <text:p>Ủy ban Nhân dân xã Phú An</text:p>
          </table:table-cell>
          <table:table-cell office:value-type="float" office:value="125" calcext:value-type="float">
            <text:p>12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68" calcext:value-type="float">
            <text:p>1038968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74" calcext:value-type="float">
            <text:p>1038974</text:p>
          </table:table-cell>
          <table:table-cell office:value-type="string" calcext:value-type="string">
            <text:p>Ủy ban nhân dân xã Phú Thuận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75" calcext:value-type="float">
            <text:p>1038975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786" calcext:value-type="float">
            <text:p>786</text:p>
          </table:table-cell>
          <table:table-cell office:value-type="float" office:value="7754" calcext:value-type="float">
            <text:p>7754</text:p>
          </table:table-cell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4" calcext:value-type="float">
            <text:p>1039114</text:p>
          </table:table-cell>
          <table:table-cell office:value-type="string" calcext:value-type="string">
            <text:p>Ủy Ban Nhân Dân Xã Diên Th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5" calcext:value-type="float">
            <text:p>1039115</text:p>
          </table:table-cell>
          <table:table-cell office:value-type="string" calcext:value-type="string">
            <text:p>Ủy Ban Nhân Dân Xã Diên Toà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7" calcext:value-type="float">
            <text:p>1039117</text:p>
          </table:table-cell>
          <table:table-cell office:value-type="string" calcext:value-type="string">
            <text:p>Ủy Ban Nhân Dân Xã Diên Lạ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8" calcext:value-type="float">
            <text:p>1039118</text:p>
          </table:table-cell>
          <table:table-cell office:value-type="string" calcext:value-type="string">
            <text:p>Ủy Ban Nhân Dân Xã Diên Đồ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119" calcext:value-type="float">
            <text:p>1039119</text:p>
          </table:table-cell>
          <table:table-cell office:value-type="string" calcext:value-type="string">
            <text:p>Ủy Ban Nhân Dân Xã Diên Phú</text:p>
          </table:table-cell>
          <table:table-cell office:value-type="float" office:value="465" calcext:value-type="float">
            <text:p>465</text:p>
          </table:table-cell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120" calcext:value-type="float">
            <text:p>1039120</text:p>
          </table:table-cell>
          <table:table-cell office:value-type="string" calcext:value-type="string">
            <text:p>Ủy Ban Nhân Dân Xã Diên Thọ</text:p>
          </table:table-cell>
          <table:table-cell office:value-type="float" office:value="10" calcext:value-type="float">
            <text:p>10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21" calcext:value-type="float">
            <text:p>1039121</text:p>
          </table:table-cell>
          <table:table-cell office:value-type="string" calcext:value-type="string">
            <text:p>Ủy Ban Nhân Dân Xã Diên Phước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22" calcext:value-type="float">
            <text:p>1039122</text:p>
          </table:table-cell>
          <table:table-cell office:value-type="string" calcext:value-type="string">
            <text:p>Ủy Ban Nhân Dân Xã Diên Sơ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9197" calcext:value-type="float">
            <text:p>1039197</text:p>
          </table:table-cell>
          <table:table-cell office:value-type="string" calcext:value-type="string">
            <text:p>UBND Xã Yê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244" calcext:value-type="float">
            <text:p>1039244</text:p>
          </table:table-cell>
          <table:table-cell office:value-type="string" calcext:value-type="string">
            <text:p>UBND xã Nâm N'J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245" calcext:value-type="float">
            <text:p>1039245</text:p>
          </table:table-cell>
          <table:table-cell office:value-type="string" calcext:value-type="string">
            <text:p>UBND xã Đắk Wer</text:p>
          </table:table-cell>
          <table:table-cell office:value-type="float" office:value="54" calcext:value-type="float">
            <text:p>54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321" calcext:value-type="float">
            <text:p>1039321</text:p>
          </table:table-cell>
          <table:table-cell office:value-type="string" calcext:value-type="string">
            <text:p>UBND xã Minh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2" calcext:value-type="float">
            <text:p>1039322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3" calcext:value-type="float">
            <text:p>1039323</text:p>
          </table:table-cell>
          <table:table-cell office:value-type="string" calcext:value-type="string">
            <text:p>UBND Xã Cả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4" calcext:value-type="float">
            <text:p>1039324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5" calcext:value-type="float">
            <text:p>1039325</text:p>
          </table:table-cell>
          <table:table-cell office:value-type="string" calcext:value-type="string">
            <text:p>UBND Xã Tân Ch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8" calcext:value-type="float">
            <text:p>1039328</text:p>
          </table:table-cell>
          <table:table-cell office:value-type="string" calcext:value-type="string">
            <text:p>UBND Xã Hoà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30" calcext:value-type="float">
            <text:p>1039330</text:p>
          </table:table-cell>
          <table:table-cell office:value-type="string" calcext:value-type="string">
            <text:p>UBND Xã Lạc V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79" calcext:value-type="float">
            <text:p>1039379</text:p>
          </table:table-cell>
          <table:table-cell office:value-type="string" calcext:value-type="string">
            <text:p>UBND Xã Nội Du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3" calcext:value-type="float">
            <text:p>1039383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4" calcext:value-type="float">
            <text:p>1039384</text:p>
          </table:table-cell>
          <table:table-cell office:value-type="string" calcext:value-type="string">
            <text:p>UBND Xã Hán Qu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6" calcext:value-type="float">
            <text:p>1039386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7" calcext:value-type="float">
            <text:p>1039387</text:p>
          </table:table-cell>
          <table:table-cell office:value-type="string" calcext:value-type="string">
            <text:p>UBND Thị Trấn L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8" calcext:value-type="float">
            <text:p>1039388</text:p>
          </table:table-cell>
          <table:table-cell office:value-type="string" calcext:value-type="string">
            <text:p>UBND Xã Yên Gi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9" calcext:value-type="float">
            <text:p>1039389</text:p>
          </table:table-cell>
          <table:table-cell office:value-type="string" calcext:value-type="string">
            <text:p>UBND Xã Đà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0" calcext:value-type="float">
            <text:p>1039390</text:p>
          </table:table-cell>
          <table:table-cell office:value-type="string" calcext:value-type="string">
            <text:p>UBND Phường Bồng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1" calcext:value-type="float">
            <text:p>1039391</text:p>
          </table:table-cell>
          <table:table-cell office:value-type="string" calcext:value-type="string">
            <text:p>UBND Xã Mộ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2" calcext:value-type="float">
            <text:p>1039392</text:p>
          </table:table-cell>
          <table:table-cell office:value-type="string" calcext:value-type="string">
            <text:p>UBND Phường Cách B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4" calcext:value-type="float">
            <text:p>1039394</text:p>
          </table:table-cell>
          <table:table-cell office:value-type="string" calcext:value-type="string">
            <text:p>UBND xã Phù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430" calcext:value-type="float">
            <text:p>1039430</text:p>
          </table:table-cell>
          <table:table-cell office:value-type="string" calcext:value-type="string">
            <text:p>UBND Xã Nghĩa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5" calcext:value-type="float">
            <text:p>1039505</text:p>
          </table:table-cell>
          <table:table-cell office:value-type="string" calcext:value-type="string">
            <text:p>UBND Xã Ngọc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6" calcext:value-type="float">
            <text:p>1039506</text:p>
          </table:table-cell>
          <table:table-cell office:value-type="string" calcext:value-type="string">
            <text:p>UBND Xã Châu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7" calcext:value-type="float">
            <text:p>1039507</text:p>
          </table:table-cell>
          <table:table-cell office:value-type="string" calcext:value-type="string">
            <text:p>UBND Phường Việ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10" calcext:value-type="float">
            <text:p>1039510</text:p>
          </table:table-cell>
          <table:table-cell office:value-type="string" calcext:value-type="string">
            <text:p>UBND Phường Phương Liễ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11" calcext:value-type="float">
            <text:p>1039511</text:p>
          </table:table-cell>
          <table:table-cell office:value-type="string" calcext:value-type="string">
            <text:p>UBND Phường Phượng M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22" calcext:value-type="float">
            <text:p>1039522</text:p>
          </table:table-cell>
          <table:table-cell office:value-type="string" calcext:value-type="string">
            <text:p>UBND xã Bình Sơ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554" calcext:value-type="float">
            <text:p>1039554</text:p>
          </table:table-cell>
          <table:table-cell office:value-type="string" calcext:value-type="string">
            <text:p>UBND xã Yê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59" calcext:value-type="float">
            <text:p>1039559</text:p>
          </table:table-cell>
          <table:table-cell office:value-type="string" calcext:value-type="string">
            <text:p>Ủy Ban Nhân Dân Xã Ngũ Phụ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60" calcext:value-type="float">
            <text:p>1039560</text:p>
          </table:table-cell>
          <table:table-cell office:value-type="string" calcext:value-type="string">
            <text:p>Ủy Ban Nhân Dân Xã Long Hải</text:p>
          </table:table-cell>
          <table:table-cell office:value-type="float" office:value="42" calcext:value-type="float">
            <text:p>42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2172" calcext:value-type="float">
            <text:p>217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561" calcext:value-type="float">
            <text:p>1039561</text:p>
          </table:table-cell>
          <table:table-cell office:value-type="string" calcext:value-type="string">
            <text:p>Ủy Ban Nhân Dân Xã Tam Thanh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562" calcext:value-type="float">
            <text:p>1039562</text:p>
          </table:table-cell>
          <table:table-cell office:value-type="string" calcext:value-type="string">
            <text:p>Ủy ban nhân dân Xã Đức 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16" calcext:value-type="float">
            <text:p>1039616</text:p>
          </table:table-cell>
          <table:table-cell office:value-type="string" calcext:value-type="string">
            <text:p>Ủy Ban Nhân Dân Xã Pha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17" calcext:value-type="float">
            <text:p>1039617</text:p>
          </table:table-cell>
          <table:table-cell office:value-type="string" calcext:value-type="string">
            <text:p>Ủy Ban Nhân Dân Xã Bì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88" calcext:value-type="float">
            <text:p>1039688</text:p>
          </table:table-cell>
          <table:table-cell office:value-type="string" calcext:value-type="string">
            <text:p>Ủy Ban Nhân Dân Xã Hồng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89" calcext:value-type="float">
            <text:p>1039689</text:p>
          </table:table-cell>
          <table:table-cell office:value-type="string" calcext:value-type="string">
            <text:p>Ủy Ban Nhân Dân Xã Sông Lũ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49" calcext:value-type="float">
            <text:p>1039849</text:p>
          </table:table-cell>
          <table:table-cell office:value-type="string" calcext:value-type="string">
            <text:p>UBND Xã Đăng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852" calcext:value-type="float">
            <text:p>1039852</text:p>
          </table:table-cell>
          <table:table-cell office:value-type="string" calcext:value-type="string">
            <text:p>UBND Xã Nghĩa Trung</text:p>
          </table:table-cell>
          <table:table-cell office:value-type="float" office:value="52" calcext:value-type="float">
            <text:p>52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6" calcext:value-type="float">
            <text:p>1039856</text:p>
          </table:table-cell>
          <table:table-cell office:value-type="string" calcext:value-type="string">
            <text:p>UBND Xã Đồng N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7" calcext:value-type="float">
            <text:p>1039857</text:p>
          </table:table-cell>
          <table:table-cell office:value-type="string" calcext:value-type="string">
            <text:p>UBND Xã Đức Liễu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9" calcext:value-type="float">
            <text:p>1039859</text:p>
          </table:table-cell>
          <table:table-cell office:value-type="string" calcext:value-type="string">
            <text:p>UBND Xã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97" calcext:value-type="float">
            <text:p>1039897</text:p>
          </table:table-cell>
          <table:table-cell office:value-type="string" calcext:value-type="string">
            <text:p>UBND xã Đăk N'Drót</text:p>
          </table:table-cell>
          <table:table-cell office:value-type="float" office:value="80" calcext:value-type="float">
            <text:p>8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087" calcext:value-type="float">
            <text:p>1040087</text:p>
          </table:table-cell>
          <table:table-cell office:value-type="string" calcext:value-type="string">
            <text:p>UBND Phường Cái Vồ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242" calcext:value-type="float">
            <text:p>1040242</text:p>
          </table:table-cell>
          <table:table-cell office:value-type="string" calcext:value-type="string">
            <text:p>UBND xã Quảng Phú</text:p>
          </table:table-cell>
          <table:table-cell office:value-type="float" office:value="163" calcext:value-type="float">
            <text:p>163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300" calcext:value-type="float">
            <text:p>1040300</text:p>
          </table:table-cell>
          <table:table-cell office:value-type="string" calcext:value-type="string">
            <text:p>Ủy ban nhân dân Thị Trấn Võ X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365" calcext:value-type="float">
            <text:p>1040365</text:p>
          </table:table-cell>
          <table:table-cell office:value-type="string" calcext:value-type="string">
            <text:p>UBND Xã Yên Thái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474" calcext:value-type="float">
            <text:p>1040474</text:p>
          </table:table-cell>
          <table:table-cell office:value-type="string" calcext:value-type="string">
            <text:p>Ủy Ban Nhân Dân Xã Vĩnh Phú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5" calcext:value-type="float">
            <text:p>1040475</text:p>
          </table:table-cell>
          <table:table-cell office:value-type="string" calcext:value-type="string">
            <text:p>Ủy Ban Nhân Dân Xã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6" calcext:value-type="float">
            <text:p>1040476</text:p>
          </table:table-cell>
          <table:table-cell office:value-type="string" calcext:value-type="string">
            <text:p>Ủy Ban Nhân Dân Xã Hưng Phú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477" calcext:value-type="float">
            <text:p>1040477</text:p>
          </table:table-cell>
          <table:table-cell office:value-type="string" calcext:value-type="string">
            <text:p>Ủy Ban Nhân Dân Xã Vĩnh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9" calcext:value-type="float">
            <text:p>1040479</text:p>
          </table:table-cell>
          <table:table-cell office:value-type="string" calcext:value-type="string">
            <text:p>Ủy Ban Nhân Dân Xã Vĩnh Trạ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80" calcext:value-type="float">
            <text:p>1040480</text:p>
          </table:table-cell>
          <table:table-cell office:value-type="string" calcext:value-type="string">
            <text:p>Ủy ban nhân dân xã Vĩnh Trạc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81" calcext:value-type="float">
            <text:p>1040481</text:p>
          </table:table-cell>
          <table:table-cell office:value-type="string" calcext:value-type="string">
            <text:p>Ủy Ban Nhân Dân xã Hiệp Thành, thành phố Bạc Liê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82" calcext:value-type="float">
            <text:p>1040482</text:p>
          </table:table-cell>
          <table:table-cell office:value-type="string" calcext:value-type="string">
            <text:p>Ủy Ban Nhân Dân Thị Trấn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87" calcext:value-type="float">
            <text:p>1040487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516" calcext:value-type="float">
            <text:p>1040516</text:p>
          </table:table-cell>
          <table:table-cell office:value-type="string" calcext:value-type="string">
            <text:p>Ủy Ban Nhân Dân Xã X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3" calcext:value-type="float">
            <text:p>1040613</text:p>
          </table:table-cell>
          <table:table-cell office:value-type="string" calcext:value-type="string">
            <text:p>Ủy Ban Nhân Dân Xã A D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5" calcext:value-type="float">
            <text:p>1040615</text:p>
          </table:table-cell>
          <table:table-cell office:value-type="string" calcext:value-type="string">
            <text:p>Ủy Ban Nhân Dân Xã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7" calcext:value-type="float">
            <text:p>1040617</text:p>
          </table:table-cell>
          <table:table-cell office:value-type="string" calcext:value-type="string">
            <text:p>Ủy Ban Nhân Dân Xã Ba Tầ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20" calcext:value-type="float">
            <text:p>1040620</text:p>
          </table:table-cell>
          <table:table-cell office:value-type="string" calcext:value-type="string">
            <text:p>UBND Xã Cẩm Già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621" calcext:value-type="float">
            <text:p>1040621</text:p>
          </table:table-cell>
          <table:table-cell office:value-type="string" calcext:value-type="string">
            <text:p>UBND xã Mỹ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679" calcext:value-type="float">
            <text:p>1040679</text:p>
          </table:table-cell>
          <table:table-cell office:value-type="string" calcext:value-type="string">
            <text:p>Ủy ban nhân dân Xã Đô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80.2" calcext:value-type="float">
            <text:p>1040680.2</text:p>
          </table:table-cell>
          <table:table-cell office:value-type="string" calcext:value-type="string">
            <text:p>UBND Xã Đức T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744" calcext:value-type="float">
            <text:p>1040744</text:p>
          </table:table-cell>
          <table:table-cell office:value-type="string" calcext:value-type="string">
            <text:p>Ủy Ban Nhân Dân Xã Hướ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746" calcext:value-type="float">
            <text:p>1040746</text:p>
          </table:table-cell>
          <table:table-cell office:value-type="string" calcext:value-type="string">
            <text:p>Ủy Ban Nhân Dân Xã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861" calcext:value-type="float">
            <text:p>1040861</text:p>
          </table:table-cell>
          <table:table-cell office:value-type="string" calcext:value-type="string">
            <text:p>Ủy Ban Nhân Dân Xã S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4" calcext:value-type="float">
            <text:p>1041224</text:p>
          </table:table-cell>
          <table:table-cell office:value-type="string" calcext:value-type="string">
            <text:p>UBND Xã Thái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5" calcext:value-type="float">
            <text:p>1041225</text:p>
          </table:table-cell>
          <table:table-cell office:value-type="string" calcext:value-type="string">
            <text:p>UBND Xã Đại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6" calcext:value-type="float">
            <text:p>1041226</text:p>
          </table:table-cell>
          <table:table-cell office:value-type="string" calcext:value-type="string">
            <text:p>UBND Xã Vạ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7" calcext:value-type="float">
            <text:p>1041227</text:p>
          </table:table-cell>
          <table:table-cell office:value-type="string" calcext:value-type="string">
            <text:p>UBND Xã Gia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8" calcext:value-type="float">
            <text:p>1041228</text:p>
          </table:table-cell>
          <table:table-cell office:value-type="string" calcext:value-type="string">
            <text:p>UBND Xã Đông Cứ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32" calcext:value-type="float">
            <text:p>1041232</text:p>
          </table:table-cell>
          <table:table-cell office:value-type="string" calcext:value-type="string">
            <text:p>UBND xã Xuân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6" calcext:value-type="float">
            <text:p>1041316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7" calcext:value-type="float">
            <text:p>1041317</text:p>
          </table:table-cell>
          <table:table-cell office:value-type="string" calcext:value-type="string">
            <text:p>UBND Xã Nhâ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8" calcext:value-type="float">
            <text:p>1041318</text:p>
          </table:table-cell>
          <table:table-cell office:value-type="string" calcext:value-type="string">
            <text:p>UBND Xã Đại B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9" calcext:value-type="float">
            <text:p>1041319</text:p>
          </table:table-cell>
          <table:table-cell office:value-type="string" calcext:value-type="string">
            <text:p>UBND Xã Quỳ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0" calcext:value-type="float">
            <text:p>1041320</text:p>
          </table:table-cell>
          <table:table-cell office:value-type="string" calcext:value-type="string">
            <text:p>UBND Xã Lãng Ng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3" calcext:value-type="float">
            <text:p>1041323</text:p>
          </table:table-cell>
          <table:table-cell office:value-type="string" calcext:value-type="string">
            <text:p>UBND Xã Cao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4" calcext:value-type="float">
            <text:p>1041324</text:p>
          </table:table-cell>
          <table:table-cell office:value-type="string" calcext:value-type="string">
            <text:p>UBND Xã Song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24" calcext:value-type="float">
            <text:p>1041424</text:p>
          </table:table-cell>
          <table:table-cell office:value-type="string" calcext:value-type="string">
            <text:p>UBND xã Hạnh Phúc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79" calcext:value-type="float">
            <text:p>1041479</text:p>
          </table:table-cell>
          <table:table-cell office:value-type="string" calcext:value-type="string">
            <text:p>UBND xã Lý Quố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0" calcext:value-type="float">
            <text:p>1041480</text:p>
          </table:table-cell>
          <table:table-cell office:value-type="string" calcext:value-type="string">
            <text:p>UBND xã Đồng L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3" calcext:value-type="float">
            <text:p>1041483</text:p>
          </table:table-cell>
          <table:table-cell office:value-type="string" calcext:value-type="string">
            <text:p>UBND xã Thắ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6" calcext:value-type="float">
            <text:p>1041486</text:p>
          </table:table-cell>
          <table:table-cell office:value-type="string" calcext:value-type="string">
            <text:p>UBND THỊ TRẤN THANH NHẬ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7" calcext:value-type="float">
            <text:p>1041487</text:p>
          </table:table-cell>
          <table:table-cell office:value-type="string" calcext:value-type="string">
            <text:p>UBND xã Mi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634" calcext:value-type="float">
            <text:p>1041634</text:p>
          </table:table-cell>
          <table:table-cell office:value-type="string" calcext:value-type="string">
            <text:p>Ủy Ban Nhân Dân Xã Cam Thị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671" calcext:value-type="float">
            <text:p>1041671</text:p>
          </table:table-cell>
          <table:table-cell office:value-type="string" calcext:value-type="string">
            <text:p>UBND xã Hồng Qua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979" calcext:value-type="float">
            <text:p>1041979</text:p>
          </table:table-cell>
          <table:table-cell office:value-type="string" calcext:value-type="string">
            <text:p>UBND Xã Đông Thạ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1982" calcext:value-type="float">
            <text:p>1041982</text:p>
          </table:table-cell>
          <table:table-cell office:value-type="string" calcext:value-type="string">
            <text:p>UBND Xã Thuậ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3" calcext:value-type="float">
            <text:p>3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162" calcext:value-type="float">
            <text:p>1042162</text:p>
          </table:table-cell>
          <table:table-cell office:value-type="string" calcext:value-type="string">
            <text:p>UBND Xã Minh Hư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3" calcext:value-type="float">
            <text:p>1042163</text:p>
          </table:table-cell>
          <table:table-cell office:value-type="string" calcext:value-type="string">
            <text:p>UBND Xã Đoàn K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6" calcext:value-type="float">
            <text:p>1042166</text:p>
          </table:table-cell>
          <table:table-cell office:value-type="string" calcext:value-type="string">
            <text:p>UBND Xã Thọ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27" calcext:value-type="float">
            <text:p>1042227</text:p>
          </table:table-cell>
          <table:table-cell office:value-type="string" calcext:value-type="string">
            <text:p>UBND Xã Hoàng K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2228" calcext:value-type="float">
            <text:p>1042228</text:p>
          </table:table-cell>
          <table:table-cell office:value-type="string" calcext:value-type="string">
            <text:p>UBND Xã Bì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30" calcext:value-type="float">
            <text:p>1042230</text:p>
          </table:table-cell>
          <table:table-cell office:value-type="string" calcext:value-type="string">
            <text:p>Ủy Ban Nhân Dân Xã Lo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33" calcext:value-type="float">
            <text:p>1042233</text:p>
          </table:table-cell>
          <table:table-cell office:value-type="string" calcext:value-type="string">
            <text:p>UBND Thị Trấn Óc E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260" calcext:value-type="float">
            <text:p>1042260</text:p>
          </table:table-cell>
          <table:table-cell office:value-type="string" calcext:value-type="string">
            <text:p>UBND Thị trấn Đức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61" calcext:value-type="float">
            <text:p>1042261</text:p>
          </table:table-cell>
          <table:table-cell office:value-type="string" calcext:value-type="string">
            <text:p>UBND Xã Đak Nhau</text:p>
          </table:table-cell>
          <table:table-cell office:value-type="float" office:value="15" calcext:value-type="float">
            <text:p>15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62" calcext:value-type="float">
            <text:p>1042262</text:p>
          </table:table-cell>
          <table:table-cell office:value-type="string" calcext:value-type="string">
            <text:p>UBND Xã Bom Bo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320" calcext:value-type="float">
            <text:p>1042320</text:p>
          </table:table-cell>
          <table:table-cell office:value-type="string" calcext:value-type="string">
            <text:p>UBND xã Tiền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323" calcext:value-type="float">
            <text:p>1042323</text:p>
          </table:table-cell>
          <table:table-cell office:value-type="string" calcext:value-type="string">
            <text:p>UBND Xã Liên M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476" calcext:value-type="float">
            <text:p>1042476</text:p>
          </table:table-cell>
          <table:table-cell office:value-type="string" calcext:value-type="string">
            <text:p>UBND Thị trấn Gi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493" calcext:value-type="float">
            <text:p>1042493</text:p>
          </table:table-cell>
          <table:table-cell office:value-type="string" calcext:value-type="string">
            <text:p>UBND Xã Thiệ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494" calcext:value-type="float">
            <text:p>1042494</text:p>
          </table:table-cell>
          <table:table-cell office:value-type="string" calcext:value-type="string">
            <text:p>UBND Xã Thanh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545" calcext:value-type="float">
            <text:p>1042545</text:p>
          </table:table-cell>
          <table:table-cell office:value-type="string" calcext:value-type="string">
            <text:p>UBND Xã Kim H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546" calcext:value-type="float">
            <text:p>1042546</text:p>
          </table:table-cell>
          <table:table-cell office:value-type="string" calcext:value-type="string">
            <text:p>UBND Xã Thạch Đ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548" calcext:value-type="float">
            <text:p>1042548</text:p>
          </table:table-cell>
          <table:table-cell office:value-type="string" calcext:value-type="string">
            <text:p>UBND Xã Đại Tự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597" calcext:value-type="float">
            <text:p>1042597</text:p>
          </table:table-cell>
          <table:table-cell office:value-type="string" calcext:value-type="string">
            <text:p>UBND Xã Đ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47" calcext:value-type="float">
            <text:p>1043047</text:p>
          </table:table-cell>
          <table:table-cell office:value-type="string" calcext:value-type="string">
            <text:p>UBND xã Đồng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49" calcext:value-type="float">
            <text:p>1043049</text:p>
          </table:table-cell>
          <table:table-cell office:value-type="string" calcext:value-type="string">
            <text:p>UBND xã Tứ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54" calcext:value-type="float">
            <text:p>1043054</text:p>
          </table:table-cell>
          <table:table-cell office:value-type="string" calcext:value-type="string">
            <text:p>UBND xã Đồng Qu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57" calcext:value-type="float">
            <text:p>1043057</text:p>
          </table:table-cell>
          <table:table-cell office:value-type="string" calcext:value-type="string">
            <text:p>UBND xã Vân Tr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21" calcext:value-type="float">
            <text:p>1043121</text:p>
          </table:table-cell>
          <table:table-cell office:value-type="string" calcext:value-type="string">
            <text:p>UBND Phường Ngô Q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22" calcext:value-type="float">
            <text:p>1043122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2" calcext:value-type="float">
            <text:p>1043182</text:p>
          </table:table-cell>
          <table:table-cell office:value-type="string" calcext:value-type="string">
            <text:p>UBND xã Xuâ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5" calcext:value-type="float">
            <text:p>1043185</text:p>
          </table:table-cell>
          <table:table-cell office:value-type="string" calcext:value-type="string">
            <text:p>UBND xã Hải Lự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9" calcext:value-type="float">
            <text:p>1043189</text:p>
          </table:table-cell>
          <table:table-cell office:value-type="string" calcext:value-type="string">
            <text:p>UBND xã Bạch Lư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1" calcext:value-type="float">
            <text:p>1043191</text:p>
          </table:table-cell>
          <table:table-cell office:value-type="string" calcext:value-type="string">
            <text:p>UBND Thị trấn Lập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3" calcext:value-type="float">
            <text:p>1043193</text:p>
          </table:table-cell>
          <table:table-cell office:value-type="string" calcext:value-type="string">
            <text:p>UBND xã Thanh Tr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4" calcext:value-type="float">
            <text:p>1043194</text:p>
          </table:table-cell>
          <table:table-cell office:value-type="string" calcext:value-type="string">
            <text:p>UBND phường Khai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07" calcext:value-type="float">
            <text:p>1043207</text:p>
          </table:table-cell>
          <table:table-cell office:value-type="string" calcext:value-type="string">
            <text:p>UBND xã Thái Tân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08" calcext:value-type="float">
            <text:p>1043208</text:p>
          </table:table-cell>
          <table:table-cell office:value-type="string" calcext:value-type="string">
            <text:p>UBND xã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09" calcext:value-type="float">
            <text:p>1043209</text:p>
          </table:table-cell>
          <table:table-cell office:value-type="string" calcext:value-type="string">
            <text:p>UBND xã N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1" calcext:value-type="float">
            <text:p>1043211</text:p>
          </table:table-cell>
          <table:table-cell office:value-type="string" calcext:value-type="string">
            <text:p>UBND xã An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13" calcext:value-type="float">
            <text:p>1043213</text:p>
          </table:table-cell>
          <table:table-cell office:value-type="string" calcext:value-type="string">
            <text:p>UBND xã Tha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14" calcext:value-type="float">
            <text:p>1043214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5" calcext:value-type="float">
            <text:p>1043215</text:p>
          </table:table-cell>
          <table:table-cell office:value-type="string" calcext:value-type="string">
            <text:p>UBND xã Hợp Tiến</text:p>
          </table:table-cell>
          <table:table-cell office:value-type="float" office:value="44" calcext:value-type="float">
            <text:p>44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3216" calcext:value-type="float">
            <text:p>1043216</text:p>
          </table:table-cell>
          <table:table-cell office:value-type="string" calcext:value-type="string">
            <text:p>UBND xã Nam Tân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217" calcext:value-type="float">
            <text:p>1043217</text:p>
          </table:table-cell>
          <table:table-cell office:value-type="string" calcext:value-type="string">
            <text:p>UBND xã Hiệp cá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218" calcext:value-type="float">
            <text:p>1043218</text:p>
          </table:table-cell>
          <table:table-cell office:value-type="string" calcext:value-type="string">
            <text:p>UBND xã Nam Chí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19" calcext:value-type="float">
            <text:p>1043219</text:p>
          </table:table-cell>
          <table:table-cell office:value-type="string" calcext:value-type="string">
            <text:p>UBND phường Đống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20" calcext:value-type="float">
            <text:p>1043220</text:p>
          </table:table-cell>
          <table:table-cell office:value-type="string" calcext:value-type="string">
            <text:p>UBND xã Nam Tr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221" calcext:value-type="float">
            <text:p>1043221</text:p>
          </table:table-cell>
          <table:table-cell office:value-type="string" calcext:value-type="string">
            <text:p>UBND xã An Sơ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24" calcext:value-type="float">
            <text:p>1043224</text:p>
          </table:table-cell>
          <table:table-cell office:value-type="string" calcext:value-type="string">
            <text:p>UBND Thị Trấn Nam Sá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3265" calcext:value-type="float">
            <text:p>1043265</text:p>
          </table:table-cell>
          <table:table-cell office:value-type="string" calcext:value-type="string">
            <text:p>UBND xã Nam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395" calcext:value-type="float">
            <text:p>1043395</text:p>
          </table:table-cell>
          <table:table-cell office:value-type="string" calcext:value-type="string">
            <text:p>UBND Xã Thạnh Phú</text:p>
          </table:table-cell>
          <table:table-cell office:value-type="float" office:value="215" calcext:value-type="float">
            <text:p>215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2784" calcext:value-type="float">
            <text:p>2784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396" calcext:value-type="float">
            <text:p>1043396</text:p>
          </table:table-cell>
          <table:table-cell office:value-type="string" calcext:value-type="string">
            <text:p>UBND Xã Hòa Mỹ</text:p>
          </table:table-cell>
          <table:table-cell office:value-type="float" office:value="237" calcext:value-type="float">
            <text:p>237</text:p>
          </table:table-cell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397" calcext:value-type="float">
            <text:p>1043397</text:p>
          </table:table-cell>
          <table:table-cell office:value-type="string" calcext:value-type="string">
            <text:p>UBND Xã Đông Hư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415" calcext:value-type="float">
            <text:p>1043415</text:p>
          </table:table-cell>
          <table:table-cell office:value-type="string" calcext:value-type="string">
            <text:p>UBND Xã Trần Thớ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422" calcext:value-type="float">
            <text:p>1043422</text:p>
          </table:table-cell>
          <table:table-cell office:value-type="string" calcext:value-type="string">
            <text:p>UBND Xã Tân Hưng</text:p>
          </table:table-cell>
          <table:table-cell office:value-type="float" office:value="515" calcext:value-type="float">
            <text:p>515</text:p>
          </table:table-cell>
          <table:table-cell office:value-type="float" office:value="2561" calcext:value-type="float">
            <text:p>2561</text:p>
          </table:table-cell>
          <table:table-cell office:value-type="float" office:value="1" calcext:value-type="float">
            <text:p>1</text:p>
          </table:table-cell>
          <table:table-cell office:value-type="float" office:value="11866" calcext:value-type="float">
            <text:p>11866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043423" calcext:value-type="float">
            <text:p>1043423</text:p>
          </table:table-cell>
          <table:table-cell office:value-type="string" calcext:value-type="string">
            <text:p>UBND Xã Tân Hư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472" calcext:value-type="float">
            <text:p>1043472</text:p>
          </table:table-cell>
          <table:table-cell office:value-type="string" calcext:value-type="string">
            <text:p>UBND phường Nghĩa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638" calcext:value-type="float">
            <text:p>1043638</text:p>
          </table:table-cell>
          <table:table-cell office:value-type="string" calcext:value-type="string">
            <text:p>Ủy Ban Nhân Dân Xã Cam Lập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639" calcext:value-type="float">
            <text:p>1043639</text:p>
          </table:table-cell>
          <table:table-cell office:value-type="string" calcext:value-type="string">
            <text:p>Ủy Ban Nhân Dân Xã Ca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640" calcext:value-type="float">
            <text:p>1043640</text:p>
          </table:table-cell>
          <table:table-cell office:value-type="string" calcext:value-type="string">
            <text:p>Ủy Ban Nhân Dân Xã Cam Thịnh Tâ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878" calcext:value-type="float">
            <text:p>1043878</text:p>
          </table:table-cell>
          <table:table-cell office:value-type="string" calcext:value-type="string">
            <text:p>Ủy Ban Nhân Dân Xã Thạ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882" calcext:value-type="float">
            <text:p>1043882</text:p>
          </table:table-cell>
          <table:table-cell office:value-type="string" calcext:value-type="string">
            <text:p>Ủy Ban Nhân Dân Xã Thạnh Tr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4112" calcext:value-type="float">
            <text:p>1044112</text:p>
          </table:table-cell>
          <table:table-cell office:value-type="string" calcext:value-type="string">
            <text:p>UBND Thị trấn Phủ Th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4626" calcext:value-type="float">
            <text:p>1044626</text:p>
          </table:table-cell>
          <table:table-cell office:value-type="string" calcext:value-type="string">
            <text:p>UBND Xã Hướ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4631" calcext:value-type="float">
            <text:p>1044631</text:p>
          </table:table-cell>
          <table:table-cell office:value-type="string" calcext:value-type="string">
            <text:p>UBND Thị trấn Kim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344" calcext:value-type="float">
            <text:p>1045344</text:p>
          </table:table-cell>
          <table:table-cell office:value-type="string" calcext:value-type="string">
            <text:p>Văn phòng HĐND &amp; UBND huyện Nam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365" calcext:value-type="float">
            <text:p>1045365</text:p>
          </table:table-cell>
          <table:table-cell office:value-type="string" calcext:value-type="string">
            <text:p>Ủy ban nhân dân xã Xuân Đám</text:p>
          </table:table-cell>
          <table:table-cell office:value-type="float" office:value="121" calcext:value-type="float">
            <text:p>121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366" calcext:value-type="float">
            <text:p>1045366</text:p>
          </table:table-cell>
          <table:table-cell office:value-type="string" calcext:value-type="string">
            <text:p>Ủy ban nhân dân xã Gia Luận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367" calcext:value-type="float">
            <text:p>1045367</text:p>
          </table:table-cell>
          <table:table-cell office:value-type="string" calcext:value-type="string">
            <text:p>Ủy ban nhân dân xã Hiền Hà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1" calcext:value-type="float">
            <text:p>1045421</text:p>
          </table:table-cell>
          <table:table-cell office:value-type="string" calcext:value-type="string">
            <text:p>UBND Phường Vạn Mỹ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23" calcext:value-type="float">
            <text:p>1045423</text:p>
          </table:table-cell>
          <table:table-cell office:value-type="string" calcext:value-type="string">
            <text:p>UBND Phường Máy Cha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6" calcext:value-type="float">
            <text:p>1045426</text:p>
          </table:table-cell>
          <table:table-cell office:value-type="string" calcext:value-type="string">
            <text:p>UBND Phường Máy Tơ</text:p>
          </table:table-cell>
          <table:table-cell office:value-type="float" office:value="33" calcext:value-type="float">
            <text:p>33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55" calcext:value-type="float">
            <text:p>1045455</text:p>
          </table:table-cell>
          <table:table-cell office:value-type="string" calcext:value-type="string">
            <text:p>Ủy ban nhân dân xã Trân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56" calcext:value-type="float">
            <text:p>1045456</text:p>
          </table:table-cell>
          <table:table-cell office:value-type="string" calcext:value-type="string">
            <text:p>Ủy ban nhân dân xã Việt Hải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57" calcext:value-type="float">
            <text:p>1045457</text:p>
          </table:table-cell>
          <table:table-cell office:value-type="string" calcext:value-type="string">
            <text:p>Ủy ban nhân dân xã Phù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58" calcext:value-type="float">
            <text:p>1045458</text:p>
          </table:table-cell>
          <table:table-cell office:value-type="string" calcext:value-type="string">
            <text:p>UBND Phường Trại Ca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59" calcext:value-type="float">
            <text:p>1045459</text:p>
          </table:table-cell>
          <table:table-cell office:value-type="string" calcext:value-type="string">
            <text:p>UBND Phường Dư H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97" calcext:value-type="float">
            <text:p>1045497</text:p>
          </table:table-cell>
          <table:table-cell office:value-type="string" calcext:value-type="string">
            <text:p>UBND Phường Niệm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98" calcext:value-type="float">
            <text:p>1045498</text:p>
          </table:table-cell>
          <table:table-cell office:value-type="string" calcext:value-type="string">
            <text:p>UBND Phường Đồng Quốc Bình</text:p>
          </table:table-cell>
          <table:table-cell office:value-type="float" office:value="54" calcext:value-type="float">
            <text:p>54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99" calcext:value-type="float">
            <text:p>1045499</text:p>
          </table:table-cell>
          <table:table-cell office:value-type="string" calcext:value-type="string">
            <text:p>Ubnd Phường Hàng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0" calcext:value-type="float">
            <text:p>1045500</text:p>
          </table:table-cell>
          <table:table-cell office:value-type="string" calcext:value-type="string">
            <text:p>UBND Phường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1" calcext:value-type="float">
            <text:p>1045501</text:p>
          </table:table-cell>
          <table:table-cell office:value-type="string" calcext:value-type="string">
            <text:p>UBND Phường Đông Khê</text:p>
          </table:table-cell>
          <table:table-cell office:value-type="float" office:value="117" calcext:value-type="float">
            <text:p>117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2" calcext:value-type="float">
            <text:p>1045502</text:p>
          </table:table-cell>
          <table:table-cell office:value-type="string" calcext:value-type="string">
            <text:p>UBND Phường Lê Lợi</text:p>
          </table:table-cell>
          <table:table-cell office:value-type="float" office:value="32" calcext:value-type="float">
            <text:p>32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3" calcext:value-type="float">
            <text:p>1045503</text:p>
          </table:table-cell>
          <table:table-cell office:value-type="string" calcext:value-type="string">
            <text:p>UBND Phường Lạch Tray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4" calcext:value-type="float">
            <text:p>1045504</text:p>
          </table:table-cell>
          <table:table-cell office:value-type="string" calcext:value-type="string">
            <text:p>UBND Phường Đằng Gi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5" calcext:value-type="float">
            <text:p>1045505</text:p>
          </table:table-cell>
          <table:table-cell office:value-type="string" calcext:value-type="string">
            <text:p>UBND Phường Cầu Đất</text:p>
          </table:table-cell>
          <table:table-cell office:value-type="float" office:value="41" calcext:value-type="float">
            <text:p>41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4066" calcext:value-type="float">
            <text:p>406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5506" calcext:value-type="float">
            <text:p>1045506</text:p>
          </table:table-cell>
          <table:table-cell office:value-type="string" calcext:value-type="string">
            <text:p>UBND Phường Cầu Tr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8" calcext:value-type="float">
            <text:p>1045508</text:p>
          </table:table-cell>
          <table:table-cell office:value-type="string" calcext:value-type="string">
            <text:p>UBND Phường Gia Viên</text:p>
          </table:table-cell>
          <table:table-cell office:value-type="float" office:value="135" calcext:value-type="float">
            <text:p>135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9" calcext:value-type="float">
            <text:p>1045509</text:p>
          </table:table-cell>
          <table:table-cell office:value-type="string" calcext:value-type="string">
            <text:p>UBND Phường Lạc Viên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15" calcext:value-type="float">
            <text:p>1045515</text:p>
          </table:table-cell>
          <table:table-cell office:value-type="string" calcext:value-type="string">
            <text:p>UBND Phường Bắc Sơ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16" calcext:value-type="float">
            <text:p>1045516</text:p>
          </table:table-cell>
          <table:table-cell office:value-type="string" calcext:value-type="string">
            <text:p>UBND Phường Nam Sơn</text:p>
          </table:table-cell>
          <table:table-cell office:value-type="float" office:value="2" calcext:value-type="float">
            <text:p>2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51" calcext:value-type="float">
            <text:p>1045551</text:p>
          </table:table-cell>
          <table:table-cell office:value-type="string" calcext:value-type="string">
            <text:p>Ủy ban nhân dân xã Hoàng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52" calcext:value-type="float">
            <text:p>1045552</text:p>
          </table:table-cell>
          <table:table-cell office:value-type="string" calcext:value-type="string">
            <text:p>Ủy ban nhân dân xã Văn Phong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553" calcext:value-type="float">
            <text:p>1045553</text:p>
          </table:table-cell>
          <table:table-cell office:value-type="string" calcext:value-type="string">
            <text:p>UBND Phường Hồ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5" calcext:value-type="float">
            <text:p>1045555</text:p>
          </table:table-cell>
          <table:table-cell office:value-type="string" calcext:value-type="string">
            <text:p>UBND Phường L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6" calcext:value-type="float">
            <text:p>1045556</text:p>
          </table:table-cell>
          <table:table-cell office:value-type="string" calcext:value-type="string">
            <text:p>UBND Phường A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7" calcext:value-type="float">
            <text:p>1045557</text:p>
          </table:table-cell>
          <table:table-cell office:value-type="string" calcext:value-type="string">
            <text:p>UBND Phường Trần Nguyên H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8" calcext:value-type="float">
            <text:p>1045558</text:p>
          </table:table-cell>
          <table:table-cell office:value-type="string" calcext:value-type="string">
            <text:p>UBND Phường An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9" calcext:value-type="float">
            <text:p>1045559</text:p>
          </table:table-cell>
          <table:table-cell office:value-type="string" calcext:value-type="string">
            <text:p>UBND Phường Trần Thành Ngọ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560" calcext:value-type="float">
            <text:p>1045560</text:p>
          </table:table-cell>
          <table:table-cell office:value-type="string" calcext:value-type="string">
            <text:p>UBND Phường Văn Đẩu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62" calcext:value-type="float">
            <text:p>1045562</text:p>
          </table:table-cell>
          <table:table-cell office:value-type="string" calcext:value-type="string">
            <text:p>UBND Phường Cát D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63" calcext:value-type="float">
            <text:p>1045563</text:p>
          </table:table-cell>
          <table:table-cell office:value-type="string" calcext:value-type="string">
            <text:p>UBND Phường Ngọc Sơn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64" calcext:value-type="float">
            <text:p>1045564</text:p>
          </table:table-cell>
          <table:table-cell office:value-type="string" calcext:value-type="string">
            <text:p>UBND Phường Quán Trữ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65" calcext:value-type="float">
            <text:p>1045565</text:p>
          </table:table-cell>
          <table:table-cell office:value-type="string" calcext:value-type="string">
            <text:p>UBND Phường Đồng Hòa</text:p>
          </table:table-cell>
          <table:table-cell office:value-type="float" office:value="38" calcext:value-type="float">
            <text:p>38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75" calcext:value-type="float">
            <text:p>1045575</text:p>
          </table:table-cell>
          <table:table-cell office:value-type="string" calcext:value-type="string">
            <text:p>Ủy Ban Nhân Dân Xã Mỹ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80" calcext:value-type="float">
            <text:p>1045580</text:p>
          </table:table-cell>
          <table:table-cell office:value-type="string" calcext:value-type="string">
            <text:p>Ủy Ban Nhân Dân Xã Mỹ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613" calcext:value-type="float">
            <text:p>1045613</text:p>
          </table:table-cell>
          <table:table-cell office:value-type="string" calcext:value-type="string">
            <text:p>Ủy Ban Nhân Dân Xã Mỹ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614" calcext:value-type="float">
            <text:p>1045614</text:p>
          </table:table-cell>
          <table:table-cell office:value-type="string" calcext:value-type="string">
            <text:p>Ủy Ban Nhân Dân Xã Phú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836" calcext:value-type="float">
            <text:p>1045836</text:p>
          </table:table-cell>
          <table:table-cell office:value-type="string" calcext:value-type="string">
            <text:p>Ủy Ban Nhân Dân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892" calcext:value-type="float">
            <text:p>1045892</text:p>
          </table:table-cell>
          <table:table-cell office:value-type="string" calcext:value-type="string">
            <text:p>Ủy ban nhân dân Thị Trấn Ba C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897" calcext:value-type="float">
            <text:p>1045897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133" calcext:value-type="float">
            <text:p>1046133</text:p>
          </table:table-cell>
          <table:table-cell office:value-type="string" calcext:value-type="string">
            <text:p>UBND Xã Tân Hạnh</text:p>
          </table:table-cell>
          <table:table-cell office:value-type="float" office:value="87" calcext:value-type="float">
            <text:p>87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215" calcext:value-type="float">
            <text:p>1046215</text:p>
          </table:table-cell>
          <table:table-cell office:value-type="string" calcext:value-type="string">
            <text:p>UBND Xã Long Phước</text:p>
          </table:table-cell>
          <table:table-cell office:value-type="float" office:value="55" calcext:value-type="float">
            <text:p>55</text:p>
          </table:table-cell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  <table:table-cell office:value-type="float" office:value="3071" calcext:value-type="float">
            <text:p>307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6350" calcext:value-type="float">
            <text:p>1046350</text:p>
          </table:table-cell>
          <table:table-cell office:value-type="string" calcext:value-type="string">
            <text:p>UBND Xã Thanh Đức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517" calcext:value-type="float">
            <text:p>65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6471" calcext:value-type="float">
            <text:p>1046471</text:p>
          </table:table-cell>
          <table:table-cell office:value-type="string" calcext:value-type="string">
            <text:p>Ủy ban nhân dân xã Cam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2" calcext:value-type="float">
            <text:p>1046472</text:p>
          </table:table-cell>
          <table:table-cell office:value-type="string" calcext:value-type="string">
            <text:p>Ủy Ban Nhân Dân Xã Cam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3" calcext:value-type="float">
            <text:p>1046473</text:p>
          </table:table-cell>
          <table:table-cell office:value-type="string" calcext:value-type="string">
            <text:p>Ủy ban nhân dân xã Cam Hả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4" calcext:value-type="float">
            <text:p>1046474</text:p>
          </table:table-cell>
          <table:table-cell office:value-type="string" calcext:value-type="string">
            <text:p>Ủy Ban Nhân Dân Phường Ba Ngò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475" calcext:value-type="float">
            <text:p>1046475</text:p>
          </table:table-cell>
          <table:table-cell office:value-type="string" calcext:value-type="string">
            <text:p>Ủy ban nhân dân xã Sơn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7" calcext:value-type="float">
            <text:p>1046477</text:p>
          </table:table-cell>
          <table:table-cell office:value-type="string" calcext:value-type="string">
            <text:p>Ủy Ban Nhân Dân Phường Cam Thuậ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479" calcext:value-type="float">
            <text:p>1046479</text:p>
          </table:table-cell>
          <table:table-cell office:value-type="string" calcext:value-type="string">
            <text:p>Ủy Ban Nhân Dân Phường Cam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480" calcext:value-type="float">
            <text:p>1046480</text:p>
          </table:table-cell>
          <table:table-cell office:value-type="string" calcext:value-type="string">
            <text:p>Ủy Ban Nhân Dân Phường Cam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506" calcext:value-type="float">
            <text:p>1046506</text:p>
          </table:table-cell>
          <table:table-cell office:value-type="string" calcext:value-type="string">
            <text:p>UBND Phường Minh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543" calcext:value-type="float">
            <text:p>1046543</text:p>
          </table:table-cell>
          <table:table-cell office:value-type="string" calcext:value-type="string">
            <text:p>UBND Phường Chiềng Lề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635" calcext:value-type="float">
            <text:p>1046635</text:p>
          </table:table-cell>
          <table:table-cell office:value-type="string" calcext:value-type="string">
            <text:p>UBND Thị trấn Quang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636" calcext:value-type="float">
            <text:p>1046636</text:p>
          </table:table-cell>
          <table:table-cell office:value-type="string" calcext:value-type="string">
            <text:p>UBND Xã Tự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834" calcext:value-type="float">
            <text:p>1046834</text:p>
          </table:table-cell>
          <table:table-cell office:value-type="string" calcext:value-type="string">
            <text:p>Ủy ban nhân dân xã An T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1" calcext:value-type="float">
            <text:p>1046871</text:p>
          </table:table-cell>
          <table:table-cell office:value-type="string" calcext:value-type="string">
            <text:p>UBND Xã Văn Qu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5" calcext:value-type="float">
            <text:p>1046875</text:p>
          </table:table-cell>
          <table:table-cell office:value-type="string" calcext:value-type="string">
            <text:p>UBND xã Xuân Lôi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6" calcext:value-type="float">
            <text:p>1046876</text:p>
          </table:table-cell>
          <table:table-cell office:value-type="string" calcext:value-type="string">
            <text:p>UBND Xã Đồng Í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7" calcext:value-type="float">
            <text:p>1046877</text:p>
          </table:table-cell>
          <table:table-cell office:value-type="string" calcext:value-type="string">
            <text:p>UBND Xã Thườ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8" calcext:value-type="float">
            <text:p>1046878</text:p>
          </table:table-cell>
          <table:table-cell office:value-type="string" calcext:value-type="string">
            <text:p>UBND xã Thường Thới Hậu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80" calcext:value-type="float">
            <text:p>1046880</text:p>
          </table:table-cell>
          <table:table-cell office:value-type="string" calcext:value-type="string">
            <text:p>UBND thị trấn Thường Thới T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83" calcext:value-type="float">
            <text:p>1046883</text:p>
          </table:table-cell>
          <table:table-cell office:value-type="string" calcext:value-type="string">
            <text:p>UBND xã Long Thuậ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884" calcext:value-type="float">
            <text:p>1046884</text:p>
          </table:table-cell>
          <table:table-cell office:value-type="string" calcext:value-type="string">
            <text:p>UBND xã Thường Phước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85" calcext:value-type="float">
            <text:p>1046885</text:p>
          </table:table-cell>
          <table:table-cell office:value-type="string" calcext:value-type="string">
            <text:p>UBND xã Thường Phước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86" calcext:value-type="float">
            <text:p>1046886</text:p>
          </table:table-cell>
          <table:table-cell office:value-type="string" calcext:value-type="string">
            <text:p>UBND Xã Phú Thuận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47" calcext:value-type="float">
            <text:p>1046947</text:p>
          </table:table-cell>
          <table:table-cell office:value-type="string" calcext:value-type="string">
            <text:p>UBND Xã Ki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49" calcext:value-type="float">
            <text:p>1046949</text:p>
          </table:table-cell>
          <table:table-cell office:value-type="string" calcext:value-type="string">
            <text:p>UBND thị trấn Vĩnh T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52" calcext:value-type="float">
            <text:p>1046952</text:p>
          </table:table-cell>
          <table:table-cell office:value-type="string" calcext:value-type="string">
            <text:p>UBND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65" calcext:value-type="float">
            <text:p>1046965</text:p>
          </table:table-cell>
          <table:table-cell office:value-type="string" calcext:value-type="string">
            <text:p>UBND Xã Mỹ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07" calcext:value-type="float">
            <text:p>1047007</text:p>
          </table:table-cell>
          <table:table-cell office:value-type="string" calcext:value-type="string">
            <text:p>UBND Xã Mỹ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10" calcext:value-type="float">
            <text:p>1047010</text:p>
          </table:table-cell>
          <table:table-cell office:value-type="string" calcext:value-type="string">
            <text:p>UBND Xã Mỹ Thắng</text:p>
          </table:table-cell>
          <table:table-cell office:value-type="float" office:value="23" calcext:value-type="float">
            <text:p>23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11" calcext:value-type="float">
            <text:p>1047011</text:p>
          </table:table-cell>
          <table:table-cell office:value-type="string" calcext:value-type="string">
            <text:p>UBND Xã Mỹ Thị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13" calcext:value-type="float">
            <text:p>1047013</text:p>
          </table:table-cell>
          <table:table-cell office:value-type="string" calcext:value-type="string">
            <text:p>UBND xã Mỹ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14" calcext:value-type="float">
            <text:p>1047014</text:p>
          </table:table-cell>
          <table:table-cell office:value-type="string" calcext:value-type="string">
            <text:p>UBND Xã Mỹ Hưng</text:p>
          </table:table-cell>
          <table:table-cell office:value-type="float" office:value="78" calcext:value-type="float">
            <text:p>78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94" calcext:value-type="float">
            <text:p>1047094</text:p>
          </table:table-cell>
          <table:table-cell office:value-type="string" calcext:value-type="string">
            <text:p>UBND xã Tha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96" calcext:value-type="float">
            <text:p>1047096</text:p>
          </table:table-cell>
          <table:table-cell office:value-type="string" calcext:value-type="string">
            <text:p>UBND Xã Đồng T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98" calcext:value-type="float">
            <text:p>1047098</text:p>
          </table:table-cell>
          <table:table-cell office:value-type="string" calcext:value-type="string">
            <text:p>UBND Thị trấn Hợp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210" calcext:value-type="float">
            <text:p>1047210</text:p>
          </table:table-cell>
          <table:table-cell office:value-type="string" calcext:value-type="string">
            <text:p>UBND xã Xuân Nộ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7215" calcext:value-type="float">
            <text:p>1047215</text:p>
          </table:table-cell>
          <table:table-cell office:value-type="string" calcext:value-type="string">
            <text:p>UBND xã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7295" calcext:value-type="float">
            <text:p>1047295</text:p>
          </table:table-cell>
          <table:table-cell office:value-type="string" calcext:value-type="string">
            <text:p>UBND Phường Tân An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56" calcext:value-type="float">
            <text:p>31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7378" calcext:value-type="float">
            <text:p>1047378</text:p>
          </table:table-cell>
          <table:table-cell office:value-type="string" calcext:value-type="string">
            <text:p>Ủy ban nhân dân xã Hòa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79" calcext:value-type="float">
            <text:p>1047379</text:p>
          </table:table-cell>
          <table:table-cell office:value-type="string" calcext:value-type="string">
            <text:p>Ủy ban nhân dân phường Khá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0" calcext:value-type="float">
            <text:p>1047380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2" calcext:value-type="float">
            <text:p>1047382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7" calcext:value-type="float">
            <text:p>1047387</text:p>
          </table:table-cell>
          <table:table-cell office:value-type="string" calcext:value-type="string">
            <text:p>Ủy ban nhân dân phường Vĩ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90" calcext:value-type="float">
            <text:p>1047390</text:p>
          </table:table-cell>
          <table:table-cell office:value-type="string" calcext:value-type="string">
            <text:p>Ủy Ban Nhân Dân Xã Lâm Ki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487" calcext:value-type="float">
            <text:p>1047487</text:p>
          </table:table-cell>
          <table:table-cell office:value-type="string" calcext:value-type="string">
            <text:p>Ủy Ban Nhân Dân Xã An Thạnh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32" calcext:value-type="float">
            <text:p>1047532</text:p>
          </table:table-cell>
          <table:table-cell office:value-type="string" calcext:value-type="string">
            <text:p>UBND xã Tù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34" calcext:value-type="float">
            <text:p>1047534</text:p>
          </table:table-cell>
          <table:table-cell office:value-type="string" calcext:value-type="string">
            <text:p>UBND xã Tha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36" calcext:value-type="float">
            <text:p>1047536</text:p>
          </table:table-cell>
          <table:table-cell office:value-type="string" calcext:value-type="string">
            <text:p>UBND xã Gia 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38" calcext:value-type="float">
            <text:p>1047538</text:p>
          </table:table-cell>
          <table:table-cell office:value-type="string" calcext:value-type="string">
            <text:p>UBND xã Vượ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43" calcext:value-type="float">
            <text:p>1047543</text:p>
          </table:table-cell>
          <table:table-cell office:value-type="string" calcext:value-type="string">
            <text:p>UBND xã Thiê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44" calcext:value-type="float">
            <text:p>1047544</text:p>
          </table:table-cell>
          <table:table-cell office:value-type="string" calcext:value-type="string">
            <text:p>UBND Thị trấn Nghè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55" calcext:value-type="float">
            <text:p>1047555</text:p>
          </table:table-cell>
          <table:table-cell office:value-type="string" calcext:value-type="string">
            <text:p>Uỷ Ban Nhân Dân Xã Lộc Hòa</text:p>
          </table:table-cell>
          <table:table-cell office:value-type="float" office:value="21" calcext:value-type="float">
            <text:p>2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7557" calcext:value-type="float">
            <text:p>1047557</text:p>
          </table:table-cell>
          <table:table-cell office:value-type="string" calcext:value-type="string">
            <text:p>UBND xã Long Khánh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61" calcext:value-type="float">
            <text:p>1047561</text:p>
          </table:table-cell>
          <table:table-cell office:value-type="string" calcext:value-type="string">
            <text:p>UBND Xã Giang Hải</text:p>
          </table:table-cell>
          <table:table-cell office:value-type="float" office:value="1204" calcext:value-type="float">
            <text:p>1204</text:p>
          </table:table-cell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  <table:table-cell office:value-type="float" office:value="3922" calcext:value-type="float">
            <text:p>3922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7563" calcext:value-type="float">
            <text:p>1047563</text:p>
          </table:table-cell>
          <table:table-cell office:value-type="string" calcext:value-type="string">
            <text:p>UBND Xã Vinh M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667" calcext:value-type="float">
            <text:p>1047667</text:p>
          </table:table-cell>
          <table:table-cell office:value-type="string" calcext:value-type="string">
            <text:p>Ủy Ban Nhân Dân Xã Tân Long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54" calcext:value-type="float">
            <text:p>1047854</text:p>
          </table:table-cell>
          <table:table-cell office:value-type="string" calcext:value-type="string">
            <text:p>Ủy ban nhân dân xã Lạ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63" calcext:value-type="float">
            <text:p>1047863</text:p>
          </table:table-cell>
          <table:table-cell office:value-type="string" calcext:value-type="string">
            <text:p>Ủy Ban Nhân Dân Xã Tân A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86" calcext:value-type="float">
            <text:p>1047886</text:p>
          </table:table-cell>
          <table:table-cell office:value-type="string" calcext:value-type="string">
            <text:p>Ủy ban nhân dân phường Vạ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87" calcext:value-type="float">
            <text:p>1047887</text:p>
          </table:table-cell>
          <table:table-cell office:value-type="string" calcext:value-type="string">
            <text:p>Ủy ban nhân dân phường Ph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91" calcext:value-type="float">
            <text:p>1047891</text:p>
          </table:table-cell>
          <table:table-cell office:value-type="string" calcext:value-type="string">
            <text:p>Ủy ban nhân dân phường V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93" calcext:value-type="float">
            <text:p>1047893</text:p>
          </table:table-cell>
          <table:table-cell office:value-type="string" calcext:value-type="string">
            <text:p>Ủy ban nhân dân phường Vĩnh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083" calcext:value-type="float">
            <text:p>1048083</text:p>
          </table:table-cell>
          <table:table-cell office:value-type="string" calcext:value-type="string">
            <text:p>UBND Xã Bì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085" calcext:value-type="float">
            <text:p>1048085</text:p>
          </table:table-cell>
          <table:table-cell office:value-type="string" calcext:value-type="string">
            <text:p>UBND xã Khá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088" calcext:value-type="float">
            <text:p>1048088</text:p>
          </table:table-cell>
          <table:table-cell office:value-type="string" calcext:value-type="string">
            <text:p>Ủy Ban Nhân Dân Xã Tân Hòa</text:p>
          </table:table-cell>
          <table:table-cell office:value-type="float" office:value="68" calcext:value-type="float">
            <text:p>68</text:p>
          </table:table-cell>
          <table:table-cell office:value-type="float" office:value="817" calcext:value-type="float">
            <text:p>817</text:p>
          </table:table-cell>
          <table:table-cell office:value-type="float" office:value="4" calcext:value-type="float">
            <text:p>4</text:p>
          </table:table-cell>
          <table:table-cell office:value-type="float" office:value="2964" calcext:value-type="float">
            <text:p>2964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8091" calcext:value-type="float">
            <text:p>1048091</text:p>
          </table:table-cell>
          <table:table-cell office:value-type="string" calcext:value-type="string">
            <text:p>Ủy Ban Nhân Dân Xã Bình Thạnh Đông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6627" calcext:value-type="float">
            <text:p>66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8123" calcext:value-type="float">
            <text:p>1048123</text:p>
          </table:table-cell>
          <table:table-cell office:value-type="string" calcext:value-type="string">
            <text:p>UBND Xã Vũ 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4" calcext:value-type="float">
            <text:p>1048124</text:p>
          </table:table-cell>
          <table:table-cell office:value-type="string" calcext:value-type="string">
            <text:p>UBND xã Lý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5" calcext:value-type="float">
            <text:p>1048125</text:p>
          </table:table-cell>
          <table:table-cell office:value-type="string" calcext:value-type="string">
            <text:p>UBND Xã Tuân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6" calcext:value-type="float">
            <text:p>1048126</text:p>
          </table:table-cell>
          <table:table-cell office:value-type="string" calcext:value-type="string">
            <text:p>UBND Xã Vâ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1" calcext:value-type="float">
            <text:p>1048131</text:p>
          </table:table-cell>
          <table:table-cell office:value-type="string" calcext:value-type="string">
            <text:p>UBND Xã Bồ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2" calcext:value-type="float">
            <text:p>1048132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3" calcext:value-type="float">
            <text:p>1048133</text:p>
          </table:table-cell>
          <table:table-cell office:value-type="string" calcext:value-type="string">
            <text:p>UBND Xã Việt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57" calcext:value-type="float">
            <text:p>1048157</text:p>
          </table:table-cell>
          <table:table-cell office:value-type="string" calcext:value-type="string">
            <text:p>Ủy Ban Nhân Dân Xã An Thạnh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59" calcext:value-type="float">
            <text:p>1048159</text:p>
          </table:table-cell>
          <table:table-cell office:value-type="string" calcext:value-type="string">
            <text:p>Ủy Ban Nhân Dân Thị Trấn Cù Lao D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68" calcext:value-type="float">
            <text:p>1048168</text:p>
          </table:table-cell>
          <table:table-cell office:value-type="string" calcext:value-type="string">
            <text:p>Ủy ban nhân dân thị trấn Năm C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79" calcext:value-type="float">
            <text:p>1048179</text:p>
          </table:table-cell>
          <table:table-cell office:value-type="string" calcext:value-type="string">
            <text:p>Ban an toàn Giao thông tỉnh Kon T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1" calcext:value-type="float">
            <text:p>1048221</text:p>
          </table:table-cell>
          <table:table-cell office:value-type="string" calcext:value-type="string">
            <text:p>UBND Xã Sơ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3" calcext:value-type="float">
            <text:p>1048223</text:p>
          </table:table-cell>
          <table:table-cell office:value-type="string" calcext:value-type="string">
            <text:p>UBND xã Thượ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4" calcext:value-type="float">
            <text:p>1048224</text:p>
          </table:table-cell>
          <table:table-cell office:value-type="string" calcext:value-type="string">
            <text:p>UBND xã Xuâ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5" calcext:value-type="float">
            <text:p>1048225</text:p>
          </table:table-cell>
          <table:table-cell office:value-type="string" calcext:value-type="string">
            <text:p>UBND Thị trấn Đồ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6" calcext:value-type="float">
            <text:p>1048226</text:p>
          </table:table-cell>
          <table:table-cell office:value-type="string" calcext:value-type="string">
            <text:p>UBND xã Qua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7" calcext:value-type="float">
            <text:p>1048227</text:p>
          </table:table-cell>
          <table:table-cell office:value-type="string" calcext:value-type="string">
            <text:p>UBND xã Mỹ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9" calcext:value-type="float">
            <text:p>1048229</text:p>
          </table:table-cell>
          <table:table-cell office:value-type="string" calcext:value-type="string">
            <text:p>UBND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0" calcext:value-type="float">
            <text:p>1048230</text:p>
          </table:table-cell>
          <table:table-cell office:value-type="string" calcext:value-type="string">
            <text:p>UBND Xã Thuần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2" calcext:value-type="float">
            <text:p>1048232</text:p>
          </table:table-cell>
          <table:table-cell office:value-type="string" calcext:value-type="string">
            <text:p>UBND xã Tru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4" calcext:value-type="float">
            <text:p>1048234</text:p>
          </table:table-cell>
          <table:table-cell office:value-type="string" calcext:value-type="string">
            <text:p>UBND xã Thường Ng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7" calcext:value-type="float">
            <text:p>1048237</text:p>
          </table:table-cell>
          <table:table-cell office:value-type="string" calcext:value-type="string">
            <text:p>UBND Thị trấn Khoái Châu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8399" calcext:value-type="float">
            <text:p>1048399</text:p>
          </table:table-cell>
          <table:table-cell office:value-type="string" calcext:value-type="string">
            <text:p>UBND Xã Tiên Lữ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5" calcext:value-type="float">
            <text:p>1048515</text:p>
          </table:table-cell>
          <table:table-cell office:value-type="string" calcext:value-type="string">
            <text:p>UBND Xã Đồng C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7" calcext:value-type="float">
            <text:p>1048517</text:p>
          </table:table-cell>
          <table:table-cell office:value-type="string" calcext:value-type="string">
            <text:p>UBND Xã Tam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9" calcext:value-type="float">
            <text:p>1048519</text:p>
          </table:table-cell>
          <table:table-cell office:value-type="string" calcext:value-type="string">
            <text:p>UBND Thị Trấn Tứ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23" calcext:value-type="float">
            <text:p>1048523</text:p>
          </table:table-cell>
          <table:table-cell office:value-type="string" calcext:value-type="string">
            <text:p>Ủy Ban Nhân Dân xã Hồ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0" calcext:value-type="float">
            <text:p>1048550</text:p>
          </table:table-cell>
          <table:table-cell office:value-type="string" calcext:value-type="string">
            <text:p>UBND Xã Cao Đ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1" calcext:value-type="float">
            <text:p>1048551</text:p>
          </table:table-cell>
          <table:table-cell office:value-type="string" calcext:value-type="string">
            <text:p>UBND Thị trấn Thổ T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2" calcext:value-type="float">
            <text:p>1048552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4" calcext:value-type="float">
            <text:p>1048574</text:p>
          </table:table-cell>
          <table:table-cell office:value-type="string" calcext:value-type="string">
            <text:p>Ủy Ban Nhân Dân Phường Nhà M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string" calcext:value-type="string">
            <text:p>Ủy Ban Nhân Dân Xã Phong Thạnh Tây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81" calcext:value-type="float">
            <text:p>1048581</text:p>
          </table:table-cell>
          <table:table-cell office:value-type="string" calcext:value-type="string">
            <text:p>Ủy Ban Nhân Dân Xã Hòa Tú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611" calcext:value-type="float">
            <text:p>1048611</text:p>
          </table:table-cell>
          <table:table-cell office:value-type="string" calcext:value-type="string">
            <text:p>UBND Xã Thượng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1" calcext:value-type="float">
            <text:p>1048771</text:p>
          </table:table-cell>
          <table:table-cell office:value-type="string" calcext:value-type="string">
            <text:p>UBND xã Lũ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8" calcext:value-type="float">
            <text:p>1048778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9" calcext:value-type="float">
            <text:p>1048779</text:p>
          </table:table-cell>
          <table:table-cell office:value-type="string" calcext:value-type="string">
            <text:p>UBND Xã Chấn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86" calcext:value-type="float">
            <text:p>1048786</text:p>
          </table:table-cell>
          <table:table-cell office:value-type="string" calcext:value-type="string">
            <text:p>UBND Thị trấn Đạo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888" calcext:value-type="float">
            <text:p>1048888</text:p>
          </table:table-cell>
          <table:table-cell office:value-type="string" calcext:value-type="string">
            <text:p>UBND Xã 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891" calcext:value-type="float">
            <text:p>1048891</text:p>
          </table:table-cell>
          <table:table-cell office:value-type="string" calcext:value-type="string">
            <text:p>UBND Xã Sơn L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39" calcext:value-type="float">
            <text:p>1049039</text:p>
          </table:table-cell>
          <table:table-cell office:value-type="string" calcext:value-type="string">
            <text:p>UBND Xã Hả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0" calcext:value-type="float">
            <text:p>1049040</text:p>
          </table:table-cell>
          <table:table-cell office:value-type="string" calcext:value-type="string">
            <text:p>UBND Xã Hải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1" calcext:value-type="float">
            <text:p>1049041</text:p>
          </table:table-cell>
          <table:table-cell office:value-type="string" calcext:value-type="string">
            <text:p>UBND Xã Hải Đ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2" calcext:value-type="float">
            <text:p>1049042</text:p>
          </table:table-cell>
          <table:table-cell office:value-type="string" calcext:value-type="string">
            <text:p>UBND Xã Hả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3" calcext:value-type="float">
            <text:p>1049043</text:p>
          </table:table-cell>
          <table:table-cell office:value-type="string" calcext:value-type="string">
            <text:p>UBND Xã Hải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4" calcext:value-type="float">
            <text:p>1049044</text:p>
          </table:table-cell>
          <table:table-cell office:value-type="string" calcext:value-type="string">
            <text:p>UBND Xã Hải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5" calcext:value-type="float">
            <text:p>1049045</text:p>
          </table:table-cell>
          <table:table-cell office:value-type="string" calcext:value-type="string">
            <text:p>UBND Xã Hải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6" calcext:value-type="float">
            <text:p>1049046</text:p>
          </table:table-cell>
          <table:table-cell office:value-type="string" calcext:value-type="string">
            <text:p>UBND Xã Hải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7" calcext:value-type="float">
            <text:p>1049047</text:p>
          </table:table-cell>
          <table:table-cell office:value-type="string" calcext:value-type="string">
            <text:p>UBND Xã Hải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8" calcext:value-type="float">
            <text:p>1049048</text:p>
          </table:table-cell>
          <table:table-cell office:value-type="string" calcext:value-type="string">
            <text:p>UBND Xã Hải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9" calcext:value-type="float">
            <text:p>1049049</text:p>
          </table:table-cell>
          <table:table-cell office:value-type="string" calcext:value-type="string">
            <text:p>UBND Xã Hải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72" calcext:value-type="float">
            <text:p>1049072</text:p>
          </table:table-cell>
          <table:table-cell office:value-type="string" calcext:value-type="string">
            <text:p>UBND Xã Hải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74" calcext:value-type="float">
            <text:p>1049074</text:p>
          </table:table-cell>
          <table:table-cell office:value-type="string" calcext:value-type="string">
            <text:p>UBND Thị trấn Yên Đ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75" calcext:value-type="float">
            <text:p>1049075</text:p>
          </table:table-cell>
          <table:table-cell office:value-type="string" calcext:value-type="string">
            <text:p>UBND Thị trấn Cồ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77" calcext:value-type="float">
            <text:p>1049077</text:p>
          </table:table-cell>
          <table:table-cell office:value-type="string" calcext:value-type="string">
            <text:p>UBND Thị trấn Thị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2" calcext:value-type="float">
            <text:p>1049102</text:p>
          </table:table-cell>
          <table:table-cell office:value-type="string" calcext:value-type="string">
            <text:p>UBND Xã Hả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3" calcext:value-type="float">
            <text:p>1049103</text:p>
          </table:table-cell>
          <table:table-cell office:value-type="string" calcext:value-type="string">
            <text:p>UBND Xã Hải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4" calcext:value-type="float">
            <text:p>1049104</text:p>
          </table:table-cell>
          <table:table-cell office:value-type="string" calcext:value-type="string">
            <text:p>UBND Xã Hải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5" calcext:value-type="float">
            <text:p>1049105</text:p>
          </table:table-cell>
          <table:table-cell office:value-type="string" calcext:value-type="string">
            <text:p>UBND Xã Hải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6" calcext:value-type="float">
            <text:p>1049106</text:p>
          </table:table-cell>
          <table:table-cell office:value-type="string" calcext:value-type="string">
            <text:p>UBND Xã Hả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7" calcext:value-type="float">
            <text:p>1049107</text:p>
          </table:table-cell>
          <table:table-cell office:value-type="string" calcext:value-type="string">
            <text:p>UBND Xã Hải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8" calcext:value-type="float">
            <text:p>1049108</text:p>
          </table:table-cell>
          <table:table-cell office:value-type="string" calcext:value-type="string">
            <text:p>UBND Xã Hải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3" calcext:value-type="float">
            <text:p>1049133</text:p>
          </table:table-cell>
          <table:table-cell office:value-type="string" calcext:value-type="string">
            <text:p>Ủy Ban Nhân Dân Xã Gia Hòa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5" calcext:value-type="float">
            <text:p>1049135</text:p>
          </table:table-cell>
          <table:table-cell office:value-type="string" calcext:value-type="string">
            <text:p>Ủy Ban Nhân Dân Xã Tham Đ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8" calcext:value-type="float">
            <text:p>1049138</text:p>
          </table:table-cell>
          <table:table-cell office:value-type="string" calcext:value-type="string">
            <text:p>Ủy Ban Nhân Dân Xã Vi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41" calcext:value-type="float">
            <text:p>1049141</text:p>
          </table:table-cell>
          <table:table-cell office:value-type="string" calcext:value-type="string">
            <text:p>Ủy Ban Nhân Dân Xã Gia Hòa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63" calcext:value-type="float">
            <text:p>1049163</text:p>
          </table:table-cell>
          <table:table-cell office:value-type="string" calcext:value-type="string">
            <text:p>UBND Xã Tam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47" calcext:value-type="float">
            <text:p>1049247</text:p>
          </table:table-cell>
          <table:table-cell office:value-type="string" calcext:value-type="string">
            <text:p>Ủy Ban Nhân Dân Thị trấn Cái Nh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268" calcext:value-type="float">
            <text:p>1049268</text:p>
          </table:table-cell>
          <table:table-cell office:value-type="string" calcext:value-type="string">
            <text:p>Ủy Ban Nhân Dân Xã Ninh Phú</text:p>
          </table:table-cell>
          <table:table-cell office:value-type="float" office:value="38" calcext:value-type="float">
            <text:p>3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69" calcext:value-type="float">
            <text:p>1049269</text:p>
          </table:table-cell>
          <table:table-cell office:value-type="string" calcext:value-type="string">
            <text:p>Ủy Ban Nhân Dân Xã Ni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0" calcext:value-type="float">
            <text:p>1049270</text:p>
          </table:table-cell>
          <table:table-cell office:value-type="string" calcext:value-type="string">
            <text:p>Ủy Ban Nhân Dân Phường Ninh Hà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2" calcext:value-type="float">
            <text:p>1049272</text:p>
          </table:table-cell>
          <table:table-cell office:value-type="string" calcext:value-type="string">
            <text:p>Ủy Ban Nhân Dân Phường Ninh Gian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3" calcext:value-type="float">
            <text:p>1049273</text:p>
          </table:table-cell>
          <table:table-cell office:value-type="string" calcext:value-type="string">
            <text:p>Ủy Ban Nhân Dân Phường Ninh Thủ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4" calcext:value-type="float">
            <text:p>1049274</text:p>
          </table:table-cell>
          <table:table-cell office:value-type="string" calcext:value-type="string">
            <text:p>Ủy Ban Nhân Dân Xã Ninh Phụng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5" calcext:value-type="float">
            <text:p>1049275</text:p>
          </table:table-cell>
          <table:table-cell office:value-type="string" calcext:value-type="string">
            <text:p>Ủy Ban Nhân Dân Phường Ninh Đ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6" calcext:value-type="float">
            <text:p>1049276</text:p>
          </table:table-cell>
          <table:table-cell office:value-type="string" calcext:value-type="string">
            <text:p>Ủy Ban Nhân Dân Xã Ninh Bì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7" calcext:value-type="float">
            <text:p>1049277</text:p>
          </table:table-cell>
          <table:table-cell office:value-type="string" calcext:value-type="string">
            <text:p>Ủy Ban Nhân Dân Phường Ninh Diêm</text:p>
          </table:table-cell>
          <table:table-cell office:value-type="float" office:value="343" calcext:value-type="float">
            <text:p>343</text:p>
          </table:table-cell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97" calcext:value-type="float">
            <text:p>1049297</text:p>
          </table:table-cell>
          <table:table-cell office:value-type="string" calcext:value-type="string">
            <text:p>UBND Xã Thanh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03" calcext:value-type="float">
            <text:p>1049503</text:p>
          </table:table-cell>
          <table:table-cell office:value-type="string" calcext:value-type="string">
            <text:p>Ủy Ban Nhân Dân Xã Ninh Thâ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04" calcext:value-type="float">
            <text:p>1049504</text:p>
          </table:table-cell>
          <table:table-cell office:value-type="string" calcext:value-type="string">
            <text:p>Ủy Ban Nhân Dân Xã Ninh Đông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697" calcext:value-type="float">
            <text:p>1049697</text:p>
          </table:table-cell>
          <table:table-cell office:value-type="string" calcext:value-type="string">
            <text:p>Ủy Ban Nhân Dân Xã Hòa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698" calcext:value-type="float">
            <text:p>1049698</text:p>
          </table:table-cell>
          <table:table-cell office:value-type="string" calcext:value-type="string">
            <text:p>Ủy Ban Nhân Dân Thị trấn Tam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700" calcext:value-type="float">
            <text:p>1049700</text:p>
          </table:table-cell>
          <table:table-cell office:value-type="string" calcext:value-type="string">
            <text:p>UBND Xã Mỹ Hò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9702" calcext:value-type="float">
            <text:p>1049702</text:p>
          </table:table-cell>
          <table:table-cell office:value-type="string" calcext:value-type="string">
            <text:p>UBND Xã Hợp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707" calcext:value-type="float">
            <text:p>1049707</text:p>
          </table:table-cell>
          <table:table-cell office:value-type="string" calcext:value-type="string">
            <text:p>UBND xã Qua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896" calcext:value-type="float">
            <text:p>1049896</text:p>
          </table:table-cell>
          <table:table-cell office:value-type="string" calcext:value-type="string">
            <text:p>Xã Lạc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897" calcext:value-type="float">
            <text:p>1049897</text:p>
          </table:table-cell>
          <table:table-cell office:value-type="string" calcext:value-type="string">
            <text:p>Xã Lê Trì</text:p>
          </table:table-cell>
          <table:table-cell office:value-type="float" office:value="133" calcext:value-type="float">
            <text:p>133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4621" calcext:value-type="float">
            <text:p>4621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9898" calcext:value-type="float">
            <text:p>1049898</text:p>
          </table:table-cell>
          <table:table-cell office:value-type="string" calcext:value-type="string">
            <text:p>Xã Vĩnh Gi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045" calcext:value-type="float">
            <text:p>1050045</text:p>
          </table:table-cell>
          <table:table-cell office:value-type="string" calcext:value-type="string">
            <text:p>Ủy Ban Nhân Dân xã Ngũ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051" calcext:value-type="float">
            <text:p>1050051</text:p>
          </table:table-cell>
          <table:table-cell office:value-type="string" calcext:value-type="string">
            <text:p>Ủy Ban Nhân Dân xã Trương Lương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54" calcext:value-type="float">
            <text:p>14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50055" calcext:value-type="float">
            <text:p>1050055</text:p>
          </table:table-cell>
          <table:table-cell office:value-type="string" calcext:value-type="string">
            <text:p>Ủy Ban Nhân Dân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28" calcext:value-type="float">
            <text:p>1050128</text:p>
          </table:table-cell>
          <table:table-cell office:value-type="string" calcext:value-type="string">
            <text:p>Thị Trấn Tri T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29" calcext:value-type="float">
            <text:p>1050129</text:p>
          </table:table-cell>
          <table:table-cell office:value-type="string" calcext:value-type="string">
            <text:p>Xã Tân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30" calcext:value-type="float">
            <text:p>1050130</text:p>
          </table:table-cell>
          <table:table-cell office:value-type="string" calcext:value-type="string">
            <text:p>UBND xã Tân Lập</text:p>
          </table:table-cell>
          <table:table-cell office:value-type="float" office:value="370" calcext:value-type="float">
            <text:p>370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250" calcext:value-type="float">
            <text:p>1050250</text:p>
          </table:table-cell>
          <table:table-cell office:value-type="string" calcext:value-type="string">
            <text:p>UBND Xã Đồng V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51" calcext:value-type="float">
            <text:p>1050251</text:p>
          </table:table-cell>
          <table:table-cell office:value-type="string" calcext:value-type="string">
            <text:p>UBND Xã Yên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52" calcext:value-type="float">
            <text:p>1050252</text:p>
          </table:table-cell>
          <table:table-cell office:value-type="string" calcext:value-type="string">
            <text:p>UBND Xã Hồng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4" calcext:value-type="float">
            <text:p>1050294</text:p>
          </table:table-cell>
          <table:table-cell office:value-type="string" calcext:value-type="string">
            <text:p>Ủy Ban Nhân Dân xã Dân Chủ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5" calcext:value-type="float">
            <text:p>1050295</text:p>
          </table:table-cell>
          <table:table-cell office:value-type="string" calcext:value-type="string">
            <text:p>Ủy Ban Nhân Dân xã Nam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6" calcext:value-type="float">
            <text:p>1050296</text:p>
          </table:table-cell>
          <table:table-cell office:value-type="string" calcext:value-type="string">
            <text:p>Ủy Ban Nhân Dân xã Đại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29" calcext:value-type="float">
            <text:p>1050329</text:p>
          </table:table-cell>
          <table:table-cell office:value-type="string" calcext:value-type="string">
            <text:p>Ủy Ban Nhân Dân Xã Tru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1" calcext:value-type="float">
            <text:p>1050331</text:p>
          </table:table-cell>
          <table:table-cell office:value-type="string" calcext:value-type="string">
            <text:p>Ủy Ban Nhân Dân Xã Tân Mỹ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2" calcext:value-type="float">
            <text:p>1050332</text:p>
          </table:table-cell>
          <table:table-cell office:value-type="string" calcext:value-type="string">
            <text:p>Ủy Ban Nhân Dân Xã Đạo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3" calcext:value-type="float">
            <text:p>1050333</text:p>
          </table:table-cell>
          <table:table-cell office:value-type="string" calcext:value-type="string">
            <text:p>Ủy Ban Nhân Dân Phường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1" calcext:value-type="float">
            <text:p>1050381</text:p>
          </table:table-cell>
          <table:table-cell office:value-type="string" calcext:value-type="string">
            <text:p>UBND Xã Ngọc Độ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3" calcext:value-type="float">
            <text:p>1050383</text:p>
          </table:table-cell>
          <table:table-cell office:value-type="string" calcext:value-type="string">
            <text:p>UBND xã Phúc Se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4" calcext:value-type="float">
            <text:p>1050384</text:p>
          </table:table-cell>
          <table:table-cell office:value-type="string" calcext:value-type="string">
            <text:p>UBND xã Chí Thảo, huyện Quảng Hòa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50386" calcext:value-type="float">
            <text:p>1050386</text:p>
          </table:table-cell>
          <table:table-cell office:value-type="string" calcext:value-type="string">
            <text:p>UBND xã Cai Bộ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7" calcext:value-type="float">
            <text:p>1050387</text:p>
          </table:table-cell>
          <table:table-cell office:value-type="string" calcext:value-type="string">
            <text:p>UBND xã Tự Do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4" calcext:value-type="float">
            <text:p>1050394</text:p>
          </table:table-cell>
          <table:table-cell office:value-type="string" calcext:value-type="string">
            <text:p>UBND xã Dào 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5" calcext:value-type="float">
            <text:p>1050395</text:p>
          </table:table-cell>
          <table:table-cell office:value-type="string" calcext:value-type="string">
            <text:p>UBND Xã Mù S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7" calcext:value-type="float">
            <text:p>1050397</text:p>
          </table:table-cell>
          <table:table-cell office:value-type="string" calcext:value-type="string">
            <text:p>UBND Xã Vàng Ma C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8" calcext:value-type="float">
            <text:p>1050398</text:p>
          </table:table-cell>
          <table:table-cell office:value-type="string" calcext:value-type="string">
            <text:p>UBND xã Sì Lở L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9" calcext:value-type="float">
            <text:p>1050399</text:p>
          </table:table-cell>
          <table:table-cell office:value-type="string" calcext:value-type="string">
            <text:p>UBND Xã Mồ Sì 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01" calcext:value-type="float">
            <text:p>1050401</text:p>
          </table:table-cell>
          <table:table-cell office:value-type="string" calcext:value-type="string">
            <text:p>UBND Xã Pa Vây Sử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0469" calcext:value-type="float">
            <text:p>1050469</text:p>
          </table:table-cell>
          <table:table-cell office:value-type="string" calcext:value-type="string">
            <text:p>UBND xã Đăk Pn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71" calcext:value-type="float">
            <text:p>1050471</text:p>
          </table:table-cell>
          <table:table-cell office:value-type="string" calcext:value-type="string">
            <text:p>UBND thị trấn Đắk R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0488" calcext:value-type="float">
            <text:p>1050488</text:p>
          </table:table-cell>
          <table:table-cell office:value-type="string" calcext:value-type="string">
            <text:p>Ủy Ban Nhân Dân Xã An Thạnh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40" calcext:value-type="float">
            <text:p>1050540</text:p>
          </table:table-cell>
          <table:table-cell office:value-type="string" calcext:value-type="string">
            <text:p>UBND Thị trấn Lương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41" calcext:value-type="float">
            <text:p>1050541</text:p>
          </table:table-cell>
          <table:table-cell office:value-type="string" calcext:value-type="string">
            <text:p>UBND Xã Vũ Xá</text:p>
          </table:table-cell>
          <table:table-cell office:value-type="float" office:value="519" calcext:value-type="float">
            <text:p>519</text:p>
          </table:table-cell>
          <table:table-cell office:value-type="float" office:value="5321" calcext:value-type="float">
            <text:p>5321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542" calcext:value-type="float">
            <text:p>1050542</text:p>
          </table:table-cell>
          <table:table-cell office:value-type="string" calcext:value-type="string">
            <text:p>UBND Xã Hiệp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89" calcext:value-type="float">
            <text:p>1050589</text:p>
          </table:table-cell>
          <table:table-cell office:value-type="string" calcext:value-type="string">
            <text:p>UBND xã X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13" calcext:value-type="float">
            <text:p>1050613</text:p>
          </table:table-cell>
          <table:table-cell office:value-type="string" calcext:value-type="string">
            <text:p>Ủy Ban Nhân Dân Xã An Thạnh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92" calcext:value-type="float">
            <text:p>1050692</text:p>
          </table:table-cell>
          <table:table-cell office:value-type="string" calcext:value-type="string">
            <text:p>UBND Xã Mỹ Khánh</text:p>
          </table:table-cell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95" calcext:value-type="float">
            <text:p>1050695</text:p>
          </table:table-cell>
          <table:table-cell office:value-type="string" calcext:value-type="string">
            <text:p>UBND Xã Giai Xuân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761" calcext:value-type="float">
            <text:p>1050761</text:p>
          </table:table-cell>
          <table:table-cell office:value-type="string" calcext:value-type="string">
            <text:p>UBND Thị Trấn Phong Th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808" calcext:value-type="float">
            <text:p>1050808</text:p>
          </table:table-cell>
          <table:table-cell office:value-type="string" calcext:value-type="string">
            <text:p>UBND xã Lản Nhì Th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833" calcext:value-type="float">
            <text:p>1050833</text:p>
          </table:table-cell>
          <table:table-cell office:value-type="string" calcext:value-type="string">
            <text:p>UBND Phường Đằng Lâm</text:p>
          </table:table-cell>
          <table:table-cell office:value-type="float" office:value="56" calcext:value-type="float">
            <text:p>56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0889" calcext:value-type="float">
            <text:p>1050889</text:p>
          </table:table-cell>
          <table:table-cell office:value-type="string" calcext:value-type="string">
            <text:p>Văn Phòng HĐND Và UBND Huyện Cẩm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59" calcext:value-type="float">
            <text:p>1050959</text:p>
          </table:table-cell>
          <table:table-cell office:value-type="string" calcext:value-type="string">
            <text:p>Ủy Ban Nhân Dân Xã Hòa Nhơn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961" calcext:value-type="float">
            <text:p>1050961</text:p>
          </table:table-cell>
          <table:table-cell office:value-type="string" calcext:value-type="string">
            <text:p>Ủy Ban Nhân Dân Xã Hòa K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62" calcext:value-type="float">
            <text:p>1050962</text:p>
          </table:table-cell>
          <table:table-cell office:value-type="string" calcext:value-type="string">
            <text:p>Ủy Ban Nhân Dân Xã Hòa Phú</text:p>
          </table:table-cell>
          <table:table-cell office:value-type="float" office:value="248" calcext:value-type="float">
            <text:p>248</text:p>
          </table:table-cell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993" calcext:value-type="float">
            <text:p>1050993</text:p>
          </table:table-cell>
          <table:table-cell office:value-type="string" calcext:value-type="string">
            <text:p>UBND Xã Sông Ra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4" calcext:value-type="float">
            <text:p>1050994</text:p>
          </table:table-cell>
          <table:table-cell office:value-type="string" calcext:value-type="string">
            <text:p>UBND xã Xuân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5" calcext:value-type="float">
            <text:p>1050995</text:p>
          </table:table-cell>
          <table:table-cell office:value-type="string" calcext:value-type="string">
            <text:p>UBND Xã Bảo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6" calcext:value-type="float">
            <text:p>1050996</text:p>
          </table:table-cell>
          <table:table-cell office:value-type="string" calcext:value-type="string">
            <text:p>UBND Xã Xuân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7" calcext:value-type="float">
            <text:p>1050997</text:p>
          </table:table-cell>
          <table:table-cell office:value-type="string" calcext:value-type="string">
            <text:p>UBND Xã Lâm 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8" calcext:value-type="float">
            <text:p>1050998</text:p>
          </table:table-cell>
          <table:table-cell office:value-type="string" calcext:value-type="string">
            <text:p>UBND xã Xuâ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9" calcext:value-type="float">
            <text:p>1050999</text:p>
          </table:table-cell>
          <table:table-cell office:value-type="string" calcext:value-type="string">
            <text:p>UBND Xã Nhân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1" calcext:value-type="float">
            <text:p>1051001</text:p>
          </table:table-cell>
          <table:table-cell office:value-type="string" calcext:value-type="string">
            <text:p>UBND xã Thừa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2" calcext:value-type="float">
            <text:p>1051002</text:p>
          </table:table-cell>
          <table:table-cell office:value-type="string" calcext:value-type="string">
            <text:p>UBND Xã Xuân Đ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3" calcext:value-type="float">
            <text:p>1051003</text:p>
          </table:table-cell>
          <table:table-cell office:value-type="string" calcext:value-type="string">
            <text:p>UBND Xã Xuân Qu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7" calcext:value-type="float">
            <text:p>1051007</text:p>
          </table:table-cell>
          <table:table-cell office:value-type="string" calcext:value-type="string">
            <text:p>UBND Xã Sông Nh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8" calcext:value-type="float">
            <text:p>1051008</text:p>
          </table:table-cell>
          <table:table-cell office:value-type="string" calcext:value-type="string">
            <text:p>UBND Thị trấn Long Gi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45" calcext:value-type="float">
            <text:p>1051045</text:p>
          </table:table-cell>
          <table:table-cell office:value-type="string" calcext:value-type="string">
            <text:p>UBND Xã Đồng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17" calcext:value-type="float">
            <text:p>1051117</text:p>
          </table:table-cell>
          <table:table-cell office:value-type="string" calcext:value-type="string">
            <text:p>UBND xã Qua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18" calcext:value-type="float">
            <text:p>1051118</text:p>
          </table:table-cell>
          <table:table-cell office:value-type="string" calcext:value-type="string">
            <text:p>UBND xã Vinh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20" calcext:value-type="float">
            <text:p>1051120</text:p>
          </table:table-cell>
          <table:table-cell office:value-type="string" calcext:value-type="string">
            <text:p>UBND xã An Lạc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22" calcext:value-type="float">
            <text:p>1051122</text:p>
          </table:table-cell>
          <table:table-cell office:value-type="string" calcext:value-type="string">
            <text:p>UBND xã Đức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25" calcext:value-type="float">
            <text:p>1051125</text:p>
          </table:table-cell>
          <table:table-cell office:value-type="string" calcext:value-type="string">
            <text:p>UBND XÃ KIM L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224" calcext:value-type="float">
            <text:p>1051224</text:p>
          </table:table-cell>
          <table:table-cell office:value-type="string" calcext:value-type="string">
            <text:p>UBND xã Nàn S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292" calcext:value-type="float">
            <text:p>1051292</text:p>
          </table:table-cell>
          <table:table-cell office:value-type="string" calcext:value-type="string">
            <text:p>Ủy Ban Nhân Dân Xã Đại Ân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0" calcext:value-type="float">
            <text:p>1051360</text:p>
          </table:table-cell>
          <table:table-cell office:value-type="string" calcext:value-type="string">
            <text:p>UBND xã Cán Cấ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1" calcext:value-type="float">
            <text:p>1051361</text:p>
          </table:table-cell>
          <table:table-cell office:value-type="string" calcext:value-type="string">
            <text:p>UBND xã Quan Hồ Thẩ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2" calcext:value-type="float">
            <text:p>1051362</text:p>
          </table:table-cell>
          <table:table-cell office:value-type="string" calcext:value-type="string">
            <text:p>UBND xã Sín Ch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3" calcext:value-type="float">
            <text:p>1051363</text:p>
          </table:table-cell>
          <table:table-cell office:value-type="string" calcext:value-type="string">
            <text:p>UBND xã Lùng Thẩ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6" calcext:value-type="float">
            <text:p>1051366</text:p>
          </table:table-cell>
          <table:table-cell office:value-type="string" calcext:value-type="string">
            <text:p>UBND xã Thào Chư Phì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7" calcext:value-type="float">
            <text:p>1051367</text:p>
          </table:table-cell>
          <table:table-cell office:value-type="string" calcext:value-type="string">
            <text:p>UBND Xã Bản M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8" calcext:value-type="float">
            <text:p>1051368</text:p>
          </table:table-cell>
          <table:table-cell office:value-type="string" calcext:value-type="string">
            <text:p>UBND xã Sán C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459" calcext:value-type="float">
            <text:p>1051459</text:p>
          </table:table-cell>
          <table:table-cell office:value-type="string" calcext:value-type="string">
            <text:p>UBND xã Nàn S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463" calcext:value-type="float">
            <text:p>1051463</text:p>
          </table:table-cell>
          <table:table-cell office:value-type="string" calcext:value-type="string">
            <text:p>UBND thị trấn Si Ma C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0" calcext:value-type="float">
            <text:p>1051500</text:p>
          </table:table-cell>
          <table:table-cell office:value-type="string" calcext:value-type="string">
            <text:p>UBND Xã Hải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2" calcext:value-type="float">
            <text:p>1051502</text:p>
          </table:table-cell>
          <table:table-cell office:value-type="string" calcext:value-type="string">
            <text:p>UBND Xã Hả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3" calcext:value-type="float">
            <text:p>1051503</text:p>
          </table:table-cell>
          <table:table-cell office:value-type="string" calcext:value-type="string">
            <text:p>UBND Xã Hải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4" calcext:value-type="float">
            <text:p>1051504</text:p>
          </table:table-cell>
          <table:table-cell office:value-type="string" calcext:value-type="string">
            <text:p>UBND Xã Hải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5" calcext:value-type="float">
            <text:p>1051505</text:p>
          </table:table-cell>
          <table:table-cell office:value-type="string" calcext:value-type="string">
            <text:p>UBND <text:s/>Xã Hải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6" calcext:value-type="float">
            <text:p>1051506</text:p>
          </table:table-cell>
          <table:table-cell office:value-type="string" calcext:value-type="string">
            <text:p>UBND Xã Hả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772" calcext:value-type="float">
            <text:p>1051772</text:p>
          </table:table-cell>
          <table:table-cell office:value-type="string" calcext:value-type="string">
            <text:p>UBND Phường Dư Hàng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773" calcext:value-type="float">
            <text:p>1051773</text:p>
          </table:table-cell>
          <table:table-cell office:value-type="string" calcext:value-type="string">
            <text:p>UBND Phường Vĩnh Niệ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802" calcext:value-type="float">
            <text:p>1051802</text:p>
          </table:table-cell>
          <table:table-cell office:value-type="string" calcext:value-type="string">
            <text:p>Ủy Ban Nhân Dân xã Bạch Đ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803" calcext:value-type="float">
            <text:p>1051803</text:p>
          </table:table-cell>
          <table:table-cell office:value-type="string" calcext:value-type="string">
            <text:p>Ủy Ban Nhân Dân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13" calcext:value-type="float">
            <text:p>1052013</text:p>
          </table:table-cell>
          <table:table-cell office:value-type="string" calcext:value-type="string">
            <text:p>UBND xã Đăk Tờ R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4" calcext:value-type="float">
            <text:p>1052074</text:p>
          </table:table-cell>
          <table:table-cell office:value-type="string" calcext:value-type="string">
            <text:p>UBND Xã Sin Suối Hồ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5" calcext:value-type="float">
            <text:p>1052075</text:p>
          </table:table-cell>
          <table:table-cell office:value-type="string" calcext:value-type="string">
            <text:p>UBND Xã Bản L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6" calcext:value-type="float">
            <text:p>1052076</text:p>
          </table:table-cell>
          <table:table-cell office:value-type="string" calcext:value-type="string">
            <text:p>UBND Xã Khổng L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7" calcext:value-type="float">
            <text:p>1052077</text:p>
          </table:table-cell>
          <table:table-cell office:value-type="string" calcext:value-type="string">
            <text:p>UBND Xã Mường S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9" calcext:value-type="float">
            <text:p>1052079</text:p>
          </table:table-cell>
          <table:table-cell office:value-type="string" calcext:value-type="string">
            <text:p>UBND Xã Hoang Thè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222" calcext:value-type="float">
            <text:p>1052222</text:p>
          </table:table-cell>
          <table:table-cell office:value-type="string" calcext:value-type="string">
            <text:p>UBND xã Tung Qua Lì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835" calcext:value-type="float">
            <text:p>1052835</text:p>
          </table:table-cell>
          <table:table-cell office:value-type="string" calcext:value-type="string">
            <text:p>UBND Xã Yên Từ</text:p>
          </table:table-cell>
          <table:table-cell office:value-type="float" office:value="5" calcext:value-type="float">
            <text:p>5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2836" calcext:value-type="float">
            <text:p>1052836</text:p>
          </table:table-cell>
          <table:table-cell office:value-type="string" calcext:value-type="string">
            <text:p>UBND Xã Yê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38" calcext:value-type="float">
            <text:p>1052938</text:p>
          </table:table-cell>
          <table:table-cell office:value-type="string" calcext:value-type="string">
            <text:p>Ủy ban nhân dân Xã Tâ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40" calcext:value-type="float">
            <text:p>1052940</text:p>
          </table:table-cell>
          <table:table-cell office:value-type="string" calcext:value-type="string">
            <text:p>Ủy ban nhân dân Xã Trà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41" calcext:value-type="float">
            <text:p>1052941</text:p>
          </table:table-cell>
          <table:table-cell office:value-type="string" calcext:value-type="string">
            <text:p>Ủy ban nhân dân Xã Sùng Nh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68" calcext:value-type="float">
            <text:p>1052968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69" calcext:value-type="float">
            <text:p>1052969</text:p>
          </table:table-cell>
          <table:table-cell office:value-type="string" calcext:value-type="string">
            <text:p>UBND xã Vĩ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47" calcext:value-type="float">
            <text:p>1053447</text:p>
          </table:table-cell>
          <table:table-cell office:value-type="string" calcext:value-type="string">
            <text:p>Ủy ban nhân dân phường Trung Kiên</text:p>
          </table:table-cell>
          <table:table-cell office:value-type="float" office:value="202" calcext:value-type="float">
            <text:p>202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5332" calcext:value-type="float">
            <text:p>533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3458" calcext:value-type="float">
            <text:p>1053458</text:p>
          </table:table-cell>
          <table:table-cell office:value-type="string" calcext:value-type="string">
            <text:p>UBND xã Thái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59" calcext:value-type="float">
            <text:p>1053459</text:p>
          </table:table-cell>
          <table:table-cell office:value-type="string" calcext:value-type="string">
            <text:p>UBND xã Vân Tr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61" calcext:value-type="float">
            <text:p>1053461</text:p>
          </table:table-cell>
          <table:table-cell office:value-type="string" calcext:value-type="string">
            <text:p>UBND xã Thụy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66" calcext:value-type="float">
            <text:p>1053466</text:p>
          </table:table-cell>
          <table:table-cell office:value-type="string" calcext:value-type="string">
            <text:p>UBND xã Quang Trọ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529" calcext:value-type="float">
            <text:p>1053529</text:p>
          </table:table-cell>
          <table:table-cell office:value-type="string" calcext:value-type="string">
            <text:p>Ủy ban nhân dân phường Thuậ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3652" calcext:value-type="float">
            <text:p>1053652</text:p>
          </table:table-cell>
          <table:table-cell office:value-type="string" calcext:value-type="string">
            <text:p>UBND XÃ THẠ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659" calcext:value-type="float">
            <text:p>1053659</text:p>
          </table:table-cell>
          <table:table-cell office:value-type="string" calcext:value-type="string">
            <text:p>Ủy Ban Nhân Dân Xã Lâm Tâ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6952" calcext:value-type="float">
            <text:p>1056952</text:p>
          </table:table-cell>
          <table:table-cell office:value-type="string" calcext:value-type="string">
            <text:p>UBND xã Trung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7357" calcext:value-type="float">
            <text:p>1057357</text:p>
          </table:table-cell>
          <table:table-cell office:value-type="string" calcext:value-type="string">
            <text:p>UBND xã Phú Đ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20" calcext:value-type="float">
            <text:p>1058020</text:p>
          </table:table-cell>
          <table:table-cell office:value-type="string" calcext:value-type="string">
            <text:p>Ủy ban nhân dân thị trấn Núi Sậ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21" calcext:value-type="float">
            <text:p>1058021</text:p>
          </table:table-cell>
          <table:table-cell office:value-type="string" calcext:value-type="string">
            <text:p>UBND Xã Tây Phú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181" calcext:value-type="float">
            <text:p>218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22" calcext:value-type="float">
            <text:p>1058022</text:p>
          </table:table-cell>
          <table:table-cell office:value-type="string" calcext:value-type="string">
            <text:p>Ủy ban nhân dân Xã Vĩnh Phú</text:p>
          </table:table-cell>
          <table:table-cell office:value-type="float" office:value="169" calcext:value-type="float">
            <text:p>169</text:p>
          </table:table-cell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  <table:table-cell office:value-type="float" office:value="2427" calcext:value-type="float">
            <text:p>2427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25" calcext:value-type="float">
            <text:p>1058025</text:p>
          </table:table-cell>
          <table:table-cell office:value-type="string" calcext:value-type="string">
            <text:p>Ủy ban nhân dân xã Hòa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28" calcext:value-type="float">
            <text:p>1058028</text:p>
          </table:table-cell>
          <table:table-cell office:value-type="string" calcext:value-type="string">
            <text:p>UBND Xã Tân Phú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673" calcext:value-type="float">
            <text:p>16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29" calcext:value-type="float">
            <text:p>1058029</text:p>
          </table:table-cell>
          <table:table-cell office:value-type="string" calcext:value-type="string">
            <text:p>Ủy Ban Nhân Dân Xã Vĩnh Thành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31" calcext:value-type="float">
            <text:p>1058031</text:p>
          </table:table-cell>
          <table:table-cell office:value-type="string" calcext:value-type="string">
            <text:p>Ủy ban nhân dân thị trấn Vĩnh Bình</text:p>
          </table:table-cell>
          <table:table-cell office:value-type="float" office:value="288" calcext:value-type="float">
            <text:p>288</text:p>
          </table:table-cell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80" calcext:value-type="float">
            <text:p>1058080</text:p>
          </table:table-cell>
          <table:table-cell office:value-type="string" calcext:value-type="string">
            <text:p>Ủy Ban Nhân Dân Xã Bì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81" calcext:value-type="float">
            <text:p>1058081</text:p>
          </table:table-cell>
          <table:table-cell office:value-type="string" calcext:value-type="string">
            <text:p>Ủy Ban Nhân Dân Xã Vĩnh An</text:p>
          </table:table-cell>
          <table:table-cell office:value-type="float" office:value="509" calcext:value-type="float">
            <text:p>509</text:p>
          </table:table-cell>
          <table:table-cell office:value-type="float" office:value="8715" calcext:value-type="float">
            <text:p>8715</text:p>
          </table:table-cell>
          <table:table-cell office:value-type="float" office:value="0" calcext:value-type="float">
            <text:p>0</text:p>
          </table:table-cell>
          <table:table-cell office:value-type="float" office:value="3653" calcext:value-type="float">
            <text:p>3653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92" calcext:value-type="float">
            <text:p>1058092</text:p>
          </table:table-cell>
          <table:table-cell office:value-type="string" calcext:value-type="string">
            <text:p>UBND XÃ BÌ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94" calcext:value-type="float">
            <text:p>1058094</text:p>
          </table:table-cell>
          <table:table-cell office:value-type="string" calcext:value-type="string">
            <text:p>UBND xã Bình 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136" calcext:value-type="float">
            <text:p>1058136</text:p>
          </table:table-cell>
          <table:table-cell office:value-type="string" calcext:value-type="string">
            <text:p>UBND XÃ BÌNH HẢI</text:p>
          </table:table-cell>
          <table:table-cell office:value-type="float" office:value="483" calcext:value-type="float">
            <text:p>483</text:p>
          </table:table-cell>
          <table:table-cell office:value-type="float" office:value="3073" calcext:value-type="float">
            <text:p>3073</text:p>
          </table:table-cell>
          <table:table-cell office:value-type="float" office:value="4" calcext:value-type="float">
            <text:p>4</text:p>
          </table:table-cell>
          <table:table-cell office:value-type="float" office:value="1876" calcext:value-type="float">
            <text:p>187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151" calcext:value-type="float">
            <text:p>1058151</text:p>
          </table:table-cell>
          <table:table-cell office:value-type="string" calcext:value-type="string">
            <text:p>UBND phường Tíc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156" calcext:value-type="float">
            <text:p>1058156</text:p>
          </table:table-cell>
          <table:table-cell office:value-type="string" calcext:value-type="string">
            <text:p>UBND Thị Trấn Phong Điền</text:p>
          </table:table-cell>
          <table:table-cell office:value-type="float" office:value="33" calcext:value-type="float">
            <text:p>3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197" calcext:value-type="float">
            <text:p>1058197</text:p>
          </table:table-cell>
          <table:table-cell office:value-type="string" calcext:value-type="string">
            <text:p>UBND phường Liên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3" calcext:value-type="float">
            <text:p>1058343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4" calcext:value-type="float">
            <text:p>1058344</text:p>
          </table:table-cell>
          <table:table-cell office:value-type="string" calcext:value-type="string">
            <text:p>UBND xã Phú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345" calcext:value-type="float">
            <text:p>1058345</text:p>
          </table:table-cell>
          <table:table-cell office:value-type="string" calcext:value-type="string">
            <text:p>UBND xã Phú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347" calcext:value-type="float">
            <text:p>1058347</text:p>
          </table:table-cell>
          <table:table-cell office:value-type="string" calcext:value-type="string">
            <text:p>UBND XÃ PHÚ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8" calcext:value-type="float">
            <text:p>1058348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9" calcext:value-type="float">
            <text:p>1058349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50" calcext:value-type="float">
            <text:p>1058350</text:p>
          </table:table-cell>
          <table:table-cell office:value-type="string" calcext:value-type="string">
            <text:p>UBND XÃ PHÚ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51" calcext:value-type="float">
            <text:p>1058351</text:p>
          </table:table-cell>
          <table:table-cell office:value-type="string" calcext:value-type="string">
            <text:p>UBND Xã Phú Bình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99" calcext:value-type="float">
            <text:p>1058399</text:p>
          </table:table-cell>
          <table:table-cell office:value-type="string" calcext:value-type="string">
            <text:p>UBND xã Phú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0" calcext:value-type="float">
            <text:p>1058400</text:p>
          </table:table-cell>
          <table:table-cell office:value-type="string" calcext:value-type="string">
            <text:p>UBND Xã Núi T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1" calcext:value-type="float">
            <text:p>1058401</text:p>
          </table:table-cell>
          <table:table-cell office:value-type="string" calcext:value-type="string">
            <text:p>UBND XÃ TÀ L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2" calcext:value-type="float">
            <text:p>1058402</text:p>
          </table:table-cell>
          <table:table-cell office:value-type="string" calcext:value-type="string">
            <text:p>UBND XÃ PHÚ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409" calcext:value-type="float">
            <text:p>1058409</text:p>
          </table:table-cell>
          <table:table-cell office:value-type="string" calcext:value-type="string">
            <text:p>UBND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10" calcext:value-type="float">
            <text:p>1058410</text:p>
          </table:table-cell>
          <table:table-cell office:value-type="string" calcext:value-type="string">
            <text:p>UBND XÃ TRÀ C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11" calcext:value-type="float">
            <text:p>1058411</text:p>
          </table:table-cell>
          <table:table-cell office:value-type="string" calcext:value-type="string">
            <text:p>UBND xã Phú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86" calcext:value-type="float">
            <text:p>1058486</text:p>
          </table:table-cell>
          <table:table-cell office:value-type="string" calcext:value-type="string">
            <text:p>UBND Xã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19" calcext:value-type="float">
            <text:p>1058519</text:p>
          </table:table-cell>
          <table:table-cell office:value-type="string" calcext:value-type="string">
            <text:p>UBND Xã Hải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20" calcext:value-type="float">
            <text:p>1058520</text:p>
          </table:table-cell>
          <table:table-cell office:value-type="string" calcext:value-type="string">
            <text:p>UBND Xã Hải Triề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21" calcext:value-type="float">
            <text:p>1058521</text:p>
          </table:table-cell>
          <table:table-cell office:value-type="string" calcext:value-type="string">
            <text:p>UBND Xã Hải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23" calcext:value-type="float">
            <text:p>1058523</text:p>
          </table:table-cell>
          <table:table-cell office:value-type="string" calcext:value-type="string">
            <text:p>UBND Xã Hả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25" calcext:value-type="float">
            <text:p>1058525</text:p>
          </table:table-cell>
          <table:table-cell office:value-type="string" calcext:value-type="string">
            <text:p>UBND Xã Hải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649" calcext:value-type="float">
            <text:p>1058649</text:p>
          </table:table-cell>
          <table:table-cell office:value-type="string" calcext:value-type="string">
            <text:p>UBND xã Liêm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492" calcext:value-type="float">
            <text:p>1059492</text:p>
          </table:table-cell>
          <table:table-cell office:value-type="string" calcext:value-type="string">
            <text:p>UBND Thị Trấn Tam Đ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493" calcext:value-type="float">
            <text:p>1059493</text:p>
          </table:table-cell>
          <table:table-cell office:value-type="string" calcext:value-type="string">
            <text:p>UBND xã Đồng Lạ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495" calcext:value-type="float">
            <text:p>1059495</text:p>
          </table:table-cell>
          <table:table-cell office:value-type="string" calcext:value-type="string">
            <text:p>UBND xã Phú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588" calcext:value-type="float">
            <text:p>1059588</text:p>
          </table:table-cell>
          <table:table-cell office:value-type="string" calcext:value-type="string">
            <text:p>Ủy Ban Nhân Dân Xã Phú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598" calcext:value-type="float">
            <text:p>1059598</text:p>
          </table:table-cell>
          <table:table-cell office:value-type="string" calcext:value-type="string">
            <text:p>Ủy Ban Nhân Dân Xã Hướ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02" calcext:value-type="float">
            <text:p>1059602</text:p>
          </table:table-cell>
          <table:table-cell office:value-type="string" calcext:value-type="string">
            <text:p>Ủy Ban Nhân Dân Xã Hướng Lập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03" calcext:value-type="float">
            <text:p>1059603</text:p>
          </table:table-cell>
          <table:table-cell office:value-type="string" calcext:value-type="string">
            <text:p>Ủy ban nhân dân Xã Hướng P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37" calcext:value-type="float">
            <text:p>1059637</text:p>
          </table:table-cell>
          <table:table-cell office:value-type="string" calcext:value-type="string">
            <text:p>UBND xã Trịnh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38" calcext:value-type="float">
            <text:p>1059638</text:p>
          </table:table-cell>
          <table:table-cell office:value-type="string" calcext:value-type="string">
            <text:p>UBND xã Đồn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1" calcext:value-type="float">
            <text:p>1059641</text:p>
          </table:table-cell>
          <table:table-cell office:value-type="string" calcext:value-type="string">
            <text:p>UBND Thị trấn Bình Mỹ</text:p>
          </table:table-cell>
          <table:table-cell office:value-type="float" office:value="120" calcext:value-type="float">
            <text:p>12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642" calcext:value-type="float">
            <text:p>1059642</text:p>
          </table:table-cell>
          <table:table-cell office:value-type="string" calcext:value-type="string">
            <text:p>UBND xã Bình Nghĩa</text:p>
          </table:table-cell>
          <table:table-cell office:value-type="float" office:value="4" calcext:value-type="float">
            <text:p>4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43" calcext:value-type="float">
            <text:p>1059643</text:p>
          </table:table-cell>
          <table:table-cell office:value-type="string" calcext:value-type="string">
            <text:p>UBND xã Đinh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44" calcext:value-type="float">
            <text:p>1059644</text:p>
          </table:table-cell>
          <table:table-cell office:value-type="string" calcext:value-type="string">
            <text:p>UBND xã Trà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5" calcext:value-type="float">
            <text:p>1059645</text:p>
          </table:table-cell>
          <table:table-cell office:value-type="string" calcext:value-type="string">
            <text:p>UBND xã Đồng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6" calcext:value-type="float">
            <text:p>1059646</text:p>
          </table:table-cell>
          <table:table-cell office:value-type="string" calcext:value-type="string">
            <text:p>UBND xã Hưng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7" calcext:value-type="float">
            <text:p>1059647</text:p>
          </table:table-cell>
          <table:table-cell office:value-type="string" calcext:value-type="string">
            <text:p>UBND xã Ngọc L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9" calcext:value-type="float">
            <text:p>1059649</text:p>
          </table:table-cell>
          <table:table-cell office:value-type="string" calcext:value-type="string">
            <text:p>UBND xã Liêm T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0" calcext:value-type="float">
            <text:p>1059650</text:p>
          </table:table-cell>
          <table:table-cell office:value-type="string" calcext:value-type="string">
            <text:p>UBND xã Liê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1" calcext:value-type="float">
            <text:p>1059651</text:p>
          </table:table-cell>
          <table:table-cell office:value-type="string" calcext:value-type="string">
            <text:p>UBND xã Tiêu Độ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73" calcext:value-type="float">
            <text:p>257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59653" calcext:value-type="float">
            <text:p>1059653</text:p>
          </table:table-cell>
          <table:table-cell office:value-type="string" calcext:value-type="string">
            <text:p>UBND xã Bối C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4" calcext:value-type="float">
            <text:p>1059654</text:p>
          </table:table-cell>
          <table:table-cell office:value-type="string" calcext:value-type="string">
            <text:p>UBND xã An N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41" calcext:value-type="float">
            <text:p>1059741</text:p>
          </table:table-cell>
          <table:table-cell office:value-type="string" calcext:value-type="string">
            <text:p>Ủy Ban Nhân Dân Thị trấn Lao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88" calcext:value-type="float">
            <text:p>1059788</text:p>
          </table:table-cell>
          <table:table-cell office:value-type="string" calcext:value-type="string">
            <text:p>UBND xã Bồ Đề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789" calcext:value-type="float">
            <text:p>1059789</text:p>
          </table:table-cell>
          <table:table-cell office:value-type="string" calcext:value-type="string">
            <text:p>UBND xã An N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794" calcext:value-type="float">
            <text:p>1059794</text:p>
          </table:table-cell>
          <table:table-cell office:value-type="string" calcext:value-type="string">
            <text:p>UBND xã L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95" calcext:value-type="float">
            <text:p>1059795</text:p>
          </table:table-cell>
          <table:table-cell office:value-type="string" calcext:value-type="string">
            <text:p>UBND xã An Đ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1" calcext:value-type="float">
            <text:p>1059811</text:p>
          </table:table-cell>
          <table:table-cell office:value-type="string" calcext:value-type="string">
            <text:p>UBND xã An Vũ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812" calcext:value-type="float">
            <text:p>1059812</text:p>
          </table:table-cell>
          <table:table-cell office:value-type="string" calcext:value-type="string">
            <text:p>UBND xã An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3" calcext:value-type="float">
            <text:p>1059813</text:p>
          </table:table-cell>
          <table:table-cell office:value-type="string" calcext:value-type="string">
            <text:p>UBND xã An Tràng</text:p>
          </table:table-cell>
          <table:table-cell office:value-type="float" office:value="122" calcext:value-type="float">
            <text:p>122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814" calcext:value-type="float">
            <text:p>1059814</text:p>
          </table:table-cell>
          <table:table-cell office:value-type="string" calcext:value-type="string">
            <text:p>UBND xã Đồ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9" calcext:value-type="float">
            <text:p>1059819</text:p>
          </table:table-cell>
          <table:table-cell office:value-type="string" calcext:value-type="string">
            <text:p>UBND xã An Mỹ</text:p>
          </table:table-cell>
          <table:table-cell office:value-type="float" office:value="22" calcext:value-type="float">
            <text:p>22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51" calcext:value-type="float">
            <text:p>165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820" calcext:value-type="float">
            <text:p>1059820</text:p>
          </table:table-cell>
          <table:table-cell office:value-type="string" calcext:value-type="string">
            <text:p>UBND xã An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172" calcext:value-type="float">
            <text:p>1060172</text:p>
          </table:table-cell>
          <table:table-cell office:value-type="string" calcext:value-type="string">
            <text:p>UBND Xã Quảng Khê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200" calcext:value-type="float">
            <text:p>1060200</text:p>
          </table:table-cell>
          <table:table-cell office:value-type="string" calcext:value-type="string">
            <text:p>UBND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01" calcext:value-type="float">
            <text:p>1060201</text:p>
          </table:table-cell>
          <table:table-cell office:value-type="string" calcext:value-type="string">
            <text:p>UBND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21" calcext:value-type="float">
            <text:p>43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60202" calcext:value-type="float">
            <text:p>1060202</text:p>
          </table:table-cell>
          <table:table-cell office:value-type="string" calcext:value-type="string">
            <text:p>UBND Phường 4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4305" calcext:value-type="float">
            <text:p>43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0298" calcext:value-type="float">
            <text:p>1060298</text:p>
          </table:table-cell>
          <table:table-cell office:value-type="string" calcext:value-type="string">
            <text:p>Ủy Ban Nhân Dân Xã Cần Đă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299" calcext:value-type="float">
            <text:p>1060299</text:p>
          </table:table-cell>
          <table:table-cell office:value-type="string" calcext:value-type="string">
            <text:p>Ủy Ban Nhân Dân Xã Vĩnh 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00" calcext:value-type="float">
            <text:p>1060300</text:p>
          </table:table-cell>
          <table:table-cell office:value-type="string" calcext:value-type="string">
            <text:p>Ủy Ban Nhân Dân Xã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05" calcext:value-type="float">
            <text:p>1060305</text:p>
          </table:table-cell>
          <table:table-cell office:value-type="string" calcext:value-type="string">
            <text:p>Ủy Ban Nhân Dân Thị trấn An Châu</text:p>
          </table:table-cell>
          <table:table-cell office:value-type="float" office:value="30" calcext:value-type="float">
            <text:p>30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365" calcext:value-type="float">
            <text:p>1060365</text:p>
          </table:table-cell>
          <table:table-cell office:value-type="string" calcext:value-type="string">
            <text:p>UBND Xã Khá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66" calcext:value-type="float">
            <text:p>1060366</text:p>
          </table:table-cell>
          <table:table-cell office:value-type="string" calcext:value-type="string">
            <text:p>UBND Xã Khánh Dương</text:p>
          </table:table-cell>
          <table:table-cell office:value-type="float" office:value="43" calcext:value-type="float">
            <text:p>43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2" calcext:value-type="float">
            <text:p>1060392</text:p>
          </table:table-cell>
          <table:table-cell office:value-type="string" calcext:value-type="string">
            <text:p>Ủy Ban Nhân Dân Xã Tru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8" calcext:value-type="float">
            <text:p>1060398</text:p>
          </table:table-cell>
          <table:table-cell office:value-type="string" calcext:value-type="string">
            <text:p>Ủy Ban Nhân Dân Xã Liêu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9" calcext:value-type="float">
            <text:p>1060399</text:p>
          </table:table-cell>
          <table:table-cell office:value-type="string" calcext:value-type="string">
            <text:p>Ủy Ban Nhân Dân Xã Lịch Hộ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15" calcext:value-type="float">
            <text:p>1060415</text:p>
          </table:table-cell>
          <table:table-cell office:value-type="string" calcext:value-type="string">
            <text:p>UBND Phường Đị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16" calcext:value-type="float">
            <text:p>1060416</text:p>
          </table:table-cell>
          <table:table-cell office:value-type="string" calcext:value-type="string">
            <text:p>UBND xã An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17" calcext:value-type="float">
            <text:p>1060417</text:p>
          </table:table-cell>
          <table:table-cell office:value-type="string" calcext:value-type="string">
            <text:p>UBND xã Cộng Hò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63" calcext:value-type="float">
            <text:p>1060463</text:p>
          </table:table-cell>
          <table:table-cell office:value-type="string" calcext:value-type="string">
            <text:p>UBND XÃ EA BÔNG</text:p>
          </table:table-cell>
          <table:table-cell office:value-type="float" office:value="162" calcext:value-type="float">
            <text:p>162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68" calcext:value-type="float">
            <text:p>1060468</text:p>
          </table:table-cell>
          <table:table-cell office:value-type="string" calcext:value-type="string">
            <text:p>UBND xã Hòa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70" calcext:value-type="float">
            <text:p>1060470</text:p>
          </table:table-cell>
          <table:table-cell office:value-type="string" calcext:value-type="string">
            <text:p>UBND Xã Hòa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74" calcext:value-type="float">
            <text:p>1060474</text:p>
          </table:table-cell>
          <table:table-cell office:value-type="string" calcext:value-type="string">
            <text:p>UBND Thị trấn Buôn Trấp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0592" calcext:value-type="float">
            <text:p>1060592</text:p>
          </table:table-cell>
          <table:table-cell office:value-type="string" calcext:value-type="string">
            <text:p>UBND Xã Hợp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93" calcext:value-type="float">
            <text:p>1060593</text:p>
          </table:table-cell>
          <table:table-cell office:value-type="string" calcext:value-type="string">
            <text:p>UBND Thị trấn Hương C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96" calcext:value-type="float">
            <text:p>1060596</text:p>
          </table:table-cell>
          <table:table-cell office:value-type="string" calcext:value-type="string">
            <text:p>UBND Xã Vâ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00" calcext:value-type="float">
            <text:p>1060600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2" calcext:value-type="float">
            <text:p>1060642</text:p>
          </table:table-cell>
          <table:table-cell office:value-type="string" calcext:value-type="string">
            <text:p>UBND phường Nguyễn Trã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0643" calcext:value-type="float">
            <text:p>1060643</text:p>
          </table:table-cell>
          <table:table-cell office:value-type="string" calcext:value-type="string">
            <text:p>UBND phường Trần Hưng Đạ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0644" calcext:value-type="float">
            <text:p>1060644</text:p>
          </table:table-cell>
          <table:table-cell office:value-type="string" calcext:value-type="string">
            <text:p>UBND xã Đăk K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9" calcext:value-type="float">
            <text:p>1060649</text:p>
          </table:table-cell>
          <table:table-cell office:value-type="string" calcext:value-type="string">
            <text:p>UBND phường Trường Ch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0831" calcext:value-type="float">
            <text:p>1060831</text:p>
          </table:table-cell>
          <table:table-cell office:value-type="string" calcext:value-type="string">
            <text:p>UBND thị trấn Gia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2" calcext:value-type="float">
            <text:p>1060832</text:p>
          </table:table-cell>
          <table:table-cell office:value-type="string" calcext:value-type="string">
            <text:p>UBND Xã Hoàng L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6" calcext:value-type="float">
            <text:p>1060836</text:p>
          </table:table-cell>
          <table:table-cell office:value-type="string" calcext:value-type="string">
            <text:p>UBND Xã Trung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8" calcext:value-type="float">
            <text:p>1060838</text:p>
          </table:table-cell>
          <table:table-cell office:value-type="string" calcext:value-type="string">
            <text:p>UBND Xã Nhạo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9" calcext:value-type="float">
            <text:p>1060839</text:p>
          </table:table-cell>
          <table:table-cell office:value-type="string" calcext:value-type="string">
            <text:p>UBND thị trấn T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40" calcext:value-type="float">
            <text:p>1060840</text:p>
          </table:table-cell>
          <table:table-cell office:value-type="string" calcext:value-type="string">
            <text:p>UBND xã Như Thụ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42" calcext:value-type="float">
            <text:p>1060842</text:p>
          </table:table-cell>
          <table:table-cell office:value-type="string" calcext:value-type="string">
            <text:p>UBND xã Tử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0" calcext:value-type="float">
            <text:p>1060910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2" calcext:value-type="float">
            <text:p>1060912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3" calcext:value-type="float">
            <text:p>1060913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62" calcext:value-type="float">
            <text:p>1061062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63" calcext:value-type="float">
            <text:p>1061063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80" calcext:value-type="float">
            <text:p>1061080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100" calcext:value-type="float">
            <text:p>1061100</text:p>
          </table:table-cell>
          <table:table-cell office:value-type="string" calcext:value-type="string">
            <text:p>Ủy Ban Nhân Dân xã Nguyễn Hu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102" calcext:value-type="float">
            <text:p>1061102</text:p>
          </table:table-cell>
          <table:table-cell office:value-type="string" calcext:value-type="string">
            <text:p>Ủy Ban Nhân Dân xã Hoàng T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328" calcext:value-type="float">
            <text:p>1061328</text:p>
          </table:table-cell>
          <table:table-cell office:value-type="string" calcext:value-type="string">
            <text:p>Ủy Ban Nhân Dân Thị trấn Khe S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530" calcext:value-type="float">
            <text:p>1061530</text:p>
          </table:table-cell>
          <table:table-cell office:value-type="string" calcext:value-type="string">
            <text:p>UBND xã An Lã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29" calcext:value-type="float">
            <text:p>1061729</text:p>
          </table:table-cell>
          <table:table-cell office:value-type="string" calcext:value-type="string">
            <text:p>UBND Xã Thá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31" calcext:value-type="float">
            <text:p>1061731</text:p>
          </table:table-cell>
          <table:table-cell office:value-type="string" calcext:value-type="string">
            <text:p>UBND xã Nhân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42" calcext:value-type="float">
            <text:p>1061742</text:p>
          </table:table-cell>
          <table:table-cell office:value-type="string" calcext:value-type="string">
            <text:p>Xã Vĩnh Trung</text:p>
          </table:table-cell>
          <table:table-cell office:value-type="float" office:value="51" calcext:value-type="float">
            <text:p>51</text:p>
          </table:table-cell>
          <table:table-cell office:value-type="float" office:value="787" calcext:value-type="float">
            <text:p>787</text:p>
          </table:table-cell>
          <table:table-cell office:value-type="float" office:value="4" calcext:value-type="float">
            <text:p>4</text:p>
          </table:table-cell>
          <table:table-cell office:value-type="float" office:value="3148" calcext:value-type="float">
            <text:p>314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1744" calcext:value-type="float">
            <text:p>1061744</text:p>
          </table:table-cell>
          <table:table-cell office:value-type="string" calcext:value-type="string">
            <text:p>UBND Phường Thới Sơ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1746" calcext:value-type="float">
            <text:p>1061746</text:p>
          </table:table-cell>
          <table:table-cell office:value-type="string" calcext:value-type="string">
            <text:p>Xã Văn Giáo</text:p>
          </table:table-cell>
          <table:table-cell office:value-type="float" office:value="13" calcext:value-type="float">
            <text:p>13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4458" calcext:value-type="float">
            <text:p>445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1970" calcext:value-type="float">
            <text:p>1061970</text:p>
          </table:table-cell>
          <table:table-cell office:value-type="string" calcext:value-type="string">
            <text:p>UBND Phường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973" calcext:value-type="float">
            <text:p>1061973</text:p>
          </table:table-cell>
          <table:table-cell office:value-type="string" calcext:value-type="string">
            <text:p>UBND Phường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58" calcext:value-type="float">
            <text:p>1062058</text:p>
          </table:table-cell>
          <table:table-cell office:value-type="string" calcext:value-type="string">
            <text:p>UBND xã Bắc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68" calcext:value-type="float">
            <text:p>1062068</text:p>
          </table:table-cell>
          <table:table-cell office:value-type="string" calcext:value-type="string">
            <text:p>UBND xã Liê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2" calcext:value-type="float">
            <text:p>1062072</text:p>
          </table:table-cell>
          <table:table-cell office:value-type="string" calcext:value-type="string">
            <text:p>UBND xã Đôn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4" calcext:value-type="float">
            <text:p>1062074</text:p>
          </table:table-cell>
          <table:table-cell office:value-type="string" calcext:value-type="string">
            <text:p>UBND xã Phương Kh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7" calcext:value-type="float">
            <text:p>1062077</text:p>
          </table:table-cell>
          <table:table-cell office:value-type="string" calcext:value-type="string">
            <text:p>UBND Xã Văn Nhuệ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1" calcext:value-type="float">
            <text:p>1062081</text:p>
          </table:table-cell>
          <table:table-cell office:value-type="string" calcext:value-type="string">
            <text:p>UBND Xã Vân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2" calcext:value-type="float">
            <text:p>1062082</text:p>
          </table:table-cell>
          <table:table-cell office:value-type="string" calcext:value-type="string">
            <text:p>UBND Xã Quang Vinh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581" calcext:value-type="float">
            <text:p>158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3" calcext:value-type="float">
            <text:p>1062083</text:p>
          </table:table-cell>
          <table:table-cell office:value-type="string" calcext:value-type="string">
            <text:p>UBND Xã Xuân Tr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4" calcext:value-type="float">
            <text:p>1062084</text:p>
          </table:table-cell>
          <table:table-cell office:value-type="string" calcext:value-type="string">
            <text:p>UBND Xã Hoàng Hoa Thá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085" calcext:value-type="float">
            <text:p>1062085</text:p>
          </table:table-cell>
          <table:table-cell office:value-type="string" calcext:value-type="string">
            <text:p>UBND Xã Quảng Lã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8" calcext:value-type="float">
            <text:p>1062088</text:p>
          </table:table-cell>
          <table:table-cell office:value-type="string" calcext:value-type="string">
            <text:p>UBND Xã Bãi Sậ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9" calcext:value-type="float">
            <text:p>1062089</text:p>
          </table:table-cell>
          <table:table-cell office:value-type="string" calcext:value-type="string">
            <text:p>UBND Xã Đào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90" calcext:value-type="float">
            <text:p>1062090</text:p>
          </table:table-cell>
          <table:table-cell office:value-type="string" calcext:value-type="string">
            <text:p>UBND Xã Tân Phúc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44" calcext:value-type="float">
            <text:p>1062144</text:p>
          </table:table-cell>
          <table:table-cell office:value-type="string" calcext:value-type="string">
            <text:p>UBND xã Đại Thị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46" calcext:value-type="float">
            <text:p>1062146</text:p>
          </table:table-cell>
          <table:table-cell office:value-type="string" calcext:value-type="string">
            <text:p>UBND Xã Chu Ph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51" calcext:value-type="float">
            <text:p>1062151</text:p>
          </table:table-cell>
          <table:table-cell office:value-type="string" calcext:value-type="string">
            <text:p>UBND Xã Vạn 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86" calcext:value-type="float">
            <text:p>1062186</text:p>
          </table:table-cell>
          <table:table-cell office:value-type="string" calcext:value-type="string">
            <text:p>UBND Xã Yến Dươ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87" calcext:value-type="float">
            <text:p>1062187</text:p>
          </table:table-cell>
          <table:table-cell office:value-type="string" calcext:value-type="string">
            <text:p>UBND Xã Địa L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91" calcext:value-type="float">
            <text:p>1062191</text:p>
          </table:table-cell>
          <table:table-cell office:value-type="string" calcext:value-type="string">
            <text:p>UBND Xã Đồng Phúc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92" calcext:value-type="float">
            <text:p>1062192</text:p>
          </table:table-cell>
          <table:table-cell office:value-type="string" calcext:value-type="string">
            <text:p>UBND Xã Hoàng Trĩ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93" calcext:value-type="float">
            <text:p>1062193</text:p>
          </table:table-cell>
          <table:table-cell office:value-type="string" calcext:value-type="string">
            <text:p>UBND Xã Mỹ Phươ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339" calcext:value-type="float">
            <text:p>1062339</text:p>
          </table:table-cell>
          <table:table-cell office:value-type="string" calcext:value-type="string">
            <text:p>UBND Xã Cao Thượng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564" calcext:value-type="float">
            <text:p>1062564</text:p>
          </table:table-cell>
          <table:table-cell office:value-type="string" calcext:value-type="string">
            <text:p>Ủy Ban Nhân Dân Thị trấn Hộ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565" calcext:value-type="float">
            <text:p>1062565</text:p>
          </table:table-cell>
          <table:table-cell office:value-type="string" calcext:value-type="string">
            <text:p>UBND Phường Phú Th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566" calcext:value-type="float">
            <text:p>1062566</text:p>
          </table:table-cell>
          <table:table-cell office:value-type="string" calcext:value-type="string">
            <text:p>Ủy Ban Nhân Dân Xã Nhơ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704" calcext:value-type="float">
            <text:p>1062704</text:p>
          </table:table-cell>
          <table:table-cell office:value-type="string" calcext:value-type="string">
            <text:p>UBND xã <text:s/>Hoà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706" calcext:value-type="float">
            <text:p>1062706</text:p>
          </table:table-cell>
          <table:table-cell office:value-type="string" calcext:value-type="string">
            <text:p>UBND Xã Lê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707" calcext:value-type="float">
            <text:p>1062707</text:p>
          </table:table-cell>
          <table:table-cell office:value-type="string" calcext:value-type="string">
            <text:p>Ubnd Xã Bạch Đ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708" calcext:value-type="float">
            <text:p>1062708</text:p>
          </table:table-cell>
          <table:table-cell office:value-type="string" calcext:value-type="string">
            <text:p>UBND Phường Thấ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818" calcext:value-type="float">
            <text:p>1062818</text:p>
          </table:table-cell>
          <table:table-cell office:value-type="string" calcext:value-type="string">
            <text:p>UBND Thị trấn Đại Đ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850" calcext:value-type="float">
            <text:p>1062850</text:p>
          </table:table-cell>
          <table:table-cell office:value-type="string" calcext:value-type="string">
            <text:p>UBND Xã Liễ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954" calcext:value-type="float">
            <text:p>1062954</text:p>
          </table:table-cell>
          <table:table-cell office:value-type="string" calcext:value-type="string">
            <text:p>UBND Xã Lạ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58" calcext:value-type="float">
            <text:p>1063058</text:p>
          </table:table-cell>
          <table:table-cell office:value-type="string" calcext:value-type="string">
            <text:p>UBND xã Sơ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59" calcext:value-type="float">
            <text:p>1063059</text:p>
          </table:table-cell>
          <table:table-cell office:value-type="string" calcext:value-type="string">
            <text:p>UBND xã T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0" calcext:value-type="float">
            <text:p>1063060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3" calcext:value-type="float">
            <text:p>1063063</text:p>
          </table:table-cell>
          <table:table-cell office:value-type="string" calcext:value-type="string">
            <text:p>UBND Xã Triệu Đề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5" calcext:value-type="float">
            <text:p>1063065</text:p>
          </table:table-cell>
          <table:table-cell office:value-type="string" calcext:value-type="string">
            <text:p>UBND Xã 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79" calcext:value-type="float">
            <text:p>1063079</text:p>
          </table:table-cell>
          <table:table-cell office:value-type="string" calcext:value-type="string">
            <text:p>UBND xã Long Khánh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7" calcext:value-type="float">
            <text:p>28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85" calcext:value-type="float">
            <text:p>1063185</text:p>
          </table:table-cell>
          <table:table-cell office:value-type="string" calcext:value-type="string">
            <text:p>UBND xã Qua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87" calcext:value-type="float">
            <text:p>1063187</text:p>
          </table:table-cell>
          <table:table-cell office:value-type="string" calcext:value-type="string">
            <text:p>UBND phường Long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88" calcext:value-type="float">
            <text:p>1063188</text:p>
          </table:table-cell>
          <table:table-cell office:value-type="string" calcext:value-type="string">
            <text:p>UBND phường Hiệp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89" calcext:value-type="float">
            <text:p>1063189</text:p>
          </table:table-cell>
          <table:table-cell office:value-type="string" calcext:value-type="string">
            <text:p>UBND Phường An Ph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91" calcext:value-type="float">
            <text:p>1063191</text:p>
          </table:table-cell>
          <table:table-cell office:value-type="string" calcext:value-type="string">
            <text:p>UBND xã Hiệp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94" calcext:value-type="float">
            <text:p>1063194</text:p>
          </table:table-cell>
          <table:table-cell office:value-type="string" calcext:value-type="string">
            <text:p>UBND phường Hiế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293" calcext:value-type="float">
            <text:p>1063293</text:p>
          </table:table-cell>
          <table:table-cell office:value-type="string" calcext:value-type="string">
            <text:p>UBND Xã Hoàng H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294" calcext:value-type="float">
            <text:p>1063294</text:p>
          </table:table-cell>
          <table:table-cell office:value-type="string" calcext:value-type="string">
            <text:p>UBND xã Đạo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300" calcext:value-type="float">
            <text:p>1063300</text:p>
          </table:table-cell>
          <table:table-cell office:value-type="string" calcext:value-type="string">
            <text:p>UBND Thị trấn Hợp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340" calcext:value-type="float">
            <text:p>1063340</text:p>
          </table:table-cell>
          <table:table-cell office:value-type="string" calcext:value-type="string">
            <text:p>UBND xã Vũ Bản</text:p>
          </table:table-cell>
          <table:table-cell office:value-type="float" office:value="121" calcext:value-type="float">
            <text:p>121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368" calcext:value-type="float">
            <text:p>1063368</text:p>
          </table:table-cell>
          <table:table-cell office:value-type="string" calcext:value-type="string">
            <text:p>UBND Xã Đại Hợp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627" calcext:value-type="float">
            <text:p>1063627</text:p>
          </table:table-cell>
          <table:table-cell office:value-type="string" calcext:value-type="string">
            <text:p>UBND Xã Tân Bằng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954" calcext:value-type="float">
            <text:p>1063954</text:p>
          </table:table-cell>
          <table:table-cell office:value-type="string" calcext:value-type="string">
            <text:p>UBND xã Bế Văn Đà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959" calcext:value-type="float">
            <text:p>1063959</text:p>
          </table:table-cell>
          <table:table-cell office:value-type="string" calcext:value-type="string">
            <text:p>UBND Thị trấn Tà Lùng, huyện Quảng Hò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197" calcext:value-type="float">
            <text:p>1064197</text:p>
          </table:table-cell>
          <table:table-cell office:value-type="string" calcext:value-type="string">
            <text:p>UBND Xã Trí Lự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3" calcext:value-type="float">
            <text:p>1064873</text:p>
          </table:table-cell>
          <table:table-cell office:value-type="string" calcext:value-type="string">
            <text:p>UBND Phường Vạn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5" calcext:value-type="float">
            <text:p>1064875</text:p>
          </table:table-cell>
          <table:table-cell office:value-type="string" calcext:value-type="string">
            <text:p>UBND Phường Bàng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6" calcext:value-type="float">
            <text:p>1064876</text:p>
          </table:table-cell>
          <table:table-cell office:value-type="string" calcext:value-type="string">
            <text:p>UBND Phường Phù Liễ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879" calcext:value-type="float">
            <text:p>1064879</text:p>
          </table:table-cell>
          <table:table-cell office:value-type="string" calcext:value-type="string">
            <text:p>UBND Phường Tràng Minh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880" calcext:value-type="float">
            <text:p>1064880</text:p>
          </table:table-cell>
          <table:table-cell office:value-type="string" calcext:value-type="string">
            <text:p>UBND Phường Ngọc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84" calcext:value-type="float">
            <text:p>1064884</text:p>
          </table:table-cell>
          <table:table-cell office:value-type="string" calcext:value-type="string">
            <text:p>Ủy Ban Nhân Dân Thị Trấn Huỳnh Hữu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351" calcext:value-type="float">
            <text:p>1065351</text:p>
          </table:table-cell>
          <table:table-cell office:value-type="string" calcext:value-type="string">
            <text:p>UBND Xã Phú An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353" calcext:value-type="float">
            <text:p>1065353</text:p>
          </table:table-cell>
          <table:table-cell office:value-type="string" calcext:value-type="string">
            <text:p>UBND Xã An Thàn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5403" calcext:value-type="float">
            <text:p>1065403</text:p>
          </table:table-cell>
          <table:table-cell office:value-type="string" calcext:value-type="string">
            <text:p>Ủy Ban Nhân Dân Xã Ninh Phước</text:p>
          </table:table-cell>
          <table:table-cell office:value-type="float" office:value="21" calcext:value-type="float">
            <text:p>21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04" calcext:value-type="float">
            <text:p>1065404</text:p>
          </table:table-cell>
          <table:table-cell office:value-type="string" calcext:value-type="string">
            <text:p>Ủy Ban Nhân Dân Xã Ninh Tân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5" calcext:value-type="float">
            <text:p>1065405</text:p>
          </table:table-cell>
          <table:table-cell office:value-type="string" calcext:value-type="string">
            <text:p>Ủy Ban Nhân Dân Xã Ninh Hưng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07" calcext:value-type="float">
            <text:p>1065407</text:p>
          </table:table-cell>
          <table:table-cell office:value-type="string" calcext:value-type="string">
            <text:p>Ủy Ban Nhân Dân Xã Diên Điền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708" calcext:value-type="float">
            <text:p>47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8" calcext:value-type="float">
            <text:p>1065408</text:p>
          </table:table-cell>
          <table:table-cell office:value-type="string" calcext:value-type="string">
            <text:p>Ủy Ban Nhân Dân Xã Diên Xu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9" calcext:value-type="float">
            <text:p>1065409</text:p>
          </table:table-cell>
          <table:table-cell office:value-type="string" calcext:value-type="string">
            <text:p>Ủy ban nhân dân phường Xương H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12" calcext:value-type="float">
            <text:p>1065412</text:p>
          </table:table-cell>
          <table:table-cell office:value-type="string" calcext:value-type="string">
            <text:p>Ủy Ban Nhân Dân Xã Ninh Vâ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3" calcext:value-type="float">
            <text:p>1065413</text:p>
          </table:table-cell>
          <table:table-cell office:value-type="string" calcext:value-type="string">
            <text:p>Ủy Ban Nhân Dân Xã Ninh Ích</text:p>
          </table:table-cell>
          <table:table-cell office:value-type="float" office:value="477" calcext:value-type="float">
            <text:p>477</text:p>
          </table:table-cell>
          <table:table-cell office:value-type="float" office:value="2540" calcext:value-type="float">
            <text:p>2540</text:p>
          </table:table-cell>
          <table:table-cell office:value-type="float" office:value="6" calcext:value-type="float">
            <text:p>6</text:p>
          </table:table-cell>
          <table:table-cell office:value-type="float" office:value="3348" calcext:value-type="float">
            <text:p>334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415" calcext:value-type="float">
            <text:p>1065415</text:p>
          </table:table-cell>
          <table:table-cell office:value-type="string" calcext:value-type="string">
            <text:p>Ủy Ban Nhân Dân Thị trấn Diên K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9" calcext:value-type="float">
            <text:p>61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16" calcext:value-type="float">
            <text:p>1065416</text:p>
          </table:table-cell>
          <table:table-cell office:value-type="string" calcext:value-type="string">
            <text:p>Ủy Ban Nhân Dân Xã Diên Lâm</text:p>
          </table:table-cell>
          <table:table-cell office:value-type="float" office:value="36" calcext:value-type="float">
            <text:p>3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7" calcext:value-type="float">
            <text:p>1065417</text:p>
          </table:table-cell>
          <table:table-cell office:value-type="string" calcext:value-type="string">
            <text:p>Ủy ban nhân dân phường Lộc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18" calcext:value-type="float">
            <text:p>1065418</text:p>
          </table:table-cell>
          <table:table-cell office:value-type="string" calcext:value-type="string">
            <text:p>Ủy ban nhân dân phường Phướ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20" calcext:value-type="float">
            <text:p>1065420</text:p>
          </table:table-cell>
          <table:table-cell office:value-type="string" calcext:value-type="string">
            <text:p>UBND Xã Hòa Phú</text:p>
          </table:table-cell>
          <table:table-cell office:value-type="float" office:value="41" calcext:value-type="float">
            <text:p>41</text:p>
          </table:table-cell>
          <table:table-cell office:value-type="float" office:value="1055" calcext:value-type="float">
            <text:p>1055</text:p>
          </table:table-cell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512" calcext:value-type="float">
            <text:p>1065512</text:p>
          </table:table-cell>
          <table:table-cell office:value-type="string" calcext:value-type="string">
            <text:p>UBND Xã Ia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13" calcext:value-type="float">
            <text:p>1065513</text:p>
          </table:table-cell>
          <table:table-cell office:value-type="string" calcext:value-type="string">
            <text:p>UBND Xã Đăk Tơ V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14" calcext:value-type="float">
            <text:p>1065514</text:p>
          </table:table-cell>
          <table:table-cell office:value-type="string" calcext:value-type="string">
            <text:p>UBND Xã Hòa Phú</text:p>
          </table:table-cell>
          <table:table-cell office:value-type="float" office:value="39" calcext:value-type="float">
            <text:p>39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17" calcext:value-type="float">
            <text:p>1065517</text:p>
          </table:table-cell>
          <table:table-cell office:value-type="string" calcext:value-type="string">
            <text:p>UBND xã Ya Hộ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10" calcext:value-type="float">
            <text:p>45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5518" calcext:value-type="float">
            <text:p>1065518</text:p>
          </table:table-cell>
          <table:table-cell office:value-type="string" calcext:value-type="string">
            <text:p>UBND xã Ðê 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26" calcext:value-type="float">
            <text:p>1065526</text:p>
          </table:table-cell>
          <table:table-cell office:value-type="string" calcext:value-type="string">
            <text:p>UBND Phường Phú B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36" calcext:value-type="float">
            <text:p>1065536</text:p>
          </table:table-cell>
          <table:table-cell office:value-type="string" calcext:value-type="string">
            <text:p>UBND Xã Hươ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74" calcext:value-type="float">
            <text:p>1065574</text:p>
          </table:table-cell>
          <table:table-cell office:value-type="string" calcext:value-type="string">
            <text:p>UBND Xã Phú Quớ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5593" calcext:value-type="float">
            <text:p>1065593</text:p>
          </table:table-cell>
          <table:table-cell office:value-type="string" calcext:value-type="string">
            <text:p>Uỷ ban nhân dân xã Vinh Thanh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96" calcext:value-type="float">
            <text:p>1065596</text:p>
          </table:table-cell>
          <table:table-cell office:value-type="string" calcext:value-type="string">
            <text:p>UBND Phường Hương Chữ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603" calcext:value-type="float">
            <text:p>1065603</text:p>
          </table:table-cell>
          <table:table-cell office:value-type="string" calcext:value-type="string">
            <text:p>UBND Phường Thủy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604" calcext:value-type="float">
            <text:p>1065604</text:p>
          </table:table-cell>
          <table:table-cell office:value-type="string" calcext:value-type="string">
            <text:p>UBND Phường Hương Xuâ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606" calcext:value-type="float">
            <text:p>1065606</text:p>
          </table:table-cell>
          <table:table-cell office:value-type="string" calcext:value-type="string">
            <text:p>Ủy ban Nhân dân xã Vinh An</text:p>
          </table:table-cell>
          <table:table-cell office:value-type="float" office:value="54" calcext:value-type="float">
            <text:p>54</text:p>
          </table:table-cell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  <table:table-cell office:value-type="float" office:value="2584" calcext:value-type="float">
            <text:p>258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608" calcext:value-type="float">
            <text:p>1065608</text:p>
          </table:table-cell>
          <table:table-cell office:value-type="string" calcext:value-type="string">
            <text:p>Ủy ban Nhân dân xã Vinh Hà</text:p>
          </table:table-cell>
          <table:table-cell office:value-type="float" office:value="1361" calcext:value-type="float">
            <text:p>1361</text:p>
          </table:table-cell>
          <table:table-cell office:value-type="float" office:value="7319" calcext:value-type="float">
            <text:p>7319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776" calcext:value-type="float">
            <text:p>1065776</text:p>
          </table:table-cell>
          <table:table-cell office:value-type="string" calcext:value-type="string">
            <text:p>UBND Xã Ba Bích</text:p>
          </table:table-cell>
          <table:table-cell office:value-type="float" office:value="10" calcext:value-type="float">
            <text:p>10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777" calcext:value-type="float">
            <text:p>1065777</text:p>
          </table:table-cell>
          <table:table-cell office:value-type="string" calcext:value-type="string">
            <text:p>UBND Xã Ba Vì</text:p>
          </table:table-cell>
          <table:table-cell office:value-type="float" office:value="424" calcext:value-type="float">
            <text:p>424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019" calcext:value-type="float">
            <text:p>1066019</text:p>
          </table:table-cell>
          <table:table-cell office:value-type="string" calcext:value-type="string">
            <text:p>UBND Phường Trưng Tr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0" calcext:value-type="float">
            <text:p>1066020</text:p>
          </table:table-cell>
          <table:table-cell office:value-type="string" calcext:value-type="string">
            <text:p>UBND Phường Hùng V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1" calcext:value-type="float">
            <text:p>1066021</text:p>
          </table:table-cell>
          <table:table-cell office:value-type="string" calcext:value-type="string">
            <text:p>UBND Phường Trưng Nh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4" calcext:value-type="float">
            <text:p>1066024</text:p>
          </table:table-cell>
          <table:table-cell office:value-type="string" calcext:value-type="string">
            <text:p>UBND xã Ngọc K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5" calcext:value-type="float">
            <text:p>1066025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6" calcext:value-type="float">
            <text:p>1066026</text:p>
          </table:table-cell>
          <table:table-cell office:value-type="string" calcext:value-type="string">
            <text:p>UBND Phường Tiề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78" calcext:value-type="float">
            <text:p>1066078</text:p>
          </table:table-cell>
          <table:table-cell office:value-type="string" calcext:value-type="string">
            <text:p>UBND Phường Xu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0" calcext:value-type="float">
            <text:p>1066080</text:p>
          </table:table-cell>
          <table:table-cell office:value-type="string" calcext:value-type="string">
            <text:p>UBND Xã Bồ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1" calcext:value-type="float">
            <text:p>1066081</text:p>
          </table:table-cell>
          <table:table-cell office:value-type="string" calcext:value-type="string">
            <text:p>UBND Xã Hồ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2" calcext:value-type="float">
            <text:p>1066082</text:p>
          </table:table-cell>
          <table:table-cell office:value-type="string" calcext:value-type="string">
            <text:p>UBND xã Kim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5" calcext:value-type="float">
            <text:p>1066085</text:p>
          </table:table-cell>
          <table:table-cell office:value-type="string" calcext:value-type="string">
            <text:p>UBND xã Minh Kh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137" calcext:value-type="float">
            <text:p>1066137</text:p>
          </table:table-cell>
          <table:table-cell office:value-type="string" calcext:value-type="string">
            <text:p>UBND xã Ðăk Yă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141" calcext:value-type="float">
            <text:p>1066141</text:p>
          </table:table-cell>
          <table:table-cell office:value-type="string" calcext:value-type="string">
            <text:p>UBND xã KD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229" calcext:value-type="float">
            <text:p>1066229</text:p>
          </table:table-cell>
          <table:table-cell office:value-type="string" calcext:value-type="string">
            <text:p>UBND xã Đất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30" calcext:value-type="float">
            <text:p>1066230</text:p>
          </table:table-cell>
          <table:table-cell office:value-type="string" calcext:value-type="string">
            <text:p>UBND xã Ia Mlá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38" calcext:value-type="float">
            <text:p>1066238</text:p>
          </table:table-cell>
          <table:table-cell office:value-type="string" calcext:value-type="string">
            <text:p>UBND xã Uar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11" calcext:value-type="float">
            <text:p>17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239" calcext:value-type="float">
            <text:p>1066239</text:p>
          </table:table-cell>
          <table:table-cell office:value-type="string" calcext:value-type="string">
            <text:p>UBND xã Chư RCăm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67" calcext:value-type="float">
            <text:p>1066267</text:p>
          </table:table-cell>
          <table:table-cell office:value-type="string" calcext:value-type="string">
            <text:p>UBND xã Hneng</text:p>
          </table:table-cell>
          <table:table-cell office:value-type="float" office:value="33" calcext:value-type="float">
            <text:p>33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69" calcext:value-type="float">
            <text:p>1066269</text:p>
          </table:table-cell>
          <table:table-cell office:value-type="string" calcext:value-type="string">
            <text:p>UBND xã Nghĩa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3" calcext:value-type="float">
            <text:p>1066273</text:p>
          </table:table-cell>
          <table:table-cell office:value-type="string" calcext:value-type="string">
            <text:p>UBND thị trấn Phú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6" calcext:value-type="float">
            <text:p>1066276</text:p>
          </table:table-cell>
          <table:table-cell office:value-type="string" calcext:value-type="string">
            <text:p>UBND Xã Nam Y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7" calcext:value-type="float">
            <text:p>1066277</text:p>
          </table:table-cell>
          <table:table-cell office:value-type="string" calcext:value-type="string">
            <text:p>UBND xã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4" calcext:value-type="float">
            <text:p>1066294</text:p>
          </table:table-cell>
          <table:table-cell office:value-type="string" calcext:value-type="string">
            <text:p>Ủy ban nhân dân phường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5" calcext:value-type="float">
            <text:p>1066295</text:p>
          </table:table-cell>
          <table:table-cell office:value-type="string" calcext:value-type="string">
            <text:p>Ủy ban nhân dân phường Vĩ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6" calcext:value-type="float">
            <text:p>1066296</text:p>
          </table:table-cell>
          <table:table-cell office:value-type="string" calcext:value-type="string">
            <text:p>Ủy Ban Nhân Dân Xã Ninh Lộc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7" calcext:value-type="float">
            <text:p>1066297</text:p>
          </table:table-cell>
          <table:table-cell office:value-type="string" calcext:value-type="string">
            <text:p>Ủy ban nhân dân phường Phương S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8" calcext:value-type="float">
            <text:p>1066298</text:p>
          </table:table-cell>
          <table:table-cell office:value-type="string" calcext:value-type="string">
            <text:p>Ủy ban nhân dân phường Phước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9" calcext:value-type="float">
            <text:p>1066299</text:p>
          </table:table-cell>
          <table:table-cell office:value-type="string" calcext:value-type="string">
            <text:p>Ủy ban nhân dân phường Phước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00" calcext:value-type="float">
            <text:p>1066300</text:p>
          </table:table-cell>
          <table:table-cell office:value-type="string" calcext:value-type="string">
            <text:p>Ủy ban nhân dân phường Phước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04" calcext:value-type="float">
            <text:p>1066304</text:p>
          </table:table-cell>
          <table:table-cell office:value-type="string" calcext:value-type="string">
            <text:p>Ủy ban nhân dân phường Vạ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77" calcext:value-type="float">
            <text:p>1066377</text:p>
          </table:table-cell>
          <table:table-cell office:value-type="string" calcext:value-type="string">
            <text:p>UBND xã Nghĩa 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378" calcext:value-type="float">
            <text:p>1066378</text:p>
          </table:table-cell>
          <table:table-cell office:value-type="string" calcext:value-type="string">
            <text:p>UBND Xã Tơ T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79" calcext:value-type="float">
            <text:p>1066379</text:p>
          </table:table-cell>
          <table:table-cell office:value-type="string" calcext:value-type="string">
            <text:p>UBND Xã Kông Lơng Kh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81" calcext:value-type="float">
            <text:p>1066381</text:p>
          </table:table-cell>
          <table:table-cell office:value-type="string" calcext:value-type="string">
            <text:p>UBND Xã Glar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923" calcext:value-type="float">
            <text:p>292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382" calcext:value-type="float">
            <text:p>1066382</text:p>
          </table:table-cell>
          <table:table-cell office:value-type="string" calcext:value-type="string">
            <text:p>UBND xã ADơ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83" calcext:value-type="float">
            <text:p>1066383</text:p>
          </table:table-cell>
          <table:table-cell office:value-type="string" calcext:value-type="string">
            <text:p>UBND xã T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35" calcext:value-type="float">
            <text:p>1066435</text:p>
          </table:table-cell>
          <table:table-cell office:value-type="string" calcext:value-type="string">
            <text:p>Ủy ban nhân dân Xã Vĩnh K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36" calcext:value-type="float">
            <text:p>1066436</text:p>
          </table:table-cell>
          <table:table-cell office:value-type="string" calcext:value-type="string">
            <text:p>Ủy ban nhân dân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1" calcext:value-type="float">
            <text:p>1066481</text:p>
          </table:table-cell>
          <table:table-cell office:value-type="string" calcext:value-type="string">
            <text:p>UBND xã Ia RSươm</text:p>
          </table:table-cell>
          <table:table-cell office:value-type="float" office:value="112" calcext:value-type="float">
            <text:p>112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482" calcext:value-type="float">
            <text:p>1066482</text:p>
          </table:table-cell>
          <table:table-cell office:value-type="string" calcext:value-type="string">
            <text:p>UBND xã Chư D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3" calcext:value-type="float">
            <text:p>1066483</text:p>
          </table:table-cell>
          <table:table-cell office:value-type="string" calcext:value-type="string">
            <text:p>UBND xã Phú Cầ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4" calcext:value-type="float">
            <text:p>1066484</text:p>
          </table:table-cell>
          <table:table-cell office:value-type="string" calcext:value-type="string">
            <text:p>UBND xã Ia Dré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5" calcext:value-type="float">
            <text:p>1066485</text:p>
          </table:table-cell>
          <table:table-cell office:value-type="string" calcext:value-type="string">
            <text:p>UBND xã Ia Rmok</text:p>
          </table:table-cell>
          <table:table-cell office:value-type="float" office:value="130" calcext:value-type="float">
            <text:p>130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5409" calcext:value-type="float">
            <text:p>540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490" calcext:value-type="float">
            <text:p>1066490</text:p>
          </table:table-cell>
          <table:table-cell office:value-type="string" calcext:value-type="string">
            <text:p>UBND thị trấn Phú Túc</text:p>
          </table:table-cell>
          <table:table-cell office:value-type="float" office:value="73" calcext:value-type="float">
            <text:p>73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office:value-type="float" office:value="2790" calcext:value-type="float">
            <text:p>279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493" calcext:value-type="float">
            <text:p>1066493</text:p>
          </table:table-cell>
          <table:table-cell office:value-type="string" calcext:value-type="string">
            <text:p>UBND xã Kim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96" calcext:value-type="float">
            <text:p>1066496</text:p>
          </table:table-cell>
          <table:table-cell office:value-type="string" calcext:value-type="string">
            <text:p>UBND xã Ia Tro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97" calcext:value-type="float">
            <text:p>1066497</text:p>
          </table:table-cell>
          <table:table-cell office:value-type="string" calcext:value-type="string">
            <text:p>UBND xã Ia Hi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99" calcext:value-type="float">
            <text:p>1066499</text:p>
          </table:table-cell>
          <table:table-cell office:value-type="string" calcext:value-type="string">
            <text:p>UBND xã Chư G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1" calcext:value-type="float">
            <text:p>1066531</text:p>
          </table:table-cell>
          <table:table-cell office:value-type="string" calcext:value-type="string">
            <text:p>UBND Xã Tân Lộ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3" calcext:value-type="float">
            <text:p>1066533</text:p>
          </table:table-cell>
          <table:table-cell office:value-type="string" calcext:value-type="string">
            <text:p>UBND xã Ia Băng</text:p>
          </table:table-cell>
          <table:table-cell office:value-type="float" office:value="8" calcext:value-type="float">
            <text:p>8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34" calcext:value-type="float">
            <text:p>1066534</text:p>
          </table:table-cell>
          <table:table-cell office:value-type="string" calcext:value-type="string">
            <text:p>UBND thị trấn Kon D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5" calcext:value-type="float">
            <text:p>1066535</text:p>
          </table:table-cell>
          <table:table-cell office:value-type="string" calcext:value-type="string">
            <text:p>Ubnd Xã Hà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8" calcext:value-type="float">
            <text:p>1066538</text:p>
          </table:table-cell>
          <table:table-cell office:value-type="string" calcext:value-type="string">
            <text:p>UBND Xã Hà Bầ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39" calcext:value-type="float">
            <text:p>1066539</text:p>
          </table:table-cell>
          <table:table-cell office:value-type="string" calcext:value-type="string">
            <text:p>UBND Xã Chư 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0" calcext:value-type="float">
            <text:p>1066540</text:p>
          </table:table-cell>
          <table:table-cell office:value-type="string" calcext:value-type="string">
            <text:p>UBND xã A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1" calcext:value-type="float">
            <text:p>1066541</text:p>
          </table:table-cell>
          <table:table-cell office:value-type="string" calcext:value-type="string">
            <text:p>UBND xã Lơ K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3" calcext:value-type="float">
            <text:p>1066543</text:p>
          </table:table-cell>
          <table:table-cell office:value-type="string" calcext:value-type="string">
            <text:p>UBND Xã Kông Bơ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4" calcext:value-type="float">
            <text:p>1066544</text:p>
          </table:table-cell>
          <table:table-cell office:value-type="string" calcext:value-type="string">
            <text:p>UBND Xã Đăk HL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45" calcext:value-type="float">
            <text:p>1066545</text:p>
          </table:table-cell>
          <table:table-cell office:value-type="string" calcext:value-type="string">
            <text:p>UBND thị trấn Đak Đ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6" calcext:value-type="float">
            <text:p>350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547" calcext:value-type="float">
            <text:p>1066547</text:p>
          </table:table-cell>
          <table:table-cell office:value-type="string" calcext:value-type="string">
            <text:p>UBND Thị trấn KBan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53" calcext:value-type="float">
            <text:p>1066553</text:p>
          </table:table-cell>
          <table:table-cell office:value-type="string" calcext:value-type="string">
            <text:p>Ủy ban nhân dân Xã Vĩ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35" calcext:value-type="float">
            <text:p>1066635</text:p>
          </table:table-cell>
          <table:table-cell office:value-type="string" calcext:value-type="string">
            <text:p>UBND xã Tru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37" calcext:value-type="float">
            <text:p>1066637</text:p>
          </table:table-cell>
          <table:table-cell office:value-type="string" calcext:value-type="string">
            <text:p>UBND Phường Nam Viê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42" calcext:value-type="float">
            <text:p>1066642</text:p>
          </table:table-cell>
          <table:table-cell office:value-type="string" calcext:value-type="string">
            <text:p>UBND xã Sơn Lan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43" calcext:value-type="float">
            <text:p>1066643</text:p>
          </table:table-cell>
          <table:table-cell office:value-type="string" calcext:value-type="string">
            <text:p>UBND Xã Kon P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21" calcext:value-type="float">
            <text:p>4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644" calcext:value-type="float">
            <text:p>1066644</text:p>
          </table:table-cell>
          <table:table-cell office:value-type="string" calcext:value-type="string">
            <text:p>UBND Xã K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45" calcext:value-type="float">
            <text:p>1066645</text:p>
          </table:table-cell>
          <table:table-cell office:value-type="string" calcext:value-type="string">
            <text:p>UBND xã Sơ P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72" calcext:value-type="float">
            <text:p>1066672</text:p>
          </table:table-cell>
          <table:table-cell office:value-type="string" calcext:value-type="string">
            <text:p>UBND xã Đak 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43" calcext:value-type="float">
            <text:p>1066743</text:p>
          </table:table-cell>
          <table:table-cell office:value-type="string" calcext:value-type="string">
            <text:p>UBND Thị trấn Phú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47" calcext:value-type="float">
            <text:p>1066747</text:p>
          </table:table-cell>
          <table:table-cell office:value-type="string" calcext:value-type="string">
            <text:p>UBND xã Ia Hlố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748" calcext:value-type="float">
            <text:p>1066748</text:p>
          </table:table-cell>
          <table:table-cell office:value-type="string" calcext:value-type="string">
            <text:p>UBND Xã Ia Bl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49" calcext:value-type="float">
            <text:p>1066749</text:p>
          </table:table-cell>
          <table:table-cell office:value-type="string" calcext:value-type="string">
            <text:p>UBND Xã Du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51" calcext:value-type="float">
            <text:p>1066751</text:p>
          </table:table-cell>
          <table:table-cell office:value-type="string" calcext:value-type="string">
            <text:p>UBND xã Ia Hrú</text:p>
          </table:table-cell>
          <table:table-cell office:value-type="float" office:value="137" calcext:value-type="float">
            <text:p>137</text:p>
          </table:table-cell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52" calcext:value-type="float">
            <text:p>1066752</text:p>
          </table:table-cell>
          <table:table-cell office:value-type="string" calcext:value-type="string">
            <text:p>UBND xã Ia Dreng</text:p>
          </table:table-cell>
          <table:table-cell office:value-type="float" office:value="119" calcext:value-type="float">
            <text:p>119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4483" calcext:value-type="float">
            <text:p>448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758" calcext:value-type="float">
            <text:p>1066758</text:p>
          </table:table-cell>
          <table:table-cell office:value-type="string" calcext:value-type="string">
            <text:p>UBND xã Ia Mrơn</text:p>
          </table:table-cell>
          <table:table-cell office:value-type="float" office:value="117" calcext:value-type="float">
            <text:p>117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760" calcext:value-type="float">
            <text:p>1066760</text:p>
          </table:table-cell>
          <table:table-cell office:value-type="string" calcext:value-type="string">
            <text:p>UBND Xã Ia Phang</text:p>
          </table:table-cell>
          <table:table-cell office:value-type="float" office:value="38" calcext:value-type="float">
            <text:p>38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2228" calcext:value-type="float">
            <text:p>22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761" calcext:value-type="float">
            <text:p>1066761</text:p>
          </table:table-cell>
          <table:table-cell office:value-type="string" calcext:value-type="string">
            <text:p>UBND xã Ia Le</text:p>
          </table:table-cell>
          <table:table-cell office:value-type="float" office:value="147" calcext:value-type="float">
            <text:p>147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69" calcext:value-type="float">
            <text:p>1066769</text:p>
          </table:table-cell>
          <table:table-cell office:value-type="string" calcext:value-type="string">
            <text:p>Ủy Ban Nhân Dân Xã D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0" calcext:value-type="float">
            <text:p>1066770</text:p>
          </table:table-cell>
          <table:table-cell office:value-type="string" calcext:value-type="string">
            <text:p>Ủy Ban Nhân Dân Xã Diên Tân</text:p>
          </table:table-cell>
          <table:table-cell office:value-type="float" office:value="128" calcext:value-type="float">
            <text:p>128</text:p>
          </table:table-cell>
          <table:table-cell office:value-type="float" office:value="584" calcext:value-type="float">
            <text:p>584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1" calcext:value-type="float">
            <text:p>1066771</text:p>
          </table:table-cell>
          <table:table-cell office:value-type="string" calcext:value-type="string">
            <text:p>Ủy Ban Nhân Dân Xã Diê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2" calcext:value-type="float">
            <text:p>1066772</text:p>
          </table:table-cell>
          <table:table-cell office:value-type="string" calcext:value-type="string">
            <text:p>Ủy Ban Nhân Dân Thị Trấn Khánh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73" calcext:value-type="float">
            <text:p>1066773</text:p>
          </table:table-cell>
          <table:table-cell office:value-type="string" calcext:value-type="string">
            <text:p>Ủy Ban Nhân Dân Xã Khá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78" calcext:value-type="float">
            <text:p>1066778</text:p>
          </table:table-cell>
          <table:table-cell office:value-type="string" calcext:value-type="string">
            <text:p>Ủy Ban Nhân Dân Xã Suối Hiệp</text:p>
          </table:table-cell>
          <table:table-cell office:value-type="float" office:value="27" calcext:value-type="float">
            <text:p>27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98" calcext:value-type="float">
            <text:p>1066798</text:p>
          </table:table-cell>
          <table:table-cell office:value-type="string" calcext:value-type="string">
            <text:p>UBND Xã Tân Sơn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809" calcext:value-type="float">
            <text:p>480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800" calcext:value-type="float">
            <text:p>1066800</text:p>
          </table:table-cell>
          <table:table-cell office:value-type="string" calcext:value-type="string">
            <text:p>UBND Xã Diê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2" calcext:value-type="float">
            <text:p>1066802</text:p>
          </table:table-cell>
          <table:table-cell office:value-type="string" calcext:value-type="string">
            <text:p>UBND phường Tây Sơ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0" calcext:value-type="float">
            <text:p>34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804" calcext:value-type="float">
            <text:p>1066804</text:p>
          </table:table-cell>
          <table:table-cell office:value-type="string" calcext:value-type="string">
            <text:p>UBND Phường Trà B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5" calcext:value-type="float">
            <text:p>1066805</text:p>
          </table:table-cell>
          <table:table-cell office:value-type="string" calcext:value-type="string">
            <text:p>UBND Phường Yên Th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747" calcext:value-type="float">
            <text:p>674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809" calcext:value-type="float">
            <text:p>1066809</text:p>
          </table:table-cell>
          <table:table-cell office:value-type="string" calcext:value-type="string">
            <text:p>UBND phường Ia Kring</text:p>
          </table:table-cell>
          <table:table-cell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858" calcext:value-type="float">
            <text:p>485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811" calcext:value-type="float">
            <text:p>1066811</text:p>
          </table:table-cell>
          <table:table-cell office:value-type="string" calcext:value-type="string">
            <text:p>UBND phường Hoa Lư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53" calcext:value-type="float">
            <text:p>1066853</text:p>
          </table:table-cell>
          <table:table-cell office:value-type="string" calcext:value-type="string">
            <text:p>UBND Xã Bành Trạ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55" calcext:value-type="float">
            <text:p>1066855</text:p>
          </table:table-cell>
          <table:table-cell office:value-type="string" calcext:value-type="string">
            <text:p>UBND Xã Phúc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96" calcext:value-type="float">
            <text:p>1066896</text:p>
          </table:table-cell>
          <table:table-cell office:value-type="string" calcext:value-type="string">
            <text:p>Ủy Ban Nhân Dân Xã Vạn Thọ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897" calcext:value-type="float">
            <text:p>1066897</text:p>
          </table:table-cell>
          <table:table-cell office:value-type="string" calcext:value-type="string">
            <text:p>Ủy Ban Nhân Dân Xã Vạn Bình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98" calcext:value-type="float">
            <text:p>1066898</text:p>
          </table:table-cell>
          <table:table-cell office:value-type="string" calcext:value-type="string">
            <text:p>Ủy Ban Nhân Dân Xã Vạn Khánh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99" calcext:value-type="float">
            <text:p>1066899</text:p>
          </table:table-cell>
          <table:table-cell office:value-type="string" calcext:value-type="string">
            <text:p>Ủy Ban Nhân Dân Xã Vạn Phú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902" calcext:value-type="float">
            <text:p>1066902</text:p>
          </table:table-cell>
          <table:table-cell office:value-type="string" calcext:value-type="string">
            <text:p>Ủy Ban Nhân Dân Thị Trấn Vạn Giã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903" calcext:value-type="float">
            <text:p>1066903</text:p>
          </table:table-cell>
          <table:table-cell office:value-type="string" calcext:value-type="string">
            <text:p>Ủy Ban Nhân Dân Xã Đại Lã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904" calcext:value-type="float">
            <text:p>1066904</text:p>
          </table:table-cell>
          <table:table-cell office:value-type="string" calcext:value-type="string">
            <text:p>Ủy Ban Nhân Dân Xã Vạn Long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905" calcext:value-type="float">
            <text:p>1066905</text:p>
          </table:table-cell>
          <table:table-cell office:value-type="string" calcext:value-type="string">
            <text:p>Ủy Ban Nhân Dân Xã Vạn Phướ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13" calcext:value-type="float">
            <text:p>35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010" calcext:value-type="float">
            <text:p>1067010</text:p>
          </table:table-cell>
          <table:table-cell office:value-type="string" calcext:value-type="string">
            <text:p>UBND thị trấn Chư T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11" calcext:value-type="float">
            <text:p>1067011</text:p>
          </table:table-cell>
          <table:table-cell office:value-type="string" calcext:value-type="string">
            <text:p>UBND Thị trấn Chư S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13" calcext:value-type="float">
            <text:p>1067013</text:p>
          </table:table-cell>
          <table:table-cell office:value-type="string" calcext:value-type="string">
            <text:p>UBND xã Bờ Ng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21" calcext:value-type="float">
            <text:p>1067021</text:p>
          </table:table-cell>
          <table:table-cell office:value-type="string" calcext:value-type="string">
            <text:p>Ủy Ban Nhân Dân Xã Suối Tiên</text:p>
          </table:table-cell>
          <table:table-cell office:value-type="float" office:value="65" calcext:value-type="float">
            <text:p>65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022" calcext:value-type="float">
            <text:p>1067022</text:p>
          </table:table-cell>
          <table:table-cell office:value-type="string" calcext:value-type="string">
            <text:p>Ủy ban nhân dân xã Suối C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23" calcext:value-type="float">
            <text:p>1067023</text:p>
          </table:table-cell>
          <table:table-cell office:value-type="string" calcext:value-type="string">
            <text:p>Ủy ban nhân dân xã Suố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152" calcext:value-type="float">
            <text:p>1067152</text:p>
          </table:table-cell>
          <table:table-cell office:value-type="string" calcext:value-type="string">
            <text:p>Ủy Ban Nhân Dân Xã Vạn Thắng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53" calcext:value-type="float">
            <text:p>1067153</text:p>
          </table:table-cell>
          <table:table-cell office:value-type="string" calcext:value-type="string">
            <text:p>Ủy Ban Nhân Dân Xã Vạn Thạnh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54" calcext:value-type="float">
            <text:p>1067154</text:p>
          </table:table-cell>
          <table:table-cell office:value-type="string" calcext:value-type="string">
            <text:p>Ủy Ban Nhân Dân Xã Vạn Lươ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64" calcext:value-type="float">
            <text:p>1067164</text:p>
          </table:table-cell>
          <table:table-cell office:value-type="string" calcext:value-type="string">
            <text:p>UBND xã Ia Nan</text:p>
          </table:table-cell>
          <table:table-cell office:value-type="float" office:value="92" calcext:value-type="float">
            <text:p>92</text:p>
          </table:table-cell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236" calcext:value-type="float">
            <text:p>1067236</text:p>
          </table:table-cell>
          <table:table-cell office:value-type="string" calcext:value-type="string">
            <text:p>Ủy Ban Nhân Dân Thị trấn Chợ L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37" calcext:value-type="float">
            <text:p>1067237</text:p>
          </table:table-cell>
          <table:table-cell office:value-type="string" calcext:value-type="string">
            <text:p>Ủy Ban Nhân Dân Xã Pha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39" calcext:value-type="float">
            <text:p>1067239</text:p>
          </table:table-cell>
          <table:table-cell office:value-type="string" calcext:value-type="string">
            <text:p>Ủy Ban Nhân Dân Xã Phan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3" calcext:value-type="float">
            <text:p>1067273</text:p>
          </table:table-cell>
          <table:table-cell office:value-type="string" calcext:value-type="string">
            <text:p>UBND xã Ia Krê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4" calcext:value-type="float">
            <text:p>1067274</text:p>
          </table:table-cell>
          <table:table-cell office:value-type="string" calcext:value-type="string">
            <text:p>Ubnd Xã Ia D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276" calcext:value-type="float">
            <text:p>1067276</text:p>
          </table:table-cell>
          <table:table-cell office:value-type="string" calcext:value-type="string">
            <text:p>UBND xã Ia Do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277" calcext:value-type="float">
            <text:p>1067277</text:p>
          </table:table-cell>
          <table:table-cell office:value-type="string" calcext:value-type="string">
            <text:p>UBND xã Ia L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8" calcext:value-type="float">
            <text:p>1067278</text:p>
          </table:table-cell>
          <table:table-cell office:value-type="string" calcext:value-type="string">
            <text:p>UBND Xã Ia Kriê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84" calcext:value-type="float">
            <text:p>1067284</text:p>
          </table:table-cell>
          <table:table-cell office:value-type="string" calcext:value-type="string">
            <text:p>UBND xã Ia Dơ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410" calcext:value-type="float">
            <text:p>1067410</text:p>
          </table:table-cell>
          <table:table-cell office:value-type="string" calcext:value-type="string">
            <text:p>Ủy Ban Nhân Dân Phường Hộ Phòng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415" calcext:value-type="float">
            <text:p>1067415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41" calcext:value-type="float">
            <text:p>41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418" calcext:value-type="float">
            <text:p>1067418</text:p>
          </table:table-cell>
          <table:table-cell office:value-type="string" calcext:value-type="string">
            <text:p>Ủy Ban Nhân Dân Xã Phong Thạnh Đông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419" calcext:value-type="float">
            <text:p>1067419</text:p>
          </table:table-cell>
          <table:table-cell office:value-type="string" calcext:value-type="string">
            <text:p>Ủy Ban Nhân Dân Phường Láng Tròn</text:p>
          </table:table-cell>
          <table:table-cell office:value-type="float" office:value="13" calcext:value-type="float">
            <text:p>13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429" calcext:value-type="float">
            <text:p>1067429</text:p>
          </table:table-cell>
          <table:table-cell office:value-type="string" calcext:value-type="string">
            <text:p>UBND Xã Cư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446" calcext:value-type="float">
            <text:p>1067446</text:p>
          </table:table-cell>
          <table:table-cell office:value-type="string" calcext:value-type="string">
            <text:p>UBND xã Đức Bá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450" calcext:value-type="float">
            <text:p>1067450</text:p>
          </table:table-cell>
          <table:table-cell office:value-type="string" calcext:value-type="string">
            <text:p>UBND xã Bàn Gi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455" calcext:value-type="float">
            <text:p>1067455</text:p>
          </table:table-cell>
          <table:table-cell office:value-type="string" calcext:value-type="string">
            <text:p>UBND xã Yên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573" calcext:value-type="float">
            <text:p>1067573</text:p>
          </table:table-cell>
          <table:table-cell office:value-type="string" calcext:value-type="string">
            <text:p>UBND Xã Vă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666" calcext:value-type="float">
            <text:p>1067666</text:p>
          </table:table-cell>
          <table:table-cell office:value-type="string" calcext:value-type="string">
            <text:p>Ủy Ban Nhân Dân Phường 8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857" calcext:value-type="float">
            <text:p>1067857</text:p>
          </table:table-cell>
          <table:table-cell office:value-type="string" calcext:value-type="string">
            <text:p>UBND Xã Quế Xuân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903" calcext:value-type="float">
            <text:p>1067903</text:p>
          </table:table-cell>
          <table:table-cell office:value-type="string" calcext:value-type="string">
            <text:p>UBND Xã Quất Lư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957" calcext:value-type="float">
            <text:p>1067957</text:p>
          </table:table-cell>
          <table:table-cell office:value-type="string" calcext:value-type="string">
            <text:p>UBND Xã Tam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12" calcext:value-type="float">
            <text:p>1068012</text:p>
          </table:table-cell>
          <table:table-cell office:value-type="string" calcext:value-type="string">
            <text:p>UBND xã Thắng Thuỷ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13" calcext:value-type="float">
            <text:p>1068013</text:p>
          </table:table-cell>
          <table:table-cell office:value-type="string" calcext:value-type="string">
            <text:p>UBND xã Trung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28" calcext:value-type="float">
            <text:p>1068028</text:p>
          </table:table-cell>
          <table:table-cell office:value-type="string" calcext:value-type="string">
            <text:p>UBND Xã Trường Xuâ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8029" calcext:value-type="float">
            <text:p>1068029</text:p>
          </table:table-cell>
          <table:table-cell office:value-type="string" calcext:value-type="string">
            <text:p>UBND Xã Đông Bì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32" calcext:value-type="float">
            <text:p>1068032</text:p>
          </table:table-cell>
          <table:table-cell office:value-type="string" calcext:value-type="string">
            <text:p>UBND Xã Thớ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35" calcext:value-type="float">
            <text:p>1068035</text:p>
          </table:table-cell>
          <table:table-cell office:value-type="string" calcext:value-type="string">
            <text:p>UBND Xã Định Môn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8036" calcext:value-type="float">
            <text:p>1068036</text:p>
          </table:table-cell>
          <table:table-cell office:value-type="string" calcext:value-type="string">
            <text:p>UBND Xã Tân Thớ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59" calcext:value-type="float">
            <text:p>1068059</text:p>
          </table:table-cell>
          <table:table-cell office:value-type="string" calcext:value-type="string">
            <text:p>UBND xã Việt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60" calcext:value-type="float">
            <text:p>1068060</text:p>
          </table:table-cell>
          <table:table-cell office:value-type="string" calcext:value-type="string">
            <text:p>UBND xã Vĩ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78" calcext:value-type="float">
            <text:p>1068078</text:p>
          </table:table-cell>
          <table:table-cell office:value-type="string" calcext:value-type="string">
            <text:p>UBND Xã Trường Thàn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8099" calcext:value-type="float">
            <text:p>1068099</text:p>
          </table:table-cell>
          <table:table-cell office:value-type="string" calcext:value-type="string">
            <text:p>UBND Phường Hương Văn</text:p>
          </table:table-cell>
          <table:table-cell office:value-type="float" office:value="31" calcext:value-type="float">
            <text:p>31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8100" calcext:value-type="float">
            <text:p>1068100</text:p>
          </table:table-cell>
          <table:table-cell office:value-type="string" calcext:value-type="string">
            <text:p>UBND Xã Hương Toà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27" calcext:value-type="float">
            <text:p>1068127</text:p>
          </table:table-cell>
          <table:table-cell office:value-type="string" calcext:value-type="string">
            <text:p>UBND xã Độc Lập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32" calcext:value-type="float">
            <text:p>1068132</text:p>
          </table:table-cell>
          <table:table-cell office:value-type="string" calcext:value-type="string">
            <text:p>UBND xã Quảng Hư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58" calcext:value-type="float">
            <text:p>1068158</text:p>
          </table:table-cell>
          <table:table-cell office:value-type="string" calcext:value-type="string">
            <text:p>UBND Phường Tứ H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89" calcext:value-type="float">
            <text:p>1068189</text:p>
          </table:table-cell>
          <table:table-cell office:value-type="string" calcext:value-type="string">
            <text:p>Ủy Ban Nhân Dân Xã Ngọc Tố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16" calcext:value-type="float">
            <text:p>1068216</text:p>
          </table:table-cell>
          <table:table-cell office:value-type="string" calcext:value-type="string">
            <text:p>Ủy Ban Nhân Dân Xã Ngãi T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23" calcext:value-type="float">
            <text:p>1068223</text:p>
          </table:table-cell>
          <table:table-cell office:value-type="string" calcext:value-type="string">
            <text:p>Ủy Ban Nhân Dân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24" calcext:value-type="float">
            <text:p>1068224</text:p>
          </table:table-cell>
          <table:table-cell office:value-type="string" calcext:value-type="string">
            <text:p>Ủy Ban Nhân Dân Xã L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25" calcext:value-type="float">
            <text:p>1068225</text:p>
          </table:table-cell>
          <table:table-cell office:value-type="string" calcext:value-type="string">
            <text:p>Ủy Ban Nhân Dân Xã Loa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26" calcext:value-type="float">
            <text:p>1068226</text:p>
          </table:table-cell>
          <table:table-cell office:value-type="string" calcext:value-type="string">
            <text:p>UBND Xã Nguyệt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49" calcext:value-type="float">
            <text:p>1068249</text:p>
          </table:table-cell>
          <table:table-cell office:value-type="string" calcext:value-type="string">
            <text:p>Ủy Ban Nhân Dân Phường 1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18" calcext:value-type="float">
            <text:p>1068418</text:p>
          </table:table-cell>
          <table:table-cell office:value-type="string" calcext:value-type="string">
            <text:p>Ủy Ban Nhân Dân Xã Ngọ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19" calcext:value-type="float">
            <text:p>1068419</text:p>
          </table:table-cell>
          <table:table-cell office:value-type="string" calcext:value-type="string">
            <text:p>Ủy ban nhân dân xã Sơ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0" calcext:value-type="float">
            <text:p>1068420</text:p>
          </table:table-cell>
          <table:table-cell office:value-type="string" calcext:value-type="string">
            <text:p>Ủy ban nhân dân xã Sơn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1" calcext:value-type="float">
            <text:p>1068421</text:p>
          </table:table-cell>
          <table:table-cell office:value-type="string" calcext:value-type="string">
            <text:p>Ủy ban nhân dân xã Ba Cụm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2" calcext:value-type="float">
            <text:p>1068422</text:p>
          </table:table-cell>
          <table:table-cell office:value-type="string" calcext:value-type="string">
            <text:p>Ủy ban nhân dân xã Ba Cụm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4" calcext:value-type="float">
            <text:p>1068424</text:p>
          </table:table-cell>
          <table:table-cell office:value-type="string" calcext:value-type="string">
            <text:p>Ủy Ban Nhân Dân Xã Sông C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5" calcext:value-type="float">
            <text:p>1068425</text:p>
          </table:table-cell>
          <table:table-cell office:value-type="string" calcext:value-type="string">
            <text:p>Ủy ban nhân dân thị trấn Tô H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6" calcext:value-type="float">
            <text:p>1068426</text:p>
          </table:table-cell>
          <table:table-cell office:value-type="string" calcext:value-type="string">
            <text:p>Ủy ban nhân dân xã Thà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7" calcext:value-type="float">
            <text:p>1068427</text:p>
          </table:table-cell>
          <table:table-cell office:value-type="string" calcext:value-type="string">
            <text:p>Ủy ban nhân dân xã Sơ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8" calcext:value-type="float">
            <text:p>1068428</text:p>
          </table:table-cell>
          <table:table-cell office:value-type="string" calcext:value-type="string">
            <text:p>Ủy ban nhân dân xã Sơ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54" calcext:value-type="float">
            <text:p>1068454</text:p>
          </table:table-cell>
          <table:table-cell office:value-type="string" calcext:value-type="string">
            <text:p>Ủy Ban Nhân Dân Xã Mỹ Thạ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55" calcext:value-type="float">
            <text:p>1068455</text:p>
          </table:table-cell>
          <table:table-cell office:value-type="string" calcext:value-type="string">
            <text:p>Ủy Ban Nhân Dân Xã Tườ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89" calcext:value-type="float">
            <text:p>1068489</text:p>
          </table:table-cell>
          <table:table-cell office:value-type="string" calcext:value-type="string">
            <text:p>UBND Thị trấn Hòa Thuậ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90" calcext:value-type="float">
            <text:p>1068490</text:p>
          </table:table-cell>
          <table:table-cell office:value-type="string" calcext:value-type="string">
            <text:p>UBND xã Mỹ Hưng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181" calcext:value-type="float">
            <text:p>1069181</text:p>
          </table:table-cell>
          <table:table-cell office:value-type="string" calcext:value-type="string">
            <text:p>UBND Xã Tiế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183" calcext:value-type="float">
            <text:p>1069183</text:p>
          </table:table-cell>
          <table:table-cell office:value-type="string" calcext:value-type="string">
            <text:p>UBND xã Đình C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185" calcext:value-type="float">
            <text:p>1069185</text:p>
          </table:table-cell>
          <table:table-cell office:value-type="string" calcext:value-type="string">
            <text:p>UBND xã Cao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21" calcext:value-type="float">
            <text:p>1069421</text:p>
          </table:table-cell>
          <table:table-cell office:value-type="string" calcext:value-type="string">
            <text:p>UBND xã Ea MDró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22" calcext:value-type="float">
            <text:p>1069422</text:p>
          </table:table-cell>
          <table:table-cell office:value-type="string" calcext:value-type="string">
            <text:p>UBND Xã Cư M'gar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23" calcext:value-type="float">
            <text:p>1069423</text:p>
          </table:table-cell>
          <table:table-cell office:value-type="string" calcext:value-type="string">
            <text:p>UBND xã Ea Đrơng</text:p>
          </table:table-cell>
          <table:table-cell office:value-type="float" office:value="30" calcext:value-type="float">
            <text:p>30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428" calcext:value-type="float">
            <text:p>1069428</text:p>
          </table:table-cell>
          <table:table-cell office:value-type="string" calcext:value-type="string">
            <text:p>UBND Thị trấn Quảng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31" calcext:value-type="float">
            <text:p>1069431</text:p>
          </table:table-cell>
          <table:table-cell office:value-type="string" calcext:value-type="string">
            <text:p>UBND xã Ea T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32" calcext:value-type="float">
            <text:p>1069432</text:p>
          </table:table-cell>
          <table:table-cell office:value-type="string" calcext:value-type="string">
            <text:p>UBND xã Cư DliêM'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34" calcext:value-type="float">
            <text:p>1069434</text:p>
          </table:table-cell>
          <table:table-cell office:value-type="string" calcext:value-type="string">
            <text:p>UBND Xã Ea M'nang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81" calcext:value-type="float">
            <text:p>1069481</text:p>
          </table:table-cell>
          <table:table-cell office:value-type="string" calcext:value-type="string">
            <text:p>Ủy Ban Nhân Dân xã Hồ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19" calcext:value-type="float">
            <text:p>1069519</text:p>
          </table:table-cell>
          <table:table-cell office:value-type="string" calcext:value-type="string">
            <text:p>UBND Xã Ba</text:p>
          </table:table-cell>
          <table:table-cell office:value-type="float" office:value="1369" calcext:value-type="float">
            <text:p>1369</text:p>
          </table:table-cell>
          <table:table-cell office:value-type="float" office:value="6405" calcext:value-type="float">
            <text:p>6405</text:p>
          </table:table-cell>
          <table:table-cell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520" calcext:value-type="float">
            <text:p>1069520</text:p>
          </table:table-cell>
          <table:table-cell office:value-type="string" calcext:value-type="string">
            <text:p>UBND Thị trấn Pr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21" calcext:value-type="float">
            <text:p>1069521</text:p>
          </table:table-cell>
          <table:table-cell office:value-type="string" calcext:value-type="string">
            <text:p>UBND Phường Tân Thạn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722" calcext:value-type="float">
            <text:p>37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522" calcext:value-type="float">
            <text:p>1069522</text:p>
          </table:table-cell>
          <table:table-cell office:value-type="string" calcext:value-type="string">
            <text:p>UBND Phường An Mỹ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084" calcext:value-type="float">
            <text:p>40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9536" calcext:value-type="float">
            <text:p>1069536</text:p>
          </table:table-cell>
          <table:table-cell office:value-type="string" calcext:value-type="string">
            <text:p>UBND xã Trườ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60" calcext:value-type="float">
            <text:p>1069560</text:p>
          </table:table-cell>
          <table:table-cell office:value-type="string" calcext:value-type="string">
            <text:p>UBND xã A Mú S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61" calcext:value-type="float">
            <text:p>1069561</text:p>
          </table:table-cell>
          <table:table-cell office:value-type="string" calcext:value-type="string">
            <text:p>UBND Xã Nậm Ch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62" calcext:value-type="float">
            <text:p>1069562</text:p>
          </table:table-cell>
          <table:table-cell office:value-type="string" calcext:value-type="string">
            <text:p>UBND xã A Lù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98" calcext:value-type="float">
            <text:p>1069598</text:p>
          </table:table-cell>
          <table:table-cell office:value-type="string" calcext:value-type="string">
            <text:p>UBND xã Ea Đa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599" calcext:value-type="float">
            <text:p>1069599</text:p>
          </table:table-cell>
          <table:table-cell office:value-type="string" calcext:value-type="string">
            <text:p>UBND xã Ea Kmút</text:p>
          </table:table-cell>
          <table:table-cell office:value-type="float" office:value="69" calcext:value-type="float">
            <text:p>69</text:p>
          </table:table-cell>
          <table:table-cell office:value-type="float" office:value="835" calcext:value-type="float">
            <text:p>835</text:p>
          </table:table-cell>
          <table:table-cell office:value-type="float" office:value="6" calcext:value-type="float">
            <text:p>6</text:p>
          </table:table-cell>
          <table:table-cell office:value-type="float" office:value="1285" calcext:value-type="float">
            <text:p>128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00" calcext:value-type="float">
            <text:p>1069600</text:p>
          </table:table-cell>
          <table:table-cell office:value-type="string" calcext:value-type="string">
            <text:p>UBND xã Cư N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06" calcext:value-type="float">
            <text:p>1069606</text:p>
          </table:table-cell>
          <table:table-cell office:value-type="string" calcext:value-type="string">
            <text:p>UBND Xã Cuôr Đ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07" calcext:value-type="float">
            <text:p>1069607</text:p>
          </table:table-cell>
          <table:table-cell office:value-type="string" calcext:value-type="string">
            <text:p>UBND thị trấn Ea K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08" calcext:value-type="float">
            <text:p>1069608</text:p>
          </table:table-cell>
          <table:table-cell office:value-type="string" calcext:value-type="string">
            <text:p>UBND thị trấn Ea Knốp</text:p>
          </table:table-cell>
          <table:table-cell office:value-type="float" office:value="417" calcext:value-type="float">
            <text:p>417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10" calcext:value-type="float">
            <text:p>1069610</text:p>
          </table:table-cell>
          <table:table-cell office:value-type="string" calcext:value-type="string">
            <text:p>UBND Xã Xuân Phú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11" calcext:value-type="float">
            <text:p>1069611</text:p>
          </table:table-cell>
          <table:table-cell office:value-type="string" calcext:value-type="string">
            <text:p>UBND xã Cư Huê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13" calcext:value-type="float">
            <text:p>1069613</text:p>
          </table:table-cell>
          <table:table-cell office:value-type="string" calcext:value-type="string">
            <text:p>UBND xã Ea Pă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14" calcext:value-type="float">
            <text:p>1069614</text:p>
          </table:table-cell>
          <table:table-cell office:value-type="string" calcext:value-type="string">
            <text:p>UBND xã Ea Ô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41" calcext:value-type="float">
            <text:p>1069641</text:p>
          </table:table-cell>
          <table:table-cell office:value-type="string" calcext:value-type="string">
            <text:p>UBND xã Phi Hải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2" calcext:value-type="float">
            <text:p>1069642</text:p>
          </table:table-cell>
          <table:table-cell office:value-type="string" calcext:value-type="string">
            <text:p>Ủy Ban Nhân Dân xã Lê C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6" calcext:value-type="float">
            <text:p>1069646</text:p>
          </table:table-cell>
          <table:table-cell office:value-type="string" calcext:value-type="string">
            <text:p>UBND Thị trấn Quảng Uyê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9" calcext:value-type="float">
            <text:p>1069649</text:p>
          </table:table-cell>
          <table:table-cell office:value-type="string" calcext:value-type="string">
            <text:p>Ủy Ban Nhân Dân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3" calcext:value-type="float">
            <text:p>1069683</text:p>
          </table:table-cell>
          <table:table-cell office:value-type="string" calcext:value-type="string">
            <text:p>UBND xã Lăng Hiếu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87" calcext:value-type="float">
            <text:p>1069687</text:p>
          </table:table-cell>
          <table:table-cell office:value-type="string" calcext:value-type="string">
            <text:p>UBND Xã Ca Thà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9" calcext:value-type="float">
            <text:p>1069689</text:p>
          </table:table-cell>
          <table:table-cell office:value-type="string" calcext:value-type="string">
            <text:p>UBND Xã Vũ Nô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95" calcext:value-type="float">
            <text:p>1069695</text:p>
          </table:table-cell>
          <table:table-cell office:value-type="string" calcext:value-type="string">
            <text:p>UBND Xã Triệu Nguyên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838" calcext:value-type="float">
            <text:p>1069838</text:p>
          </table:table-cell>
          <table:table-cell office:value-type="string" calcext:value-type="string">
            <text:p>UBND Xã Đặng Lễ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890" calcext:value-type="float">
            <text:p>1069890</text:p>
          </table:table-cell>
          <table:table-cell office:value-type="string" calcext:value-type="string">
            <text:p>UBND Xã Vĩnh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41" calcext:value-type="float">
            <text:p>1070141</text:p>
          </table:table-cell>
          <table:table-cell office:value-type="string" calcext:value-type="string">
            <text:p>Ủy Ban Nhân Dân Xã Tài V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56" calcext:value-type="float">
            <text:p>1070156</text:p>
          </table:table-cell>
          <table:table-cell office:value-type="string" calcext:value-type="string">
            <text:p>UBND thị trấn Bát X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2" calcext:value-type="float">
            <text:p>1070182</text:p>
          </table:table-cell>
          <table:table-cell office:value-type="string" calcext:value-type="string">
            <text:p>UBND xã Đắk Mo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3" calcext:value-type="float">
            <text:p>1070183</text:p>
          </table:table-cell>
          <table:table-cell office:value-type="string" calcext:value-type="string">
            <text:p>UBND xã Nam B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184" calcext:value-type="float">
            <text:p>1070184</text:p>
          </table:table-cell>
          <table:table-cell office:value-type="string" calcext:value-type="string">
            <text:p>UBND xã Thuận 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5" calcext:value-type="float">
            <text:p>1070185</text:p>
          </table:table-cell>
          <table:table-cell office:value-type="string" calcext:value-type="string">
            <text:p>UBND xã Đắk N'D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222" calcext:value-type="float">
            <text:p>1070222</text:p>
          </table:table-cell>
          <table:table-cell office:value-type="string" calcext:value-type="string">
            <text:p>UBND xã Đức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227" calcext:value-type="float">
            <text:p>1070227</text:p>
          </table:table-cell>
          <table:table-cell office:value-type="string" calcext:value-type="string">
            <text:p>UBND xã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331" calcext:value-type="float">
            <text:p>1070331</text:p>
          </table:table-cell>
          <table:table-cell office:value-type="string" calcext:value-type="string">
            <text:p>Ủy Ban Nhân Dân Phường 6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377" calcext:value-type="float">
            <text:p>1070377</text:p>
          </table:table-cell>
          <table:table-cell office:value-type="string" calcext:value-type="string">
            <text:p>UBND Xã Tú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385" calcext:value-type="float">
            <text:p>1070385</text:p>
          </table:table-cell>
          <table:table-cell office:value-type="string" calcext:value-type="string">
            <text:p>Ủy Ban Nhân Dân Thị Trấn Mỹ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65" calcext:value-type="float">
            <text:p>1070465</text:p>
          </table:table-cell>
          <table:table-cell office:value-type="string" calcext:value-type="string">
            <text:p>UBND xã Quảng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69" calcext:value-type="float">
            <text:p>1070469</text:p>
          </table:table-cell>
          <table:table-cell office:value-type="string" calcext:value-type="string">
            <text:p>UBND xã Đắk R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70" calcext:value-type="float">
            <text:p>1070470</text:p>
          </table:table-cell>
          <table:table-cell office:value-type="string" calcext:value-type="string">
            <text:p>UBND xã Nâm N'Đi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27" calcext:value-type="float">
            <text:p>1070527</text:p>
          </table:table-cell>
          <table:table-cell office:value-type="string" calcext:value-type="string">
            <text:p>Ubnd Xã Tân Tr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28" calcext:value-type="float">
            <text:p>1070528</text:p>
          </table:table-cell>
          <table:table-cell office:value-type="string" calcext:value-type="string">
            <text:p>UBND Xã Đoàn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533" calcext:value-type="float">
            <text:p>1070533</text:p>
          </table:table-cell>
          <table:table-cell office:value-type="string" calcext:value-type="string">
            <text:p>UBND Phường Tân Thàn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71" calcext:value-type="float">
            <text:p>1070571</text:p>
          </table:table-cell>
          <table:table-cell office:value-type="string" calcext:value-type="string">
            <text:p>UBND xã Cư Ya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576" calcext:value-type="float">
            <text:p>1070576</text:p>
          </table:table-cell>
          <table:table-cell office:value-type="string" calcext:value-type="string">
            <text:p>Ủy Ban Nhân Dân Phường 5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3" calcext:value-type="float">
            <text:p>1070713</text:p>
          </table:table-cell>
          <table:table-cell office:value-type="string" calcext:value-type="string">
            <text:p>UBND xã Dray Sáp</text:p>
          </table:table-cell>
          <table:table-cell office:value-type="float" office:value="150" calcext:value-type="float">
            <text:p>150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715" calcext:value-type="float">
            <text:p>1070715</text:p>
          </table:table-cell>
          <table:table-cell office:value-type="string" calcext:value-type="string">
            <text:p>UBND xã Cư B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6" calcext:value-type="float">
            <text:p>1070716</text:p>
          </table:table-cell>
          <table:table-cell office:value-type="string" calcext:value-type="string">
            <text:p>UBND xã Băng Adr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8" calcext:value-type="float">
            <text:p>1070718</text:p>
          </table:table-cell>
          <table:table-cell office:value-type="string" calcext:value-type="string">
            <text:p>UBND xã Nhân Đạo</text:p>
          </table:table-cell>
          <table:table-cell office:value-type="float" office:value="506" calcext:value-type="float">
            <text:p>506</text:p>
          </table:table-cell>
          <table:table-cell office:value-type="float" office:value="7866" calcext:value-type="float">
            <text:p>7866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724" calcext:value-type="float">
            <text:p>1070724</text:p>
          </table:table-cell>
          <table:table-cell office:value-type="string" calcext:value-type="string">
            <text:p>UBND Xã Chư Kbô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752" calcext:value-type="float">
            <text:p>1070752</text:p>
          </table:table-cell>
          <table:table-cell office:value-type="string" calcext:value-type="string">
            <text:p>UBND xã 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71" calcext:value-type="float">
            <text:p>1070771</text:p>
          </table:table-cell>
          <table:table-cell office:value-type="string" calcext:value-type="string">
            <text:p>UBND Xã Đại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811" calcext:value-type="float">
            <text:p>1070811</text:p>
          </table:table-cell>
          <table:table-cell office:value-type="string" calcext:value-type="string">
            <text:p>UBND Xã Ea Ngai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831" calcext:value-type="float">
            <text:p>1070831</text:p>
          </table:table-cell>
          <table:table-cell office:value-type="string" calcext:value-type="string">
            <text:p>UBND Phường Đằng Hải</text:p>
          </table:table-cell>
          <table:table-cell office:value-type="float" office:value="173" calcext:value-type="float">
            <text:p>173</text:p>
          </table:table-cell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 office:value-type="float" office:value="2929" calcext:value-type="float">
            <text:p>292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32" calcext:value-type="float">
            <text:p>1070832</text:p>
          </table:table-cell>
          <table:table-cell office:value-type="string" calcext:value-type="string">
            <text:p>UBND Phường Nam Hải</text:p>
          </table:table-cell>
          <table:table-cell office:value-type="float" office:value="265" calcext:value-type="float">
            <text:p>265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office:value-type="float" office:value="3745" calcext:value-type="float">
            <text:p>3745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33" calcext:value-type="float">
            <text:p>1070833</text:p>
          </table:table-cell>
          <table:table-cell office:value-type="string" calcext:value-type="string">
            <text:p>UBND Phường Tràng Cát</text:p>
          </table:table-cell>
          <table:table-cell office:value-type="float" office:value="150" calcext:value-type="float">
            <text:p>15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956" calcext:value-type="float">
            <text:p>1070956</text:p>
          </table:table-cell>
          <table:table-cell office:value-type="string" calcext:value-type="string">
            <text:p>UBND xã Quảng Trực</text:p>
          </table:table-cell>
          <table:table-cell office:value-type="float" office:value="29" calcext:value-type="float">
            <text:p>29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3" calcext:value-type="float">
            <text:p>1070973</text:p>
          </table:table-cell>
          <table:table-cell office:value-type="string" calcext:value-type="string">
            <text:p>Ủy Ban Nhân Dân Xã Hòa Châu</text:p>
          </table:table-cell>
          <table:table-cell office:value-type="float" office:value="108" calcext:value-type="float">
            <text:p>108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4" calcext:value-type="float">
            <text:p>1070974</text:p>
          </table:table-cell>
          <table:table-cell office:value-type="string" calcext:value-type="string">
            <text:p>Ủy Ban Nhân Dân Xã Hòa Phước</text:p>
          </table:table-cell>
          <table:table-cell office:value-type="float" office:value="17" calcext:value-type="float">
            <text:p>17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5" calcext:value-type="float">
            <text:p>1070975</text:p>
          </table:table-cell>
          <table:table-cell office:value-type="string" calcext:value-type="string">
            <text:p>Ủy Ban Nhân Dân Xã Hòa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978" calcext:value-type="float">
            <text:p>1070978</text:p>
          </table:table-cell>
          <table:table-cell office:value-type="string" calcext:value-type="string">
            <text:p>Ủy Ban Nhân Dân Xã Hòa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979" calcext:value-type="float">
            <text:p>1070979</text:p>
          </table:table-cell>
          <table:table-cell office:value-type="string" calcext:value-type="string">
            <text:p>Ủy Ban Nhân Dân Xã Hòa Ninh</text:p>
          </table:table-cell>
          <table:table-cell office:value-type="float" office:value="509" calcext:value-type="float">
            <text:p>509</text:p>
          </table:table-cell>
          <table:table-cell office:value-type="float" office:value="5668" calcext:value-type="float">
            <text:p>5668</text:p>
          </table:table-cell>
          <table:table-cell office:value-type="float" office:value="2" calcext:value-type="float">
            <text:p>2</text:p>
          </table:table-cell>
          <table:table-cell office:value-type="float" office:value="2666" calcext:value-type="float">
            <text:p>2666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05" calcext:value-type="float">
            <text:p>1071005</text:p>
          </table:table-cell>
          <table:table-cell office:value-type="string" calcext:value-type="string">
            <text:p>UBND xã Cao Thăng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11" calcext:value-type="float">
            <text:p>1071011</text:p>
          </table:table-cell>
          <table:table-cell office:value-type="string" calcext:value-type="string">
            <text:p>UBND xã Đức Hồ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29" calcext:value-type="float">
            <text:p>1071029</text:p>
          </table:table-cell>
          <table:table-cell office:value-type="string" calcext:value-type="string">
            <text:p>Uỷ ban nhân dân xã Đắk So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30" calcext:value-type="float">
            <text:p>1071030</text:p>
          </table:table-cell>
          <table:table-cell office:value-type="string" calcext:value-type="string">
            <text:p>Uỷ ban nhân dân xã Đắk PLao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1036" calcext:value-type="float">
            <text:p>1071036</text:p>
          </table:table-cell>
          <table:table-cell office:value-type="string" calcext:value-type="string">
            <text:p>UBND xã Đắk Buk So</text:p>
          </table:table-cell>
          <table:table-cell office:value-type="float" office:value="27" calcext:value-type="float">
            <text:p>27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37" calcext:value-type="float">
            <text:p>1071037</text:p>
          </table:table-cell>
          <table:table-cell office:value-type="string" calcext:value-type="string">
            <text:p>UBND xã Quảng Tân</text:p>
          </table:table-cell>
          <table:table-cell office:value-type="float" office:value="298" calcext:value-type="float">
            <text:p>298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38" calcext:value-type="float">
            <text:p>1071038</text:p>
          </table:table-cell>
          <table:table-cell office:value-type="string" calcext:value-type="string">
            <text:p>UBND xã Nhân Cơ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39" calcext:value-type="float">
            <text:p>1071039</text:p>
          </table:table-cell>
          <table:table-cell office:value-type="string" calcext:value-type="string">
            <text:p>UBND xã Kiế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40" calcext:value-type="float">
            <text:p>1071040</text:p>
          </table:table-cell>
          <table:table-cell office:value-type="string" calcext:value-type="string">
            <text:p>UBND xã Quảng T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69" calcext:value-type="float">
            <text:p>1071069</text:p>
          </table:table-cell>
          <table:table-cell office:value-type="string" calcext:value-type="string">
            <text:p>UBND Phường Cát Bi</text:p>
          </table:table-cell>
          <table:table-cell office:value-type="float" office:value="22" calcext:value-type="float">
            <text:p>22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5265" calcext:value-type="float">
            <text:p>5265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71141" calcext:value-type="float">
            <text:p>1071141</text:p>
          </table:table-cell>
          <table:table-cell office:value-type="string" calcext:value-type="string">
            <text:p>UBND Xã Ea T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55" calcext:value-type="float">
            <text:p>1071255</text:p>
          </table:table-cell>
          <table:table-cell office:value-type="string" calcext:value-type="string">
            <text:p>UBND xã Đoài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63" calcext:value-type="float">
            <text:p>1071263</text:p>
          </table:table-cell>
          <table:table-cell office:value-type="string" calcext:value-type="string">
            <text:p>UBND xã Phong Nặ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72" calcext:value-type="float">
            <text:p>1071272</text:p>
          </table:table-cell>
          <table:table-cell office:value-type="string" calcext:value-type="string">
            <text:p>UBND xã Đạo Nghĩa</text:p>
          </table:table-cell>
          <table:table-cell office:value-type="float" office:value="81" calcext:value-type="float">
            <text:p>81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73" calcext:value-type="float">
            <text:p>1071273</text:p>
          </table:table-cell>
          <table:table-cell office:value-type="string" calcext:value-type="string">
            <text:p>UBND xã Đắk S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81" calcext:value-type="float">
            <text:p>1071281</text:p>
          </table:table-cell>
          <table:table-cell office:value-type="string" calcext:value-type="string">
            <text:p>UBND xã Đăk R'Tih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285" calcext:value-type="float">
            <text:p>1071285</text:p>
          </table:table-cell>
          <table:table-cell office:value-type="string" calcext:value-type="string">
            <text:p>Uỷ ban nhân dân xã Quả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86" calcext:value-type="float">
            <text:p>1071286</text:p>
          </table:table-cell>
          <table:table-cell office:value-type="string" calcext:value-type="string">
            <text:p>Uỷ ban nhân dân xã Đắk 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87" calcext:value-type="float">
            <text:p>1071287</text:p>
          </table:table-cell>
          <table:table-cell office:value-type="string" calcext:value-type="string">
            <text:p>Uỷ ban nhân dân xã Đăk R'M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90" calcext:value-type="float">
            <text:p>1071290</text:p>
          </table:table-cell>
          <table:table-cell office:value-type="string" calcext:value-type="string">
            <text:p>Uỷ ban nhân dân xã Quảng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316" calcext:value-type="float">
            <text:p>1071316</text:p>
          </table:table-cell>
          <table:table-cell office:value-type="string" calcext:value-type="string">
            <text:p>UBND xã Ea Tíh</text:p>
          </table:table-cell>
          <table:table-cell office:value-type="float" office:value="358" calcext:value-type="float">
            <text:p>358</text:p>
          </table:table-cell>
          <table:table-cell office:value-type="float" office:value="1622" calcext:value-type="float">
            <text:p>1622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4" calcext:value-type="float">
            <text:p>1071394</text:p>
          </table:table-cell>
          <table:table-cell office:value-type="string" calcext:value-type="string">
            <text:p>UBND Xã Tân Hội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5" calcext:value-type="float">
            <text:p>1071395</text:p>
          </table:table-cell>
          <table:table-cell office:value-type="string" calcext:value-type="string">
            <text:p>UBND Xã Tân Thành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396" calcext:value-type="float">
            <text:p>1071396</text:p>
          </table:table-cell>
          <table:table-cell office:value-type="string" calcext:value-type="string">
            <text:p>UBND Xã Phú Hội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397" calcext:value-type="float">
            <text:p>1071397</text:p>
          </table:table-cell>
          <table:table-cell office:value-type="string" calcext:value-type="string">
            <text:p>UBND Xã Đan Phượ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8" calcext:value-type="float">
            <text:p>1071398</text:p>
          </table:table-cell>
          <table:table-cell office:value-type="string" calcext:value-type="string">
            <text:p>UBND Thị Trấn Liên Nghĩ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399" calcext:value-type="float">
            <text:p>1071399</text:p>
          </table:table-cell>
          <table:table-cell office:value-type="string" calcext:value-type="string">
            <text:p>UBND Xã Hiệp Thạ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400" calcext:value-type="float">
            <text:p>1071400</text:p>
          </table:table-cell>
          <table:table-cell office:value-type="string" calcext:value-type="string">
            <text:p>UBND Xã Hiệp An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401" calcext:value-type="float">
            <text:p>1071401</text:p>
          </table:table-cell>
          <table:table-cell office:value-type="string" calcext:value-type="string">
            <text:p>UBND Xã Liên Hiệ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402" calcext:value-type="float">
            <text:p>1071402</text:p>
          </table:table-cell>
          <table:table-cell office:value-type="string" calcext:value-type="string">
            <text:p>UBND Xã Tân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3" calcext:value-type="float">
            <text:p>1071403</text:p>
          </table:table-cell>
          <table:table-cell office:value-type="string" calcext:value-type="string">
            <text:p>UBND Xã Liên Hà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4" calcext:value-type="float">
            <text:p>1071404</text:p>
          </table:table-cell>
          <table:table-cell office:value-type="string" calcext:value-type="string">
            <text:p>UBND Xã Phúc Thọ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5" calcext:value-type="float">
            <text:p>1071405</text:p>
          </table:table-cell>
          <table:table-cell office:value-type="string" calcext:value-type="string">
            <text:p>UBND Xã Hoài Đức</text:p>
          </table:table-cell>
          <table:table-cell office:value-type="float" office:value="77" calcext:value-type="float">
            <text:p>77</text:p>
          </table:table-cell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office:value-type="float" office:value="6753" calcext:value-type="float">
            <text:p>675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1406" calcext:value-type="float">
            <text:p>1071406</text:p>
          </table:table-cell>
          <table:table-cell office:value-type="string" calcext:value-type="string">
            <text:p>UBND xã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97" calcext:value-type="float">
            <text:p>1071497</text:p>
          </table:table-cell>
          <table:table-cell office:value-type="string" calcext:value-type="string">
            <text:p>UBND Xã Xuâ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98" calcext:value-type="float">
            <text:p>1071498</text:p>
          </table:table-cell>
          <table:table-cell office:value-type="string" calcext:value-type="string">
            <text:p>UBND Xã Xuân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501" calcext:value-type="float">
            <text:p>1071501</text:p>
          </table:table-cell>
          <table:table-cell office:value-type="string" calcext:value-type="string">
            <text:p>UBND Phường 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502" calcext:value-type="float">
            <text:p>1071502</text:p>
          </table:table-cell>
          <table:table-cell office:value-type="string" calcext:value-type="string">
            <text:p>UBND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599" calcext:value-type="float">
            <text:p>1071599</text:p>
          </table:table-cell>
          <table:table-cell office:value-type="string" calcext:value-type="string">
            <text:p>Ủy Ban Nhân Dân Xã Mỹ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06" calcext:value-type="float">
            <text:p>1071606</text:p>
          </table:table-cell>
          <table:table-cell office:value-type="string" calcext:value-type="string">
            <text:p>Ủy Ban Nhân Dân Xã Tấn Mỹ</text:p>
          </table:table-cell>
          <table:table-cell office:value-type="float" office:value="90" calcext:value-type="float">
            <text:p>9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872" calcext:value-type="float">
            <text:p>18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10" calcext:value-type="float">
            <text:p>1071610</text:p>
          </table:table-cell>
          <table:table-cell office:value-type="string" calcext:value-type="string">
            <text:p>Xã Tân Tuy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11" calcext:value-type="float">
            <text:p>1071611</text:p>
          </table:table-cell>
          <table:table-cell office:value-type="string" calcext:value-type="string">
            <text:p>Xã Ô Lâm</text:p>
          </table:table-cell>
          <table:table-cell office:value-type="float" office:value="30" calcext:value-type="float">
            <text:p>30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office:value-type="float" office:value="8978" calcext:value-type="float">
            <text:p>8978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12" calcext:value-type="float">
            <text:p>1071612</text:p>
          </table:table-cell>
          <table:table-cell office:value-type="string" calcext:value-type="string">
            <text:p>Ủy Ban Nhân Dân Thị Trấn Chợ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0" calcext:value-type="float">
            <text:p>1071660</text:p>
          </table:table-cell>
          <table:table-cell office:value-type="string" calcext:value-type="string">
            <text:p>UBND Xã Thoại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1" calcext:value-type="float">
            <text:p>1071661</text:p>
          </table:table-cell>
          <table:table-cell office:value-type="string" calcext:value-type="string">
            <text:p>UBND Xã Vọng Thê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525" calcext:value-type="float">
            <text:p>75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64" calcext:value-type="float">
            <text:p>1071664</text:p>
          </table:table-cell>
          <table:table-cell office:value-type="string" calcext:value-type="string">
            <text:p>UBND Xã Vọ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6" calcext:value-type="float">
            <text:p>1071666</text:p>
          </table:table-cell>
          <table:table-cell office:value-type="string" calcext:value-type="string">
            <text:p>UBND Xã Vĩnh K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800" calcext:value-type="float">
            <text:p>1071800</text:p>
          </table:table-cell>
          <table:table-cell office:value-type="string" calcext:value-type="string">
            <text:p>UBND Xã Ia Lốp</text:p>
          </table:table-cell>
          <table:table-cell office:value-type="float" office:value="7" calcext:value-type="float">
            <text:p>7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890" calcext:value-type="float">
            <text:p>1071890</text:p>
          </table:table-cell>
          <table:table-cell office:value-type="string" calcext:value-type="string">
            <text:p>Ủy Ban Nhân Dân Xã Hậu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892" calcext:value-type="float">
            <text:p>1071892</text:p>
          </table:table-cell>
          <table:table-cell office:value-type="string" calcext:value-type="string">
            <text:p>Ủy Ban Nhân Dân Xã Hòa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962" calcext:value-type="float">
            <text:p>1071962</text:p>
          </table:table-cell>
          <table:table-cell office:value-type="string" calcext:value-type="string">
            <text:p>UBND xã Cư Prô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963" calcext:value-type="float">
            <text:p>1071963</text:p>
          </table:table-cell>
          <table:table-cell office:value-type="string" calcext:value-type="string">
            <text:p>UBND Xã Cư Elang</text:p>
          </table:table-cell>
          <table:table-cell office:value-type="float" office:value="82" calcext:value-type="float">
            <text:p>82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984" calcext:value-type="float">
            <text:p>1071984</text:p>
          </table:table-cell>
          <table:table-cell office:value-type="string" calcext:value-type="string">
            <text:p>UBND TT Nam Gia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049" calcext:value-type="float">
            <text:p>1072049</text:p>
          </table:table-cell>
          <table:table-cell office:value-type="string" calcext:value-type="string">
            <text:p>UBND Phường 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50" calcext:value-type="float">
            <text:p>1072050</text:p>
          </table:table-cell>
          <table:table-cell office:value-type="string" calcext:value-type="string">
            <text:p>UBND Phường 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051" calcext:value-type="float">
            <text:p>1072051</text:p>
          </table:table-cell>
          <table:table-cell office:value-type="string" calcext:value-type="string">
            <text:p>Ủy ban nhân dân xã Lộc Ng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75" calcext:value-type="float">
            <text:p>1072075</text:p>
          </table:table-cell>
          <table:table-cell office:value-type="string" calcext:value-type="string">
            <text:p>UBND Phường 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78" calcext:value-type="float">
            <text:p>1072078</text:p>
          </table:table-cell>
          <table:table-cell office:value-type="string" calcext:value-type="string">
            <text:p>UBND Xã Tân Văn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177" calcext:value-type="float">
            <text:p>1072177</text:p>
          </table:table-cell>
          <table:table-cell office:value-type="string" calcext:value-type="string">
            <text:p>UBND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78" calcext:value-type="float">
            <text:p>1072178</text:p>
          </table:table-cell>
          <table:table-cell office:value-type="string" calcext:value-type="string">
            <text:p>UBND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79" calcext:value-type="float">
            <text:p>1072179</text:p>
          </table:table-cell>
          <table:table-cell office:value-type="string" calcext:value-type="string">
            <text:p>UBND Phường 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0" calcext:value-type="float">
            <text:p>1072180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1" calcext:value-type="float">
            <text:p>1072181</text:p>
          </table:table-cell>
          <table:table-cell office:value-type="string" calcext:value-type="string">
            <text:p>Ủy ban nhân dân phường Lộc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2" calcext:value-type="float">
            <text:p>1072182</text:p>
          </table:table-cell>
          <table:table-cell office:value-type="string" calcext:value-type="string">
            <text:p>Ủy ban nhân dân phường B'La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183" calcext:value-type="float">
            <text:p>1072183</text:p>
          </table:table-cell>
          <table:table-cell office:value-type="string" calcext:value-type="string">
            <text:p>Ủy ban nhân dân phường Lộ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4" calcext:value-type="float">
            <text:p>1072184</text:p>
          </table:table-cell>
          <table:table-cell office:value-type="string" calcext:value-type="string">
            <text:p>Ủy ban nhân dân xã Đamb'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5" calcext:value-type="float">
            <text:p>1072185</text:p>
          </table:table-cell>
          <table:table-cell office:value-type="string" calcext:value-type="string">
            <text:p>Ủy ban nhân dân xã Lộc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6" calcext:value-type="float">
            <text:p>1072186</text:p>
          </table:table-cell>
          <table:table-cell office:value-type="string" calcext:value-type="string">
            <text:p>Ủy Ban Nhân Dân Thị Trấn Đại Ng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66" calcext:value-type="float">
            <text:p>1072266</text:p>
          </table:table-cell>
          <table:table-cell office:value-type="string" calcext:value-type="string">
            <text:p>UBND Xã Đại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78" calcext:value-type="float">
            <text:p>1072278</text:p>
          </table:table-cell>
          <table:table-cell office:value-type="string" calcext:value-type="string">
            <text:p>UBND Xã Tà N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79" calcext:value-type="float">
            <text:p>1072279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280" calcext:value-type="float">
            <text:p>1072280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2281" calcext:value-type="float">
            <text:p>1072281</text:p>
          </table:table-cell>
          <table:table-cell office:value-type="string" calcext:value-type="string">
            <text:p>Ủy ban nhân dân phường Lộc Ph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335" calcext:value-type="float">
            <text:p>1072335</text:p>
          </table:table-cell>
          <table:table-cell office:value-type="string" calcext:value-type="string">
            <text:p>UBND Xã Đại Lào, TP. Bảo Lộc, T. Lâm Đồ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36" calcext:value-type="float">
            <text:p>1072336</text:p>
          </table:table-cell>
          <table:table-cell office:value-type="string" calcext:value-type="string">
            <text:p>UBND Xã Lộc 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348" calcext:value-type="float">
            <text:p>1072348</text:p>
          </table:table-cell>
          <table:table-cell office:value-type="string" calcext:value-type="string">
            <text:p>UBND Xã Đinh Trang Hòa</text:p>
          </table:table-cell>
          <table:table-cell office:value-type="float" office:value="137" calcext:value-type="float">
            <text:p>137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50" calcext:value-type="float">
            <text:p>1072350</text:p>
          </table:table-cell>
          <table:table-cell office:value-type="string" calcext:value-type="string">
            <text:p>UBND Xã Gia Bắ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51" calcext:value-type="float">
            <text:p>1072351</text:p>
          </table:table-cell>
          <table:table-cell office:value-type="string" calcext:value-type="string">
            <text:p>UBND Xã Hòa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360" calcext:value-type="float">
            <text:p>1072360</text:p>
          </table:table-cell>
          <table:table-cell office:value-type="string" calcext:value-type="string">
            <text:p>Ủy Ban Nhân Dân Xã Tân Tiến</text:p>
          </table:table-cell>
          <table:table-cell office:value-type="float" office:value="42" calcext:value-type="float">
            <text:p>42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4166" calcext:value-type="float">
            <text:p>416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444" calcext:value-type="float">
            <text:p>1072444</text:p>
          </table:table-cell>
          <table:table-cell office:value-type="string" calcext:value-type="string">
            <text:p>UBND Xã Tam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57" calcext:value-type="float">
            <text:p>1072457</text:p>
          </table:table-cell>
          <table:table-cell office:value-type="string" calcext:value-type="string">
            <text:p>Ủy Ban Nhân Dân Xã Tạ An Khương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621" calcext:value-type="float">
            <text:p>36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473" calcext:value-type="float">
            <text:p>1072473</text:p>
          </table:table-cell>
          <table:table-cell office:value-type="string" calcext:value-type="string">
            <text:p>UBND Xã Đưng K'Nớ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76" calcext:value-type="float">
            <text:p>1072476</text:p>
          </table:table-cell>
          <table:table-cell office:value-type="string" calcext:value-type="string">
            <text:p>Ủy ban nhân dân xã Lộc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477" calcext:value-type="float">
            <text:p>1072477</text:p>
          </table:table-cell>
          <table:table-cell office:value-type="string" calcext:value-type="string">
            <text:p>UBND Xã Lát</text:p>
          </table:table-cell>
          <table:table-cell office:value-type="float" office:value="182" calcext:value-type="float">
            <text:p>182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480" calcext:value-type="float">
            <text:p>1072480</text:p>
          </table:table-cell>
          <table:table-cell office:value-type="string" calcext:value-type="string">
            <text:p>UBND Xã Lộc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39" calcext:value-type="float">
            <text:p>1072539</text:p>
          </table:table-cell>
          <table:table-cell office:value-type="string" calcext:value-type="string">
            <text:p>UBND Xã Tam B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5" calcext:value-type="float">
            <text:p>1072555</text:p>
          </table:table-cell>
          <table:table-cell office:value-type="string" calcext:value-type="string">
            <text:p>UBND Xã Tân Lạc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6" calcext:value-type="float">
            <text:p>1072556</text:p>
          </table:table-cell>
          <table:table-cell office:value-type="string" calcext:value-type="string">
            <text:p>UBND Xã Lộc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57" calcext:value-type="float">
            <text:p>1072557</text:p>
          </table:table-cell>
          <table:table-cell office:value-type="string" calcext:value-type="string">
            <text:p>UBND Thị trấn Di Lin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8" calcext:value-type="float">
            <text:p>1072558</text:p>
          </table:table-cell>
          <table:table-cell office:value-type="string" calcext:value-type="string">
            <text:p>UBND Xã B'Lá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60" calcext:value-type="float">
            <text:p>1072560</text:p>
          </table:table-cell>
          <table:table-cell office:value-type="string" calcext:value-type="string">
            <text:p>UBND Xã Lộc Ngãi</text:p>
          </table:table-cell>
          <table:table-cell office:value-type="float" office:value="57" calcext:value-type="float">
            <text:p>57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61" calcext:value-type="float">
            <text:p>1072561</text:p>
          </table:table-cell>
          <table:table-cell office:value-type="string" calcext:value-type="string">
            <text:p>UBND Xã Lộc Đức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78" calcext:value-type="float">
            <text:p>1072578</text:p>
          </table:table-cell>
          <table:table-cell office:value-type="string" calcext:value-type="string">
            <text:p>Ủy Ban Nhân Dân Xã Tân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79" calcext:value-type="float">
            <text:p>1072579</text:p>
          </table:table-cell>
          <table:table-cell office:value-type="string" calcext:value-type="string">
            <text:p>UBND XÃ TÂN ĐỨC</text:p>
          </table:table-cell>
          <table:table-cell office:value-type="float" office:value="41" calcext:value-type="float">
            <text:p>4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4257" calcext:value-type="float">
            <text:p>425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580" calcext:value-type="float">
            <text:p>1072580</text:p>
          </table:table-cell>
          <table:table-cell office:value-type="string" calcext:value-type="string">
            <text:p>Ủy Ban Nhân Dân Xã Trần Phán</text:p>
          </table:table-cell>
          <table:table-cell office:value-type="float" office:value="182" calcext:value-type="float">
            <text:p>182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581" calcext:value-type="float">
            <text:p>1072581</text:p>
          </table:table-cell>
          <table:table-cell office:value-type="string" calcext:value-type="string">
            <text:p>Ủy Ban Nhân Dân Xã Tạ An Khương Nam</text:p>
          </table:table-cell>
          <table:table-cell office:value-type="float" office:value="279" calcext:value-type="float">
            <text:p>279</text:p>
          </table:table-cell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54" calcext:value-type="float">
            <text:p>1072654</text:p>
          </table:table-cell>
          <table:table-cell office:value-type="string" calcext:value-type="string">
            <text:p>UBND Xã Liên Đầm</text:p>
          </table:table-cell>
          <table:table-cell office:value-type="float" office:value="7" calcext:value-type="float">
            <text:p>7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55" calcext:value-type="float">
            <text:p>1072655</text:p>
          </table:table-cell>
          <table:table-cell office:value-type="string" calcext:value-type="string">
            <text:p>UBND Xã Gung R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59" calcext:value-type="float">
            <text:p>1072659</text:p>
          </table:table-cell>
          <table:table-cell office:value-type="string" calcext:value-type="string">
            <text:p>Ủy Ban Nhân Dân Thị Trấn Đầm Dơi</text:p>
          </table:table-cell>
          <table:table-cell office:value-type="float" office:value="24" calcext:value-type="float">
            <text:p>24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3063" calcext:value-type="float">
            <text:p>306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61" calcext:value-type="float">
            <text:p>1072661</text:p>
          </table:table-cell>
          <table:table-cell office:value-type="string" calcext:value-type="string">
            <text:p>Ủy Ban Nhân Dân Xã Tân Duyệt</text:p>
          </table:table-cell>
          <table:table-cell office:value-type="float" office:value="17" calcext:value-type="float">
            <text:p>17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6855" calcext:value-type="float">
            <text:p>685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62" calcext:value-type="float">
            <text:p>1072662</text:p>
          </table:table-cell>
          <table:table-cell office:value-type="string" calcext:value-type="string">
            <text:p>Ủy Ban Nhân Dân Xã Thạnh Thới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677" calcext:value-type="float">
            <text:p>1072677</text:p>
          </table:table-cell>
          <table:table-cell office:value-type="string" calcext:value-type="string">
            <text:p>UBND Xã Lộc T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78" calcext:value-type="float">
            <text:p>1072678</text:p>
          </table:table-cell>
          <table:table-cell office:value-type="string" calcext:value-type="string">
            <text:p>UBND Xã Sơn Điề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81" calcext:value-type="float">
            <text:p>1072681</text:p>
          </table:table-cell>
          <table:table-cell office:value-type="string" calcext:value-type="string">
            <text:p>UBND Xã Bảo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82" calcext:value-type="float">
            <text:p>1072682</text:p>
          </table:table-cell>
          <table:table-cell office:value-type="string" calcext:value-type="string">
            <text:p>UBND Xã Hòa Trung</text:p>
          </table:table-cell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34" calcext:value-type="float">
            <text:p>1072734</text:p>
          </table:table-cell>
          <table:table-cell office:value-type="string" calcext:value-type="string">
            <text:p>UBND Xã Tân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35" calcext:value-type="float">
            <text:p>1072735</text:p>
          </table:table-cell>
          <table:table-cell office:value-type="string" calcext:value-type="string">
            <text:p>UBND Xã Tân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36" calcext:value-type="float">
            <text:p>1072736</text:p>
          </table:table-cell>
          <table:table-cell office:value-type="string" calcext:value-type="string">
            <text:p>UBND Xã Đinh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37" calcext:value-type="float">
            <text:p>1072737</text:p>
          </table:table-cell>
          <table:table-cell office:value-type="string" calcext:value-type="string">
            <text:p>UBND Xã Tân Nghĩ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38" calcext:value-type="float">
            <text:p>1072738</text:p>
          </table:table-cell>
          <table:table-cell office:value-type="string" calcext:value-type="string">
            <text:p>UBND Xã Gia Hiệp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2" calcext:value-type="float">
            <text:p>1072742</text:p>
          </table:table-cell>
          <table:table-cell office:value-type="string" calcext:value-type="string">
            <text:p>UBND Xã Đinh Trang Thượng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3" calcext:value-type="float">
            <text:p>1072743</text:p>
          </table:table-cell>
          <table:table-cell office:value-type="string" calcext:value-type="string">
            <text:p>UBND xã Ka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4" calcext:value-type="float">
            <text:p>1072744</text:p>
          </table:table-cell>
          <table:table-cell office:value-type="string" calcext:value-type="string">
            <text:p>UBND Xã Quảng Lậ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5" calcext:value-type="float">
            <text:p>1072745</text:p>
          </table:table-cell>
          <table:table-cell office:value-type="string" calcext:value-type="string">
            <text:p>UBND Xã Pró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6" calcext:value-type="float">
            <text:p>1072746</text:p>
          </table:table-cell>
          <table:table-cell office:value-type="string" calcext:value-type="string">
            <text:p>UBND Xã Ka Đơ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60" calcext:value-type="float">
            <text:p>1072760</text:p>
          </table:table-cell>
          <table:table-cell office:value-type="string" calcext:value-type="string">
            <text:p>UBND Xã Hòa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61" calcext:value-type="float">
            <text:p>1072761</text:p>
          </table:table-cell>
          <table:table-cell office:value-type="string" calcext:value-type="string">
            <text:p>UBND Xã Hòa Bắc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67" calcext:value-type="float">
            <text:p>1072767</text:p>
          </table:table-cell>
          <table:table-cell office:value-type="string" calcext:value-type="string">
            <text:p>UBND Xã Đạ Đờn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68" calcext:value-type="float">
            <text:p>1072768</text:p>
          </table:table-cell>
          <table:table-cell office:value-type="string" calcext:value-type="string">
            <text:p>UBND Xã Phi T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1" calcext:value-type="float">
            <text:p>1072781</text:p>
          </table:table-cell>
          <table:table-cell office:value-type="string" calcext:value-type="string">
            <text:p>Ủy Ban Nhân Dân Xã Nguyễn Huân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6814" calcext:value-type="float">
            <text:p>681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2" calcext:value-type="float">
            <text:p>1072782</text:p>
          </table:table-cell>
          <table:table-cell office:value-type="string" calcext:value-type="string">
            <text:p>UBND XÃ THANH TÙNG</text:p>
          </table:table-cell>
          <table:table-cell office:value-type="float" office:value="223" calcext:value-type="float">
            <text:p>223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4" calcext:value-type="float">
            <text:p>1072784</text:p>
          </table:table-cell>
          <table:table-cell office:value-type="string" calcext:value-type="string">
            <text:p>Ủy Ban Nhân Dân Xã Quách Phẩm Bắc</text:p>
          </table:table-cell>
          <table:table-cell office:value-type="float" office:value="18" calcext:value-type="float">
            <text:p>18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3299" calcext:value-type="float">
            <text:p>329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5" calcext:value-type="float">
            <text:p>1072785</text:p>
          </table:table-cell>
          <table:table-cell office:value-type="string" calcext:value-type="string">
            <text:p>Ủy Ban Nhân Dân Xã Tạ An Khương Đông</text:p>
          </table:table-cell>
          <table:table-cell office:value-type="float" office:value="160" calcext:value-type="float">
            <text:p>160</text:p>
          </table:table-cell>
          <table:table-cell office:value-type="float" office:value="1770" calcext:value-type="float">
            <text:p>1770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86" calcext:value-type="float">
            <text:p>1072786</text:p>
          </table:table-cell>
          <table:table-cell office:value-type="string" calcext:value-type="string">
            <text:p>Ủy Ban Nhân Dân Xã Quách Phẩm</text:p>
          </table:table-cell>
          <table:table-cell office:value-type="float" office:value="110" calcext:value-type="float">
            <text:p>110</text:p>
          </table:table-cell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882" calcext:value-type="float">
            <text:p>1072882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885" calcext:value-type="float">
            <text:p>1072885</text:p>
          </table:table-cell>
          <table:table-cell office:value-type="string" calcext:value-type="string">
            <text:p>UBND Xã Ninh Loan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2886" calcext:value-type="float">
            <text:p>1072886</text:p>
          </table:table-cell>
          <table:table-cell office:value-type="string" calcext:value-type="string">
            <text:p>UBND Xã Đà Loa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887" calcext:value-type="float">
            <text:p>1072887</text:p>
          </table:table-cell>
          <table:table-cell office:value-type="string" calcext:value-type="string">
            <text:p>UBND Xã Tà N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39" calcext:value-type="float">
            <text:p>1072939</text:p>
          </table:table-cell>
          <table:table-cell office:value-type="string" calcext:value-type="string">
            <text:p>UBND Xã Đạ Ròn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0" calcext:value-type="float">
            <text:p>1072940</text:p>
          </table:table-cell>
          <table:table-cell office:value-type="string" calcext:value-type="string">
            <text:p>UBND Thị trấn D'ran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1" calcext:value-type="float">
            <text:p>1072941</text:p>
          </table:table-cell>
          <table:table-cell office:value-type="string" calcext:value-type="string">
            <text:p>UBND Xã Lạc Xuâ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2" calcext:value-type="float">
            <text:p>1072942</text:p>
          </table:table-cell>
          <table:table-cell office:value-type="string" calcext:value-type="string">
            <text:p>UBND Xã Lạ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46" calcext:value-type="float">
            <text:p>1072946</text:p>
          </table:table-cell>
          <table:table-cell office:value-type="string" calcext:value-type="string">
            <text:p>UBND Thị trấn Thạnh Mỹ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7" calcext:value-type="float">
            <text:p>1072947</text:p>
          </table:table-cell>
          <table:table-cell office:value-type="string" calcext:value-type="string">
            <text:p>UBND Xã Ninh Gia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51" calcext:value-type="float">
            <text:p>1072951</text:p>
          </table:table-cell>
          <table:table-cell office:value-type="string" calcext:value-type="string">
            <text:p>UBND Xã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52" calcext:value-type="float">
            <text:p>1072952</text:p>
          </table:table-cell>
          <table:table-cell office:value-type="string" calcext:value-type="string">
            <text:p>UBND Xã N'Thôn H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65" calcext:value-type="float">
            <text:p>1072965</text:p>
          </table:table-cell>
          <table:table-cell office:value-type="string" calcext:value-type="string">
            <text:p>UBND Xã Tu T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68" calcext:value-type="float">
            <text:p>1072968</text:p>
          </table:table-cell>
          <table:table-cell office:value-type="string" calcext:value-type="string">
            <text:p>UBND Thị Trấn Đinh Vă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69" calcext:value-type="float">
            <text:p>1072969</text:p>
          </table:table-cell>
          <table:table-cell office:value-type="string" calcext:value-type="string">
            <text:p>UBND Thị trấn Nam B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71" calcext:value-type="float">
            <text:p>1072971</text:p>
          </table:table-cell>
          <table:table-cell office:value-type="string" calcext:value-type="string">
            <text:p>UBND Xã Lộc Bắc</text:p>
          </table:table-cell>
          <table:table-cell office:value-type="float" office:value="60" calcext:value-type="float">
            <text:p>6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72" calcext:value-type="float">
            <text:p>1072972</text:p>
          </table:table-cell>
          <table:table-cell office:value-type="string" calcext:value-type="string">
            <text:p>UBND xã Lộc Lâm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3" calcext:value-type="float">
            <text:p>1072973</text:p>
          </table:table-cell>
          <table:table-cell office:value-type="string" calcext:value-type="string">
            <text:p>UBND Xã Lộc Phú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4" calcext:value-type="float">
            <text:p>1072974</text:p>
          </table:table-cell>
          <table:table-cell office:value-type="string" calcext:value-type="string">
            <text:p>UBND Xã Lộc Quảng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5" calcext:value-type="float">
            <text:p>1072975</text:p>
          </table:table-cell>
          <table:table-cell office:value-type="string" calcext:value-type="string">
            <text:p>UBND Xã Tà H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76" calcext:value-type="float">
            <text:p>1072976</text:p>
          </table:table-cell>
          <table:table-cell office:value-type="string" calcext:value-type="string">
            <text:p>UBND Xã Gia Lâ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7" calcext:value-type="float">
            <text:p>1072977</text:p>
          </table:table-cell>
          <table:table-cell office:value-type="string" calcext:value-type="string">
            <text:p>UBND Xã Đông Tha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8" calcext:value-type="float">
            <text:p>1072978</text:p>
          </table:table-cell>
          <table:table-cell office:value-type="string" calcext:value-type="string">
            <text:p>UBND Xã Mê Linh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046" calcext:value-type="float">
            <text:p>107304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47" calcext:value-type="float">
            <text:p>1073047</text:p>
          </table:table-cell>
          <table:table-cell office:value-type="string" calcext:value-type="string">
            <text:p>UBND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48" calcext:value-type="float">
            <text:p>1073048</text:p>
          </table:table-cell>
          <table:table-cell office:value-type="string" calcext:value-type="string">
            <text:p>UBND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70" calcext:value-type="float">
            <text:p>1073070</text:p>
          </table:table-cell>
          <table:table-cell office:value-type="string" calcext:value-type="string">
            <text:p>UBND Xã Tam Dân</text:p>
          </table:table-cell>
          <table:table-cell office:value-type="float" office:value="6011" calcext:value-type="float">
            <text:p>6011</text:p>
          </table:table-cell>
          <table:table-cell office:value-type="float" office:value="26169" calcext:value-type="float">
            <text:p>26169</text:p>
          </table:table-cell>
          <table:table-cell office:value-type="float" office:value="0" calcext:value-type="float">
            <text:p>0</text:p>
          </table:table-cell>
          <table:table-cell office:value-type="float" office:value="2840" calcext:value-type="float">
            <text:p>2840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071" calcext:value-type="float">
            <text:p>1073071</text:p>
          </table:table-cell>
          <table:table-cell office:value-type="string" calcext:value-type="string">
            <text:p>UBND Xã Tam Đàn</text:p>
          </table:table-cell>
          <table:table-cell office:value-type="float" office:value="1801" calcext:value-type="float">
            <text:p>1801</text:p>
          </table:table-cell>
          <table:table-cell office:value-type="float" office:value="7643" calcext:value-type="float">
            <text:p>7643</text:p>
          </table:table-cell>
          <table:table-cell office:value-type="float" office:value="0" calcext:value-type="float">
            <text:p>0</text:p>
          </table:table-cell>
          <table:table-cell office:value-type="float" office:value="4771" calcext:value-type="float">
            <text:p>4771</text:p>
          </table:table-cell>
          <table:table-cell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072" calcext:value-type="float">
            <text:p>1073072</text:p>
          </table:table-cell>
          <table:table-cell office:value-type="string" calcext:value-type="string">
            <text:p>UBND Xã Tam An</text:p>
          </table:table-cell>
          <table:table-cell office:value-type="float" office:value="4070" calcext:value-type="float">
            <text:p>4070</text:p>
          </table:table-cell>
          <table:table-cell office:value-type="float" office:value="11164" calcext:value-type="float">
            <text:p>11164</text:p>
          </table:table-cell>
          <table:table-cell office:value-type="float" office:value="0" calcext:value-type="float">
            <text:p>0</text:p>
          </table:table-cell>
          <table:table-cell office:value-type="float" office:value="5768" calcext:value-type="float">
            <text:p>5768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073" calcext:value-type="float">
            <text:p>1073073</text:p>
          </table:table-cell>
          <table:table-cell office:value-type="string" calcext:value-type="string">
            <text:p>UBND Xã Tam Lộc</text:p>
          </table:table-cell>
          <table:table-cell office:value-type="float" office:value="2718" calcext:value-type="float">
            <text:p>2718</text:p>
          </table:table-cell>
          <table:table-cell office:value-type="float" office:value="11543" calcext:value-type="float">
            <text:p>11543</text:p>
          </table:table-cell>
          <table:table-cell office:value-type="float" office:value="0" calcext:value-type="float">
            <text:p>0</text:p>
          </table:table-cell>
          <table:table-cell office:value-type="float" office:value="6945" calcext:value-type="float">
            <text:p>6945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076" calcext:value-type="float">
            <text:p>1073076</text:p>
          </table:table-cell>
          <table:table-cell office:value-type="string" calcext:value-type="string">
            <text:p>UBND Phường An Phú</text:p>
          </table:table-cell>
          <table:table-cell office:value-type="float" office:value="490" calcext:value-type="float">
            <text:p>490</text:p>
          </table:table-cell>
          <table:table-cell office:value-type="float" office:value="3362" calcext:value-type="float">
            <text:p>3362</text:p>
          </table:table-cell>
          <table:table-cell office:value-type="float" office:value="3" calcext:value-type="float">
            <text:p>3</text:p>
          </table:table-cell>
          <table:table-cell office:value-type="float" office:value="2655" calcext:value-type="float">
            <text:p>2655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079" calcext:value-type="float">
            <text:p>1073079</text:p>
          </table:table-cell>
          <table:table-cell office:value-type="string" calcext:value-type="string">
            <text:p>UBND Xã Tam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01" calcext:value-type="float">
            <text:p>1073101</text:p>
          </table:table-cell>
          <table:table-cell office:value-type="string" calcext:value-type="string">
            <text:p>UBND Thị Trấn Lộc Thắng</text:p>
          </table:table-cell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102" calcext:value-type="float">
            <text:p>1073102</text:p>
          </table:table-cell>
          <table:table-cell office:value-type="string" calcext:value-type="string">
            <text:p>UBND Xã Lộc Bảo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166" calcext:value-type="float">
            <text:p>1073166</text:p>
          </table:table-cell>
          <table:table-cell office:value-type="string" calcext:value-type="string">
            <text:p>UBND Xã Trí P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67" calcext:value-type="float">
            <text:p>1073167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68" calcext:value-type="float">
            <text:p>1073168</text:p>
          </table:table-cell>
          <table:table-cell office:value-type="string" calcext:value-type="string">
            <text:p>Ủy Ban Nhân Dân Xã Pha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72" calcext:value-type="float">
            <text:p>1073172</text:p>
          </table:table-cell>
          <table:table-cell office:value-type="string" calcext:value-type="string">
            <text:p>UBND Xã Tân Lộc Bắc</text:p>
          </table:table-cell>
          <table:table-cell office:value-type="float" office:value="52" calcext:value-type="float">
            <text:p>52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175" calcext:value-type="float">
            <text:p>1073175</text:p>
          </table:table-cell>
          <table:table-cell office:value-type="string" calcext:value-type="string">
            <text:p>Ủy Ban Nhân Dân Xã Ph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412" calcext:value-type="float">
            <text:p>1073412</text:p>
          </table:table-cell>
          <table:table-cell office:value-type="string" calcext:value-type="string">
            <text:p>UBND XÃ ĐỊNH B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414" calcext:value-type="float">
            <text:p>1073414</text:p>
          </table:table-cell>
          <table:table-cell office:value-type="string" calcext:value-type="string">
            <text:p>UBND Xã Biển Bạch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419" calcext:value-type="float">
            <text:p>1073419</text:p>
          </table:table-cell>
          <table:table-cell office:value-type="string" calcext:value-type="string">
            <text:p>Ủy Ban Nhân Dân Xã V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509" calcext:value-type="float">
            <text:p>1073509</text:p>
          </table:table-cell>
          <table:table-cell office:value-type="string" calcext:value-type="string">
            <text:p>Ủy Ban Nhân Dân Xã Khánh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0" calcext:value-type="float">
            <text:p>1073510</text:p>
          </table:table-cell>
          <table:table-cell office:value-type="string" calcext:value-type="string">
            <text:p>Ủy Ban Nhân Dân Xã Khá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1" calcext:value-type="float">
            <text:p>1073511</text:p>
          </table:table-cell>
          <table:table-cell office:value-type="string" calcext:value-type="string">
            <text:p>Ủy Ban Nhân Dân Xã Kh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2" calcext:value-type="float">
            <text:p>1073512</text:p>
          </table:table-cell>
          <table:table-cell office:value-type="string" calcext:value-type="string">
            <text:p>Ủy Ban Nhân Dân Xã Khánh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61" calcext:value-type="float">
            <text:p>1073561</text:p>
          </table:table-cell>
          <table:table-cell office:value-type="string" calcext:value-type="string">
            <text:p>UBND Xã Lý Văn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567" calcext:value-type="float">
            <text:p>1073567</text:p>
          </table:table-cell>
          <table:table-cell office:value-type="string" calcext:value-type="string">
            <text:p>UBND Xã Hoà Thành</text:p>
          </table:table-cell>
          <table:table-cell office:value-type="float" office:value="82" calcext:value-type="float">
            <text:p>82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4540" calcext:value-type="float">
            <text:p>454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568" calcext:value-type="float">
            <text:p>1073568</text:p>
          </table:table-cell>
          <table:table-cell office:value-type="string" calcext:value-type="string">
            <text:p>UBND Xã T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569" calcext:value-type="float">
            <text:p>1073569</text:p>
          </table:table-cell>
          <table:table-cell office:value-type="string" calcext:value-type="string">
            <text:p>UBND XÃ TẮC VÂ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68" calcext:value-type="float">
            <text:p>69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839" calcext:value-type="float">
            <text:p>1073839</text:p>
          </table:table-cell>
          <table:table-cell office:value-type="string" calcext:value-type="string">
            <text:p>UBND Xã Nam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892" calcext:value-type="float">
            <text:p>1073892</text:p>
          </table:table-cell>
          <table:table-cell office:value-type="string" calcext:value-type="string">
            <text:p>UBND Xã Phướ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907" calcext:value-type="float">
            <text:p>1073907</text:p>
          </table:table-cell>
          <table:table-cell office:value-type="string" calcext:value-type="string">
            <text:p>Ủy Ban Nhân Dân Xã Phong Tân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908" calcext:value-type="float">
            <text:p>1073908</text:p>
          </table:table-cell>
          <table:table-cell office:value-type="string" calcext:value-type="string">
            <text:p>Ủy Ban Nhân Dân xã Tân Phong</text:p>
          </table:table-cell>
          <table:table-cell office:value-type="float" office:value="28" calcext:value-type="float">
            <text:p>28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909" calcext:value-type="float">
            <text:p>1073909</text:p>
          </table:table-cell>
          <table:table-cell office:value-type="string" calcext:value-type="string">
            <text:p>Ủy Ban Nhân Dân Xã Phong Thạnh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4016" calcext:value-type="float">
            <text:p>1074016</text:p>
          </table:table-cell>
          <table:table-cell office:value-type="string" calcext:value-type="string">
            <text:p>Ủy Ban Nhân Dân Thị trấn L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028" calcext:value-type="float">
            <text:p>1074028</text:p>
          </table:table-cell>
          <table:table-cell office:value-type="string" calcext:value-type="string">
            <text:p>UBND Xã An Bình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4084" calcext:value-type="float">
            <text:p>1074084</text:p>
          </table:table-cell>
          <table:table-cell office:value-type="string" calcext:value-type="string">
            <text:p>UBND Xã Đức Minh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77" calcext:value-type="float">
            <text:p>22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4102" calcext:value-type="float">
            <text:p>1074102</text:p>
          </table:table-cell>
          <table:table-cell office:value-type="string" calcext:value-type="string">
            <text:p>Ủy Ban Nhân Dân Xã Thạnh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104" calcext:value-type="float">
            <text:p>1074104</text:p>
          </table:table-cell>
          <table:table-cell office:value-type="string" calcext:value-type="string">
            <text:p>Ủy Ban Nhân Dân Xã Hòa Tú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147" calcext:value-type="float">
            <text:p>1074147</text:p>
          </table:table-cell>
          <table:table-cell office:value-type="string" calcext:value-type="string">
            <text:p>Ủy Ban Nhân Dân Xã Phong Thạnh Tây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4335" calcext:value-type="float">
            <text:p>1074335</text:p>
          </table:table-cell>
          <table:table-cell office:value-type="string" calcext:value-type="string">
            <text:p>Ủy Ban Nhân Dân Phường 2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44" calcext:value-type="float">
            <text:p>1074344</text:p>
          </table:table-cell>
          <table:table-cell office:value-type="string" calcext:value-type="string">
            <text:p>Ủy Ban Nhân Dân Thị Trấn L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46" calcext:value-type="float">
            <text:p>1074346</text:p>
          </table:table-cell>
          <table:table-cell office:value-type="string" calcext:value-type="string">
            <text:p>Ủy Ban Nhân Dân Xã Mỹ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3" calcext:value-type="float">
            <text:p>1074383</text:p>
          </table:table-cell>
          <table:table-cell office:value-type="string" calcext:value-type="string">
            <text:p>UBND Phường Quế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5" calcext:value-type="float">
            <text:p>1074385</text:p>
          </table:table-cell>
          <table:table-cell office:value-type="string" calcext:value-type="string">
            <text:p>UBND Phường Phù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8" calcext:value-type="float">
            <text:p>1074388</text:p>
          </table:table-cell>
          <table:table-cell office:value-type="string" calcext:value-type="string">
            <text:p>UBND Phường Phố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9" calcext:value-type="float">
            <text:p>1074389</text:p>
          </table:table-cell>
          <table:table-cell office:value-type="string" calcext:value-type="string">
            <text:p>UBND Xã Việt Thố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0" calcext:value-type="float">
            <text:p>1074390</text:p>
          </table:table-cell>
          <table:table-cell office:value-type="string" calcext:value-type="string">
            <text:p>UBND Phường Đại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1" calcext:value-type="float">
            <text:p>1074391</text:p>
          </table:table-cell>
          <table:table-cell office:value-type="string" calcext:value-type="string">
            <text:p>UBND Phường Nh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2" calcext:value-type="float">
            <text:p>1074392</text:p>
          </table:table-cell>
          <table:table-cell office:value-type="string" calcext:value-type="string">
            <text:p>UBND Phường Bằ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582" calcext:value-type="float">
            <text:p>1074582</text:p>
          </table:table-cell>
          <table:table-cell office:value-type="string" calcext:value-type="string">
            <text:p>Ủy Ban Nhân Dân Phường 10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676" calcext:value-type="float">
            <text:p>1074676</text:p>
          </table:table-cell>
          <table:table-cell office:value-type="string" calcext:value-type="string">
            <text:p>Ủy Ban Nhân Dân Phường 9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6" calcext:value-type="float">
            <text:p>1075126</text:p>
          </table:table-cell>
          <table:table-cell office:value-type="string" calcext:value-type="string">
            <text:p>Ủy ban Nhân dân xã Phong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7" calcext:value-type="float">
            <text:p>1075127</text:p>
          </table:table-cell>
          <table:table-cell office:value-type="string" calcext:value-type="string">
            <text:p>Ủy ban Nhân dân xã Tam Ng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8" calcext:value-type="float">
            <text:p>1075128</text:p>
          </table:table-cell>
          <table:table-cell office:value-type="string" calcext:value-type="string">
            <text:p>UBND Xã An Nh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3" calcext:value-type="float">
            <text:p>1075133</text:p>
          </table:table-cell>
          <table:table-cell office:value-type="string" calcext:value-type="string">
            <text:p>Ủy ban Nhân dân xã An Phú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4" calcext:value-type="float">
            <text:p>1075134</text:p>
          </table:table-cell>
          <table:table-cell office:value-type="string" calcext:value-type="string">
            <text:p>Ủy ban Nhân dân xã Ninh Th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5" calcext:value-type="float">
            <text:p>1075135</text:p>
          </table:table-cell>
          <table:table-cell office:value-type="string" calcext:value-type="string">
            <text:p>Ủy ban Nhân dân xã Ph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223" calcext:value-type="float">
            <text:p>1075223</text:p>
          </table:table-cell>
          <table:table-cell office:value-type="string" calcext:value-type="string">
            <text:p>UBND Xã Nghĩa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284" calcext:value-type="float">
            <text:p>1075284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5" calcext:value-type="float">
            <text:p>1075285</text:p>
          </table:table-cell>
          <table:table-cell office:value-type="string" calcext:value-type="string">
            <text:p>Ủy ban nhân dân Phường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5286" calcext:value-type="float">
            <text:p>1075286</text:p>
          </table:table-cell>
          <table:table-cell office:value-type="string" calcext:value-type="string">
            <text:p>Ủy Ban Nhân Dân Phường 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7" calcext:value-type="float">
            <text:p>1075287</text:p>
          </table:table-cell>
          <table:table-cell office:value-type="string" calcext:value-type="string">
            <text:p>Ủy Ban Nhân Dân Phường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8" calcext:value-type="float">
            <text:p>1075288</text:p>
          </table:table-cell>
          <table:table-cell office:value-type="string" calcext:value-type="string">
            <text:p>Ủy Ban Nhân Dân Phường 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292" calcext:value-type="float">
            <text:p>1075292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28" calcext:value-type="float">
            <text:p>28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081" calcext:value-type="float">
            <text:p>308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434" calcext:value-type="float">
            <text:p>1075434</text:p>
          </table:table-cell>
          <table:table-cell office:value-type="string" calcext:value-type="string">
            <text:p>UBND Thị trấn Đô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435" calcext:value-type="float">
            <text:p>1075435</text:p>
          </table:table-cell>
          <table:table-cell office:value-type="string" calcext:value-type="string">
            <text:p>UBND Xã Mỹ T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492" calcext:value-type="float">
            <text:p>1075492</text:p>
          </table:table-cell>
          <table:table-cell office:value-type="string" calcext:value-type="string">
            <text:p>UBND phường Hoàng Diệu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493" calcext:value-type="float">
            <text:p>1075493</text:p>
          </table:table-cell>
          <table:table-cell office:value-type="string" calcext:value-type="string">
            <text:p>UBND phường Tiền Phong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074" calcext:value-type="float">
            <text:p>407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5494" calcext:value-type="float">
            <text:p>1075494</text:p>
          </table:table-cell>
          <table:table-cell office:value-type="string" calcext:value-type="string">
            <text:p>UBND xã Phú Xuân</text:p>
          </table:table-cell>
          <table:table-cell office:value-type="float" office:value="29" calcext:value-type="float">
            <text:p>2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3353" calcext:value-type="float">
            <text:p>335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495" calcext:value-type="float">
            <text:p>1075495</text:p>
          </table:table-cell>
          <table:table-cell office:value-type="string" calcext:value-type="string">
            <text:p>UBND phường Trần Lã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512" calcext:value-type="float">
            <text:p>1075512</text:p>
          </table:table-cell>
          <table:table-cell office:value-type="string" calcext:value-type="string">
            <text:p>UBND Xã Mỹ Quý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546" calcext:value-type="float">
            <text:p>1075546</text:p>
          </table:table-cell>
          <table:table-cell office:value-type="string" calcext:value-type="string">
            <text:p>UBND XÃ ĐÔNG HOÀ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681" calcext:value-type="float">
            <text:p>1075681</text:p>
          </table:table-cell>
          <table:table-cell office:value-type="string" calcext:value-type="string">
            <text:p>UBND Phường Đa Mai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office:value-type="float" office:value="4990" calcext:value-type="float">
            <text:p>499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5828" calcext:value-type="float">
            <text:p>1075828</text:p>
          </table:table-cell>
          <table:table-cell office:value-type="string" calcext:value-type="string">
            <text:p>UBND Xã Phú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857" calcext:value-type="float">
            <text:p>1075857</text:p>
          </table:table-cell>
          <table:table-cell office:value-type="string" calcext:value-type="string">
            <text:p>UBND Thị trấn Ân T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858" calcext:value-type="float">
            <text:p>1075858</text:p>
          </table:table-cell>
          <table:table-cell office:value-type="string" calcext:value-type="string">
            <text:p>UBND Xã Phù Ủ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859" calcext:value-type="float">
            <text:p>1075859</text:p>
          </table:table-cell>
          <table:table-cell office:value-type="string" calcext:value-type="string">
            <text:p>UBND Xã Bắc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948" calcext:value-type="float">
            <text:p>1075948</text:p>
          </table:table-cell>
          <table:table-cell office:value-type="string" calcext:value-type="string">
            <text:p>UBND PHƯỜNG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949" calcext:value-type="float">
            <text:p>1075949</text:p>
          </table:table-cell>
          <table:table-cell office:value-type="string" calcext:value-type="string">
            <text:p>Ủy Ban Nhân Dân Phường Tân Đồ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950" calcext:value-type="float">
            <text:p>1075950</text:p>
          </table:table-cell>
          <table:table-cell office:value-type="string" calcext:value-type="string">
            <text:p>UBND PHƯỜNG TÂN BÌNH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051" calcext:value-type="float">
            <text:p>1076051</text:p>
          </table:table-cell>
          <table:table-cell office:value-type="string" calcext:value-type="string">
            <text:p>UBND Xã Đồng T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2" calcext:value-type="float">
            <text:p>1076052</text:p>
          </table:table-cell>
          <table:table-cell office:value-type="string" calcext:value-type="string">
            <text:p>UBND Xã Mai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3" calcext:value-type="float">
            <text:p>1076053</text:p>
          </table:table-cell>
          <table:table-cell office:value-type="string" calcext:value-type="string">
            <text:p>UBND Xã Đức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4" calcext:value-type="float">
            <text:p>1076054</text:p>
          </table:table-cell>
          <table:table-cell office:value-type="string" calcext:value-type="string">
            <text:p>UBND Xã Hù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5" calcext:value-type="float">
            <text:p>1076055</text:p>
          </table:table-cell>
          <table:table-cell office:value-type="string" calcext:value-type="string">
            <text:p>UBND Xã Ngọc Thanh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6" calcext:value-type="float">
            <text:p>1076056</text:p>
          </table:table-cell>
          <table:table-cell office:value-type="string" calcext:value-type="string">
            <text:p>UBND Xã Thọ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7" calcext:value-type="float">
            <text:p>1076057</text:p>
          </table:table-cell>
          <table:table-cell office:value-type="string" calcext:value-type="string">
            <text:p>UBND Xã Đồng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8" calcext:value-type="float">
            <text:p>1076058</text:p>
          </table:table-cell>
          <table:table-cell office:value-type="string" calcext:value-type="string">
            <text:p>UBND Xã Song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9" calcext:value-type="float">
            <text:p>1076059</text:p>
          </table:table-cell>
          <table:table-cell office:value-type="string" calcext:value-type="string">
            <text:p>UBND Xã Chính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60" calcext:value-type="float">
            <text:p>1076060</text:p>
          </table:table-cell>
          <table:table-cell office:value-type="string" calcext:value-type="string">
            <text:p>UBND Xã Nhân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64" calcext:value-type="float">
            <text:p>1076064</text:p>
          </table:table-cell>
          <table:table-cell office:value-type="string" calcext:value-type="string">
            <text:p>UBND Xã Phạm Ngũ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102" calcext:value-type="float">
            <text:p>1076102</text:p>
          </table:table-cell>
          <table:table-cell office:value-type="string" calcext:value-type="string">
            <text:p>UBND Xã Long 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6196" calcext:value-type="float">
            <text:p>1076196</text:p>
          </table:table-cell>
          <table:table-cell office:value-type="string" calcext:value-type="string">
            <text:p>Ủy Ban Nhân Dân Phường Tâ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297" calcext:value-type="float">
            <text:p>1076297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437" calcext:value-type="float">
            <text:p>1076437</text:p>
          </table:table-cell>
          <table:table-cell office:value-type="string" calcext:value-type="string">
            <text:p>UBND Xã Tiến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564" calcext:value-type="float">
            <text:p>1076564</text:p>
          </table:table-cell>
          <table:table-cell office:value-type="string" calcext:value-type="string">
            <text:p>UBND Xã An T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565" calcext:value-type="float">
            <text:p>1076565</text:p>
          </table:table-cell>
          <table:table-cell office:value-type="string" calcext:value-type="string">
            <text:p>UBND Xã Huổi Lu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650" calcext:value-type="float">
            <text:p>1076650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782" calcext:value-type="float">
            <text:p>1076782</text:p>
          </table:table-cell>
          <table:table-cell office:value-type="string" calcext:value-type="string">
            <text:p>UBND Xã Ngũ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38" calcext:value-type="float">
            <text:p>1076838</text:p>
          </table:table-cell>
          <table:table-cell office:value-type="string" calcext:value-type="string">
            <text:p>UBND Phường Dữu L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5" calcext:value-type="float">
            <text:p>1076855</text:p>
          </table:table-cell>
          <table:table-cell office:value-type="string" calcext:value-type="string">
            <text:p>UBND xã Chí Tân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6" calcext:value-type="float">
            <text:p>1076856</text:p>
          </table:table-cell>
          <table:table-cell office:value-type="string" calcext:value-type="string">
            <text:p>UBND Xã Đại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857" calcext:value-type="float">
            <text:p>1076857</text:p>
          </table:table-cell>
          <table:table-cell office:value-type="string" calcext:value-type="string">
            <text:p>UBND Xã Thuầ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8" calcext:value-type="float">
            <text:p>1076858</text:p>
          </table:table-cell>
          <table:table-cell office:value-type="string" calcext:value-type="string">
            <text:p>UBND xã Thành C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9" calcext:value-type="float">
            <text:p>1076859</text:p>
          </table:table-cell>
          <table:table-cell office:value-type="string" calcext:value-type="string">
            <text:p>UBND Xã Nhuế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99" calcext:value-type="float">
            <text:p>1076899</text:p>
          </table:table-cell>
          <table:table-cell office:value-type="string" calcext:value-type="string">
            <text:p>UBND xã Trung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901" calcext:value-type="float">
            <text:p>1076901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0" calcext:value-type="float">
            <text:p>1077000</text:p>
          </table:table-cell>
          <table:table-cell office:value-type="string" calcext:value-type="string">
            <text:p>UBND Xã Tràng P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1" calcext:value-type="float">
            <text:p>1077001</text:p>
          </table:table-cell>
          <table:table-cell office:value-type="string" calcext:value-type="string">
            <text:p>Ủy ban nhân dân xã 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2" calcext:value-type="float">
            <text:p>1077002</text:p>
          </table:table-cell>
          <table:table-cell office:value-type="string" calcext:value-type="string">
            <text:p>UBND Xã Tú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14" calcext:value-type="float">
            <text:p>1077014</text:p>
          </table:table-cell>
          <table:table-cell office:value-type="string" calcext:value-type="string">
            <text:p>Ủy ban nhân dân Thị trấn Văn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0" calcext:value-type="float">
            <text:p>1077020</text:p>
          </table:table-cell>
          <table:table-cell office:value-type="string" calcext:value-type="string">
            <text:p>UBND xã Liêm Cầ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3" calcext:value-type="float">
            <text:p>1077023</text:p>
          </table:table-cell>
          <table:table-cell office:value-type="string" calcext:value-type="string">
            <text:p>UBND xã Nhân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4" calcext:value-type="float">
            <text:p>1077024</text:p>
          </table:table-cell>
          <table:table-cell office:value-type="string" calcext:value-type="string">
            <text:p>UBND xã Nhân Kh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5" calcext:value-type="float">
            <text:p>1077025</text:p>
          </table:table-cell>
          <table:table-cell office:value-type="string" calcext:value-type="string">
            <text:p>UBND xã Nhân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6" calcext:value-type="float">
            <text:p>1077026</text:p>
          </table:table-cell>
          <table:table-cell office:value-type="string" calcext:value-type="string">
            <text:p>UBND xã Hợp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7" calcext:value-type="float">
            <text:p>1077027</text:p>
          </table:table-cell>
          <table:table-cell office:value-type="string" calcext:value-type="string">
            <text:p>UBND xã Vă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8" calcext:value-type="float">
            <text:p>1077028</text:p>
          </table:table-cell>
          <table:table-cell office:value-type="string" calcext:value-type="string">
            <text:p>UBND xã Chính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9" calcext:value-type="float">
            <text:p>1077029</text:p>
          </table:table-cell>
          <table:table-cell office:value-type="string" calcext:value-type="string">
            <text:p>UBND xã Nguyê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0" calcext:value-type="float">
            <text:p>1077030</text:p>
          </table:table-cell>
          <table:table-cell office:value-type="string" calcext:value-type="string">
            <text:p>UBND xã Công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2" calcext:value-type="float">
            <text:p>1077032</text:p>
          </table:table-cell>
          <table:table-cell office:value-type="string" calcext:value-type="string">
            <text:p>UBND xã Khả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3" calcext:value-type="float">
            <text:p>1077033</text:p>
          </table:table-cell>
          <table:table-cell office:value-type="string" calcext:value-type="string">
            <text:p>UBND xã Nhâ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4" calcext:value-type="float">
            <text:p>1077034</text:p>
          </table:table-cell>
          <table:table-cell office:value-type="string" calcext:value-type="string">
            <text:p>UBND xã Phú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5" calcext:value-type="float">
            <text:p>1077035</text:p>
          </table:table-cell>
          <table:table-cell office:value-type="string" calcext:value-type="string">
            <text:p>UBND xã Đồng Hó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036" calcext:value-type="float">
            <text:p>1077036</text:p>
          </table:table-cell>
          <table:table-cell office:value-type="string" calcext:value-type="string">
            <text:p>UBND Thị trấn Vĩnh Tr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7" calcext:value-type="float">
            <text:p>1077037</text:p>
          </table:table-cell>
          <table:table-cell office:value-type="string" calcext:value-type="string">
            <text:p>UBND xã Bắc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038" calcext:value-type="float">
            <text:p>1077038</text:p>
          </table:table-cell>
          <table:table-cell office:value-type="string" calcext:value-type="string">
            <text:p>UBND xã Văn Xá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065" calcext:value-type="float">
            <text:p>1077065</text:p>
          </table:table-cell>
          <table:table-cell office:value-type="string" calcext:value-type="string">
            <text:p>UBND phường T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6" calcext:value-type="float">
            <text:p>1077066</text:p>
          </table:table-cell>
          <table:table-cell office:value-type="string" calcext:value-type="string">
            <text:p>UBND Xã Hải Y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7" calcext:value-type="float">
            <text:p>1077067</text:p>
          </table:table-cell>
          <table:table-cell office:value-type="string" calcext:value-type="string">
            <text:p>UBND phường Mai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8" calcext:value-type="float">
            <text:p>1077068</text:p>
          </table:table-cell>
          <table:table-cell office:value-type="string" calcext:value-type="string">
            <text:p>UBND phường Hả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1" calcext:value-type="float">
            <text:p>1077071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2" calcext:value-type="float">
            <text:p>1077072</text:p>
          </table:table-cell>
          <table:table-cell office:value-type="string" calcext:value-type="string">
            <text:p>UBND phường Bình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3" calcext:value-type="float">
            <text:p>1077073</text:p>
          </table:table-cell>
          <table:table-cell office:value-type="string" calcext:value-type="string">
            <text:p>UBND phường Hải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02" calcext:value-type="float">
            <text:p>1077102</text:p>
          </table:table-cell>
          <table:table-cell office:value-type="string" calcext:value-type="string">
            <text:p>UBND Xã Tâ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10" calcext:value-type="float">
            <text:p>1077110</text:p>
          </table:table-cell>
          <table:table-cell office:value-type="string" calcext:value-type="string">
            <text:p>UBND Phường 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33" calcext:value-type="float">
            <text:p>19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16" calcext:value-type="float">
            <text:p>1077116</text:p>
          </table:table-cell>
          <table:table-cell office:value-type="string" calcext:value-type="string">
            <text:p>UBND Phường 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71" calcext:value-type="float">
            <text:p>557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7181" calcext:value-type="float">
            <text:p>1077181</text:p>
          </table:table-cell>
          <table:table-cell office:value-type="string" calcext:value-type="string">
            <text:p>UBND Thị trấn Thanh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84" calcext:value-type="float">
            <text:p>1077184</text:p>
          </table:table-cell>
          <table:table-cell office:value-type="string" calcext:value-type="string">
            <text:p>UBND xã Ki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85" calcext:value-type="float">
            <text:p>1077185</text:p>
          </table:table-cell>
          <table:table-cell office:value-type="string" calcext:value-type="string">
            <text:p>UBND xã Thanh Sơn</text:p>
          </table:table-cell>
          <table:table-cell office:value-type="float" office:value="110" calcext:value-type="float">
            <text:p>11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86" calcext:value-type="float">
            <text:p>1077186</text:p>
          </table:table-cell>
          <table:table-cell office:value-type="string" calcext:value-type="string">
            <text:p>UBND xã Ngọ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87" calcext:value-type="float">
            <text:p>1077187</text:p>
          </table:table-cell>
          <table:table-cell office:value-type="string" calcext:value-type="string">
            <text:p>UBND Thị trấn Ba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0" calcext:value-type="float">
            <text:p>1077190</text:p>
          </table:table-cell>
          <table:table-cell office:value-type="string" calcext:value-type="string">
            <text:p>UBND xã Tiên Hải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91" calcext:value-type="float">
            <text:p>1077191</text:p>
          </table:table-cell>
          <table:table-cell office:value-type="string" calcext:value-type="string">
            <text:p>UBND xã Đức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2" calcext:value-type="float">
            <text:p>1077192</text:p>
          </table:table-cell>
          <table:table-cell office:value-type="string" calcext:value-type="string">
            <text:p>UBND xã Đạo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3" calcext:value-type="float">
            <text:p>1077193</text:p>
          </table:table-cell>
          <table:table-cell office:value-type="string" calcext:value-type="string">
            <text:p>UBND xã Châ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4" calcext:value-type="float">
            <text:p>1077194</text:p>
          </table:table-cell>
          <table:table-cell office:value-type="string" calcext:value-type="string">
            <text:p>UBND xã Tân Sơn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95" calcext:value-type="float">
            <text:p>1077195</text:p>
          </table:table-cell>
          <table:table-cell office:value-type="string" calcext:value-type="string">
            <text:p>UBND xã L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6" calcext:value-type="float">
            <text:p>1077196</text:p>
          </table:table-cell>
          <table:table-cell office:value-type="string" calcext:value-type="string">
            <text:p>UBND xã Thụy Lô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97" calcext:value-type="float">
            <text:p>1077197</text:p>
          </table:table-cell>
          <table:table-cell office:value-type="string" calcext:value-type="string">
            <text:p>UBND xã Thi Sơ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452" calcext:value-type="float">
            <text:p>44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98" calcext:value-type="float">
            <text:p>1077198</text:p>
          </table:table-cell>
          <table:table-cell office:value-type="string" calcext:value-type="string">
            <text:p>UBND xã Nhật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0" calcext:value-type="float">
            <text:p>1077200</text:p>
          </table:table-cell>
          <table:table-cell office:value-type="string" calcext:value-type="string">
            <text:p>UBND xã Đại C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1" calcext:value-type="float">
            <text:p>1077201</text:p>
          </table:table-cell>
          <table:table-cell office:value-type="string" calcext:value-type="string">
            <text:p>UBND xã Nhật Tựu</text:p>
          </table:table-cell>
          <table:table-cell office:value-type="float" office:value="88" calcext:value-type="float">
            <text:p>88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2" calcext:value-type="float">
            <text:p>1077202</text:p>
          </table:table-cell>
          <table:table-cell office:value-type="string" calcext:value-type="string">
            <text:p>UBND xã Hoàng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0" calcext:value-type="float">
            <text:p>1077220</text:p>
          </table:table-cell>
          <table:table-cell office:value-type="string" calcext:value-type="string">
            <text:p>UBND phường Châu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1" calcext:value-type="float">
            <text:p>1077221</text:p>
          </table:table-cell>
          <table:table-cell office:value-type="string" calcext:value-type="string">
            <text:p>UBND xã Chuyên Ngoại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222" calcext:value-type="float">
            <text:p>1077222</text:p>
          </table:table-cell>
          <table:table-cell office:value-type="string" calcext:value-type="string">
            <text:p>UBND xã Mộc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3" calcext:value-type="float">
            <text:p>1077223</text:p>
          </table:table-cell>
          <table:table-cell office:value-type="string" calcext:value-type="string">
            <text:p>UBND Thị trấn Quế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4" calcext:value-type="float">
            <text:p>1077224</text:p>
          </table:table-cell>
          <table:table-cell office:value-type="string" calcext:value-type="string">
            <text:p>UBND xã Nguyễn Ú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5" calcext:value-type="float">
            <text:p>1077225</text:p>
          </table:table-cell>
          <table:table-cell office:value-type="string" calcext:value-type="string">
            <text:p>UBND xã Tượng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6" calcext:value-type="float">
            <text:p>1077226</text:p>
          </table:table-cell>
          <table:table-cell office:value-type="string" calcext:value-type="string">
            <text:p>UBND xã Lê Hồ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7" calcext:value-type="float">
            <text:p>1077227</text:p>
          </table:table-cell>
          <table:table-cell office:value-type="string" calcext:value-type="string">
            <text:p>UBND phường Đồng Vă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8" calcext:value-type="float">
            <text:p>1077228</text:p>
          </table:table-cell>
          <table:table-cell office:value-type="string" calcext:value-type="string">
            <text:p>UBND phường Duy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9" calcext:value-type="float">
            <text:p>1077229</text:p>
          </table:table-cell>
          <table:table-cell office:value-type="string" calcext:value-type="string">
            <text:p>UBND phường Duy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30" calcext:value-type="float">
            <text:p>1077230</text:p>
          </table:table-cell>
          <table:table-cell office:value-type="string" calcext:value-type="string">
            <text:p>UBND phường Bạch Thượ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1" calcext:value-type="float">
            <text:p>1077231</text:p>
          </table:table-cell>
          <table:table-cell office:value-type="string" calcext:value-type="string">
            <text:p>UBND xã Mộc Bắ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2" calcext:value-type="float">
            <text:p>1077232</text:p>
          </table:table-cell>
          <table:table-cell office:value-type="string" calcext:value-type="string">
            <text:p>UBND phường Lương Khánh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33" calcext:value-type="float">
            <text:p>1077233</text:p>
          </table:table-cell>
          <table:table-cell office:value-type="string" calcext:value-type="string">
            <text:p>UBND phường Thanh Ch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4" calcext:value-type="float">
            <text:p>1077234</text:p>
          </table:table-cell>
          <table:table-cell office:value-type="string" calcext:value-type="string">
            <text:p>UBND phường Lam Hạ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5" calcext:value-type="float">
            <text:p>1077235</text:p>
          </table:table-cell>
          <table:table-cell office:value-type="string" calcext:value-type="string">
            <text:p>UBND xã Liêm Ch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6" calcext:value-type="float">
            <text:p>1077236</text:p>
          </table:table-cell>
          <table:table-cell office:value-type="string" calcext:value-type="string">
            <text:p>UBND phường Hòa Mạc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7" calcext:value-type="float">
            <text:p>1077237</text:p>
          </table:table-cell>
          <table:table-cell office:value-type="string" calcext:value-type="string">
            <text:p>UBND phường Trần Hưng Đạo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71" calcext:value-type="float">
            <text:p>1077271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6" calcext:value-type="float">
            <text:p>1077276</text:p>
          </table:table-cell>
          <table:table-cell office:value-type="string" calcext:value-type="string">
            <text:p>UBND Xã Hòa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7" calcext:value-type="float">
            <text:p>1077277</text:p>
          </table:table-cell>
          <table:table-cell office:value-type="string" calcext:value-type="string">
            <text:p>UBND Xã Cai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9" calcext:value-type="float">
            <text:p>1077279</text:p>
          </table:table-cell>
          <table:table-cell office:value-type="string" calcext:value-type="string">
            <text:p>UBND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0" calcext:value-type="float">
            <text:p>1077280</text:p>
          </table:table-cell>
          <table:table-cell office:value-type="string" calcext:value-type="string">
            <text:p>UBND Phường 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7281" calcext:value-type="float">
            <text:p>1077281</text:p>
          </table:table-cell>
          <table:table-cell office:value-type="string" calcext:value-type="string">
            <text:p>UBND Xã An Xuyên</text:p>
          </table:table-cell>
          <table:table-cell office:value-type="float" office:value="9" calcext:value-type="float">
            <text:p>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285" calcext:value-type="float">
            <text:p>1077285</text:p>
          </table:table-cell>
          <table:table-cell office:value-type="string" calcext:value-type="string">
            <text:p>UBND Xã Nhật Tiến</text:p>
          </table:table-cell>
          <table:table-cell office:value-type="float" office:value="181" calcext:value-type="float">
            <text:p>181</text:p>
          </table:table-cell>
          <table:table-cell office:value-type="float" office:value="1874" calcext:value-type="float">
            <text:p>1874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6" calcext:value-type="float">
            <text:p>1077286</text:p>
          </table:table-cell>
          <table:table-cell office:value-type="string" calcext:value-type="string">
            <text:p>UBND Xã Đồng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7" calcext:value-type="float">
            <text:p>1077287</text:p>
          </table:table-cell>
          <table:table-cell office:value-type="string" calcext:value-type="string">
            <text:p>UBND Xã Hữu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8" calcext:value-type="float">
            <text:p>1077288</text:p>
          </table:table-cell>
          <table:table-cell office:value-type="string" calcext:value-type="string">
            <text:p>UBND xã Yên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9" calcext:value-type="float">
            <text:p>1077289</text:p>
          </table:table-cell>
          <table:table-cell office:value-type="string" calcext:value-type="string">
            <text:p>UBND phường Lê Hồng Phong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0" calcext:value-type="float">
            <text:p>1077290</text:p>
          </table:table-cell>
          <table:table-cell office:value-type="string" calcext:value-type="string">
            <text:p>UBND phường Minh Khai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1" calcext:value-type="float">
            <text:p>1077291</text:p>
          </table:table-cell>
          <table:table-cell office:value-type="string" calcext:value-type="string">
            <text:p>UBND phường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2" calcext:value-type="float">
            <text:p>1077292</text:p>
          </table:table-cell>
          <table:table-cell office:value-type="string" calcext:value-type="string">
            <text:p>UBND phường Hai Bà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99" calcext:value-type="float">
            <text:p>1077299</text:p>
          </table:table-cell>
          <table:table-cell office:value-type="string" calcext:value-type="string">
            <text:p>UBND phường Liê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00" calcext:value-type="float">
            <text:p>1077300</text:p>
          </table:table-cell>
          <table:table-cell office:value-type="string" calcext:value-type="string">
            <text:p>UBND xã Phù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1" calcext:value-type="float">
            <text:p>1077341</text:p>
          </table:table-cell>
          <table:table-cell office:value-type="string" calcext:value-type="string">
            <text:p>UBND Xã Sơn Hà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343" calcext:value-type="float">
            <text:p>1077343</text:p>
          </table:table-cell>
          <table:table-cell office:value-type="string" calcext:value-type="string">
            <text:p>UBND Xã Hò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4" calcext:value-type="float">
            <text:p>1077344</text:p>
          </table:table-cell>
          <table:table-cell office:value-type="string" calcext:value-type="string">
            <text:p>UBND Xã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6" calcext:value-type="float">
            <text:p>1077346</text:p>
          </table:table-cell>
          <table:table-cell office:value-type="string" calcext:value-type="string">
            <text:p>UBND Xã Quyết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7" calcext:value-type="float">
            <text:p>1077347</text:p>
          </table:table-cell>
          <table:table-cell office:value-type="string" calcext:value-type="string">
            <text:p>UBND Xã 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8" calcext:value-type="float">
            <text:p>1077348</text:p>
          </table:table-cell>
          <table:table-cell office:value-type="string" calcext:value-type="string">
            <text:p>UBND Xã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9" calcext:value-type="float">
            <text:p>1077349</text:p>
          </table:table-cell>
          <table:table-cell office:value-type="string" calcext:value-type="string">
            <text:p>UBND Xã Hòa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0" calcext:value-type="float">
            <text:p>1077350</text:p>
          </table:table-cell>
          <table:table-cell office:value-type="string" calcext:value-type="string">
            <text:p>UBND Xã Mi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1" calcext:value-type="float">
            <text:p>1077351</text:p>
          </table:table-cell>
          <table:table-cell office:value-type="string" calcext:value-type="string">
            <text:p>UBND xã Lâm C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2" calcext:value-type="float">
            <text:p>1077352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3" calcext:value-type="float">
            <text:p>1077353</text:p>
          </table:table-cell>
          <table:table-cell office:value-type="string" calcext:value-type="string">
            <text:p>UBND Xã Đồng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4" calcext:value-type="float">
            <text:p>1077354</text:p>
          </table:table-cell>
          <table:table-cell office:value-type="string" calcext:value-type="string">
            <text:p>UBND Xã Bắc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5" calcext:value-type="float">
            <text:p>1077355</text:p>
          </table:table-cell>
          <table:table-cell office:value-type="string" calcext:value-type="string">
            <text:p>UBND Thị trấn Hữu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0" calcext:value-type="float">
            <text:p>1077430</text:p>
          </table:table-cell>
          <table:table-cell office:value-type="string" calcext:value-type="string">
            <text:p>UBND Thị trấn Nông trường Thá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1" calcext:value-type="float">
            <text:p>1077431</text:p>
          </table:table-cell>
          <table:table-cell office:value-type="string" calcext:value-type="string">
            <text:p>UBND Xã Bính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2" calcext:value-type="float">
            <text:p>1077432</text:p>
          </table:table-cell>
          <table:table-cell office:value-type="string" calcext:value-type="string">
            <text:p>UBND Xã Bắc X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3" calcext:value-type="float">
            <text:p>1077433</text:p>
          </table:table-cell>
          <table:table-cell office:value-type="string" calcext:value-type="string">
            <text:p>UBND Xã Kiên M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4" calcext:value-type="float">
            <text:p>1077434</text:p>
          </table:table-cell>
          <table:table-cell office:value-type="string" calcext:value-type="string">
            <text:p>UBND Xã Thá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5" calcext:value-type="float">
            <text:p>1077435</text:p>
          </table:table-cell>
          <table:table-cell office:value-type="string" calcext:value-type="string">
            <text:p>UBND Xã L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6" calcext:value-type="float">
            <text:p>1077436</text:p>
          </table:table-cell>
          <table:table-cell office:value-type="string" calcext:value-type="string">
            <text:p>UBND Xã Lâ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8" calcext:value-type="float">
            <text:p>1077438</text:p>
          </table:table-cell>
          <table:table-cell office:value-type="string" calcext:value-type="string">
            <text:p>UBND Xã Hữu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9" calcext:value-type="float">
            <text:p>1077439</text:p>
          </table:table-cell>
          <table:table-cell office:value-type="string" calcext:value-type="string">
            <text:p>UBND Thị trấn Đình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0" calcext:value-type="float">
            <text:p>1077440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1" calcext:value-type="float">
            <text:p>1077441</text:p>
          </table:table-cell>
          <table:table-cell office:value-type="string" calcext:value-type="string">
            <text:p>UBND Xã Mai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2" calcext:value-type="float">
            <text:p>1077442</text:p>
          </table:table-cell>
          <table:table-cell office:value-type="string" calcext:value-type="string">
            <text:p>UBND Xã Nhâ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3" calcext:value-type="float">
            <text:p>1077443</text:p>
          </table:table-cell>
          <table:table-cell office:value-type="string" calcext:value-type="string">
            <text:p>UBND Xã Bắc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4" calcext:value-type="float">
            <text:p>1077444</text:p>
          </table:table-cell>
          <table:table-cell office:value-type="string" calcext:value-type="string">
            <text:p>UBND Xã Vân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5" calcext:value-type="float">
            <text:p>1077445</text:p>
          </table:table-cell>
          <table:table-cell office:value-type="string" calcext:value-type="string">
            <text:p>UBND Xã Bằng M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6" calcext:value-type="float">
            <text:p>1077446</text:p>
          </table:table-cell>
          <table:table-cell office:value-type="string" calcext:value-type="string">
            <text:p>UBND xã Đình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7" calcext:value-type="float">
            <text:p>1077447</text:p>
          </table:table-cell>
          <table:table-cell office:value-type="string" calcext:value-type="string">
            <text:p>UBND Xã Vạn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59" calcext:value-type="float">
            <text:p>1077559</text:p>
          </table:table-cell>
          <table:table-cell office:value-type="string" calcext:value-type="string">
            <text:p>UBND Xã Tề L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0" calcext:value-type="float">
            <text:p>1077560</text:p>
          </table:table-cell>
          <table:table-cell office:value-type="string" calcext:value-type="string">
            <text:p>UBND Thị trấn T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2" calcext:value-type="float">
            <text:p>1077562</text:p>
          </table:table-cell>
          <table:table-cell office:value-type="string" calcext:value-type="string">
            <text:p>UBND Xã Yên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3" calcext:value-type="float">
            <text:p>1077563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656" calcext:value-type="float">
            <text:p>1077656</text:p>
          </table:table-cell>
          <table:table-cell office:value-type="string" calcext:value-type="string">
            <text:p>UBND xã Quỳnh Gia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657" calcext:value-type="float">
            <text:p>1077657</text:p>
          </table:table-cell>
          <table:table-cell office:value-type="string" calcext:value-type="string">
            <text:p>UBND xã Quỳnh Hoa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064" calcext:value-type="float">
            <text:p>306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7658" calcext:value-type="float">
            <text:p>1077658</text:p>
          </table:table-cell>
          <table:table-cell office:value-type="string" calcext:value-type="string">
            <text:p>UBND xã Quỳnh Thọ</text:p>
          </table:table-cell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076" calcext:value-type="float">
            <text:p>307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7659" calcext:value-type="float">
            <text:p>1077659</text:p>
          </table:table-cell>
          <table:table-cell office:value-type="string" calcext:value-type="string">
            <text:p>UBND xã An Hiệ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19" calcext:value-type="float">
            <text:p>1077719</text:p>
          </table:table-cell>
          <table:table-cell office:value-type="string" calcext:value-type="string">
            <text:p>UBND Xã Liên Khê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0" calcext:value-type="float">
            <text:p>1077720</text:p>
          </table:table-cell>
          <table:table-cell office:value-type="string" calcext:value-type="string">
            <text:p>UBND Xã Phùng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1" calcext:value-type="float">
            <text:p>1077721</text:p>
          </table:table-cell>
          <table:table-cell office:value-type="string" calcext:value-type="string">
            <text:p>UBND xã Việt Hò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2" calcext:value-type="float">
            <text:p>1077722</text:p>
          </table:table-cell>
          <table:table-cell office:value-type="string" calcext:value-type="string">
            <text:p>UBND Xã Đông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723" calcext:value-type="float">
            <text:p>1077723</text:p>
          </table:table-cell>
          <table:table-cell office:value-type="string" calcext:value-type="string">
            <text:p>UBND Xã Đại Tập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4" calcext:value-type="float">
            <text:p>1077724</text:p>
          </table:table-cell>
          <table:table-cell office:value-type="string" calcext:value-type="string">
            <text:p>UBND Xã Bình Kiề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5" calcext:value-type="float">
            <text:p>1077725</text:p>
          </table:table-cell>
          <table:table-cell office:value-type="string" calcext:value-type="string">
            <text:p>UBND Xã Dân Tiến</text:p>
          </table:table-cell>
          <table:table-cell office:value-type="float" office:value="433" calcext:value-type="float">
            <text:p>433</text:p>
          </table:table-cell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6" calcext:value-type="float">
            <text:p>1077726</text:p>
          </table:table-cell>
          <table:table-cell office:value-type="string" calcext:value-type="string">
            <text:p>UBND xã Đồng Tiến</text:p>
          </table:table-cell>
          <table:table-cell office:value-type="float" office:value="53" calcext:value-type="float">
            <text:p>5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7" calcext:value-type="float">
            <text:p>1077727</text:p>
          </table:table-cell>
          <table:table-cell office:value-type="string" calcext:value-type="string">
            <text:p>UBND xã H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8" calcext:value-type="float">
            <text:p>1077728</text:p>
          </table:table-cell>
          <table:table-cell office:value-type="string" calcext:value-type="string">
            <text:p>UBND xã Tân Châu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809" calcext:value-type="float">
            <text:p>1077809</text:p>
          </table:table-cell>
          <table:table-cell office:value-type="string" calcext:value-type="string">
            <text:p>UBND phường Hả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0" calcext:value-type="float">
            <text:p>1077810</text:p>
          </table:table-cell>
          <table:table-cell office:value-type="string" calcext:value-type="string">
            <text:p>UBND Xã Tân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1" calcext:value-type="float">
            <text:p>1077811</text:p>
          </table:table-cell>
          <table:table-cell office:value-type="string" calcext:value-type="string">
            <text:p>UBND xã Trường Lâ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2" calcext:value-type="float">
            <text:p>1077812</text:p>
          </table:table-cell>
          <table:table-cell office:value-type="string" calcext:value-type="string">
            <text:p>UBND phường Hải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3" calcext:value-type="float">
            <text:p>1077813</text:p>
          </table:table-cell>
          <table:table-cell office:value-type="string" calcext:value-type="string">
            <text:p>UBND phường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4" calcext:value-type="float">
            <text:p>1077814</text:p>
          </table:table-cell>
          <table:table-cell office:value-type="string" calcext:value-type="string">
            <text:p>UBND phường Hả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5" calcext:value-type="float">
            <text:p>1077815</text:p>
          </table:table-cell>
          <table:table-cell office:value-type="string" calcext:value-type="string">
            <text:p>UBND xã Hải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6" calcext:value-type="float">
            <text:p>1077816</text:p>
          </table:table-cell>
          <table:table-cell office:value-type="string" calcext:value-type="string">
            <text:p>UBND xã Hả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7" calcext:value-type="float">
            <text:p>1077817</text:p>
          </table:table-cell>
          <table:table-cell office:value-type="string" calcext:value-type="string">
            <text:p>UBND Xã Ngh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8" calcext:value-type="float">
            <text:p>1077818</text:p>
          </table:table-cell>
          <table:table-cell office:value-type="string" calcext:value-type="string">
            <text:p>UBND phường Trú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9" calcext:value-type="float">
            <text:p>1077819</text:p>
          </table:table-cell>
          <table:table-cell office:value-type="string" calcext:value-type="string">
            <text:p>UBND Xã Tùng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0" calcext:value-type="float">
            <text:p>1077820</text:p>
          </table:table-cell>
          <table:table-cell office:value-type="string" calcext:value-type="string">
            <text:p>UBND Xã Ngọc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1" calcext:value-type="float">
            <text:p>1077821</text:p>
          </table:table-cell>
          <table:table-cell office:value-type="string" calcext:value-type="string">
            <text:p>UBND xã Cá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2" calcext:value-type="float">
            <text:p>1077822</text:p>
          </table:table-cell>
          <table:table-cell office:value-type="string" calcext:value-type="string">
            <text:p>UBND xã Anh Sơ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3" calcext:value-type="float">
            <text:p>1077823</text:p>
          </table:table-cell>
          <table:table-cell office:value-type="string" calcext:value-type="string">
            <text:p>UBND xã Hù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4" calcext:value-type="float">
            <text:p>1077824</text:p>
          </table:table-cell>
          <table:table-cell office:value-type="string" calcext:value-type="string">
            <text:p>UBND Xã Đị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48" calcext:value-type="float">
            <text:p>1077848</text:p>
          </table:table-cell>
          <table:table-cell office:value-type="string" calcext:value-type="string">
            <text:p>UBND Phường Phúc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996" calcext:value-type="float">
            <text:p>1077996</text:p>
          </table:table-cell>
          <table:table-cell office:value-type="string" calcext:value-type="string">
            <text:p>UBND Xã Y Tị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998" calcext:value-type="float">
            <text:p>1077998</text:p>
          </table:table-cell>
          <table:table-cell office:value-type="string" calcext:value-type="string">
            <text:p>UBND xã Xuâ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999" calcext:value-type="float">
            <text:p>1077999</text:p>
          </table:table-cell>
          <table:table-cell office:value-type="string" calcext:value-type="string">
            <text:p>UBND xã Ái Quố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0" calcext:value-type="float">
            <text:p>1078000</text:p>
          </table:table-cell>
          <table:table-cell office:value-type="string" calcext:value-type="string">
            <text:p>UBND Thị trấn Đồng Mỏ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1" calcext:value-type="float">
            <text:p>1078001</text:p>
          </table:table-cell>
          <table:table-cell office:value-type="string" calcext:value-type="string">
            <text:p>UBND Thị trấn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2" calcext:value-type="float">
            <text:p>1078002</text:p>
          </table:table-cell>
          <table:table-cell office:value-type="string" calcext:value-type="string">
            <text:p>UBND Xã Bằng Hữ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3" calcext:value-type="float">
            <text:p>1078003</text:p>
          </table:table-cell>
          <table:table-cell office:value-type="string" calcext:value-type="string">
            <text:p>UBND xã Tú Đo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4" calcext:value-type="float">
            <text:p>1078004</text:p>
          </table:table-cell>
          <table:table-cell office:value-type="string" calcext:value-type="string">
            <text:p>UBND xã Khuất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5" calcext:value-type="float">
            <text:p>1078005</text:p>
          </table:table-cell>
          <table:table-cell office:value-type="string" calcext:value-type="string">
            <text:p>UBND Xã V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6" calcext:value-type="float">
            <text:p>1078006</text:p>
          </table:table-cell>
          <table:table-cell office:value-type="string" calcext:value-type="string">
            <text:p>UBND xã Ch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7" calcext:value-type="float">
            <text:p>1078007</text:p>
          </table:table-cell>
          <table:table-cell office:value-type="string" calcext:value-type="string">
            <text:p>UBND xã Nam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8" calcext:value-type="float">
            <text:p>1078008</text:p>
          </table:table-cell>
          <table:table-cell office:value-type="string" calcext:value-type="string">
            <text:p>UBND Xã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17" calcext:value-type="float">
            <text:p>1078017</text:p>
          </table:table-cell>
          <table:table-cell office:value-type="string" calcext:value-type="string">
            <text:p>Ủy ban Nhân dân xã Phú Diên</text:p>
          </table:table-cell>
          <table:table-cell office:value-type="float" office:value="1219" calcext:value-type="float">
            <text:p>1219</text:p>
          </table:table-cell>
          <table:table-cell office:value-type="float" office:value="7099" calcext:value-type="float">
            <text:p>7099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29" calcext:value-type="float">
            <text:p>1078029</text:p>
          </table:table-cell>
          <table:table-cell office:value-type="string" calcext:value-type="string">
            <text:p>UBND xã Hội H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30" calcext:value-type="float">
            <text:p>1078030</text:p>
          </table:table-cell>
          <table:table-cell office:value-type="string" calcext:value-type="string">
            <text:p>UBND Xã Gia Miễ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7" calcext:value-type="float">
            <text:p>1078077</text:p>
          </table:table-cell>
          <table:table-cell office:value-type="string" calcext:value-type="string">
            <text:p>UBND phường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8" calcext:value-type="float">
            <text:p>1078078</text:p>
          </table:table-cell>
          <table:table-cell office:value-type="string" calcext:value-type="string">
            <text:p>UBND phường Hải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9" calcext:value-type="float">
            <text:p>1078079</text:p>
          </table:table-cell>
          <table:table-cell office:value-type="string" calcext:value-type="string">
            <text:p>UBND phường Ni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0" calcext:value-type="float">
            <text:p>1078080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1" calcext:value-type="float">
            <text:p>1078081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8" calcext:value-type="float">
            <text:p>1078088</text:p>
          </table:table-cell>
          <table:table-cell office:value-type="string" calcext:value-type="string">
            <text:p>UBND phường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9" calcext:value-type="float">
            <text:p>1078089</text:p>
          </table:table-cell>
          <table:table-cell office:value-type="string" calcext:value-type="string">
            <text:p>UBND phường Xuâ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90" calcext:value-type="float">
            <text:p>1078090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91" calcext:value-type="float">
            <text:p>1078091</text:p>
          </table:table-cell>
          <table:table-cell office:value-type="string" calcext:value-type="string">
            <text:p>UBND Xã Tha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92" calcext:value-type="float">
            <text:p>1078092</text:p>
          </table:table-cell>
          <table:table-cell office:value-type="string" calcext:value-type="string">
            <text:p>UBND xã Thanh Thuỷ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114" calcext:value-type="float">
            <text:p>1078114</text:p>
          </table:table-cell>
          <table:table-cell office:value-type="string" calcext:value-type="string">
            <text:p>UBND xã Yên Kho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115" calcext:value-type="float">
            <text:p>1078115</text:p>
          </table:table-cell>
          <table:table-cell office:value-type="string" calcext:value-type="string">
            <text:p>UBND xã Tú Mị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116" calcext:value-type="float">
            <text:p>1078116</text:p>
          </table:table-cell>
          <table:table-cell office:value-type="string" calcext:value-type="string">
            <text:p>UBND xã Tam Gi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117" calcext:value-type="float">
            <text:p>1078117</text:p>
          </table:table-cell>
          <table:table-cell office:value-type="string" calcext:value-type="string">
            <text:p>UBND xã Tĩnh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118" calcext:value-type="float">
            <text:p>1078118</text:p>
          </table:table-cell>
          <table:table-cell office:value-type="string" calcext:value-type="string">
            <text:p>UBND xã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182" calcext:value-type="float">
            <text:p>1078182</text:p>
          </table:table-cell>
          <table:table-cell office:value-type="string" calcext:value-type="string">
            <text:p>Ủy ban Nhân dân xã Phú Hả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69" calcext:value-type="float">
            <text:p>1078269</text:p>
          </table:table-cell>
          <table:table-cell office:value-type="string" calcext:value-type="string">
            <text:p>UBND Xã Gia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70" calcext:value-type="float">
            <text:p>1078270</text:p>
          </table:table-cell>
          <table:table-cell office:value-type="string" calcext:value-type="string">
            <text:p>UBND Xã Thượng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71" calcext:value-type="float">
            <text:p>1078271</text:p>
          </table:table-cell>
          <table:table-cell office:value-type="string" calcext:value-type="string">
            <text:p>UBND xã Đông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72" calcext:value-type="float">
            <text:p>1078272</text:p>
          </table:table-cell>
          <table:table-cell office:value-type="string" calcext:value-type="string">
            <text:p>UBND xã Sà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73" calcext:value-type="float">
            <text:p>1078273</text:p>
          </table:table-cell>
          <table:table-cell office:value-type="string" calcext:value-type="string">
            <text:p>UBND xã Lợi B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81" calcext:value-type="float">
            <text:p>1078281</text:p>
          </table:table-cell>
          <table:table-cell office:value-type="string" calcext:value-type="string">
            <text:p>UBND xã Mi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86" calcext:value-type="float">
            <text:p>1078286</text:p>
          </table:table-cell>
          <table:table-cell office:value-type="string" calcext:value-type="string">
            <text:p>Ủy ban Nhân dân Thị trấn Phú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89" calcext:value-type="float">
            <text:p>1078289</text:p>
          </table:table-cell>
          <table:table-cell office:value-type="string" calcext:value-type="string">
            <text:p>Ủy ban Nhân dân xã Vinh Xuân</text:p>
          </table:table-cell>
          <table:table-cell office:value-type="float" office:value="4918" calcext:value-type="float">
            <text:p>4918</text:p>
          </table:table-cell>
          <table:table-cell office:value-type="float" office:value="17188" calcext:value-type="float">
            <text:p>17188</text:p>
          </table:table-cell>
          <table:table-cell office:value-type="float" office:value="1" calcext:value-type="float">
            <text:p>1</text:p>
          </table:table-cell>
          <table:table-cell office:value-type="float" office:value="3163" calcext:value-type="float">
            <text:p>316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90" calcext:value-type="float">
            <text:p>1078290</text:p>
          </table:table-cell>
          <table:table-cell office:value-type="string" calcext:value-type="string">
            <text:p>UBND xã Đề Thá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1" calcext:value-type="float">
            <text:p>1078291</text:p>
          </table:table-cell>
          <table:table-cell office:value-type="string" calcext:value-type="string">
            <text:p>UBND xã Hù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2" calcext:value-type="float">
            <text:p>1078292</text:p>
          </table:table-cell>
          <table:table-cell office:value-type="string" calcext:value-type="string">
            <text:p>UBND Xã Tân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3" calcext:value-type="float">
            <text:p>1078293</text:p>
          </table:table-cell>
          <table:table-cell office:value-type="string" calcext:value-type="string">
            <text:p>UBND Xã Tru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4" calcext:value-type="float">
            <text:p>1078294</text:p>
          </table:table-cell>
          <table:table-cell office:value-type="string" calcext:value-type="string">
            <text:p>UBND Xã Đà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5" calcext:value-type="float">
            <text:p>1078295</text:p>
          </table:table-cell>
          <table:table-cell office:value-type="string" calcext:value-type="string">
            <text:p>UBND Xã Kim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8" calcext:value-type="float">
            <text:p>1078298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9" calcext:value-type="float">
            <text:p>1078299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0" calcext:value-type="float">
            <text:p>1078300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1" calcext:value-type="float">
            <text:p>1078301</text:p>
          </table:table-cell>
          <table:table-cell office:value-type="string" calcext:value-type="string">
            <text:p>UBND xã Vĩ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2" calcext:value-type="float">
            <text:p>1078302</text:p>
          </table:table-cell>
          <table:table-cell office:value-type="string" calcext:value-type="string">
            <text:p>UBND Xã Tân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3" calcext:value-type="float">
            <text:p>1078303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4" calcext:value-type="float">
            <text:p>1078304</text:p>
          </table:table-cell>
          <table:table-cell office:value-type="string" calcext:value-type="string">
            <text:p>UBND Xã Chí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5" calcext:value-type="float">
            <text:p>1078305</text:p>
          </table:table-cell>
          <table:table-cell office:value-type="string" calcext:value-type="string">
            <text:p>Ubnd Phường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6" calcext:value-type="float">
            <text:p>1078306</text:p>
          </table:table-cell>
          <table:table-cell office:value-type="string" calcext:value-type="string">
            <text:p>UBND Xã Hoàng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7" calcext:value-type="float">
            <text:p>1078307</text:p>
          </table:table-cell>
          <table:table-cell office:value-type="string" calcext:value-type="string">
            <text:p>UBND Xã Kháng Ch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81" calcext:value-type="float">
            <text:p>1078381</text:p>
          </table:table-cell>
          <table:table-cell office:value-type="string" calcext:value-type="string">
            <text:p>UBND xã Hữu L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82" calcext:value-type="float">
            <text:p>1078382</text:p>
          </table:table-cell>
          <table:table-cell office:value-type="string" calcext:value-type="string">
            <text:p>UBND xã Hữu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1" calcext:value-type="float">
            <text:p>1078511</text:p>
          </table:table-cell>
          <table:table-cell office:value-type="string" calcext:value-type="string">
            <text:p>Xã Châu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2" calcext:value-type="float">
            <text:p>1078512</text:p>
          </table:table-cell>
          <table:table-cell office:value-type="string" calcext:value-type="string">
            <text:p>Xã Lương Ph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3" calcext:value-type="float">
            <text:p>1078513</text:p>
          </table:table-cell>
          <table:table-cell office:value-type="string" calcext:value-type="string">
            <text:p>Xã Lương An Tr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4" calcext:value-type="float">
            <text:p>1078514</text:p>
          </table:table-cell>
          <table:table-cell office:value-type="string" calcext:value-type="string">
            <text:p>Xã Tà Đ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5" calcext:value-type="float">
            <text:p>1078515</text:p>
          </table:table-cell>
          <table:table-cell office:value-type="string" calcext:value-type="string">
            <text:p>Xã Núi Tô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20" calcext:value-type="float">
            <text:p>1078520</text:p>
          </table:table-cell>
          <table:table-cell office:value-type="string" calcext:value-type="string">
            <text:p>Xã Vĩnh Phước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8527" calcext:value-type="float">
            <text:p>1078527</text:p>
          </table:table-cell>
          <table:table-cell office:value-type="string" calcext:value-type="string">
            <text:p>Xã An T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28" calcext:value-type="float">
            <text:p>1078528</text:p>
          </table:table-cell>
          <table:table-cell office:value-type="string" calcext:value-type="string">
            <text:p>Ủy ban nhân dân thị trấn Cô T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29" calcext:value-type="float">
            <text:p>1078529</text:p>
          </table:table-cell>
          <table:table-cell office:value-type="string" calcext:value-type="string">
            <text:p>UBND xã Mẫ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30" calcext:value-type="float">
            <text:p>1078530</text:p>
          </table:table-cell>
          <table:table-cell office:value-type="string" calcext:value-type="string">
            <text:p>UBND XÃ KHÁNH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31" calcext:value-type="float">
            <text:p>1078531</text:p>
          </table:table-cell>
          <table:table-cell office:value-type="string" calcext:value-type="string">
            <text:p>UBND xã Đồng B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35" calcext:value-type="float">
            <text:p>1078535</text:p>
          </table:table-cell>
          <table:table-cell office:value-type="string" calcext:value-type="string">
            <text:p>Ủy ban nhân dân xã Khánh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36" calcext:value-type="float">
            <text:p>1078536</text:p>
          </table:table-cell>
          <table:table-cell office:value-type="string" calcext:value-type="string">
            <text:p>UBND thị trấn Lộc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37" calcext:value-type="float">
            <text:p>1078537</text:p>
          </table:table-cell>
          <table:table-cell office:value-type="string" calcext:value-type="string">
            <text:p>UBND thị trấn Na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45" calcext:value-type="float">
            <text:p>1078545</text:p>
          </table:table-cell>
          <table:table-cell office:value-type="string" calcext:value-type="string">
            <text:p>Ủy ban nhân dân xã Tân Đoà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3" calcext:value-type="float">
            <text:p>1078553</text:p>
          </table:table-cell>
          <table:table-cell office:value-type="string" calcext:value-type="string">
            <text:p>UBND Xã Quốc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4" calcext:value-type="float">
            <text:p>1078554</text:p>
          </table:table-cell>
          <table:table-cell office:value-type="string" calcext:value-type="string">
            <text:p>UBND Xã Hù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5" calcext:value-type="float">
            <text:p>1078555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6" calcext:value-type="float">
            <text:p>1078556</text:p>
          </table:table-cell>
          <table:table-cell office:value-type="string" calcext:value-type="string">
            <text:p>UBND Xã Đội C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7" calcext:value-type="float">
            <text:p>1078557</text:p>
          </table:table-cell>
          <table:table-cell office:value-type="string" calcext:value-type="string">
            <text:p>Ubnd Phường Tam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8" calcext:value-type="float">
            <text:p>1078558</text:p>
          </table:table-cell>
          <table:table-cell office:value-type="string" calcext:value-type="string">
            <text:p>Ubnd Phường Vĩnh Tr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9" calcext:value-type="float">
            <text:p>1078559</text:p>
          </table:table-cell>
          <table:table-cell office:value-type="string" calcext:value-type="string">
            <text:p>Ubnd Phường Đông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0" calcext:value-type="float">
            <text:p>1078560</text:p>
          </table:table-cell>
          <table:table-cell office:value-type="string" calcext:value-type="string">
            <text:p>UBND xã Th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1" calcext:value-type="float">
            <text:p>1078561</text:p>
          </table:table-cell>
          <table:table-cell office:value-type="string" calcext:value-type="string">
            <text:p>UBND xã Thanh Ngh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2" calcext:value-type="float">
            <text:p>1078562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4" calcext:value-type="float">
            <text:p>1078564</text:p>
          </table:table-cell>
          <table:table-cell office:value-type="string" calcext:value-type="string">
            <text:p>UBND Xã Quốc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5" calcext:value-type="float">
            <text:p>1078565</text:p>
          </table:table-cell>
          <table:table-cell office:value-type="string" calcext:value-type="string">
            <text:p>Ubnd Xã Quả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6" calcext:value-type="float">
            <text:p>1078566</text:p>
          </table:table-cell>
          <table:table-cell office:value-type="string" calcext:value-type="string">
            <text:p>UBND Thị trấn Thất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7" calcext:value-type="float">
            <text:p>1078567</text:p>
          </table:table-cell>
          <table:table-cell office:value-type="string" calcext:value-type="string">
            <text:p>UBND Xã Khá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8" calcext:value-type="float">
            <text:p>1078568</text:p>
          </table:table-cell>
          <table:table-cell office:value-type="string" calcext:value-type="string">
            <text:p>UBND Xã Đoàn K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9" calcext:value-type="float">
            <text:p>1078569</text:p>
          </table:table-cell>
          <table:table-cell office:value-type="string" calcext:value-type="string">
            <text:p>UBND xã Thanh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70" calcext:value-type="float">
            <text:p>1078570</text:p>
          </table:table-cell>
          <table:table-cell office:value-type="string" calcext:value-type="string">
            <text:p>Ubnd Phường Hoàng Văn Th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629" calcext:value-type="float">
            <text:p>1078629</text:p>
          </table:table-cell>
          <table:table-cell office:value-type="string" calcext:value-type="string">
            <text:p>UBND phường Đồng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89" calcext:value-type="float">
            <text:p>1078789</text:p>
          </table:table-cell>
          <table:table-cell office:value-type="string" calcext:value-type="string">
            <text:p>Ủy ban nhân dân xã Hữu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1" calcext:value-type="float">
            <text:p>1078791</text:p>
          </table:table-cell>
          <table:table-cell office:value-type="string" calcext:value-type="string">
            <text:p>UBND Xã Bình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2" calcext:value-type="float">
            <text:p>1078792</text:p>
          </table:table-cell>
          <table:table-cell office:value-type="string" calcext:value-type="string">
            <text:p>UBND Xã Yên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4" calcext:value-type="float">
            <text:p>1078794</text:p>
          </table:table-cell>
          <table:table-cell office:value-type="string" calcext:value-type="string">
            <text:p>Ủy ban nhân dân xã Hoà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6" calcext:value-type="float">
            <text:p>1078796</text:p>
          </table:table-cell>
          <table:table-cell office:value-type="string" calcext:value-type="string">
            <text:p>Ủy ban nhân dân xã Điềm H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7" calcext:value-type="float">
            <text:p>1078797</text:p>
          </table:table-cell>
          <table:table-cell office:value-type="string" calcext:value-type="string">
            <text:p>UBND Xã Lương N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8" calcext:value-type="float">
            <text:p>1078798</text:p>
          </table:table-cell>
          <table:table-cell office:value-type="string" calcext:value-type="string">
            <text:p>Ủy ban nhân dân xã Tri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9" calcext:value-type="float">
            <text:p>1078799</text:p>
          </table:table-cell>
          <table:table-cell office:value-type="string" calcext:value-type="string">
            <text:p>Ủy ban nhân dân xã Trấ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02" calcext:value-type="float">
            <text:p>1078802</text:p>
          </table:table-cell>
          <table:table-cell office:value-type="string" calcext:value-type="string">
            <text:p>Ủy ban nhân dân xã Liê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0" calcext:value-type="float">
            <text:p>1078810</text:p>
          </table:table-cell>
          <table:table-cell office:value-type="string" calcext:value-type="string">
            <text:p>UBND xã T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1" calcext:value-type="float">
            <text:p>1078811</text:p>
          </table:table-cell>
          <table:table-cell office:value-type="string" calcext:value-type="string">
            <text:p>UBND xã Hòa H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2" calcext:value-type="float">
            <text:p>1078812</text:p>
          </table:table-cell>
          <table:table-cell office:value-type="string" calcext:value-type="string">
            <text:p>UBND Thị trấn Kiệ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3" calcext:value-type="float">
            <text:p>1078813</text:p>
          </table:table-cell>
          <table:table-cell office:value-type="string" calcext:value-type="string">
            <text:p>UBND Xã Mai P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4" calcext:value-type="float">
            <text:p>1078814</text:p>
          </table:table-cell>
          <table:table-cell office:value-type="string" calcext:value-type="string">
            <text:p>UBND xã Thanh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5" calcext:value-type="float">
            <text:p>1078815</text:p>
          </table:table-cell>
          <table:table-cell office:value-type="string" calcext:value-type="string">
            <text:p>UBND xã Thanh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6" calcext:value-type="float">
            <text:p>1078816</text:p>
          </table:table-cell>
          <table:table-cell office:value-type="string" calcext:value-type="string">
            <text:p>UBND xã Tha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7" calcext:value-type="float">
            <text:p>1078817</text:p>
          </table:table-cell>
          <table:table-cell office:value-type="string" calcext:value-type="string">
            <text:p>UBND xã Thanh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9" calcext:value-type="float">
            <text:p>1078819</text:p>
          </table:table-cell>
          <table:table-cell office:value-type="string" calcext:value-type="string">
            <text:p>UBND xã Liêm Tiế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820" calcext:value-type="float">
            <text:p>1078820</text:p>
          </table:table-cell>
          <table:table-cell office:value-type="string" calcext:value-type="string">
            <text:p>UBND xã Liêm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1" calcext:value-type="float">
            <text:p>1078821</text:p>
          </table:table-cell>
          <table:table-cell office:value-type="string" calcext:value-type="string">
            <text:p>UBND xã Thanh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3" calcext:value-type="float">
            <text:p>1078823</text:p>
          </table:table-cell>
          <table:table-cell office:value-type="string" calcext:value-type="string">
            <text:p>UBND phường Thanh T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4" calcext:value-type="float">
            <text:p>1078824</text:p>
          </table:table-cell>
          <table:table-cell office:value-type="string" calcext:value-type="string">
            <text:p>UBND xã Nhân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5" calcext:value-type="float">
            <text:p>1078825</text:p>
          </table:table-cell>
          <table:table-cell office:value-type="string" calcext:value-type="string">
            <text:p>UBND xã Nhâ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6" calcext:value-type="float">
            <text:p>1078826</text:p>
          </table:table-cell>
          <table:table-cell office:value-type="string" calcext:value-type="string">
            <text:p>UBND xã Xuâ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7" calcext:value-type="float">
            <text:p>1078827</text:p>
          </table:table-cell>
          <table:table-cell office:value-type="string" calcext:value-type="string">
            <text:p>UBND xã Liêm Tuyền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065" calcext:value-type="float">
            <text:p>60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897" calcext:value-type="float">
            <text:p>1078897</text:p>
          </table:table-cell>
          <table:table-cell office:value-type="string" calcext:value-type="string">
            <text:p>UBND xã Đông Kết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092" calcext:value-type="float">
            <text:p>1079092</text:p>
          </table:table-cell>
          <table:table-cell office:value-type="string" calcext:value-type="string">
            <text:p>UBND Xã Nghĩa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3" calcext:value-type="float">
            <text:p>1079183</text:p>
          </table:table-cell>
          <table:table-cell office:value-type="string" calcext:value-type="string">
            <text:p>UBND Xã Toà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7" calcext:value-type="float">
            <text:p>1079187</text:p>
          </table:table-cell>
          <table:table-cell office:value-type="string" calcext:value-type="string">
            <text:p>UBND Xã Hồ Tùng M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8" calcext:value-type="float">
            <text:p>1079188</text:p>
          </table:table-cell>
          <table:table-cell office:value-type="string" calcext:value-type="string">
            <text:p>UBND Xã Tiền Phong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189" calcext:value-type="float">
            <text:p>1079189</text:p>
          </table:table-cell>
          <table:table-cell office:value-type="string" calcext:value-type="string">
            <text:p>UBND Xã Hồng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90" calcext:value-type="float">
            <text:p>1079190</text:p>
          </table:table-cell>
          <table:table-cell office:value-type="string" calcext:value-type="string">
            <text:p>UBND Xã Hồng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91" calcext:value-type="float">
            <text:p>1079191</text:p>
          </table:table-cell>
          <table:table-cell office:value-type="string" calcext:value-type="string">
            <text:p>UBND Xã Hạ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28" calcext:value-type="float">
            <text:p>1079328</text:p>
          </table:table-cell>
          <table:table-cell office:value-type="string" calcext:value-type="string">
            <text:p>UBND Xã Vô Tr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29" calcext:value-type="float">
            <text:p>1079329</text:p>
          </table:table-cell>
          <table:table-cell office:value-type="string" calcext:value-type="string">
            <text:p>UBND XÃ CỔ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73" calcext:value-type="float">
            <text:p>1079373</text:p>
          </table:table-cell>
          <table:table-cell office:value-type="string" calcext:value-type="string">
            <text:p>UBND Thị trấn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439" calcext:value-type="float">
            <text:p>1079439</text:p>
          </table:table-cell>
          <table:table-cell office:value-type="string" calcext:value-type="string">
            <text:p>UBND Xã Phước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440" calcext:value-type="float">
            <text:p>1079440</text:p>
          </table:table-cell>
          <table:table-cell office:value-type="string" calcext:value-type="string">
            <text:p>UBND Xã Địch Qu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441" calcext:value-type="float">
            <text:p>1079441</text:p>
          </table:table-cell>
          <table:table-cell office:value-type="string" calcext:value-type="string">
            <text:p>UBND Xã Yên Lã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4" calcext:value-type="float">
            <text:p>1079624</text:p>
          </table:table-cell>
          <table:table-cell office:value-type="string" calcext:value-type="string">
            <text:p>UBND Xã Hợp Tiế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5" calcext:value-type="float">
            <text:p>1079625</text:p>
          </table:table-cell>
          <table:table-cell office:value-type="string" calcext:value-type="string">
            <text:p>UBND Xã Phong Châ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8" calcext:value-type="float">
            <text:p>1079628</text:p>
          </table:table-cell>
          <table:table-cell office:value-type="string" calcext:value-type="string">
            <text:p>UBND Xã Đông Vin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9" calcext:value-type="float">
            <text:p>1079629</text:p>
          </table:table-cell>
          <table:table-cell office:value-type="string" calcext:value-type="string">
            <text:p>UBND Xã Đông Tâ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30" calcext:value-type="float">
            <text:p>1079630</text:p>
          </table:table-cell>
          <table:table-cell office:value-type="string" calcext:value-type="string">
            <text:p>UBND Xã Đô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31" calcext:value-type="float">
            <text:p>1079631</text:p>
          </table:table-cell>
          <table:table-cell office:value-type="string" calcext:value-type="string">
            <text:p>UBND Xã Đông Qu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32" calcext:value-type="float">
            <text:p>1079632</text:p>
          </table:table-cell>
          <table:table-cell office:value-type="string" calcext:value-type="string">
            <text:p>UBND Xã Đông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50" calcext:value-type="float">
            <text:p>1079650</text:p>
          </table:table-cell>
          <table:table-cell office:value-type="string" calcext:value-type="string">
            <text:p>UBND Xã Trọng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51" calcext:value-type="float">
            <text:p>1079651</text:p>
          </table:table-cell>
          <table:table-cell office:value-type="string" calcext:value-type="string">
            <text:p>UBND Xã Đông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660" calcext:value-type="float">
            <text:p>1079660</text:p>
          </table:table-cell>
          <table:table-cell office:value-type="string" calcext:value-type="string">
            <text:p>UBND Xã Đông Ho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61" calcext:value-type="float">
            <text:p>1079661</text:p>
          </table:table-cell>
          <table:table-cell office:value-type="string" calcext:value-type="string">
            <text:p>UBND xã Đông Thọ</text:p>
          </table:table-cell>
          <table:table-cell office:value-type="float" office:value="110" calcext:value-type="float">
            <text:p>11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3486" calcext:value-type="float">
            <text:p>348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27" calcext:value-type="float">
            <text:p>1079727</text:p>
          </table:table-cell>
          <table:table-cell office:value-type="string" calcext:value-type="string">
            <text:p>UBND Xã Bì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29" calcext:value-type="float">
            <text:p>1079729</text:p>
          </table:table-cell>
          <table:table-cell office:value-type="string" calcext:value-type="string">
            <text:p>UBND Xã Bình Châu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618" calcext:value-type="float">
            <text:p>46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9746" calcext:value-type="float">
            <text:p>1079746</text:p>
          </table:table-cell>
          <table:table-cell office:value-type="string" calcext:value-type="string">
            <text:p>UBND Xã Mi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47" calcext:value-type="float">
            <text:p>1079747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50" calcext:value-type="float">
            <text:p>1079750</text:p>
          </table:table-cell>
          <table:table-cell office:value-type="string" calcext:value-type="string">
            <text:p>UBND Xã Cườ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53" calcext:value-type="float">
            <text:p>1079753</text:p>
          </table:table-cell>
          <table:table-cell office:value-type="string" calcext:value-type="string">
            <text:p>UBND Xã Y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68" calcext:value-type="float">
            <text:p>1079768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69" calcext:value-type="float">
            <text:p>1079769</text:p>
          </table:table-cell>
          <table:table-cell office:value-type="string" calcext:value-type="string">
            <text:p>UBND xã Trọng Co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70" calcext:value-type="float">
            <text:p>1079770</text:p>
          </table:table-cell>
          <table:table-cell office:value-type="string" calcext:value-type="string">
            <text:p>UBND Thị trấn Đông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73" calcext:value-type="float">
            <text:p>1079773</text:p>
          </table:table-cell>
          <table:table-cell office:value-type="string" calcext:value-type="string">
            <text:p>UBND Xã Phong Xuân</text:p>
          </table:table-cell>
          <table:table-cell office:value-type="float" office:value="21" calcext:value-type="float">
            <text:p>21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2327" calcext:value-type="float">
            <text:p>23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75" calcext:value-type="float">
            <text:p>1079775</text:p>
          </table:table-cell>
          <table:table-cell office:value-type="string" calcext:value-type="string">
            <text:p>UBND Xã Phong Sơn</text:p>
          </table:table-cell>
          <table:table-cell office:value-type="float" office:value="334" calcext:value-type="float">
            <text:p>334</text:p>
          </table:table-cell>
          <table:table-cell office:value-type="float" office:value="6046" calcext:value-type="float">
            <text:p>6046</text:p>
          </table:table-cell>
          <table:table-cell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81" calcext:value-type="float">
            <text:p>1079781</text:p>
          </table:table-cell>
          <table:table-cell office:value-type="string" calcext:value-type="string">
            <text:p>UBND Xã Phú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82" calcext:value-type="float">
            <text:p>1079782</text:p>
          </table:table-cell>
          <table:table-cell office:value-type="string" calcext:value-type="string">
            <text:p>UBND Xã Vĩnh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992" calcext:value-type="float">
            <text:p>1079992</text:p>
          </table:table-cell>
          <table:table-cell office:value-type="string" calcext:value-type="string">
            <text:p>UBND Xã Đồng Gi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993" calcext:value-type="float">
            <text:p>1079993</text:p>
          </table:table-cell>
          <table:table-cell office:value-type="string" calcext:value-type="string">
            <text:p>Ủy ban nhân dân xã Tràng C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string" calcext:value-type="string">
            <text:p>UBND phường Tiên Nội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0001" calcext:value-type="float">
            <text:p>1080001</text:p>
          </table:table-cell>
          <table:table-cell office:value-type="string" calcext:value-type="string">
            <text:p>UBND xã Tiên Ngo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2" calcext:value-type="float">
            <text:p>1080002</text:p>
          </table:table-cell>
          <table:table-cell office:value-type="string" calcext:value-type="string">
            <text:p>UBND xã Tiên Tân</text:p>
          </table:table-cell>
          <table:table-cell office:value-type="float" office:value="4" calcext:value-type="float">
            <text:p>4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03" calcext:value-type="float">
            <text:p>1080003</text:p>
          </table:table-cell>
          <table:table-cell office:value-type="string" calcext:value-type="string">
            <text:p>UBND xã Tiên Hiệp</text:p>
          </table:table-cell>
          <table:table-cell office:value-type="float" office:value="157" calcext:value-type="float">
            <text:p>157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04" calcext:value-type="float">
            <text:p>1080004</text:p>
          </table:table-cell>
          <table:table-cell office:value-type="string" calcext:value-type="string">
            <text:p>UBND phường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6" calcext:value-type="float">
            <text:p>1080006</text:p>
          </table:table-cell>
          <table:table-cell office:value-type="string" calcext:value-type="string">
            <text:p>UBND xã Trác Vă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28" calcext:value-type="float">
            <text:p>1080028</text:p>
          </table:table-cell>
          <table:table-cell office:value-type="string" calcext:value-type="string">
            <text:p>UBND thị trấn Pơng Dr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30" calcext:value-type="float">
            <text:p>1080030</text:p>
          </table:table-cell>
          <table:table-cell office:value-type="string" calcext:value-type="string">
            <text:p>UBND Xã Ea Blang</text:p>
          </table:table-cell>
          <table:table-cell office:value-type="float" office:value="72" calcext:value-type="float">
            <text:p>72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31" calcext:value-type="float">
            <text:p>1080031</text:p>
          </table:table-cell>
          <table:table-cell office:value-type="string" calcext:value-type="string">
            <text:p>UBND Xã Ea Drô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37" calcext:value-type="float">
            <text:p>1080037</text:p>
          </table:table-cell>
          <table:table-cell office:value-type="string" calcext:value-type="string">
            <text:p>UBND xã Vă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1" calcext:value-type="float">
            <text:p>1080041</text:p>
          </table:table-cell>
          <table:table-cell office:value-type="string" calcext:value-type="string">
            <text:p>UBND xã Văn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2" calcext:value-type="float">
            <text:p>1080042</text:p>
          </table:table-cell>
          <table:table-cell office:value-type="string" calcext:value-type="string">
            <text:p>UBND xã Vân Tả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3" calcext:value-type="float">
            <text:p>1080043</text:p>
          </table:table-cell>
          <table:table-cell office:value-type="string" calcext:value-type="string">
            <text:p>UBND xã Hồng V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138" calcext:value-type="float">
            <text:p>1080138</text:p>
          </table:table-cell>
          <table:table-cell office:value-type="string" calcext:value-type="string">
            <text:p>Ủy ban nhân dân Xã Vĩnh H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39" calcext:value-type="float">
            <text:p>1080139</text:p>
          </table:table-cell>
          <table:table-cell office:value-type="string" calcext:value-type="string">
            <text:p>Ủy ban nhân dân Xã Vĩ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40" calcext:value-type="float">
            <text:p>1080140</text:p>
          </table:table-cell>
          <table:table-cell office:value-type="string" calcext:value-type="string">
            <text:p>Ủy ban nhân dân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70" calcext:value-type="float">
            <text:p>1080170</text:p>
          </table:table-cell>
          <table:table-cell office:value-type="string" calcext:value-type="string">
            <text:p>UBND Xã Trà Đố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39" calcext:value-type="float">
            <text:p>1080239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42" calcext:value-type="float">
            <text:p>1080242</text:p>
          </table:table-cell>
          <table:table-cell office:value-type="string" calcext:value-type="string">
            <text:p>UBND phường Yên Bắc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43" calcext:value-type="float">
            <text:p>1080243</text:p>
          </table:table-cell>
          <table:table-cell office:value-type="string" calcext:value-type="string">
            <text:p>UBND xã Yên Nam</text:p>
          </table:table-cell>
          <table:table-cell office:value-type="float" office:value="266" calcext:value-type="float">
            <text:p>266</text:p>
          </table:table-cell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80244" calcext:value-type="float">
            <text:p>1080244</text:p>
          </table:table-cell>
          <table:table-cell office:value-type="string" calcext:value-type="string">
            <text:p>UBND phường Hoà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72" calcext:value-type="float">
            <text:p>1080272</text:p>
          </table:table-cell>
          <table:table-cell office:value-type="string" calcext:value-type="string">
            <text:p>UBND Xã Trà Giang</text:p>
          </table:table-cell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73" calcext:value-type="float">
            <text:p>1080273</text:p>
          </table:table-cell>
          <table:table-cell office:value-type="string" calcext:value-type="string">
            <text:p>UBND Xã Trà Bu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77" calcext:value-type="float">
            <text:p>1080277</text:p>
          </table:table-cell>
          <table:table-cell office:value-type="string" calcext:value-type="string">
            <text:p>UBND Xã Jơ Ngây</text:p>
          </table:table-cell>
          <table:table-cell office:value-type="float" office:value="59" calcext:value-type="float">
            <text:p>59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79" calcext:value-type="float">
            <text:p>1080279</text:p>
          </table:table-cell>
          <table:table-cell office:value-type="string" calcext:value-type="string">
            <text:p>UBND xã Hiền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0" calcext:value-type="float">
            <text:p>1080280</text:p>
          </table:table-cell>
          <table:table-cell office:value-type="string" calcext:value-type="string">
            <text:p>UBND xã Liên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3" calcext:value-type="float">
            <text:p>1080283</text:p>
          </table:table-cell>
          <table:table-cell office:value-type="string" calcext:value-type="string">
            <text:p>UBND xã Duyê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4" calcext:value-type="float">
            <text:p>1080284</text:p>
          </table:table-cell>
          <table:table-cell office:value-type="string" calcext:value-type="string">
            <text:p>UBND xã Nhị Khê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85" calcext:value-type="float">
            <text:p>1080285</text:p>
          </table:table-cell>
          <table:table-cell office:value-type="string" calcext:value-type="string">
            <text:p>UBND xã Hòa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313" calcext:value-type="float">
            <text:p>1080313</text:p>
          </table:table-cell>
          <table:table-cell office:value-type="string" calcext:value-type="string">
            <text:p>Ủy Ban Nhân Dân Xã Đại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06" calcext:value-type="float">
            <text:p>1080506</text:p>
          </table:table-cell>
          <table:table-cell office:value-type="string" calcext:value-type="string">
            <text:p>UBND Xã Cẩm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07" calcext:value-type="float">
            <text:p>1080507</text:p>
          </table:table-cell>
          <table:table-cell office:value-type="string" calcext:value-type="string">
            <text:p>UBND Xã Nguyễn Tr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08" calcext:value-type="float">
            <text:p>1080508</text:p>
          </table:table-cell>
          <table:table-cell office:value-type="string" calcext:value-type="string">
            <text:p>UBND Xã Đa Lộc</text:p>
          </table:table-cell>
          <table:table-cell office:value-type="float" office:value="24" calcext:value-type="float">
            <text:p>24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46" calcext:value-type="float">
            <text:p>1080546</text:p>
          </table:table-cell>
          <table:table-cell office:value-type="string" calcext:value-type="string">
            <text:p>UBND xã Yên B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87" calcext:value-type="float">
            <text:p>1080587</text:p>
          </table:table-cell>
          <table:table-cell office:value-type="string" calcext:value-type="string">
            <text:p>UBND phường Phùng Chí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89" calcext:value-type="float">
            <text:p>1080589</text:p>
          </table:table-cell>
          <table:table-cell office:value-type="string" calcext:value-type="string">
            <text:p>UBND Xã Xuân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90" calcext:value-type="float">
            <text:p>1080590</text:p>
          </table:table-cell>
          <table:table-cell office:value-type="string" calcext:value-type="string">
            <text:p>UBND Xã Ngọ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91" calcext:value-type="float">
            <text:p>1080591</text:p>
          </table:table-cell>
          <table:table-cell office:value-type="string" calcext:value-type="string">
            <text:p>UBND Xã Đình Dù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93" calcext:value-type="float">
            <text:p>1080593</text:p>
          </table:table-cell>
          <table:table-cell office:value-type="string" calcext:value-type="string">
            <text:p>UBND Phường Nhân Hòa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0671" calcext:value-type="float">
            <text:p>1080671</text:p>
          </table:table-cell>
          <table:table-cell office:value-type="string" calcext:value-type="string">
            <text:p>UBND xã Khâm Thành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0733" calcext:value-type="float">
            <text:p>1080733</text:p>
          </table:table-cell>
          <table:table-cell office:value-type="string" calcext:value-type="string">
            <text:p>UBND Xã Vĩ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835" calcext:value-type="float">
            <text:p>1080835</text:p>
          </table:table-cell>
          <table:table-cell office:value-type="string" calcext:value-type="string">
            <text:p>UBND Phường Bạch S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836" calcext:value-type="float">
            <text:p>1080836</text:p>
          </table:table-cell>
          <table:table-cell office:value-type="string" calcext:value-type="string">
            <text:p>UBND phường Minh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20" calcext:value-type="float">
            <text:p>1081420</text:p>
          </table:table-cell>
          <table:table-cell office:value-type="string" calcext:value-type="string">
            <text:p>Hạt Kiểm Lâm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49" calcext:value-type="float">
            <text:p>1081449</text:p>
          </table:table-cell>
          <table:table-cell office:value-type="string" calcext:value-type="string">
            <text:p>Phòng Kinh tế và Hạ tầng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0" calcext:value-type="float">
            <text:p>1081450</text:p>
          </table:table-cell>
          <table:table-cell office:value-type="string" calcext:value-type="string">
            <text:p>Phòng Văn hóa và Thông tin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2" calcext:value-type="float">
            <text:p>1081452</text:p>
          </table:table-cell>
          <table:table-cell office:value-type="string" calcext:value-type="string">
            <text:p>Văn phòng HĐND và UBND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4" calcext:value-type="float">
            <text:p>1081454</text:p>
          </table:table-cell>
          <table:table-cell office:value-type="string" calcext:value-type="string">
            <text:p>Phòng Nông nghiệp và PTNT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5" calcext:value-type="float">
            <text:p>1081455</text:p>
          </table:table-cell>
          <table:table-cell office:value-type="string" calcext:value-type="string">
            <text:p>Phòng Tư pháp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329" calcext:value-type="float">
            <text:p>1082329</text:p>
          </table:table-cell>
          <table:table-cell office:value-type="string" calcext:value-type="string">
            <text:p>TRUNG TÂM Y TẾ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430" calcext:value-type="float">
            <text:p>1082430</text:p>
          </table:table-cell>
          <table:table-cell office:value-type="string" calcext:value-type="string">
            <text:p>Trung tâm Chính trị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453" calcext:value-type="float">
            <text:p>1082453</text:p>
          </table:table-cell>
          <table:table-cell office:value-type="string" calcext:value-type="string">
            <text:p>Phòng Y tế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559" calcext:value-type="float">
            <text:p>1082559</text:p>
          </table:table-cell>
          <table:table-cell office:value-type="string" calcext:value-type="string">
            <text:p>Phòng Nội vụ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692" calcext:value-type="float">
            <text:p>1082692</text:p>
          </table:table-cell>
          <table:table-cell office:value-type="string" calcext:value-type="string">
            <text:p>UBND Phường Thành Tô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2693" calcext:value-type="float">
            <text:p>1082693</text:p>
          </table:table-cell>
          <table:table-cell office:value-type="string" calcext:value-type="string">
            <text:p>UBND Phường Kênh Dươ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2694" calcext:value-type="float">
            <text:p>1082694</text:p>
          </table:table-cell>
          <table:table-cell office:value-type="string" calcext:value-type="string">
            <text:p>UBND phường Đông Hải 1</text:p>
          </table:table-cell>
          <table:table-cell office:value-type="float" office:value="117" calcext:value-type="float">
            <text:p>117</text:p>
          </table:table-cell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695" calcext:value-type="float">
            <text:p>1082695</text:p>
          </table:table-cell>
          <table:table-cell office:value-type="string" calcext:value-type="string">
            <text:p>UBND Phường Lãm Hà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2696" calcext:value-type="float">
            <text:p>1082696</text:p>
          </table:table-cell>
          <table:table-cell office:value-type="string" calcext:value-type="string">
            <text:p>UBND Thị trấn Trườ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54" calcext:value-type="float">
            <text:p>1083954</text:p>
          </table:table-cell>
          <table:table-cell office:value-type="string" calcext:value-type="string">
            <text:p>UBND Phường A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96" calcext:value-type="float">
            <text:p>1083996</text:p>
          </table:table-cell>
          <table:table-cell office:value-type="string" calcext:value-type="string">
            <text:p>UBND Xã Yê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99" calcext:value-type="float">
            <text:p>1083999</text:p>
          </table:table-cell>
          <table:table-cell office:value-type="string" calcext:value-type="string">
            <text:p>UBND xã Tam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030" calcext:value-type="float">
            <text:p>1084030</text:p>
          </table:table-cell>
          <table:table-cell office:value-type="string" calcext:value-type="string">
            <text:p>UBND Thị Trấn Trung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198" calcext:value-type="float">
            <text:p>1084198</text:p>
          </table:table-cell>
          <table:table-cell office:value-type="string" calcext:value-type="string">
            <text:p>UBND Xã Nam H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03" calcext:value-type="float">
            <text:p>1084203</text:p>
          </table:table-cell>
          <table:table-cell office:value-type="string" calcext:value-type="string">
            <text:p>Ủy Ban Nhân Dân Xã Quế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5" calcext:value-type="float">
            <text:p>1084205</text:p>
          </table:table-cell>
          <table:table-cell office:value-type="string" calcext:value-type="string">
            <text:p>Ủy Ban Nhân Dân Xã Sơ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7" calcext:value-type="float">
            <text:p>1084207</text:p>
          </table:table-cell>
          <table:table-cell office:value-type="string" calcext:value-type="string">
            <text:p>Ủy Ban Nhân Dân Xã Phước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8" calcext:value-type="float">
            <text:p>1084208</text:p>
          </table:table-cell>
          <table:table-cell office:value-type="string" calcext:value-type="string">
            <text:p>Ủy ban nhân dân Xã Quế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11" calcext:value-type="float">
            <text:p>1084211</text:p>
          </table:table-cell>
          <table:table-cell office:value-type="string" calcext:value-type="string">
            <text:p>UBND Xã Đồng Nai Thượng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49" calcext:value-type="float">
            <text:p>1084249</text:p>
          </table:table-cell>
          <table:table-cell office:value-type="string" calcext:value-type="string">
            <text:p>UBND Xã Đạ Nh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5236" calcext:value-type="float">
            <text:p>1085236</text:p>
          </table:table-cell>
          <table:table-cell office:value-type="string" calcext:value-type="string">
            <text:p>Ủy Ban Nhân Dân Thị Trấn Định An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5237" calcext:value-type="float">
            <text:p>1085237</text:p>
          </table:table-cell>
          <table:table-cell office:value-type="string" calcext:value-type="string">
            <text:p>Ủy Ban Nhân Dân Xã Hàm Tân</text:p>
          </table:table-cell>
          <table:table-cell office:value-type="float" office:value="60" calcext:value-type="float">
            <text:p>6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7383" calcext:value-type="float">
            <text:p>738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86243" calcext:value-type="float">
            <text:p>1086243</text:p>
          </table:table-cell>
          <table:table-cell office:value-type="string" calcext:value-type="string">
            <text:p>UBND Xã Phước Hòa</text:p>
          </table:table-cell>
          <table:table-cell office:value-type="float" office:value="173" calcext:value-type="float">
            <text:p>173</text:p>
          </table:table-cell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  <table:table-cell office:value-type="float" office:value="2110" calcext:value-type="float">
            <text:p>2110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6248" calcext:value-type="float">
            <text:p>1086248</text:p>
          </table:table-cell>
          <table:table-cell office:value-type="string" calcext:value-type="string">
            <text:p>Ủy Ban Nhân Dân Xã An Hiệp</text:p>
          </table:table-cell>
          <table:table-cell office:value-type="float" office:value="397" calcext:value-type="float">
            <text:p>397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6353" calcext:value-type="float">
            <text:p>1086353</text:p>
          </table:table-cell>
          <table:table-cell office:value-type="string" calcext:value-type="string">
            <text:p>Ủy Ban Nhân Dân Xã A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6725" calcext:value-type="float">
            <text:p>1086725</text:p>
          </table:table-cell>
          <table:table-cell office:value-type="string" calcext:value-type="string">
            <text:p>UBND Thị trấn Đak Pơ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6808" calcext:value-type="float">
            <text:p>1086808</text:p>
          </table:table-cell>
          <table:table-cell office:value-type="string" calcext:value-type="string">
            <text:p>UBND Phường Cheo Re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86853" calcext:value-type="float">
            <text:p>1086853</text:p>
          </table:table-cell>
          <table:table-cell office:value-type="string" calcext:value-type="string">
            <text:p>UBND xã Ia Ye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036" calcext:value-type="float">
            <text:p>1087036</text:p>
          </table:table-cell>
          <table:table-cell office:value-type="string" calcext:value-type="string">
            <text:p>UBND Xã Ea S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037" calcext:value-type="float">
            <text:p>1087037</text:p>
          </table:table-cell>
          <table:table-cell office:value-type="string" calcext:value-type="string">
            <text:p>UBND xã Ea Sar</text:p>
          </table:table-cell>
          <table:table-cell office:value-type="float" office:value="158" calcext:value-type="float">
            <text:p>158</text:p>
          </table:table-cell>
          <table:table-cell office:value-type="float" office:value="2356" calcext:value-type="float">
            <text:p>2356</text:p>
          </table:table-cell>
          <table:table-cell office:value-type="float" office:value="4" calcext:value-type="float">
            <text:p>4</text:p>
          </table:table-cell>
          <table:table-cell office:value-type="float" office:value="4613" calcext:value-type="float">
            <text:p>461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87578" calcext:value-type="float">
            <text:p>1087578</text:p>
          </table:table-cell>
          <table:table-cell office:value-type="string" calcext:value-type="string">
            <text:p>Ủy Ban Nhân Dân Xã Phú Tâm</text:p>
          </table:table-cell>
          <table:table-cell office:value-type="float" office:value="42" calcext:value-type="float">
            <text:p>42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610" calcext:value-type="float">
            <text:p>1087610</text:p>
          </table:table-cell>
          <table:table-cell office:value-type="string" calcext:value-type="string">
            <text:p>Ủy Ban Nhân Dân Thị Trấn Châu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6" calcext:value-type="float">
            <text:p>1087616</text:p>
          </table:table-cell>
          <table:table-cell office:value-type="string" calcext:value-type="string">
            <text:p>UBND Xã Ia Bl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7" calcext:value-type="float">
            <text:p>1087617</text:p>
          </table:table-cell>
          <table:table-cell office:value-type="string" calcext:value-type="string">
            <text:p>UBND xã Chư P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9" calcext:value-type="float">
            <text:p>1087619</text:p>
          </table:table-cell>
          <table:table-cell office:value-type="string" calcext:value-type="string">
            <text:p>UBND xã Bar Mă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788" calcext:value-type="float">
            <text:p>1087788</text:p>
          </table:table-cell>
          <table:table-cell office:value-type="string" calcext:value-type="string">
            <text:p>Ủy ban nhân dân Thị trấn Vĩnh Thạ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789" calcext:value-type="float">
            <text:p>1087789</text:p>
          </table:table-cell>
          <table:table-cell office:value-type="string" calcext:value-type="string">
            <text:p>Ủy ban nhân dân Xã Vĩnh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912" calcext:value-type="float">
            <text:p>1087912</text:p>
          </table:table-cell>
          <table:table-cell office:value-type="string" calcext:value-type="string">
            <text:p>UBND Xã Đak Kr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8648" calcext:value-type="float">
            <text:p>1088648</text:p>
          </table:table-cell>
          <table:table-cell office:value-type="string" calcext:value-type="string">
            <text:p>UBND xã Ia Pe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8689" calcext:value-type="float">
            <text:p>1088689</text:p>
          </table:table-cell>
          <table:table-cell office:value-type="string" calcext:value-type="string">
            <text:p>UBND Xã Chư 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29" calcext:value-type="float">
            <text:p>1089329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0" calcext:value-type="float">
            <text:p>1089330</text:p>
          </table:table-cell>
          <table:table-cell office:value-type="string" calcext:value-type="string">
            <text:p>UBND Xã Phú Minh</text:p>
          </table:table-cell>
          <table:table-cell office:value-type="float" office:value="11" calcext:value-type="float">
            <text:p>11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4606" calcext:value-type="float">
            <text:p>460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89331" calcext:value-type="float">
            <text:p>1089331</text:p>
          </table:table-cell>
          <table:table-cell office:value-type="string" calcext:value-type="string">
            <text:p>UBND Xã Mai Đình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2" calcext:value-type="float">
            <text:p>1089332</text:p>
          </table:table-cell>
          <table:table-cell office:value-type="string" calcext:value-type="string">
            <text:p>UBND Xã Phù Lỗ</text:p>
          </table:table-cell>
          <table:table-cell office:value-type="float" office:value="42" calcext:value-type="float">
            <text:p>42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3" calcext:value-type="float">
            <text:p>1089333</text:p>
          </table:table-cell>
          <table:table-cell office:value-type="string" calcext:value-type="string">
            <text:p>UBND Xã Đông Xu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4" calcext:value-type="float">
            <text:p>1089334</text:p>
          </table:table-cell>
          <table:table-cell office:value-type="string" calcext:value-type="string">
            <text:p>UBND Xã N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5" calcext:value-type="float">
            <text:p>1089335</text:p>
          </table:table-cell>
          <table:table-cell office:value-type="string" calcext:value-type="string">
            <text:p>UBND Xã Bắc Sơn</text:p>
          </table:table-cell>
          <table:table-cell office:value-type="float" office:value="122" calcext:value-type="float">
            <text:p>122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6" calcext:value-type="float">
            <text:p>1089336</text:p>
          </table:table-cell>
          <table:table-cell office:value-type="string" calcext:value-type="string">
            <text:p>UBND Xã Hồng Kỳ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7" calcext:value-type="float">
            <text:p>1089337</text:p>
          </table:table-cell>
          <table:table-cell office:value-type="string" calcext:value-type="string">
            <text:p>UBND xã Trung Gi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8" calcext:value-type="float">
            <text:p>1089338</text:p>
          </table:table-cell>
          <table:table-cell office:value-type="string" calcext:value-type="string">
            <text:p>UBND Xã Tân Hưng</text:p>
          </table:table-cell>
          <table:table-cell office:value-type="float" office:value="102" calcext:value-type="float">
            <text:p>102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339" calcext:value-type="float">
            <text:p>1089339</text:p>
          </table:table-cell>
          <table:table-cell office:value-type="string" calcext:value-type="string">
            <text:p>UBND Xã Bắc Phú</text:p>
          </table:table-cell>
          <table:table-cell office:value-type="float" office:value="23" calcext:value-type="float">
            <text:p>23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0" calcext:value-type="float">
            <text:p>1089340</text:p>
          </table:table-cell>
          <table:table-cell office:value-type="string" calcext:value-type="string">
            <text:p>UBND Xã Việt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41" calcext:value-type="float">
            <text:p>1089341</text:p>
          </table:table-cell>
          <table:table-cell office:value-type="string" calcext:value-type="string">
            <text:p>UBND Xã Xuân Gian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2" calcext:value-type="float">
            <text:p>1089342</text:p>
          </table:table-cell>
          <table:table-cell office:value-type="string" calcext:value-type="string">
            <text:p>UBND xã Đứ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43" calcext:value-type="float">
            <text:p>1089343</text:p>
          </table:table-cell>
          <table:table-cell office:value-type="string" calcext:value-type="string">
            <text:p>UBND Xã Xuân Thu</text:p>
          </table:table-cell>
          <table:table-cell office:value-type="float" office:value="233" calcext:value-type="float">
            <text:p>233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2084" calcext:value-type="float">
            <text:p>208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9344" calcext:value-type="float">
            <text:p>1089344</text:p>
          </table:table-cell>
          <table:table-cell office:value-type="string" calcext:value-type="string">
            <text:p>UBND Xã Kim L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5" calcext:value-type="float">
            <text:p>1089345</text:p>
          </table:table-cell>
          <table:table-cell office:value-type="string" calcext:value-type="string">
            <text:p>UBND Xã Phù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6" calcext:value-type="float">
            <text:p>1089346</text:p>
          </table:table-cell>
          <table:table-cell office:value-type="string" calcext:value-type="string">
            <text:p>UBND Xã Tân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72" calcext:value-type="float">
            <text:p>1089372</text:p>
          </table:table-cell>
          <table:table-cell office:value-type="string" calcext:value-type="string">
            <text:p>UBND Xã Tiên Dượ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3" calcext:value-type="float">
            <text:p>1089373</text:p>
          </table:table-cell>
          <table:table-cell office:value-type="string" calcext:value-type="string">
            <text:p>UBND Thị trấn Đông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4" calcext:value-type="float">
            <text:p>1089374</text:p>
          </table:table-cell>
          <table:table-cell office:value-type="string" calcext:value-type="string">
            <text:p>UBND xã Xuân Nộ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5" calcext:value-type="float">
            <text:p>1089375</text:p>
          </table:table-cell>
          <table:table-cell office:value-type="string" calcext:value-type="string">
            <text:p>UBND Xã Nguyê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6" calcext:value-type="float">
            <text:p>1089376</text:p>
          </table:table-cell>
          <table:table-cell office:value-type="string" calcext:value-type="string">
            <text:p>UBND xã Uy N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7" calcext:value-type="float">
            <text:p>1089377</text:p>
          </table:table-cell>
          <table:table-cell office:value-type="string" calcext:value-type="string">
            <text:p>UBND xã Cổ L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8" calcext:value-type="float">
            <text:p>1089378</text:p>
          </table:table-cell>
          <table:table-cell office:value-type="string" calcext:value-type="string">
            <text:p>UBND Xã Tiên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79" calcext:value-type="float">
            <text:p>1089379</text:p>
          </table:table-cell>
          <table:table-cell office:value-type="string" calcext:value-type="string">
            <text:p>UBND xã N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0" calcext:value-type="float">
            <text:p>1089380</text:p>
          </table:table-cell>
          <table:table-cell office:value-type="string" calcext:value-type="string">
            <text:p>UBND Xã Bắc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1" calcext:value-type="float">
            <text:p>1089381</text:p>
          </table:table-cell>
          <table:table-cell office:value-type="string" calcext:value-type="string">
            <text:p>UBND xã Vân Nộ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82" calcext:value-type="float">
            <text:p>1089382</text:p>
          </table:table-cell>
          <table:table-cell office:value-type="string" calcext:value-type="string">
            <text:p>UBND xã Kim N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3" calcext:value-type="float">
            <text:p>1089383</text:p>
          </table:table-cell>
          <table:table-cell office:value-type="string" calcext:value-type="string">
            <text:p>UBND Xã Kim C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4" calcext:value-type="float">
            <text:p>1089384</text:p>
          </table:table-cell>
          <table:table-cell office:value-type="string" calcext:value-type="string">
            <text:p>UBND XÃ ĐẠI MẠC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385" calcext:value-type="float">
            <text:p>1089385</text:p>
          </table:table-cell>
          <table:table-cell office:value-type="string" calcext:value-type="string">
            <text:p>UBND xã Võng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6" calcext:value-type="float">
            <text:p>1089386</text:p>
          </table:table-cell>
          <table:table-cell office:value-type="string" calcext:value-type="string">
            <text:p>UBND Xã Hải Bố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7" calcext:value-type="float">
            <text:p>1089387</text:p>
          </table:table-cell>
          <table:table-cell office:value-type="string" calcext:value-type="string">
            <text:p>UBND xã Liê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8" calcext:value-type="float">
            <text:p>1089388</text:p>
          </table:table-cell>
          <table:table-cell office:value-type="string" calcext:value-type="string">
            <text:p>UBND Xã Vâ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9" calcext:value-type="float">
            <text:p>1089389</text:p>
          </table:table-cell>
          <table:table-cell office:value-type="string" calcext:value-type="string">
            <text:p>UBND Xã Dục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5" calcext:value-type="float">
            <text:p>1089415</text:p>
          </table:table-cell>
          <table:table-cell office:value-type="string" calcext:value-type="string">
            <text:p>UBND xã Thụy L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6" calcext:value-type="float">
            <text:p>1089416</text:p>
          </table:table-cell>
          <table:table-cell office:value-type="string" calcext:value-type="string">
            <text:p>UBND xã Việ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7" calcext:value-type="float">
            <text:p>1089417</text:p>
          </table:table-cell>
          <table:table-cell office:value-type="string" calcext:value-type="string">
            <text:p>UBND xã Mai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8" calcext:value-type="float">
            <text:p>1089418</text:p>
          </table:table-cell>
          <table:table-cell office:value-type="string" calcext:value-type="string">
            <text:p>UBND Xã Đông Hộ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19" calcext:value-type="float">
            <text:p>1089419</text:p>
          </table:table-cell>
          <table:table-cell office:value-type="string" calcext:value-type="string">
            <text:p>UBND XÃ XUÂN C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0" calcext:value-type="float">
            <text:p>1089420</text:p>
          </table:table-cell>
          <table:table-cell office:value-type="string" calcext:value-type="string">
            <text:p>UBND Xã Tà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1" calcext:value-type="float">
            <text:p>1089421</text:p>
          </table:table-cell>
          <table:table-cell office:value-type="string" calcext:value-type="string">
            <text:p>UBND XÃ VĨNH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4" calcext:value-type="float">
            <text:p>1089424</text:p>
          </table:table-cell>
          <table:table-cell office:value-type="string" calcext:value-type="string">
            <text:p>UBND Thị trấn Yê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8" calcext:value-type="float">
            <text:p>1089428</text:p>
          </table:table-cell>
          <table:table-cell office:value-type="string" calcext:value-type="string">
            <text:p>UBND xã Bát Tràng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29" calcext:value-type="float">
            <text:p>1089429</text:p>
          </table:table-cell>
          <table:table-cell office:value-type="string" calcext:value-type="string">
            <text:p>UBND Xã Lệ Chi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30" calcext:value-type="float">
            <text:p>1089430</text:p>
          </table:table-cell>
          <table:table-cell office:value-type="string" calcext:value-type="string">
            <text:p>UBND Xã Đình X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31" calcext:value-type="float">
            <text:p>1089431</text:p>
          </table:table-cell>
          <table:table-cell office:value-type="string" calcext:value-type="string">
            <text:p>UBND Xã Ninh Hiệ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32" calcext:value-type="float">
            <text:p>1089432</text:p>
          </table:table-cell>
          <table:table-cell office:value-type="string" calcext:value-type="string">
            <text:p>UBND Xã Phù Đổ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0" calcext:value-type="float">
            <text:p>1089460</text:p>
          </table:table-cell>
          <table:table-cell office:value-type="string" calcext:value-type="string">
            <text:p>UBND Xã Trung Mầ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1" calcext:value-type="float">
            <text:p>1089461</text:p>
          </table:table-cell>
          <table:table-cell office:value-type="string" calcext:value-type="string">
            <text:p>UBND Xã Dương Hà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2" calcext:value-type="float">
            <text:p>1089462</text:p>
          </table:table-cell>
          <table:table-cell office:value-type="string" calcext:value-type="string">
            <text:p>UBND Xã Yên Thườn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3" calcext:value-type="float">
            <text:p>1089463</text:p>
          </table:table-cell>
          <table:table-cell office:value-type="string" calcext:value-type="string">
            <text:p>UBND Xã Yê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66" calcext:value-type="float">
            <text:p>1089466</text:p>
          </table:table-cell>
          <table:table-cell office:value-type="string" calcext:value-type="string">
            <text:p>UBND Xã Kim L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3" calcext:value-type="float">
            <text:p>1089473</text:p>
          </table:table-cell>
          <table:table-cell office:value-type="string" calcext:value-type="string">
            <text:p>UBND Xã Cổ 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4" calcext:value-type="float">
            <text:p>1089474</text:p>
          </table:table-cell>
          <table:table-cell office:value-type="string" calcext:value-type="string">
            <text:p>UBND Thị trấn Trâu Quỳ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5" calcext:value-type="float">
            <text:p>1089475</text:p>
          </table:table-cell>
          <table:table-cell office:value-type="string" calcext:value-type="string">
            <text:p>UBND Xã Đa Tốn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6" calcext:value-type="float">
            <text:p>1089476</text:p>
          </table:table-cell>
          <table:table-cell office:value-type="string" calcext:value-type="string">
            <text:p>UBND Xã Dương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77" calcext:value-type="float">
            <text:p>1089477</text:p>
          </table:table-cell>
          <table:table-cell office:value-type="string" calcext:value-type="string">
            <text:p>UBND Xã Kiêu Kỵ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06" calcext:value-type="float">
            <text:p>1089506</text:p>
          </table:table-cell>
          <table:table-cell office:value-type="string" calcext:value-type="string">
            <text:p>UBND xã Văn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507" calcext:value-type="float">
            <text:p>1089507</text:p>
          </table:table-cell>
          <table:table-cell office:value-type="string" calcext:value-type="string">
            <text:p>UBND Xã Đông Dư</text:p>
          </table:table-cell>
          <table:table-cell office:value-type="float" office:value="23" calcext:value-type="float">
            <text:p>23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09" calcext:value-type="float">
            <text:p>1089509</text:p>
          </table:table-cell>
          <table:table-cell office:value-type="string" calcext:value-type="string">
            <text:p>UBND Xã Dương Qua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10" calcext:value-type="float">
            <text:p>1089510</text:p>
          </table:table-cell>
          <table:table-cell office:value-type="string" calcext:value-type="string">
            <text:p>UBND Xã Phú Thị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11" calcext:value-type="float">
            <text:p>1089511</text:p>
          </table:table-cell>
          <table:table-cell office:value-type="string" calcext:value-type="string">
            <text:p>UBND Xã Đặng Xá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12" calcext:value-type="float">
            <text:p>1089512</text:p>
          </table:table-cell>
          <table:table-cell office:value-type="string" calcext:value-type="string">
            <text:p>UBND Xã Kim Sơn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612" calcext:value-type="float">
            <text:p>1089612</text:p>
          </table:table-cell>
          <table:table-cell office:value-type="string" calcext:value-type="string">
            <text:p>UBND Xã Tả Thanh O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55" calcext:value-type="float">
            <text:p>1089755</text:p>
          </table:table-cell>
          <table:table-cell office:value-type="string" calcext:value-type="string">
            <text:p>UBND Thị Trấn Sóc Sơn</text:p>
          </table:table-cell>
          <table:table-cell office:value-type="float" office:value="24" calcext:value-type="float">
            <text:p>24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756" calcext:value-type="float">
            <text:p>1089756</text:p>
          </table:table-cell>
          <table:table-cell office:value-type="string" calcext:value-type="string">
            <text:p>UBND Xã Tân Dân</text:p>
          </table:table-cell>
          <table:table-cell office:value-type="float" office:value="130" calcext:value-type="float">
            <text:p>130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57" calcext:value-type="float">
            <text:p>1089757</text:p>
          </table:table-cell>
          <table:table-cell office:value-type="string" calcext:value-type="string">
            <text:p>UBND xã Thanh Xuân</text:p>
          </table:table-cell>
          <table:table-cell office:value-type="float" office:value="72" calcext:value-type="float">
            <text:p>72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58" calcext:value-type="float">
            <text:p>1089758</text:p>
          </table:table-cell>
          <table:table-cell office:value-type="string" calcext:value-type="string">
            <text:p>UBND Xã Minh Trí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59" calcext:value-type="float">
            <text:p>1089759</text:p>
          </table:table-cell>
          <table:table-cell office:value-type="string" calcext:value-type="string">
            <text:p>UBND Xã Minh Phú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60" calcext:value-type="float">
            <text:p>1089760</text:p>
          </table:table-cell>
          <table:table-cell office:value-type="string" calcext:value-type="string">
            <text:p>UBND Xã Hiề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61" calcext:value-type="float">
            <text:p>1089761</text:p>
          </table:table-cell>
          <table:table-cell office:value-type="string" calcext:value-type="string">
            <text:p>UBND Xã Qua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0239" calcext:value-type="float">
            <text:p>1090239</text:p>
          </table:table-cell>
          <table:table-cell office:value-type="string" calcext:value-type="string">
            <text:p>UBND Phường Hòa Thuận</text:p>
          </table:table-cell>
          <table:table-cell office:value-type="float" office:value="520" calcext:value-type="float">
            <text:p>520</text:p>
          </table:table-cell>
          <table:table-cell office:value-type="float" office:value="3794" calcext:value-type="float">
            <text:p>3794</text:p>
          </table:table-cell>
          <table:table-cell office:value-type="float" office:value="14" calcext:value-type="float">
            <text:p>14</text:p>
          </table:table-cell>
          <table:table-cell office:value-type="float" office:value="7043" calcext:value-type="float">
            <text:p>7043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0248" calcext:value-type="float">
            <text:p>1090248</text:p>
          </table:table-cell>
          <table:table-cell office:value-type="string" calcext:value-type="string">
            <text:p>UBND Thị trấn Trà M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0621" calcext:value-type="float">
            <text:p>1090621</text:p>
          </table:table-cell>
          <table:table-cell office:value-type="string" calcext:value-type="string">
            <text:p>UBND Xã Yên Bình</text:p>
          </table:table-cell>
          <table:table-cell office:value-type="float" office:value="462" calcext:value-type="float">
            <text:p>462</text:p>
          </table:table-cell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  <table:table-cell office:value-type="float" office:value="2874" calcext:value-type="float">
            <text:p>287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0622" calcext:value-type="float">
            <text:p>1090622</text:p>
          </table:table-cell>
          <table:table-cell office:value-type="string" calcext:value-type="string">
            <text:p>UBND Xã Yên Tru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0637" calcext:value-type="float">
            <text:p>1090637</text:p>
          </table:table-cell>
          <table:table-cell office:value-type="string" calcext:value-type="string">
            <text:p>UBND Xã Tiến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437" calcext:value-type="float">
            <text:p>1091437</text:p>
          </table:table-cell>
          <table:table-cell office:value-type="string" calcext:value-type="string">
            <text:p>Uỷ ban nhân dân xã Quảng Hò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1438" calcext:value-type="float">
            <text:p>1091438</text:p>
          </table:table-cell>
          <table:table-cell office:value-type="string" calcext:value-type="string">
            <text:p>UBND xã Nam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439" calcext:value-type="float">
            <text:p>1091439</text:p>
          </table:table-cell>
          <table:table-cell office:value-type="string" calcext:value-type="string">
            <text:p>UBND thị trấn Đức An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441" calcext:value-type="float">
            <text:p>1091441</text:p>
          </table:table-cell>
          <table:table-cell office:value-type="string" calcext:value-type="string">
            <text:p>UBND xã Thuậ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442" calcext:value-type="float">
            <text:p>1091442</text:p>
          </table:table-cell>
          <table:table-cell office:value-type="string" calcext:value-type="string">
            <text:p>UBND xã Hư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03" calcext:value-type="float">
            <text:p>1091603</text:p>
          </table:table-cell>
          <table:table-cell office:value-type="string" calcext:value-type="string">
            <text:p>UBND Xã Long Sơ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1604" calcext:value-type="float">
            <text:p>1091604</text:p>
          </table:table-cell>
          <table:table-cell office:value-type="string" calcext:value-type="string">
            <text:p>UBND Xã Nghĩa Thắng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1609" calcext:value-type="float">
            <text:p>1091609</text:p>
          </table:table-cell>
          <table:table-cell office:value-type="string" calcext:value-type="string">
            <text:p>UBND xã Đăk Ngo</text:p>
          </table:table-cell>
          <table:table-cell office:value-type="float" office:value="37" calcext:value-type="float">
            <text:p>37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610" calcext:value-type="float">
            <text:p>1091610</text:p>
          </table:table-cell>
          <table:table-cell office:value-type="string" calcext:value-type="string">
            <text:p>UBND xã Quảng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42" calcext:value-type="float">
            <text:p>1091642</text:p>
          </table:table-cell>
          <table:table-cell office:value-type="string" calcext:value-type="string">
            <text:p>UBND xã Đắk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2040" calcext:value-type="float">
            <text:p>1092040</text:p>
          </table:table-cell>
          <table:table-cell office:value-type="string" calcext:value-type="string">
            <text:p>UBND phường Tâ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2043" calcext:value-type="float">
            <text:p>1092043</text:p>
          </table:table-cell>
          <table:table-cell office:value-type="string" calcext:value-type="string">
            <text:p>UBND Xã Tú An</text:p>
          </table:table-cell>
          <table:table-cell office:value-type="float" office:value="45" calcext:value-type="float">
            <text:p>45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2045" calcext:value-type="float">
            <text:p>1092045</text:p>
          </table:table-cell>
          <table:table-cell office:value-type="string" calcext:value-type="string">
            <text:p>Ủy ban nhân dân xã Song A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2047" calcext:value-type="float">
            <text:p>1092047</text:p>
          </table:table-cell>
          <table:table-cell office:value-type="string" calcext:value-type="string">
            <text:p>UBND xã HNo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2095" calcext:value-type="float">
            <text:p>1092095</text:p>
          </table:table-cell>
          <table:table-cell office:value-type="string" calcext:value-type="string">
            <text:p>UBND Thị trấn Nhơn Hòa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4779" calcext:value-type="float">
            <text:p>477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3201" calcext:value-type="float">
            <text:p>1093201</text:p>
          </table:table-cell>
          <table:table-cell office:value-type="string" calcext:value-type="string">
            <text:p>UBND thị trấn Vĩ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09" calcext:value-type="float">
            <text:p>1093609</text:p>
          </table:table-cell>
          <table:table-cell office:value-type="string" calcext:value-type="string">
            <text:p>Phòng Lao động thương binh và xã hội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10" calcext:value-type="float">
            <text:p>1093610</text:p>
          </table:table-cell>
          <table:table-cell office:value-type="string" calcext:value-type="string">
            <text:p>Thanh tra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12" calcext:value-type="float">
            <text:p>1093612</text:p>
          </table:table-cell>
          <table:table-cell office:value-type="string" calcext:value-type="string">
            <text:p>Phòng Tài nguyên và Môi trường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719" calcext:value-type="float">
            <text:p>1093719</text:p>
          </table:table-cell>
          <table:table-cell office:value-type="string" calcext:value-type="string">
            <text:p>UBND Xã Ia RV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942" calcext:value-type="float">
            <text:p>1093942</text:p>
          </table:table-cell>
          <table:table-cell office:value-type="string" calcext:value-type="string">
            <text:p>UBND xã Đăk K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4190" calcext:value-type="float">
            <text:p>1094190</text:p>
          </table:table-cell>
          <table:table-cell office:value-type="string" calcext:value-type="string">
            <text:p>Ủy Ban Nhân Dân Xã Hồ Đắc Kiệ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5" calcext:value-type="float">
            <text:p>1094195</text:p>
          </table:table-cell>
          <table:table-cell office:value-type="string" calcext:value-type="string">
            <text:p>Ủy Ban Nhân Dân Xã Thiện Mỹ</text:p>
          </table:table-cell>
          <table:table-cell office:value-type="float" office:value="80" calcext:value-type="float">
            <text:p>80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6" calcext:value-type="float">
            <text:p>1094196</text:p>
          </table:table-cell>
          <table:table-cell office:value-type="string" calcext:value-type="string">
            <text:p>Ủy Ban Nhân Dân Xã Thuận Hòa</text:p>
          </table:table-cell>
          <table:table-cell office:value-type="float" office:value="127" calcext:value-type="float">
            <text:p>127</text:p>
          </table:table-cell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4198" calcext:value-type="float">
            <text:p>1094198</text:p>
          </table:table-cell>
          <table:table-cell office:value-type="string" calcext:value-type="string">
            <text:p>Ủy Ban Nhân Dân Xã Phú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5461" calcext:value-type="float">
            <text:p>1095461</text:p>
          </table:table-cell>
          <table:table-cell office:value-type="string" calcext:value-type="string">
            <text:p>UBND xã Đak Năng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5908" calcext:value-type="float">
            <text:p>1095908</text:p>
          </table:table-cell>
          <table:table-cell office:value-type="string" calcext:value-type="string">
            <text:p>Ủy Ban Nhân Dân Xã Thạnh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5909" calcext:value-type="float">
            <text:p>1095909</text:p>
          </table:table-cell>
          <table:table-cell office:value-type="string" calcext:value-type="string">
            <text:p>Ủy ban nhân dân phường Thạnh Hòa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304" calcext:value-type="float">
            <text:p>33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046" calcext:value-type="float">
            <text:p>1096046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200" calcext:value-type="float">
            <text:p>20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929" calcext:value-type="float">
            <text:p>392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6173" calcext:value-type="float">
            <text:p>1096173</text:p>
          </table:table-cell>
          <table:table-cell office:value-type="string" calcext:value-type="string">
            <text:p>UBND Xã Trường Thắng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6175" calcext:value-type="float">
            <text:p>1096175</text:p>
          </table:table-cell>
          <table:table-cell office:value-type="string" calcext:value-type="string">
            <text:p>UBND Xã Tân Thạnh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44" calcext:value-type="float">
            <text:p>19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176" calcext:value-type="float">
            <text:p>1096176</text:p>
          </table:table-cell>
          <table:table-cell office:value-type="string" calcext:value-type="string">
            <text:p>UBND Xã Trường Xuân B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6361" calcext:value-type="float">
            <text:p>1096361</text:p>
          </table:table-cell>
          <table:table-cell office:value-type="string" calcext:value-type="string">
            <text:p>Ubnd Phường Ngô Mây</text:p>
          </table:table-cell>
          <table:table-cell office:value-type="float" office:value="297" calcext:value-type="float">
            <text:p>297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float" office:value="2931" calcext:value-type="float">
            <text:p>293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362" calcext:value-type="float">
            <text:p>1096362</text:p>
          </table:table-cell>
          <table:table-cell office:value-type="string" calcext:value-type="string">
            <text:p>UBND Phường An Phước</text:p>
          </table:table-cell>
          <table:table-cell office:value-type="float" office:value="52" calcext:value-type="float">
            <text:p>52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6363" calcext:value-type="float">
            <text:p>1096363</text:p>
          </table:table-cell>
          <table:table-cell office:value-type="string" calcext:value-type="string">
            <text:p>Ubnd Xã Xu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7103" calcext:value-type="float">
            <text:p>1097103</text:p>
          </table:table-cell>
          <table:table-cell office:value-type="string" calcext:value-type="string">
            <text:p>UBND phường An Bìn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7105" calcext:value-type="float">
            <text:p>1097105</text:p>
          </table:table-cell>
          <table:table-cell office:value-type="string" calcext:value-type="string">
            <text:p>UBND phường Bình Tân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859" calcext:value-type="float">
            <text:p>185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7235" calcext:value-type="float">
            <text:p>1097235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7695" calcext:value-type="float">
            <text:p>1097695</text:p>
          </table:table-cell>
          <table:table-cell office:value-type="string" calcext:value-type="string">
            <text:p>UBND Xã Trạm 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000" calcext:value-type="float">
            <text:p>1099000</text:p>
          </table:table-cell>
          <table:table-cell office:value-type="string" calcext:value-type="string">
            <text:p>UBND phường Tân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026" calcext:value-type="float">
            <text:p>1099026</text:p>
          </table:table-cell>
          <table:table-cell office:value-type="string" calcext:value-type="string">
            <text:p>UBND phường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146" calcext:value-type="float">
            <text:p>1099146</text:p>
          </table:table-cell>
          <table:table-cell office:value-type="string" calcext:value-type="string">
            <text:p>UBND Xã Tân Lâ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0306" calcext:value-type="float">
            <text:p>1100306</text:p>
          </table:table-cell>
          <table:table-cell office:value-type="string" calcext:value-type="string">
            <text:p>UBND Xã Đa Quy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0913" calcext:value-type="float">
            <text:p>1100913</text:p>
          </table:table-cell>
          <table:table-cell office:value-type="string" calcext:value-type="string">
            <text:p>UBND xã Ia P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78" calcext:value-type="float">
            <text:p>1101178</text:p>
          </table:table-cell>
          <table:table-cell office:value-type="string" calcext:value-type="string">
            <text:p>Ủy Ban Nhân Dân Phường Long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79" calcext:value-type="float">
            <text:p>1101179</text:p>
          </table:table-cell>
          <table:table-cell office:value-type="string" calcext:value-type="string">
            <text:p>Ủy Ban Nhân Dân Phường Lo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80" calcext:value-type="float">
            <text:p>1101180</text:p>
          </table:table-cell>
          <table:table-cell office:value-type="string" calcext:value-type="string">
            <text:p>Ủy Ban Nhân Dân Phường Lo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2760" calcext:value-type="float">
            <text:p>1102760</text:p>
          </table:table-cell>
          <table:table-cell office:value-type="string" calcext:value-type="string">
            <text:p>UBND xã Ia Rong</text:p>
          </table:table-cell>
          <table:table-cell office:value-type="float" office:value="144" calcext:value-type="float">
            <text:p>144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3707" calcext:value-type="float">
            <text:p>1103707</text:p>
          </table:table-cell>
          <table:table-cell office:value-type="string" calcext:value-type="string">
            <text:p>Ủy Ban Nhân Dân Thị Trấn Lịch Hộ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69" calcext:value-type="float">
            <text:p>1105369</text:p>
          </table:table-cell>
          <table:table-cell office:value-type="string" calcext:value-type="string">
            <text:p>UBND XÃ T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370" calcext:value-type="float">
            <text:p>1105370</text:p>
          </table:table-cell>
          <table:table-cell office:value-type="string" calcext:value-type="string">
            <text:p>UBND XÃ TIẾN HƯ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396" calcext:value-type="float">
            <text:p>1105396</text:p>
          </table:table-cell>
          <table:table-cell office:value-type="string" calcext:value-type="string">
            <text:p>UBND Xã Bình Minh</text:p>
          </table:table-cell>
          <table:table-cell office:value-type="float" office:value="107" calcext:value-type="float">
            <text:p>107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7" calcext:value-type="float">
            <text:p>1105397</text:p>
          </table:table-cell>
          <table:table-cell office:value-type="string" calcext:value-type="string">
            <text:p>UBND Xã Đường 10</text:p>
          </table:table-cell>
          <table:table-cell office:value-type="float" office:value="369" calcext:value-type="float">
            <text:p>369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398" calcext:value-type="float">
            <text:p>1105398</text:p>
          </table:table-cell>
          <table:table-cell office:value-type="string" calcext:value-type="string">
            <text:p>UBND xã Bù Gia M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9" calcext:value-type="float">
            <text:p>1105399</text:p>
          </table:table-cell>
          <table:table-cell office:value-type="string" calcext:value-type="string">
            <text:p>UBND Xã Đăk Ơ</text:p>
          </table:table-cell>
          <table:table-cell office:value-type="float" office:value="121" calcext:value-type="float">
            <text:p>121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0" calcext:value-type="float">
            <text:p>1105400</text:p>
          </table:table-cell>
          <table:table-cell office:value-type="string" calcext:value-type="string">
            <text:p>UBND Xã Đức Hạnh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1" calcext:value-type="float">
            <text:p>1105401</text:p>
          </table:table-cell>
          <table:table-cell office:value-type="string" calcext:value-type="string">
            <text:p>UBND xã Phú Văn</text:p>
          </table:table-cell>
          <table:table-cell office:value-type="float" office:value="44" calcext:value-type="float">
            <text:p>44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2" calcext:value-type="float">
            <text:p>1105402</text:p>
          </table:table-cell>
          <table:table-cell office:value-type="string" calcext:value-type="string">
            <text:p>UBND Xã Đa Kia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3" calcext:value-type="float">
            <text:p>1105403</text:p>
          </table:table-cell>
          <table:table-cell office:value-type="string" calcext:value-type="string">
            <text:p>UBND XÃ PHƯỚC MINH</text:p>
          </table:table-cell>
          <table:table-cell office:value-type="float" office:value="157" calcext:value-type="float">
            <text:p>15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4" calcext:value-type="float">
            <text:p>1105404</text:p>
          </table:table-cell>
          <table:table-cell office:value-type="string" calcext:value-type="string">
            <text:p>UBND Xã Bình Thắng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5" calcext:value-type="float">
            <text:p>1105405</text:p>
          </table:table-cell>
          <table:table-cell office:value-type="string" calcext:value-type="string">
            <text:p>UBND xã Long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6" calcext:value-type="float">
            <text:p>1105406</text:p>
          </table:table-cell>
          <table:table-cell office:value-type="string" calcext:value-type="string">
            <text:p>UBND Xã Bì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7" calcext:value-type="float">
            <text:p>1105407</text:p>
          </table:table-cell>
          <table:table-cell office:value-type="string" calcext:value-type="string">
            <text:p>UBND Xã Bình Sơ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8" calcext:value-type="float">
            <text:p>1105408</text:p>
          </table:table-cell>
          <table:table-cell office:value-type="string" calcext:value-type="string">
            <text:p>UBND Xã Long Hư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9" calcext:value-type="float">
            <text:p>1105409</text:p>
          </table:table-cell>
          <table:table-cell office:value-type="string" calcext:value-type="string">
            <text:p>UBND XÃ PHƯỚC T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0" calcext:value-type="float">
            <text:p>1105410</text:p>
          </table:table-cell>
          <table:table-cell office:value-type="string" calcext:value-type="string">
            <text:p>UBND xã Bù N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1" calcext:value-type="float">
            <text:p>1105411</text:p>
          </table:table-cell>
          <table:table-cell office:value-type="string" calcext:value-type="string">
            <text:p>UBND xã Lo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2" calcext:value-type="float">
            <text:p>1105412</text:p>
          </table:table-cell>
          <table:table-cell office:value-type="string" calcext:value-type="string">
            <text:p>UBND xã Long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3" calcext:value-type="float">
            <text:p>1105413</text:p>
          </table:table-cell>
          <table:table-cell office:value-type="string" calcext:value-type="string">
            <text:p>UBND Xã Phú Trung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14" calcext:value-type="float">
            <text:p>1105414</text:p>
          </table:table-cell>
          <table:table-cell office:value-type="string" calcext:value-type="string">
            <text:p>UBND Xã Phú Riề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5" calcext:value-type="float">
            <text:p>1105415</text:p>
          </table:table-cell>
          <table:table-cell office:value-type="string" calcext:value-type="string">
            <text:p>UBND xã Phú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28" calcext:value-type="float">
            <text:p>1105428</text:p>
          </table:table-cell>
          <table:table-cell office:value-type="string" calcext:value-type="string">
            <text:p>Ủy ban nhân dân Phường Phú Đứ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29" calcext:value-type="float">
            <text:p>1105429</text:p>
          </table:table-cell>
          <table:table-cell office:value-type="string" calcext:value-type="string">
            <text:p>Ủy ban Nhân dân Phường Phú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0" calcext:value-type="float">
            <text:p>1105430</text:p>
          </table:table-cell>
          <table:table-cell office:value-type="string" calcext:value-type="string">
            <text:p>Ủy Ban Nhân Dân Phường An Lộc</text:p>
          </table:table-cell>
          <table:table-cell office:value-type="float" office:value="30" calcext:value-type="float">
            <text:p>3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31" calcext:value-type="float">
            <text:p>1105431</text:p>
          </table:table-cell>
          <table:table-cell office:value-type="string" calcext:value-type="string">
            <text:p>Ủy ban Nhân dân Phường Hưng Chiế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2" calcext:value-type="float">
            <text:p>1105432</text:p>
          </table:table-cell>
          <table:table-cell office:value-type="string" calcext:value-type="string">
            <text:p>Ủy ban nhân dân xã Thanh L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3" calcext:value-type="float">
            <text:p>1105433</text:p>
          </table:table-cell>
          <table:table-cell office:value-type="string" calcext:value-type="string">
            <text:p>Ủy ban Nhân dân Xã Tha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34" calcext:value-type="float">
            <text:p>1105434</text:p>
          </table:table-cell>
          <table:table-cell office:value-type="string" calcext:value-type="string">
            <text:p>Ủy ban Nhân dân Xã Tân Lợi</text:p>
          </table:table-cell>
          <table:table-cell office:value-type="float" office:value="62" calcext:value-type="float">
            <text:p>62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05435" calcext:value-type="float">
            <text:p>1105435</text:p>
          </table:table-cell>
          <table:table-cell office:value-type="string" calcext:value-type="string">
            <text:p>UBND Thị trấn Tâ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6" calcext:value-type="float">
            <text:p>1105436</text:p>
          </table:table-cell>
          <table:table-cell office:value-type="string" calcext:value-type="string">
            <text:p>Ủy ban Nhân dân Xã Thuận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7" calcext:value-type="float">
            <text:p>1105437</text:p>
          </table:table-cell>
          <table:table-cell office:value-type="string" calcext:value-type="string">
            <text:p>Ủy ban Nhân dân Xã Thuậ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8" calcext:value-type="float">
            <text:p>1105438</text:p>
          </table:table-cell>
          <table:table-cell office:value-type="string" calcext:value-type="string">
            <text:p>UBND Xã Đ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05439" calcext:value-type="float">
            <text:p>1105439</text:p>
          </table:table-cell>
          <table:table-cell office:value-type="string" calcext:value-type="string">
            <text:p>Ủy ban Nhân dân Xã Tân Phướ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0" calcext:value-type="float">
            <text:p>1105440</text:p>
          </table:table-cell>
          <table:table-cell office:value-type="string" calcext:value-type="string">
            <text:p>UBND Xã Tân Hưng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1" calcext:value-type="float">
            <text:p>1105441</text:p>
          </table:table-cell>
          <table:table-cell office:value-type="string" calcext:value-type="string">
            <text:p>UBND Xã T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2" calcext:value-type="float">
            <text:p>1105442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7" calcext:value-type="float">
            <text:p>26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43" calcext:value-type="float">
            <text:p>1105443</text:p>
          </table:table-cell>
          <table:table-cell office:value-type="string" calcext:value-type="string">
            <text:p>UBND xã Tân Lậ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56" calcext:value-type="float">
            <text:p>1105456</text:p>
          </table:table-cell>
          <table:table-cell office:value-type="string" calcext:value-type="string">
            <text:p>UBND Xã Hưng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57" calcext:value-type="float">
            <text:p>1105457</text:p>
          </table:table-cell>
          <table:table-cell office:value-type="string" calcext:value-type="string">
            <text:p>UBND Xã T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8" calcext:value-type="float">
            <text:p>3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58" calcext:value-type="float">
            <text:p>1105458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507" calcext:value-type="float">
            <text:p>1105507</text:p>
          </table:table-cell>
          <table:table-cell office:value-type="string" calcext:value-type="string">
            <text:p>Hội Chữ Thập Đỏ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6113" calcext:value-type="float">
            <text:p>1106113</text:p>
          </table:table-cell>
          <table:table-cell office:value-type="string" calcext:value-type="string">
            <text:p>Phòng dân tộc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8617" calcext:value-type="float">
            <text:p>1108617</text:p>
          </table:table-cell>
          <table:table-cell office:value-type="string" calcext:value-type="string">
            <text:p>UBND Phường Bách Quang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8733" calcext:value-type="float">
            <text:p>1108733</text:p>
          </table:table-cell>
          <table:table-cell office:value-type="string" calcext:value-type="string">
            <text:p>UBND Xã Tà Pơ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8734" calcext:value-type="float">
            <text:p>1108734</text:p>
          </table:table-cell>
          <table:table-cell office:value-type="string" calcext:value-type="string">
            <text:p>UBND Xã Đắc Tô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8735" calcext:value-type="float">
            <text:p>1108735</text:p>
          </table:table-cell>
          <table:table-cell office:value-type="string" calcext:value-type="string">
            <text:p>UBND Xã Chơ Chun</text:p>
          </table:table-cell>
          <table:table-cell office:value-type="float" office:value="357" calcext:value-type="float">
            <text:p>357</text:p>
          </table:table-cell>
          <table:table-cell office:value-type="float" office:value="4281" calcext:value-type="float">
            <text:p>4281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2222" calcext:value-type="float">
            <text:p>1112222</text:p>
          </table:table-cell>
          <table:table-cell office:value-type="string" calcext:value-type="string">
            <text:p>UBND Xã Bamboo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12678" calcext:value-type="float">
            <text:p>1112678</text:p>
          </table:table-cell>
          <table:table-cell office:value-type="string" calcext:value-type="string">
            <text:p>Ủy Ban Nhân Dân Xã Long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3216" calcext:value-type="float">
            <text:p>1113216</text:p>
          </table:table-cell>
          <table:table-cell office:value-type="string" calcext:value-type="string">
            <text:p>Ủy Ban Nhân Dân Thị Trấn Lo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6249" calcext:value-type="float">
            <text:p>1116249</text:p>
          </table:table-cell>
          <table:table-cell office:value-type="string" calcext:value-type="string">
            <text:p>UBND xã Ia Tơi</text:p>
          </table:table-cell>
          <table:table-cell office:value-type="float" office:value="14" calcext:value-type="float">
            <text:p>14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2084" calcext:value-type="float">
            <text:p>20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16297" calcext:value-type="float">
            <text:p>1116297</text:p>
          </table:table-cell>
          <table:table-cell office:value-type="string" calcext:value-type="string">
            <text:p>UBND xã Ia Dom</text:p>
          </table:table-cell>
          <table:table-cell office:value-type="float" office:value="38" calcext:value-type="float">
            <text:p>3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7266" calcext:value-type="float">
            <text:p>1117266</text:p>
          </table:table-cell>
          <table:table-cell office:value-type="string" calcext:value-type="string">
            <text:p>UBND Phường Thành Phước</text:p>
          </table:table-cell>
          <table:table-cell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7267" calcext:value-type="float">
            <text:p>1117267</text:p>
          </table:table-cell>
          <table:table-cell office:value-type="string" calcext:value-type="string">
            <text:p>UBND Phường Đông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09" calcext:value-type="float">
            <text:p>1118009</text:p>
          </table:table-cell>
          <table:table-cell office:value-type="string" calcext:value-type="string">
            <text:p>UBND xã Hẹ Muông</text:p>
          </table:table-cell>
          <table:table-cell office:value-type="float" office:value="32" calcext:value-type="float">
            <text:p>32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0" calcext:value-type="float">
            <text:p>1118010</text:p>
          </table:table-cell>
          <table:table-cell office:value-type="string" calcext:value-type="string">
            <text:p>UBND xã Pom Ló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1" calcext:value-type="float">
            <text:p>1118011</text:p>
          </table:table-cell>
          <table:table-cell office:value-type="string" calcext:value-type="string">
            <text:p>UBND xã Phu Lu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2" calcext:value-type="float">
            <text:p>1118012</text:p>
          </table:table-cell>
          <table:table-cell office:value-type="string" calcext:value-type="string">
            <text:p>UBND xã Pá Kho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13" calcext:value-type="float">
            <text:p>1118013</text:p>
          </table:table-cell>
          <table:table-cell office:value-type="string" calcext:value-type="string">
            <text:p>UBND xã Hua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14" calcext:value-type="float">
            <text:p>1118014</text:p>
          </table:table-cell>
          <table:table-cell office:value-type="string" calcext:value-type="string">
            <text:p>UBND xã Na Tô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18551" calcext:value-type="float">
            <text:p>1118551</text:p>
          </table:table-cell>
          <table:table-cell office:value-type="string" calcext:value-type="string">
            <text:p>UBND xã Ia Đal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9401" calcext:value-type="float">
            <text:p>1119401</text:p>
          </table:table-cell>
          <table:table-cell office:value-type="string" calcext:value-type="string">
            <text:p>UBND xã Đăk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9402" calcext:value-type="float">
            <text:p>1119402</text:p>
          </table:table-cell>
          <table:table-cell office:value-type="string" calcext:value-type="string">
            <text:p>UBND xã Đắk Ngọk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9927" calcext:value-type="float">
            <text:p>1119927</text:p>
          </table:table-cell>
          <table:table-cell office:value-type="string" calcext:value-type="string">
            <text:p>UBND Thị trấn Cát Tiê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86" calcext:value-type="float">
            <text:p>558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20163" calcext:value-type="float">
            <text:p>1120163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4" calcext:value-type="float">
            <text:p>1120164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5" calcext:value-type="float">
            <text:p>1120165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6" calcext:value-type="float">
            <text:p>1120166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2518" calcext:value-type="float">
            <text:p>1122518</text:p>
          </table:table-cell>
          <table:table-cell office:value-type="string" calcext:value-type="string">
            <text:p>Ủy ban nhân dân Phường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9648" calcext:value-type="float">
            <text:p>1129648</text:p>
          </table:table-cell>
          <table:table-cell office:value-type="string" calcext:value-type="string">
            <text:p>UBND xã Kim Song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649" calcext:value-type="float">
            <text:p>1129649</text:p>
          </table:table-cell>
          <table:table-cell office:value-type="string" calcext:value-type="string">
            <text:p>UBND xã Khánh Vĩnh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796" calcext:value-type="float">
            <text:p>1129796</text:p>
          </table:table-cell>
          <table:table-cell office:value-type="string" calcext:value-type="string">
            <text:p>Ủy ban Nhân dân xã Phú Gia</text:p>
          </table:table-cell>
          <table:table-cell office:value-type="float" office:value="11" calcext:value-type="float">
            <text:p>11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9797" calcext:value-type="float">
            <text:p>1129797</text:p>
          </table:table-cell>
          <table:table-cell office:value-type="string" calcext:value-type="string">
            <text:p>UBND Thị trấn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885" calcext:value-type="float">
            <text:p>1129885</text:p>
          </table:table-cell>
          <table:table-cell office:value-type="string" calcext:value-type="string">
            <text:p>UBND phường Hả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52" calcext:value-type="float">
            <text:p>1129952</text:p>
          </table:table-cell>
          <table:table-cell office:value-type="string" calcext:value-type="string">
            <text:p>UBND xã Trần Hư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78" calcext:value-type="float">
            <text:p>1129978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83" calcext:value-type="float">
            <text:p>1129983</text:p>
          </table:table-cell>
          <table:table-cell office:value-type="string" calcext:value-type="string">
            <text:p>UBND Xã Quế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96" calcext:value-type="float">
            <text:p>1129996</text:p>
          </table:table-cell>
          <table:table-cell office:value-type="string" calcext:value-type="string">
            <text:p>Ủy Ban Nhân Dân Xã Pho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string" calcext:value-type="string">
            <text:p>Ủy Ban Nhân Dân Xã Lì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02" calcext:value-type="float">
            <text:p>1130002</text:p>
          </table:table-cell>
          <table:table-cell office:value-type="string" calcext:value-type="string">
            <text:p>UBND xã Tiên Sơn</text:p>
          </table:table-cell>
          <table:table-cell office:value-type="float" office:value="16" calcext:value-type="float">
            <text:p>16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30014" calcext:value-type="float">
            <text:p>1130014</text:p>
          </table:table-cell>
          <table:table-cell office:value-type="string" calcext:value-type="string">
            <text:p>Ủy Ban Nhân Dân Xã Ni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77" calcext:value-type="float">
            <text:p>1130077</text:p>
          </table:table-cell>
          <table:table-cell office:value-type="string" calcext:value-type="string">
            <text:p>Ủy Ban Nhân Dân Xã Bình Lộ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30078" calcext:value-type="float">
            <text:p>1130078</text:p>
          </table:table-cell>
          <table:table-cell office:value-type="string" calcext:value-type="string">
            <text:p>ỦY BAN NHÂN DÂN XÃ BÌ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99" calcext:value-type="float">
            <text:p>1130099</text:p>
          </table:table-cell>
          <table:table-cell office:value-type="string" calcext:value-type="string">
            <text:p>Ủy ban nhân dân xã Phước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92776" calcext:value-type="float">
            <text:p>1192776</text:p>
          </table:table-cell>
          <table:table-cell office:value-type="string" calcext:value-type="string">
            <text:p>UBND xã Thiện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22147" calcext:value-type="float">
            <text:p>1222147</text:p>
          </table:table-cell>
          <table:table-cell office:value-type="string" calcext:value-type="string">
            <text:p>UBND Xã MISA HN</text:p>
          </table:table-cell>
          <table:table-cell office:value-type="float" office:value="131" calcext:value-type="float">
            <text:p>13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222148" calcext:value-type="float">
            <text:p>1222148</text:p>
          </table:table-cell>
          <table:table-cell office:value-type="string" calcext:value-type="string">
            <text:p>UBND Xã MISA Tư v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22150" calcext:value-type="float">
            <text:p>1222150</text:p>
          </table:table-cell>
          <table:table-cell office:value-type="string" calcext:value-type="string">
            <text:p>UBND Xã MISA DEMO</text:p>
          </table:table-cell>
          <table:table-cell office:value-type="float" office:value="2531" calcext:value-type="float">
            <text:p>2531</text:p>
          </table:table-cell>
          <table:table-cell office:value-type="float" office:value="7490" calcext:value-type="float">
            <text:p>7490</text:p>
          </table:table-cell>
          <table:table-cell office:value-type="float" office:value="0" calcext:value-type="float">
            <text:p>0</text:p>
          </table:table-cell>
          <table:table-cell office:value-type="float" office:value="28467" calcext:value-type="float">
            <text:p>28467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20002002" calcext:value-type="float">
            <text:p>20002002</text:p>
          </table:table-cell>
          <table:table-cell office:value-type="string" calcext:value-type="string">
            <text:p>Trung tâm văn hóa, thông tin và thể thao huyện Kim B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5816462" calcext:value-type="float">
            <text:p>125816462</text:p>
          </table:table-cell>
          <table:table-cell office:value-type="string" calcext:value-type="string">
            <text:p>UBND Xã MIS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995552223" calcext:value-type="float">
            <text:p>11995552223</text:p>
          </table:table-cell>
          <table:table-cell office:value-type="string" calcext:value-type="string">
            <text:p>Xã Bambo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vson_2809_1</text:p>
          </table:table-cell>
          <table:table-cell office:value-type="string" calcext:value-type="string">
            <text:p>CÔNG TY CỔ PHẦN ĐẦU TƯ VÀ PHÁT TRIỂN GIÁO DỤC NEWSCHOO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1:Sheet1.H29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0:38:15.240738757</meta:creation-date>
    <dc:date>2024-05-02T10:42:57.623368843</dc:date>
    <meta:editing-duration>PT4M43S</meta:editing-duration>
    <meta:editing-cycles>1</meta:editing-cycles>
    <meta:document-statistic meta:table-count="1" meta:cell-count="23368" meta:object-count="0"/>
    <meta:generator>LibreOffice/7.3.7.2$Linux_X86_64 LibreOffice_project/30$Build-2</meta:generator>
  </office:meta>
</office:document-meta>
</file>